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532cm"/>
    </style:style>
    <style:style style:name="co2" style:family="table-column">
      <style:table-column-properties fo:break-before="auto" style:column-width="0.87cm"/>
    </style:style>
    <style:style style:name="co3" style:family="table-column">
      <style:table-column-properties fo:break-before="auto" style:column-width="1.485cm"/>
    </style:style>
    <style:style style:name="co4" style:family="table-column">
      <style:table-column-properties fo:break-before="auto" style:column-width="1.612cm"/>
    </style:style>
    <style:style style:name="co5" style:family="table-column">
      <style:table-column-properties fo:break-before="auto" style:column-width="21.94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piculteur_sd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0;</text:p>
          </table:table-cell>
          <table:table-cell table:formula="of:=LEFT([.E1];SEARCH(&quot;;&quot;;[.E1])-1)" office:value-type="string" office:string-value="0" calcext:value-type="string">
            <text:p>0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*CHI: peut-être que tu me montreras (.) la le printemps prochain {0x15}1022348_1025328{0x15}</text:p>
          </table:table-cell>
          <table:table-cell office:value-type="string" calcext:value-type="string">
            <text:p>%mor: ?|peut–être conj|que pro:subj|tu pro:refl|me v|montrer-FUT det|la det|le n|printemps adj|prochain</text:p>
          </table:table-cell>
        </table:table-row>
        <table:table-row table:style-name="ro1">
          <table:table-cell office:value-type="string" calcext:value-type="string">
            <text:p>apiculteur_sd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0;</text:p>
          </table:table-cell>
          <table:table-cell table:formula="of:=LEFT([.E2];SEARCH(&quot;;&quot;;[.E2])-1)" office:value-type="string" office:string-value="0" calcext:value-type="string">
            <text:p>0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*CHI: oui &gt; oui ça m' intéresse de voir ça déjà tu me l' as expliqué donc peut-être dans la pratique ça sera un+peu+plus impressionnant voilà {0x15}1253294_1260326{0x15}</text:p>
          </table:table-cell>
          <table:table-cell office:value-type="string" calcext:value-type="string">
            <text:p>%mor: adv:yn|oui adv:yn|oui pro:dem|ça pro:refl|me v|intéresser prep|de v|voir&amp;INF pro:dem|ça adv|déjà pro:subj|tu pro:refl|me pro:obj|le/la v:aux|avoir v|expliquer-PP adv|donc ?|peut–être prep|dans det|la n|pratique pro:dem|ça v:exist|être&amp;FUT adv|un+peu+plus adj|impressionnant adv:place|voilà</text:p>
          </table:table-cell>
        </table:table-row>
        <table:table-row table:style-name="ro1">
          <table:table-cell office:value-type="string" calcext:value-type="string">
            <text:p>lang_duc_08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0;</text:p>
          </table:table-cell>
          <table:table-cell table:formula="of:=LEFT([.E3];SEARCH(&quot;;&quot;;[.E3])-1)" office:value-type="string" office:string-value="10" calcext:value-type="string">
            <text:p>10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*CHI: ouais &gt; parce+qu' en grandissant ils vont se ren- ils vont se comment on dit ils vont se rendre+compte que ben que ça sert à rien et+puis que puis ce sera plus à la mode alors euh alors ils vont arrêter je sais pas ouais {0x15}1349948_1363625{0x15}</text:p>
          </table:table-cell>
          <table:table-cell office:value-type="string" calcext:value-type="string">
            <text:p>%mor: adv:yn|ouais conj|parce+que pro:y|en v|grandir-PPRE pro:subj|ils v:mdl|aller pro:refl|se ?|ren– pro:subj|ils v:mdl|aller pro:refl|se adv|comment pro:subj|on v|dire^v|dire-PASS pro:subj|ils v:mdl|aller pro:refl|se ?|rendre+compte adv|que adv|ben conj|que pro:dem|ça v|servir prep|à adv|rien conj|et+puis conj|que adv|puis det:dem|ce v:exist|être&amp;FUT adv:neg|plus prep|à det|la n|mode adv|alors co|euh conj|alors pro:subj|ils v:mdl|aller v|arrêter-INF pro:subj|je v:mdl|savoir adv:neg|pas adv:yn|ouais</text:p>
          </table:table-cell>
        </table:table-row>
        <table:table-row table:style-name="ro1">
          <table:table-cell office:value-type="string" calcext:value-type="string">
            <text:p>alexandre_tristan_cm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10;01.05</text:p>
          </table:table-cell>
          <table:table-cell table:formula="of:=LEFT([.E4];SEARCH(&quot;;&quot;;[.E4])-1)" office:value-type="string" office:string-value="10" calcext:value-type="string">
            <text:p>10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*CHI3: et des f- et des fois ça se trouve il+y+a plus alors euh on demandera la réponse {0x15}192800_196531{0x15}</text:p>
          </table:table-cell>
          <table:table-cell office:value-type="string" calcext:value-type="string">
            <text:p>%mor: conj|et det|des ?|f– conj|et det|des n|fo^n|fois pro:dem|ça pro:refl|se v|trouver v:exist|il+y+a adv:neg|plus adv|alors co|euh pro:subj|on v|demander-FUT det|la n|réponse</text:p>
          </table:table-cell>
        </table:table-row>
        <table:table-row table:style-name="ro1">
          <table:table-cell office:value-type="string" calcext:value-type="string">
            <text:p>alexandre_tristan_cm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10;01.05</text:p>
          </table:table-cell>
          <table:table-cell table:formula="of:=LEFT([.E5];SEARCH(&quot;;&quot;;[.E5])-1)" office:value-type="string" office:string-value="10" calcext:value-type="string">
            <text:p>10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*CHI3: pour euh ce+qu' on [=!sko~ /previous/PHO] aura aussi pour l' avenir parce+que si on a que des mauvaises notes on peut [=!i /instantaneous/N] {0x15}731071_735034{0x15}</text:p>
          </table:table-cell>
          <table:table-cell office:value-type="string" calcext:value-type="string">
            <text:p>%mor: conj|pour co|euh pro:int|ce+que pro:subj|on v:aux|avoir&amp;FUT adv|aussi prep|pour det|le/la n|avenir conj|parce+que conj|si pro:subj|on v:aux|avoir conj|que det|des adj|mauvais n|note pro:subj|on v:mdl|pouvoir</text:p>
          </table:table-cell>
        </table:table-row>
        <table:table-row table:style-name="ro1">
          <table:table-cell office:value-type="string" calcext:value-type="string">
            <text:p>axel_adam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0;03.18</text:p>
          </table:table-cell>
          <table:table-cell table:formula="of:=LEFT([.E6];SEARCH(&quot;;&quot;;[.E6])-1)" office:value-type="string" office:string-value="10" calcext:value-type="string">
            <text:p>10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*CHI: non mais ça ça peut-être dur après des fois euh [=!i /instantaneous/N] quand tu es [=!te /previous/PHO] quand tu auras [=!toRa /previous/PHO] du boulot euh {0x15}1633787_1639037{0x15}</text:p>
          </table:table-cell>
          <table:table-cell office:value-type="string" calcext:value-type="string">
            <text:p>%mor: adv:yn|non conj|mais pro:dem|ça pro:dem|ça ?|peut–être adj|dur adv|après det|des n|fo^n|fois co|euh adv|quand pro:subj|tu v:exist|être conj|quand pro:subj|tu v:poss|avoir&amp;FUT det|du adj|boulot co|euh</text:p>
          </table:table-cell>
        </table:table-row>
        <table:table-row table:style-name="ro1">
          <table:table-cell office:value-type="string" calcext:value-type="string">
            <text:p>chloe_nathan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0;02.11</text:p>
          </table:table-cell>
          <table:table-cell table:formula="of:=LEFT([.E7];SEARCH(&quot;;&quot;;[.E7])-1)" office:value-type="string" office:string-value="10" calcext:value-type="string">
            <text:p>10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*CHI: et pas euh penser euh quand on sera grand le travail quand on sera grand {0x15}106107_110013{0x15}</text:p>
          </table:table-cell>
          <table:table-cell office:value-type="string" calcext:value-type="string">
            <text:p>%mor: conj|et adv:neg|pas co|euh v|penser-INF co|euh conj|quand pro:subj|on v:exist|être&amp;FUT adj|grand det|le n|travail conj|quand pro:subj|on v:exist|être&amp;FUT adj|grand</text:p>
          </table:table-cell>
        </table:table-row>
        <table:table-row table:style-name="ro1">
          <table:table-cell office:value-type="string" calcext:value-type="string">
            <text:p>chloe_nathan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10;</text:p>
          </table:table-cell>
          <table:table-cell table:formula="of:=LEFT([.E8];SEARCH(&quot;;&quot;;[.E8])-1)" office:value-type="string" office:string-value="10" calcext:value-type="string">
            <text:p>10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*CHI3: je pense [=!Spa~s /previous/PHO] au championnat de France et quand je serai [=!SRe /previous/PHO] grande eh ben {0x15}218359_220803{0x15}</text:p>
          </table:table-cell>
          <table:table-cell office:value-type="string" calcext:value-type="string">
            <text:p>%mor: pro:subj|je v|penser prep:art|au n|championnat prep|de n:prop|France conj|et conj|quand pro:subj|je v:exist|être&amp;FUT adj|grand co|eh co|ben</text:p>
          </table:table-cell>
        </table:table-row>
        <table:table-row table:style-name="ro1">
          <table:table-cell office:value-type="string" calcext:value-type="string">
            <text:p>chloe_nathan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10;</text:p>
          </table:table-cell>
          <table:table-cell table:formula="of:=LEFT([.E9];SEARCH(&quot;;&quot;;[.E9])-1)" office:value-type="string" office:string-value="10" calcext:value-type="string">
            <text:p>10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*CHI3: je serai [=!SRe /previous/PHO] devenue une *** championne de tennis {0x15}220803_222565{0x15}</text:p>
          </table:table-cell>
          <table:table-cell office:value-type="string" calcext:value-type="string">
            <text:p>%mor: pro:subj|je v:aux|être&amp;FUT v|devenir-PP det|une ?|*** adj|champion prep:art|de n|tennis</text:p>
          </table:table-cell>
        </table:table-row>
        <table:table-row table:style-name="ro1">
          <table:table-cell office:value-type="string" calcext:value-type="string">
            <text:p>chloe_nathan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0;02.11</text:p>
          </table:table-cell>
          <table:table-cell table:formula="of:=LEFT([.E10];SEARCH(&quot;;&quot;;[.E10])-1)" office:value-type="string" office:string-value="10" calcext:value-type="string">
            <text:p>10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*CHI: et euh je sais [=!Sse /previous/PHO] pas encore ce+que [=!sk2 /previous/PHO] je vais [=!Zve /previous/PHO] faire quand je serai grand {0x15}235173_237429{0x15}</text:p>
          </table:table-cell>
          <table:table-cell office:value-type="string" calcext:value-type="string">
            <text:p>%mor: conj|et co|euh pro:subj|je v:mdl|savoir adv:neg|pas adv|encore pro:rel|ce+que pro:subj|je v:mdl|aller v:mdllex|faire-INF conj|quand pro:subj|je v:exist|être&amp;FUT adj|grand</text:p>
          </table:table-cell>
        </table:table-row>
        <table:table-row table:style-name="ro1">
          <table:table-cell office:value-type="string" calcext:value-type="string">
            <text:p>chloe_nathan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0;02.11</text:p>
          </table:table-cell>
          <table:table-cell table:formula="of:=LEFT([.E11];SEARCH(&quot;;&quot;;[.E11])-1)" office:value-type="string" office:string-value="10" calcext:value-type="string">
            <text:p>10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*CHI: je pense [=!Spa~s /previous/PHO] quand euh quand je serai p- [=!b /begin/N] (.) grand (.) quand je serai grand &lt; je me demande {0x15}681184_686218{0x15}</text:p>
          </table:table-cell>
          <table:table-cell office:value-type="string" calcext:value-type="string">
            <text:p>%mor: pro:subj|je v|penser conj|quand co|euh conj|quand pro:subj|je v:exist|être&amp;FUT ?|p– n|grand conj|quand pro:subj|je v:exist|être&amp;FUT adj|grand pro:subj|je pro:refl|me v|demander</text:p>
          </table:table-cell>
        </table:table-row>
        <table:table-row table:style-name="ro1">
          <table:table-cell office:value-type="string" calcext:value-type="string">
            <text:p>chloe_nathan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0;02.11</text:p>
          </table:table-cell>
          <table:table-cell table:formula="of:=LEFT([.E12];SEARCH(&quot;;&quot;;[.E12])-1)" office:value-type="string" office:string-value="10" calcext:value-type="string">
            <text:p>10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*CHI: moi quand je serai plus grand je pense [=!Spa~s /previous/PHO] que je vais [=!Zve /previous/PHO] faire du badminton {0x15}822122_825219{0x15}</text:p>
          </table:table-cell>
          <table:table-cell office:value-type="string" calcext:value-type="string">
            <text:p>%mor: pro|moi conj|quand pro:subj|je v:exist|être&amp;FUT adv|plus adj|grand pro:subj|je v|penser conj|que pro:subj|je v:mdl|aller v:mdllex|faire-INF det|du ?|badminton</text:p>
          </table:table-cell>
        </table:table-row>
        <table:table-row table:style-name="ro1">
          <table:table-cell office:value-type="string" calcext:value-type="string">
            <text:p>clara_mathilde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10;02.11</text:p>
          </table:table-cell>
          <table:table-cell table:formula="of:=LEFT([.E13];SEARCH(&quot;;&quot;;[.E13])-1)" office:value-type="string" office:string-value="10" calcext:value-type="string">
            <text:p>10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*CHI3: on sera un adulte {0x15}768562_769734{0x15}</text:p>
          </table:table-cell>
          <table:table-cell office:value-type="string" calcext:value-type="string">
            <text:p>%mor: pro:subj|on v:exist|être&amp;FUT det|un n|adulte</text:p>
          </table:table-cell>
        </table:table-row>
        <table:table-row table:style-name="ro1">
          <table:table-cell office:value-type="string" calcext:value-type="string">
            <text:p>clara_mathilde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10;02.11</text:p>
          </table:table-cell>
          <table:table-cell table:formula="of:=LEFT([.E14];SEARCH(&quot;;&quot;;[.E14])-1)" office:value-type="string" office:string-value="10" calcext:value-type="string">
            <text:p>10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*CHI3: oui parce &gt; que après quand on sera grand on va regretter parce+que euh [=!i /instantaneous/N] {0x15}927848_931234{0x15}</text:p>
          </table:table-cell>
          <table:table-cell office:value-type="string" calcext:value-type="string">
            <text:p>%mor: adv:yn|oui adv|parce conj|que adv:place|après conj|quand pro:subj|on v:exist|être&amp;FUT adj|grand pro:subj|on v:mdl|aller v|regretter-INF conj|parce+que co|euh</text:p>
          </table:table-cell>
        </table:table-row>
        <table:table-row table:style-name="ro1">
          <table:table-cell office:value-type="string" calcext:value-type="string">
            <text:p>elodie_charlotte_cm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0;01.05</text:p>
          </table:table-cell>
          <table:table-cell table:formula="of:=LEFT([.E15];SEARCH(&quot;;&quot;;[.E15])-1)" office:value-type="string" office:string-value="10" calcext:value-type="string">
            <text:p>10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*CHI: comme ça &gt; grandira pas {0x15}399977_400946{0x15}</text:p>
          </table:table-cell>
          <table:table-cell office:value-type="string" calcext:value-type="string">
            <text:p>%mor: prep|comme pro:dem|ça v|grandir-FUT adv:neg|pas</text:p>
          </table:table-cell>
        </table:table-row>
        <table:table-row table:style-name="ro1">
          <table:table-cell office:value-type="string" calcext:value-type="string">
            <text:p>elodie_charlotte_cm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0;01.05</text:p>
          </table:table-cell>
          <table:table-cell table:formula="of:=LEFT([.E16];SEARCH(&quot;;&quot;;[.E16])-1)" office:value-type="string" office:string-value="10" calcext:value-type="string">
            <text:p>10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*CHI: qu' est-ce qu' on fera plus tard {0x15}742394_743387{0x15}</text:p>
          </table:table-cell>
          <table:table-cell office:value-type="string" calcext:value-type="string">
            <text:p>%mor: pro:rel|qu' ?|est–ce conj|qu' pro:subj|on v:mdllex|faire-FUT adv|plus adv|tard</text:p>
          </table:table-cell>
        </table:table-row>
        <table:table-row table:style-name="ro1">
          <table:table-cell office:value-type="string" calcext:value-type="string">
            <text:p>elodie_charlotte_cm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10;08.11</text:p>
          </table:table-cell>
          <table:table-cell table:formula="of:=LEFT([.E17];SEARCH(&quot;;&quot;;[.E17])-1)" office:value-type="string" office:string-value="10" calcext:value-type="string">
            <text:p>10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*CHI3: quand on &gt; sera adolescentes par exemple euh on pense euh [=!i /instantaneous/N] (.) euh &lt; ben {0x15}746682_751000{0x15}</text:p>
          </table:table-cell>
          <table:table-cell office:value-type="string" calcext:value-type="string">
            <text:p>%mor: conj|quand pro:subj|on v:exist|être&amp;FUT n|adolescent prep:art|par n|exemple co|euh pro:subj|on v|penser co|euh co|euh co|ben</text:p>
          </table:table-cell>
        </table:table-row>
        <table:table-row table:style-name="ro1">
          <table:table-cell office:value-type="string" calcext:value-type="string">
            <text:p>elodie_charlotte_cm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10;08.11</text:p>
          </table:table-cell>
          <table:table-cell table:formula="of:=LEFT([.E18];SEARCH(&quot;;&quot;;[.E18])-1)" office:value-type="string" office:string-value="10" calcext:value-type="string">
            <text:p>10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*CHI3: euh une une maison pour nous mais *** hum des fois de temps en temps on ira manger chez nos parents et tout (.) {0x15}887015_893192{0x15}</text:p>
          </table:table-cell>
          <table:table-cell office:value-type="string" calcext:value-type="string">
            <text:p>%mor: co|euh det|une det|une n|maison prep|pour pro:subj|nous conj|mais ?|*** co|hum det|des n|fo^n|fois prep:art|de n|temps prep:art|en n|temps pro:subj|on v:mdl|aller&amp;FUT v|manger-INF prep|chez det:poss|nos n|parent conj|et adv|tout</text:p>
          </table:table-cell>
        </table:table-row>
        <table:table-row table:style-name="ro1">
          <table:table-cell office:value-type="string" calcext:value-type="string">
            <text:p>florent_tony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10;</text:p>
          </table:table-cell>
          <table:table-cell table:formula="of:=LEFT([.E19];SEARCH(&quot;;&quot;;[.E19])-1)" office:value-type="string" office:string-value="10" calcext:value-type="string">
            <text:p>10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*CHI3: c'est dans le futur [=!lfytyR /previous/PHO] {0x15}848936_849999{0x15}</text:p>
          </table:table-cell>
          <table:table-cell office:value-type="string" calcext:value-type="string">
            <text:p>%mor: v:exist|c'est prep|dans det|le adj|futur</text:p>
          </table:table-cell>
        </table:table-row>
        <table:table-row table:style-name="ro1">
          <table:table-cell office:value-type="string" calcext:value-type="string">
            <text:p>gregori_hugo_cm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0;01.05</text:p>
          </table:table-cell>
          <table:table-cell table:formula="of:=LEFT([.E20];SEARCH(&quot;;&quot;;[.E20])-1)" office:value-type="string" office:string-value="10" calcext:value-type="string">
            <text:p>10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*CHI: ben ça il saura {0x15}118795_119848{0x15}</text:p>
          </table:table-cell>
          <table:table-cell office:value-type="string" calcext:value-type="string">
            <text:p>%mor: co|ben pro:dem|ça pro:subj|il v:mdl|savoir&amp;FUT</text:p>
          </table:table-cell>
        </table:table-row>
        <table:table-row table:style-name="ro1">
          <table:table-cell office:value-type="string" calcext:value-type="string">
            <text:p>julianne_laura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10;03.18</text:p>
          </table:table-cell>
          <table:table-cell table:formula="of:=LEFT([.E21];SEARCH(&quot;;&quot;;[.E21])-1)" office:value-type="string" office:string-value="10" calcext:value-type="string">
            <text:p>10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*CHI3: elle elle pense au présent et aux autres euh /plus [=!pys /previous/PHO] , ils pensent [=!pa~s /previous/PHO] / au futur {0x15}19835_23111{0x15}</text:p>
          </table:table-cell>
          <table:table-cell office:value-type="string" calcext:value-type="string">
            <text:p>%mor: pro|elle pro:subj|elle v|penser prep:art|au adj|présent conj|et det|aux pro|autres co|euh adv:neg|plus ?| , pro:subj|ils v|penser prep:art|au n|futur</text:p>
          </table:table-cell>
        </table:table-row>
        <table:table-row table:style-name="ro1">
          <table:table-cell office:value-type="string" calcext:value-type="string">
            <text:p>julianne_laura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0;03.18</text:p>
          </table:table-cell>
          <table:table-cell table:formula="of:=LEFT([.E22];SEARCH(&quot;;&quot;;[.E22])-1)" office:value-type="string" office:string-value="10" calcext:value-type="string">
            <text:p>10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CHI: euh au futur {0x15}27091_28091{0x15}</text:p>
          </table:table-cell>
          <table:table-cell office:value-type="string" calcext:value-type="string">
            <text:p>%mor: co|euh prep:art|au n|futur</text:p>
          </table:table-cell>
        </table:table-row>
        <table:table-row table:style-name="ro1">
          <table:table-cell office:value-type="string" calcext:value-type="string">
            <text:p>julianne_laura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10;03.18</text:p>
          </table:table-cell>
          <table:table-cell table:formula="of:=LEFT([.E23];SEARCH(&quot;;&quot;;[.E23])-1)" office:value-type="string" office:string-value="10" calcext:value-type="string">
            <text:p>10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*CHI3: [=! pap /begin/N] quand on aura dix-huit ans (.) {0x15}106441_108544{0x15}</text:p>
          </table:table-cell>
          <table:table-cell office:value-type="string" calcext:value-type="string">
            <text:p>%mor: conj|quand pro:subj|on v:poss|avoir&amp;FUT ?|dix–huit n|an</text:p>
          </table:table-cell>
        </table:table-row>
        <table:table-row table:style-name="ro1">
          <table:table-cell office:value-type="string" calcext:value-type="string">
            <text:p>julianne_laura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10;03.18</text:p>
          </table:table-cell>
          <table:table-cell table:formula="of:=LEFT([.E24];SEARCH(&quot;;&quot;;[.E24])-1)" office:value-type="string" office:string-value="10" calcext:value-type="string">
            <text:p>10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*CHI3: et on verra &gt; [=!rire /instantaneous/N] et ben elles doivent penser à tout ça (.) {0x15}588000_592821{0x15}</text:p>
          </table:table-cell>
          <table:table-cell office:value-type="string" calcext:value-type="string">
            <text:p>%mor: conj|et pro:subj|on v|voir&amp;FUT conj|et co|ben pro:subj|elles v:mdl|devoir v|penser-INF prep|à pro|tout pro:dem|ça</text:p>
          </table:table-cell>
        </table:table-row>
        <table:table-row table:style-name="ro1">
          <table:table-cell office:value-type="string" calcext:value-type="string">
            <text:p>maxime_cynthia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0;04.24</text:p>
          </table:table-cell>
          <table:table-cell table:formula="of:=LEFT([.E25];SEARCH(&quot;;&quot;;[.E25])-1)" office:value-type="string" office:string-value="10" calcext:value-type="string">
            <text:p>10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*CHI: je sais pas ce+que [=!ske /previous/PHO] je vais [=!Zve /previous/PHO] devenir quand je serai [=!SRe /previous/PHO] grande mais j' aimerais bien {0x15}953633_956509{0x15}</text:p>
          </table:table-cell>
          <table:table-cell office:value-type="string" calcext:value-type="string">
            <text:p>%mor: pro:subj|je v:mdl|savoir adv:neg|pas pro:int|ce+que pro:subj|je v:mdl|aller n|devenir conj|quand pro:subj|je v:exist|être&amp;FUT adj|grand conj|mais pro:subj|je v|aimer-COND adv|bien</text:p>
          </table:table-cell>
        </table:table-row>
        <table:table-row table:style-name="ro1">
          <table:table-cell office:value-type="string" calcext:value-type="string">
            <text:p>roxane_elena_cm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10;07.05</text:p>
          </table:table-cell>
          <table:table-cell table:formula="of:=LEFT([.E26];SEARCH(&quot;;&quot;;[.E26])-1)" office:value-type="string" office:string-value="10" calcext:value-type="string">
            <text:p>10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*CHI3: ben quand on sera euh {0x15}747982_749669{0x15}</text:p>
          </table:table-cell>
          <table:table-cell office:value-type="string" calcext:value-type="string">
            <text:p>%mor: co|ben conj|quand pro:subj|on v:exist|être&amp;FUT co|euh</text:p>
          </table:table-cell>
        </table:table-row>
        <table:table-row table:style-name="ro1">
          <table:table-cell office:value-type="string" calcext:value-type="string">
            <text:p>roxane_elena_cm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0;09.17</text:p>
          </table:table-cell>
          <table:table-cell table:formula="of:=LEFT([.E27];SEARCH(&quot;;&quot;;[.E27])-1)" office:value-type="string" office:string-value="10" calcext:value-type="string">
            <text:p>10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*CHI: quand ça arrivera {0x15}752122_752950{0x15}</text:p>
          </table:table-cell>
          <table:table-cell office:value-type="string" calcext:value-type="string">
            <text:p>%mor: conj|quand pro:dem|ça v|arriver-FUT</text:p>
          </table:table-cell>
        </table:table-row>
        <table:table-row table:style-name="ro1">
          <table:table-cell office:value-type="string" calcext:value-type="string">
            <text:p>sarah_carla_cm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10;10.23</text:p>
          </table:table-cell>
          <table:table-cell table:formula="of:=LEFT([.E28];SEARCH(&quot;;&quot;;[.E28])-1)" office:value-type="string" office:string-value="10" calcext:value-type="string">
            <text:p>10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*CHI3: que c'est nous qu' on fera les courses (.) ben &lt; qu' on {0x15}901168_904030{0x15}</text:p>
          </table:table-cell>
          <table:table-cell office:value-type="string" calcext:value-type="string">
            <text:p>%mor: conj|que v:exist|c'est pro:subj|nous conj|qu' pro:subj|on v:mdllex|faire-FUT det|les n|course co|ben conj|qu' pro:subj|on</text:p>
          </table:table-cell>
        </table:table-row>
        <table:table-row table:style-name="ro1">
          <table:table-cell office:value-type="string" calcext:value-type="string">
            <text:p>solene_sofia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10;01.05</text:p>
          </table:table-cell>
          <table:table-cell table:formula="of:=LEFT([.E29];SEARCH(&quot;;&quot;;[.E29])-1)" office:value-type="string" office:string-value="10" calcext:value-type="string">
            <text:p>10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*CHI3: mais si [=!b /previous/N] c'est comme Sofia dit ben je vivrai [=!ZvivRE /previous/PHO] maintenant {0x15}143611_147937{0x15}</text:p>
          </table:table-cell>
          <table:table-cell office:value-type="string" calcext:value-type="string">
            <text:p>%mor: conj|mais conj|si v:exist|c'est prep|comme n:prop|Sofia v|dire^v|dire-PASS adv|ben pro:subj|je v|vivre-FUT adv|maintenant</text:p>
          </table:table-cell>
        </table:table-row>
        <table:table-row table:style-name="ro1">
          <table:table-cell office:value-type="string" calcext:value-type="string">
            <text:p>solene_sofia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10;01.05</text:p>
          </table:table-cell>
          <table:table-cell table:formula="of:=LEFT([.E30];SEARCH(&quot;;&quot;;[.E30])-1)" office:value-type="string" office:string-value="10" calcext:value-type="string">
            <text:p>10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*CHI3: qu' est-ce que je ferai [=!SfRe /previous/PHO] plus tard ? [=!i /instantaneous/N] mais bon euh ça *** {0x15}163171_166678{0x15}</text:p>
          </table:table-cell>
          <table:table-cell office:value-type="string" calcext:value-type="string">
            <text:p>%mor: pro:rel|qu' ?|est–ce conj|que pro:subj|je v:mdllex|faire-FUT adv|plus adv|tard ? conj|mais adj|bon co|euh pro:dem|ça ?|***</text:p>
          </table:table-cell>
        </table:table-row>
        <table:table-row table:style-name="ro1">
          <table:table-cell office:value-type="string" calcext:value-type="string">
            <text:p>solene_sofia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0;03.18</text:p>
          </table:table-cell>
          <table:table-cell table:formula="of:=LEFT([.E31];SEARCH(&quot;;&quot;;[.E31])-1)" office:value-type="string" office:string-value="10" calcext:value-type="string">
            <text:p>10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*CHI: que quand je serai grande je sois médecin /tout , ou/ ça [=!i /instantaneous/N] {0x15}189143_191431{0x15}</text:p>
          </table:table-cell>
          <table:table-cell office:value-type="string" calcext:value-type="string">
            <text:p>%mor: conj|que conj|quand pro:subj|je v:exist|être&amp;FUT n|grand pro:subj|je v:exist|être n|médecin adv|tout ?| , conj|ou pro:dem|ça</text:p>
          </table:table-cell>
        </table:table-row>
        <table:table-row table:style-name="ro1">
          <table:table-cell office:value-type="string" calcext:value-type="string">
            <text:p>solene_sofia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10;01.05</text:p>
          </table:table-cell>
          <table:table-cell table:formula="of:=LEFT([.E32];SEARCH(&quot;;&quot;;[.E32])-1)" office:value-type="string" office:string-value="10" calcext:value-type="string">
            <text:p>10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*CHI3: ben moi moi si je dis [=!Zdi /previous/PHO] demain euh (.) j' irai à la piscine (.) {0x15}213380_218406{0x15}</text:p>
          </table:table-cell>
          <table:table-cell office:value-type="string" calcext:value-type="string">
            <text:p>%mor: co|ben pro|moi pro|moi conj|si pro:subj|je v|dire^v|dire-PASS adv|demain co|euh pro:subj|je v:mdllex|aller&amp;FUT prep|à det|la n|piscine</text:p>
          </table:table-cell>
        </table:table-row>
        <table:table-row table:style-name="ro1">
          <table:table-cell office:value-type="string" calcext:value-type="string">
            <text:p>solene_sofia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0;03.18</text:p>
          </table:table-cell>
          <table:table-cell table:formula="of:=LEFT([.E33];SEARCH(&quot;;&quot;;[.E33])-1)" office:value-type="string" office:string-value="10" calcext:value-type="string">
            <text:p>10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*CHI: parce [=!pas /previous/PHO] que quand on est quand on sera grands [=!sic /previous/COM] si on (n' ) apprécie pas {0x15}265672_268166{0x15}</text:p>
          </table:table-cell>
          <table:table-cell office:value-type="string" calcext:value-type="string">
            <text:p>%mor: conj|parce conj|que conj|quand pro:subj|on v:exist|être conj|quand pro:subj|on v:exist|être&amp;FUT adj|grand conj|si pro:subj|on adv:neg|ne ?|apprécie n|pas</text:p>
          </table:table-cell>
        </table:table-row>
        <table:table-row table:style-name="ro1">
          <table:table-cell office:value-type="string" calcext:value-type="string">
            <text:p>solene_sofia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0;03.18</text:p>
          </table:table-cell>
          <table:table-cell table:formula="of:=LEFT([.E34];SEARCH(&quot;;&quot;;[.E34])-1)" office:value-type="string" office:string-value="10" calcext:value-type="string">
            <text:p>10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*CHI: on pense toujours au lendemain on se dira [=!sdiRa /previous/PHO] [=!i /instantaneous/N] ah ben quand j' étais petite {0x15}268166_270864{0x15}</text:p>
          </table:table-cell>
          <table:table-cell office:value-type="string" calcext:value-type="string">
            <text:p>%mor: pro:subj|on v|penser adv|toujours prep:art|au n|lendemain pro:subj|on pro:refl|se v|dire-FUT co|ah co|ben conj|quand pro:subj|je v:exist|être&amp;IMPF adj|petit</text:p>
          </table:table-cell>
        </table:table-row>
        <table:table-row table:style-name="ro1">
          <table:table-cell office:value-type="string" calcext:value-type="string">
            <text:p>solene_sofia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0;03.18</text:p>
          </table:table-cell>
          <table:table-cell table:formula="of:=LEFT([.E35];SEARCH(&quot;;&quot;;[.E35])-1)" office:value-type="string" office:string-value="10" calcext:value-type="string">
            <text:p>10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*CHI: toujours au lendemain quand je serai grande euh (.) {0x15}276132_278877{0x15}</text:p>
          </table:table-cell>
          <table:table-cell office:value-type="string" calcext:value-type="string">
            <text:p>%mor: adv|toujours prep:art|au n|lendemain conj|quand pro:subj|je v:exist|être&amp;FUT adj|grand co|euh</text:p>
          </table:table-cell>
        </table:table-row>
        <table:table-row table:style-name="ro1">
          <table:table-cell office:value-type="string" calcext:value-type="string">
            <text:p>solene_sofia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0;03.18</text:p>
          </table:table-cell>
          <table:table-cell table:formula="of:=LEFT([.E36];SEARCH(&quot;;&quot;;[.E36])-1)" office:value-type="string" office:string-value="10" calcext:value-type="string">
            <text:p>10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*CHI: oui &gt; on essayera oui {0x15}283577_285054{0x15}</text:p>
          </table:table-cell>
          <table:table-cell office:value-type="string" calcext:value-type="string">
            <text:p>%mor: adv:yn|oui pro:subj|on v|essayer-FUT adv:yn|oui</text:p>
          </table:table-cell>
        </table:table-row>
        <table:table-row table:style-name="ro1">
          <table:table-cell office:value-type="string" calcext:value-type="string">
            <text:p>solene_sofia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0;03.18</text:p>
          </table:table-cell>
          <table:table-cell table:formula="of:=LEFT([.E37];SEARCH(&quot;;&quot;;[.E37])-1)" office:value-type="string" office:string-value="10" calcext:value-type="string">
            <text:p>10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*CHI: quand je serai grand [=!i /instantaneous/N] (.) et ben voilà vaut mieux profiter de l' instant [=!dle~sta~ /previous/PHO] présent &lt; *** {0x15}387037_391398{0x15}</text:p>
          </table:table-cell>
          <table:table-cell office:value-type="string" calcext:value-type="string">
            <text:p>%mor: conj|quand pro:subj|je v:exist|être&amp;FUT adj|grand conj|et co|ben adv:place|voilà adv|vaut adv|mieux v|profiter-INF prep|de det|le/la adj|instant adj|présent ?|***</text:p>
          </table:table-cell>
        </table:table-row>
        <table:table-row table:style-name="ro1">
          <table:table-cell office:value-type="string" calcext:value-type="string">
            <text:p>solene_sofia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10;01.05</text:p>
          </table:table-cell>
          <table:table-cell table:formula="of:=LEFT([.E38];SEARCH(&quot;;&quot;;[.E38])-1)" office:value-type="string" office:string-value="10" calcext:value-type="string">
            <text:p>10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*CHI3: elle pense à son futur elle pense à son futur euh Elfie {0x15}717077_720445{0x15}</text:p>
          </table:table-cell>
          <table:table-cell office:value-type="string" calcext:value-type="string">
            <text:p>%mor: pro:subj|elle v|penser prep|à det:poss|son n|futur pro:subj|elle v|penser prep|à det:poss|son n|futur co|euh n:prop|Elfie</text:p>
          </table:table-cell>
        </table:table-row>
        <table:table-row table:style-name="ro1">
          <table:table-cell office:value-type="string" calcext:value-type="string">
            <text:p>solene_sofia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0;03.18</text:p>
          </table:table-cell>
          <table:table-cell table:formula="of:=LEFT([.E39];SEARCH(&quot;;&quot;;[.E39])-1)" office:value-type="string" office:string-value="10" calcext:value-type="string">
            <text:p>10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*CHI: qu' elle * [=!o /previous/PHO] qu' elle sera assez futée pour se dire euh {0x15}832225_834805{0x15}</text:p>
          </table:table-cell>
          <table:table-cell office:value-type="string" calcext:value-type="string">
            <text:p>%mor: pro:rel|qu' pro:subj|elle ?|* conj|qu' pro:subj|elle v:exist|être&amp;FUT adv|assez adj|futé prep|pour pro:refl|se v|dire-INF co|euh</text:p>
          </table:table-cell>
        </table:table-row>
        <table:table-row table:style-name="ro1">
          <table:table-cell office:value-type="string" calcext:value-type="string">
            <text:p>gregory_clement_cm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11;07.05</text:p>
          </table:table-cell>
          <table:table-cell table:formula="of:=LEFT([.E40];SEARCH(&quot;;&quot;;[.E40])-1)" office:value-type="string" office:string-value="11" calcext:value-type="string">
            <text:p>11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*CHI3: ben par exemple euh (.) plus on grandit euh on aura la réponse peut-être {0x15}106798_111173{0x15}</text:p>
          </table:table-cell>
          <table:table-cell office:value-type="string" calcext:value-type="string">
            <text:p>%mor: co|ben prep|par n|exemple co|euh adv:neg|plus pro:subj|on v|grandir-PASS co|euh pro:subj|on v:poss|avoir&amp;FUT det|la n|réponse ?|peut–être</text:p>
          </table:table-cell>
        </table:table-row>
        <table:table-row table:style-name="ro1">
          <table:table-cell office:value-type="string" calcext:value-type="string">
            <text:p>gregory_clement_cm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11;07.05</text:p>
          </table:table-cell>
          <table:table-cell table:formula="of:=LEFT([.E41];SEARCH(&quot;;&quot;;[.E41])-1)" office:value-type="string" office:string-value="11" calcext:value-type="string">
            <text:p>11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*CHI3: je pense à mon métier que je ferai plus tard {0x15}585199_587005{0x15}</text:p>
          </table:table-cell>
          <table:table-cell office:value-type="string" calcext:value-type="string">
            <text:p>%mor: pro:subj|je v|penser prep|à det:poss|mon n|métier conj|que pro:subj|je v:mdl|faire-FUT adv|plus adv|tard</text:p>
          </table:table-cell>
        </table:table-row>
        <table:table-row table:style-name="ro1">
          <table:table-cell office:value-type="string" calcext:value-type="string">
            <text:p>gregory_clement_cm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11;07.05</text:p>
          </table:table-cell>
          <table:table-cell table:formula="of:=LEFT([.E42];SEARCH(&quot;;&quot;;[.E42])-1)" office:value-type="string" office:string-value="11" calcext:value-type="string">
            <text:p>11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*CHI3: euh maintenant parce+que là je peux m' amuser [=!i /instantaneous/N] et quand je serai grand ben je pourrai plus m' amuser {0x15}743742_747746{0x15}</text:p>
          </table:table-cell>
          <table:table-cell office:value-type="string" calcext:value-type="string">
            <text:p>%mor: co|euh adv|maintenant conj|parce+que adv:place|là pro:subj|je v:mdl|pouvoir pro:refl|me v|amuser-INF conj|et conj|quand pro:subj|je v:exist|être&amp;FUT adv|grand adv|ben pro:subj|je v:mdl|pouvoir&amp;FUT adv:neg|plus pro:refl|me v|amuser-INF</text:p>
          </table:table-cell>
        </table:table-row>
        <table:table-row table:style-name="ro1">
          <table:table-cell office:value-type="string" calcext:value-type="string">
            <text:p>louame_carla_cm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1;02.11</text:p>
          </table:table-cell>
          <table:table-cell table:formula="of:=LEFT([.E43];SEARCH(&quot;;&quot;;[.E43])-1)" office:value-type="string" office:string-value="11" calcext:value-type="string">
            <text:p>11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*CHI: quand on sera adulte quand on pourra faire euh [=!i /instantaneous/N] un travail quand on aura des enfants {0x15}834954_839562{0x15}</text:p>
          </table:table-cell>
          <table:table-cell office:value-type="string" calcext:value-type="string">
            <text:p>%mor: conj|quand pro:subj|on v:exist|être&amp;FUT n|adulte conj|quand pro:subj|on v:mdl|pouvoir&amp;FUT v:mdllex|faire-INF co|euh det|un n|travail conj|quand pro:subj|on v:poss|avoir&amp;FUT det|des n|enfant</text:p>
          </table:table-cell>
        </table:table-row>
        <table:table-row table:style-name="ro1">
          <table:table-cell office:value-type="string" calcext:value-type="string">
            <text:p>louame_carla_cm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11;05.30</text:p>
          </table:table-cell>
          <table:table-cell table:formula="of:=LEFT([.E44];SEARCH(&quot;;&quot;;[.E44])-1)" office:value-type="string" office:string-value="11" calcext:value-type="string">
            <text:p>11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*CHI3: et qu' on aura tout à nous en fait {0x15}839562_841931{0x15}</text:p>
          </table:table-cell>
          <table:table-cell office:value-type="string" calcext:value-type="string">
            <text:p>%mor: conj|et conj|qu' pro:subj|on v:aux|avoir&amp;FUT pro|tout prep|à pro:subj|nous prep:art|en n|fait</text:p>
          </table:table-cell>
        </table:table-row>
        <table:table-row table:style-name="ro1">
          <table:table-cell office:value-type="string" calcext:value-type="string">
            <text:p>louame_carla_cm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1;02.11</text:p>
          </table:table-cell>
          <table:table-cell table:formula="of:=LEFT([.E45];SEARCH(&quot;;&quot;;[.E45])-1)" office:value-type="string" office:string-value="11" calcext:value-type="string">
            <text:p>11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*CHI: quand je serai plus grande et ben euh je pourrais euh [=!i /instantaneous/N] (.) je sais pas {0x15}955282_959810{0x15}</text:p>
          </table:table-cell>
          <table:table-cell office:value-type="string" calcext:value-type="string">
            <text:p>%mor: conj|quand pro:subj|je v:exist|être&amp;FUT adv|plus adj|grand conj|et co|ben co|euh pro:subj|je v:mdl|pouvoir&amp;COND co|euh pro:subj|je v:mdl|savoir adv:neg|pas</text:p>
          </table:table-cell>
        </table:table-row>
        <table:table-row table:style-name="ro1">
          <table:table-cell office:value-type="string" calcext:value-type="string">
            <text:p>louame_carla_cm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1;02.11</text:p>
          </table:table-cell>
          <table:table-cell table:formula="of:=LEFT([.E46];SEARCH(&quot;;&quot;;[.E46])-1)" office:value-type="string" office:string-value="11" calcext:value-type="string">
            <text:p>11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*CHI: avec les nombres décimaux et ben quand on les on les aura appris on sera content {0x15}1051816_1055996{0x15}</text:p>
          </table:table-cell>
          <table:table-cell office:value-type="string" calcext:value-type="string">
            <text:p>%mor: prep|avec det|les n|nombre adj|décimal conj|et co|ben conj|quand pro:subj|on pro:obj|les pro:subj|on det|les n|aura v|apprendre-PP pro:subj|on v:exist|être&amp;FUT adj|content</text:p>
          </table:table-cell>
        </table:table-row>
        <table:table-row table:style-name="ro1">
          <table:table-cell office:value-type="string" calcext:value-type="string">
            <text:p>louame_carla_cm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1;02.11</text:p>
          </table:table-cell>
          <table:table-cell table:formula="of:=LEFT([.E47];SEARCH(&quot;;&quot;;[.E47])-1)" office:value-type="string" office:string-value="11" calcext:value-type="string">
            <text:p>11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*CHI: parce+qu' on saura maintenant {0x15}1055996_1057214{0x15}</text:p>
          </table:table-cell>
          <table:table-cell office:value-type="string" calcext:value-type="string">
            <text:p>%mor: conj|parce+que pro:subj|on v:mdllex|savoir&amp;FUT adv|maintenant</text:p>
          </table:table-cell>
        </table:table-row>
        <table:table-row table:style-name="ro1">
          <table:table-cell office:value-type="string" calcext:value-type="string">
            <text:p>sarah_carla_cm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1;01.05</text:p>
          </table:table-cell>
          <table:table-cell table:formula="of:=LEFT([.E48];SEARCH(&quot;;&quot;;[.E48])-1)" office:value-type="string" office:string-value="11" calcext:value-type="string">
            <text:p>11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*CHI: qu' on sera un+peu+plus libre {0x15}904796_906306{0x15}</text:p>
          </table:table-cell>
          <table:table-cell office:value-type="string" calcext:value-type="string">
            <text:p>%mor: pro:rel|qu' pro:subj|on v:exist|être&amp;FUT adv|un+peu+plus adj|libre</text:p>
          </table:table-cell>
        </table:table-row>
        <table:table-row table:style-name="ro1">
          <table:table-cell office:value-type="string" calcext:value-type="string">
            <text:p>sebastien_kevin_cm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1;</text:p>
          </table:table-cell>
          <table:table-cell table:formula="of:=LEFT([.E49];SEARCH(&quot;;&quot;;[.E49])-1)" office:value-type="string" office:string-value="11" calcext:value-type="string">
            <text:p>11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*CHI: euh oui * [=!s /previous/PHO] l' école ça commencera plus à huit heures et demi {0x15}768277_772307{0x15}</text:p>
          </table:table-cell>
          <table:table-cell office:value-type="string" calcext:value-type="string">
            <text:p>%mor: co|euh adv:yn|oui ?|* det|le/la n|école pro:dem|ça v|commencer-FUT adv:neg|plus prep:art|à num|huit n|heure conj|et n|demi</text:p>
          </table:table-cell>
        </table:table-row>
        <table:table-row table:style-name="ro1">
          <table:table-cell office:value-type="string" calcext:value-type="string">
            <text:p>sebastien_kevin_cm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1;</text:p>
          </table:table-cell>
          <table:table-cell table:formula="of:=LEFT([.E50];SEARCH(&quot;;&quot;;[.E50])-1)" office:value-type="string" office:string-value="11" calcext:value-type="string">
            <text:p>11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*CHI: et ça se finira plus à &lt; midi {0x15}772307_773987{0x15}</text:p>
          </table:table-cell>
          <table:table-cell office:value-type="string" calcext:value-type="string">
            <text:p>%mor: conj|et pro:dem|ça pro:refl|se v|finir-FUT adv:neg|plus prep:art|à n|midi</text:p>
          </table:table-cell>
        </table:table-row>
        <table:table-row table:style-name="ro1">
          <table:table-cell office:value-type="string" calcext:value-type="string">
            <text:p>sebastien_kevin_cm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1;</text:p>
          </table:table-cell>
          <table:table-cell table:formula="of:=LEFT([.E51];SEARCH(&quot;;&quot;;[.E51])-1)" office:value-type="string" office:string-value="11" calcext:value-type="string">
            <text:p>11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*CHI: ah (.) [=!i /instantaneous/N] et euh ça se finira pas à quatre heures parfois à quatre heures et demi {0x15}783099_787828{0x15}</text:p>
          </table:table-cell>
          <table:table-cell office:value-type="string" calcext:value-type="string">
            <text:p>%mor: co|ah conj|et co|euh pro:dem|ça pro:refl|se v|finir-FUT adv:neg|pas prep|à num|quatre n|heure adv|parfois prep|à num|quatre n|heure conj|et n|demi</text:p>
          </table:table-cell>
        </table:table-row>
        <table:table-row table:style-name="ro1">
          <table:table-cell office:value-type="string" calcext:value-type="string">
            <text:p>xavier_thomas_cm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1;07.05</text:p>
          </table:table-cell>
          <table:table-cell table:formula="of:=LEFT([.E52];SEARCH(&quot;;&quot;;[.E52])-1)" office:value-type="string" office:string-value="11" calcext:value-type="string">
            <text:p>11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*CHI: /là , non/ on sait pas encore mais peut-être qu' un jour on saura mais bon euh {0x15}123620_126466{0x15}</text:p>
          </table:table-cell>
          <table:table-cell office:value-type="string" calcext:value-type="string">
            <text:p>%mor: adv:place|là ?| , adv:yn|non pro:subj|on v:mdl|savoir adv:neg|pas adv|encore adv|mais ?|peut–être conj|qu' det|un n|jour pro:subj|on v:mdl|savoir&amp;FUT adv|mais adj|bon co|euh</text:p>
          </table:table-cell>
        </table:table-row>
        <table:table-row table:style-name="ro1">
          <table:table-cell office:value-type="string" calcext:value-type="string">
            <text:p>xavier_thomas_cm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1;07.05</text:p>
          </table:table-cell>
          <table:table-cell table:formula="of:=LEFT([.E53];SEARCH(&quot;;&quot;;[.E53])-1)" office:value-type="string" office:string-value="11" calcext:value-type="string">
            <text:p>11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*CHI: oui &gt; là au+moins on saura ce+que veut dire le mot {0x15}285576_288142{0x15}</text:p>
          </table:table-cell>
          <table:table-cell office:value-type="string" calcext:value-type="string">
            <text:p>%mor: adv:yn|oui adv:place|là adv|au+moins pro:subj|on v:mdl|savoir&amp;FUT pro:rel|ce+que v:mdl|vouloir v|dire-INF det|le n|mot</text:p>
          </table:table-cell>
        </table:table-row>
        <table:table-row table:style-name="ro1">
          <table:table-cell office:value-type="string" calcext:value-type="string">
            <text:p>xavier_thomas_cm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1;07.05</text:p>
          </table:table-cell>
          <table:table-cell table:formula="of:=LEFT([.E54];SEARCH(&quot;;&quot;;[.E54])-1)" office:value-type="string" office:string-value="11" calcext:value-type="string">
            <text:p>11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*CHI: plutôt d' être euh majeur [=!rire /previous/N] adulte [=!i /instantaneous/N] parce+qu' on pourra faire beaucoup plus de choses {0x15}659381_663197{0x15}</text:p>
          </table:table-cell>
          <table:table-cell office:value-type="string" calcext:value-type="string">
            <text:p>%mor: adv|plutôt prep:art|de n|être co|euh adj|majeur n|adulte conj|parce+que pro:subj|on v:mdl|pouvoir&amp;FUT v:mdllex|faire-INF adv|beaucoup adv:neg|plus prep:art|de n|chose</text:p>
          </table:table-cell>
        </table:table-row>
        <table:table-row table:style-name="ro1">
          <table:table-cell office:value-type="string" calcext:value-type="string">
            <text:p>xavier_thomas_cm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11;02.11</text:p>
          </table:table-cell>
          <table:table-cell table:formula="of:=LEFT([.E55];SEARCH(&quot;;&quot;;[.E55])-1)" office:value-type="string" office:string-value="11" calcext:value-type="string">
            <text:p>11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*CHI3: ben je sais pas on pourra conduire euh des petites euh motos par exemple {0x15}812922_816432{0x15}</text:p>
          </table:table-cell>
          <table:table-cell office:value-type="string" calcext:value-type="string">
            <text:p>%mor: co|ben pro:subj|je v:mdl|savoir adv:neg|pas pro:subj|on v:mdl|pouvoir&amp;FUT v|conduire-INF co|euh det|des adj|petit co|euh n|moto prep:art|par n|exemple</text:p>
          </table:table-cell>
        </table:table-row>
        <table:table-row table:style-name="ro1">
          <table:table-cell office:value-type="string" calcext:value-type="string">
            <text:p>xavier_thomas_cm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1;07.05</text:p>
          </table:table-cell>
          <table:table-cell table:formula="of:=LEFT([.E56];SEARCH(&quot;;&quot;;[.E56])-1)" office:value-type="string" office:string-value="11" calcext:value-type="string">
            <text:p>11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*CHI: j' aimerai être grand {0x15}923594_924712{0x15}</text:p>
          </table:table-cell>
          <table:table-cell office:value-type="string" calcext:value-type="string">
            <text:p>%mor: pro:subj|je v|aimer-FUT v:exist|être&amp;INF adj|grand</text:p>
          </table:table-cell>
        </table:table-row>
        <table:table-row table:style-name="ro1">
          <table:table-cell office:value-type="string" calcext:value-type="string">
            <text:p>orthophonie2_san_10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2;</text:p>
          </table:table-cell>
          <table:table-cell table:formula="of:=LEFT([.E57];SEARCH(&quot;;&quot;;[.E57])-1)" office:value-type="string" office:string-value="12" calcext:value-type="string">
            <text:p>12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*CHI: d'accord bien tu iras rechercher le livre qu' on a commencé (...) {0x15}246413_255621{0x15}</text:p>
          </table:table-cell>
          <table:table-cell office:value-type="string" calcext:value-type="string">
            <text:p>%mor: adv|d'accord adv|bien pro:subj|tu v:mdl|aller&amp;FUT v|rechercher-INF det|le n|livre conj|qu' pro:subj|on v:aux|avoir v|commencer-PP</text:p>
          </table:table-cell>
        </table:table-row>
        <table:table-row table:style-name="ro1">
          <table:table-cell office:value-type="string" calcext:value-type="string">
            <text:p>orthophonie_san_10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2;</text:p>
          </table:table-cell>
          <table:table-cell table:formula="of:=LEFT([.E58];SEARCH(&quot;;&quot;;[.E58])-1)" office:value-type="string" office:string-value="12" calcext:value-type="string">
            <text:p>12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CHI: mais mais là j' ai pas envie d' y aller euh demain &lt; comme ça ça fera une journée de plus de repos {0x15}39236_44375{0x15}</text:p>
          </table:table-cell>
          <table:table-cell office:value-type="string" calcext:value-type="string">
            <text:p>%mor: conj|mais conj|mais adv:place|là pro:subj|je v:aux|avoir adv:neg|pas n|envie prep|de pro:y|y v:mdllex|aller&amp;INF co|euh n|demain prep|comme pro:dem|ça pro:dem|ça v:mdllex|faire-FUT det|une n|journée prep|de adv|plus prep|de n|repos</text:p>
          </table:table-cell>
        </table:table-row>
        <table:table-row table:style-name="ro1">
          <table:table-cell office:value-type="string" calcext:value-type="string">
            <text:p>orthophonie_san_10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2;</text:p>
          </table:table-cell>
          <table:table-cell table:formula="of:=LEFT([.E59];SEARCH(&quot;;&quot;;[.E59])-1)" office:value-type="string" office:string-value="12" calcext:value-type="string">
            <text:p>12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*CHI: de toute façon Ma-Madame ¤N1¤ euh elle sera pas là vu que c'est ma prof de piscine Madame ¤N1¤ {0x15}70354_74072{0x15}</text:p>
          </table:table-cell>
          <table:table-cell office:value-type="string" calcext:value-type="string">
            <text:p>%mor: prep|de det:gen|toute n|façon n:prop|Ma–Madame ?|¤N1¤ co|euh pro:subj|elle v:exist|être&amp;FUT adv:neg|pas adv:place|là v|voir&amp;PP conj|que v:exist|c'est det:poss|ma n|prof prep:art|de n|piscine n:prop|Madame ?|¤N1¤</text:p>
          </table:table-cell>
        </table:table-row>
        <table:table-row table:style-name="ro1">
          <table:table-cell office:value-type="string" calcext:value-type="string">
            <text:p>orthophonie_san_10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2;</text:p>
          </table:table-cell>
          <table:table-cell table:formula="of:=LEFT([.E60];SEARCH(&quot;;&quot;;[.E60])-1)" office:value-type="string" office:string-value="12" calcext:value-type="string">
            <text:p>12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*CHI: hum alors ça fera (.) euh (.) il arrache leurs herbes {0x15}783398_793219{0x15}</text:p>
          </table:table-cell>
          <table:table-cell office:value-type="string" calcext:value-type="string">
            <text:p>%mor: co|hum conj|alors pro:dem|ça v:mdl|faire-FUT co|euh pro:subj|il v|arracher det:poss|leurs n|herbe</text:p>
          </table:table-cell>
        </table:table-row>
        <table:table-row table:style-name="ro1">
          <table:table-cell office:value-type="string" calcext:value-type="string">
            <text:p>apprendreaulycee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5;</text:p>
          </table:table-cell>
          <table:table-cell table:formula="of:=LEFT([.E61];SEARCH(&quot;;&quot;;[.E61])-1)" office:value-type="string" office:string-value="15" calcext:value-type="string">
            <text:p>1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*CHI: puisque de toute façon on sait qu' on aura quand+même une mauvaise note [=!bb /instantaneous/N] {0x15}657617_661281{0x15}</text:p>
          </table:table-cell>
          <table:table-cell office:value-type="string" calcext:value-type="string">
            <text:p>%mor: conj|puisque prep|de det:gen|toute n|façon pro:subj|on v:mdl|savoir conj|qu' pro:subj|on v:poss|avoir&amp;FUT adv|quand+même det|une adj|mauvais n|note</text:p>
          </table:table-cell>
        </table:table-row>
        <table:table-row table:style-name="ro1">
          <table:table-cell office:value-type="string" calcext:value-type="string">
            <text:p>apprendreaulycee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5;</text:p>
          </table:table-cell>
          <table:table-cell table:formula="of:=LEFT([.E62];SEARCH(&quot;;&quot;;[.E62])-1)" office:value-type="string" office:string-value="15" calcext:value-type="string">
            <text:p>1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*CHI: ben en français [=!fra~ste /previous/PHO] euh plus ou moins mais euh je sais qu' à la fin de l' année on aura pas tous nos textes de faits {0x15}698350_703006{0x15}</text:p>
          </table:table-cell>
          <table:table-cell office:value-type="string" calcext:value-type="string">
            <text:p>%mor: adv|ben prep:art|en n|français co|euh adv:neg|plus conj|ou n|moins conj|mais co|euh pro:subj|je v:mdl|savoir conj|qu' prep|à det|la n|fin prep|de det|le/la n|année pro:subj|on v:aux|avoir&amp;FUT adv:neg|pas det:gen|tous det:poss|nos n|texte prep:art|de adj|fait</text:p>
          </table:table-cell>
        </table:table-row>
        <table:table-row table:style-name="ro1">
          <table:table-cell office:value-type="string" calcext:value-type="string">
            <text:p>apprendreaulycee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5;</text:p>
          </table:table-cell>
          <table:table-cell table:formula="of:=LEFT([.E63];SEARCH(&quot;;&quot;;[.E63])-1)" office:value-type="string" office:string-value="15" calcext:value-type="string">
            <text:p>1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*CHI: mais par+contre en S . V . T . [=!épelé: Sciences et Vie de la Terre /previous/COM] euh là je pense que je serai au point vu qu' on a des bons cours qu' on comprend bien {0x15}707981_713165{0x15}</text:p>
          </table:table-cell>
          <table:table-cell office:value-type="string" calcext:value-type="string">
            <text:p>%mor: conj|mais adv|par+contre prep:art|en n:prop|S . n:prop|V . n:prop|T . co|euh adv:place|là pro:subj|je v|penser conj|que pro:subj|je v:exist|être&amp;FUT prep:art|au n|point v|voir&amp;PP conj|qu' pro:subj|on v:poss|avoir det|des n|bon n|cour^n|coureur^n|cours conj|qu' pro:subj|on v|comprendre adv|bien</text:p>
          </table:table-cell>
        </table:table-row>
        <table:table-row table:style-name="ro1">
          <table:table-cell office:value-type="string" calcext:value-type="string">
            <text:p>deuilradio_sd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5;</text:p>
          </table:table-cell>
          <table:table-cell table:formula="of:=LEFT([.E64];SEARCH(&quot;;&quot;;[.E64])-1)" office:value-type="string" office:string-value="15" calcext:value-type="string">
            <text:p>15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*CHI: ben je sais que je l' oublierai jamais {0x15}325709_327165{0x15}</text:p>
          </table:table-cell>
          <table:table-cell office:value-type="string" calcext:value-type="string">
            <text:p>%mor: co|ben pro:subj|je v:mdl|savoir conj|que pro:subj|je pro:obj|le/la v|oublier-FUT adv:neg|jamais</text:p>
          </table:table-cell>
        </table:table-row>
        <table:table-row table:style-name="ro1">
          <table:table-cell office:value-type="string" calcext:value-type="string">
            <text:p>deuilradio_sd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5;</text:p>
          </table:table-cell>
          <table:table-cell table:formula="of:=LEFT([.E65];SEARCH(&quot;;&quot;;[.E65])-1)" office:value-type="string" office:string-value="15" calcext:value-type="string">
            <text:p>15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*CHI: qu' il se dise pas que qu' on l' oublie pas qu' il existera toujours quelque+part dans notre coeur ou {0x15}331339_335528{0x15}</text:p>
          </table:table-cell>
          <table:table-cell office:value-type="string" calcext:value-type="string">
            <text:p>%mor: pro:rel|qu' pro:subj|il pro:refl|se v|dire adv:neg|pas conj|que conj|qu' pro:subj|on pro:obj|le/la v|oublier adv:neg|pas conj|qu' pro:subj|il v|exister-FUT adv|toujours adv:place|quelque+part prep|dans det:poss|notre n|coeur conj|ou</text:p>
          </table:table-cell>
        </table:table-row>
        <table:table-row table:style-name="ro1">
          <table:table-cell office:value-type="string" calcext:value-type="string">
            <text:p>deuilradio_sd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5;</text:p>
          </table:table-cell>
          <table:table-cell table:formula="of:=LEFT([.E66];SEARCH(&quot;;&quot;;[.E66])-1)" office:value-type="string" office:string-value="15" calcext:value-type="string">
            <text:p>15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*CHI: demain et euh donc euh je suis je suis assez content de le voir même même bon même si je sais qu' on aura pas un dialogue tout+à+fait parfait {0x15}960366_969025{0x15}</text:p>
          </table:table-cell>
          <table:table-cell office:value-type="string" calcext:value-type="string">
            <text:p>%mor: n|demain conj|et co|euh adv|donc co|euh pro:subj|je v:aux|être pro:subj|je v:exist|être adv|assez adj|content prep|de pro:obj|le v|voir&amp;INF adj|même adj|même adj|bon adv|même adv|si pro:subj|je v:mdl|savoir conj|qu' pro:subj|on v:poss|avoir&amp;FUT adv:neg|pas det|un n|dialogue adv|tout+à+fait v|parfaire-PP</text:p>
          </table:table-cell>
        </table:table-row>
        <table:table-row table:style-name="ro1">
          <table:table-cell office:value-type="string" calcext:value-type="string">
            <text:p>deuilradio_sd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5;</text:p>
          </table:table-cell>
          <table:table-cell table:formula="of:=LEFT([.E67];SEARCH(&quot;;&quot;;[.E67])-1)" office:value-type="string" office:string-value="15" calcext:value-type="string">
            <text:p>15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*CHI: et donc il m' a dit euh que je viendrai euh pour les vacances avec lui {0x15}990805_994940{0x15}</text:p>
          </table:table-cell>
          <table:table-cell office:value-type="string" calcext:value-type="string">
            <text:p>%mor: conj|et conj|donc pro:subj|il pro:refl|me v:aux|avoir v|dire-PP co|euh conj|que pro:subj|je v:mdl|venir-FUT co|euh prep|pour det|les n|vacance prep|avec pro|lui</text:p>
          </table:table-cell>
        </table:table-row>
        <table:table-row table:style-name="ro1">
          <table:table-cell office:value-type="string" calcext:value-type="string">
            <text:p>etudes_rem_13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5;</text:p>
          </table:table-cell>
          <table:table-cell table:formula="of:=LEFT([.E68];SEARCH(&quot;;&quot;;[.E68])-1)" office:value-type="string" office:string-value="15" calcext:value-type="string">
            <text:p>1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*CHI: à quatre heures et demi j' aurai fini {0x15}740481_742052{0x15}</text:p>
          </table:table-cell>
          <table:table-cell office:value-type="string" calcext:value-type="string">
            <text:p>%mor: prep|à num|quatre n|heure conj|et n|demi pro:subj|je v:aux|avoir&amp;FUT v|finir-PP</text:p>
          </table:table-cell>
        </table:table-row>
        <table:table-row table:style-name="ro1">
          <table:table-cell office:value-type="string" calcext:value-type="string">
            <text:p>etudes_rem_13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5;</text:p>
          </table:table-cell>
          <table:table-cell table:formula="of:=LEFT([.E69];SEARCH(&quot;;&quot;;[.E69])-1)" office:value-type="string" office:string-value="15" calcext:value-type="string">
            <text:p>1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*CHI: je serai avec toi dans la pensée {0x15}769774_772373{0x15}</text:p>
          </table:table-cell>
          <table:table-cell office:value-type="string" calcext:value-type="string">
            <text:p>%mor: pro:subj|je v:exist|être&amp;FUT prep|avec pro|toi prep|dans det|la n|pensée</text:p>
          </table:table-cell>
        </table:table-row>
        <table:table-row table:style-name="ro1">
          <table:table-cell office:value-type="string" calcext:value-type="string">
            <text:p>etudes_rem_13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15;</text:p>
          </table:table-cell>
          <table:table-cell table:formula="of:=LEFT([.E70];SEARCH(&quot;;&quot;;[.E70])-1)" office:value-type="string" office:string-value="15" calcext:value-type="string">
            <text:p>1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CHI: sais pas si c'est des travaux *** manuels on ira on ramasse des cailloux {0x15}781950_785767{0x15}</text:p>
          </table:table-cell>
          <table:table-cell office:value-type="string" calcext:value-type="string">
            <text:p>%mor: v:mdl|savoir adv:neg|pas conj|si v:exist|c'est det|des n|travail ?|*** adj|manuel pro:subj|on v:mdl|aller&amp;FUT pro:subj|on v|ramasser det|des n|cailloux</text:p>
          </table:table-cell>
        </table:table-row>
        <table:table-row table:style-name="ro1">
          <table:table-cell office:value-type="string" calcext:value-type="string">
            <text:p>Eva1_Mat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2;01.06</text:p>
          </table:table-cell>
          <table:table-cell table:formula="of:=LEFT([.E71];SEARCH(&quot;;&quot;;[.E71])-1)" office:value-type="string" office:string-value="2" calcext:value-type="string">
            <text:p>2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*CHI: mais t' inquiète pas un autre [=!ot /previous/PHO] jour je le [=!Z@l /previous/PHO] chanterai Laura hein {0x15}184700_188575{0x15}</text:p>
          </table:table-cell>
          <table:table-cell office:value-type="string" calcext:value-type="string">
            <text:p>%mor: conj|mais pro:refl|te v|inquiéter adv:neg|pas det|un adj|autre n|jour pro:subj|je pro:obj|le v|chanter-FUT n:prop|Laura co|hein</text:p>
          </table:table-cell>
        </table:table-row>
        <table:table-row table:style-name="ro1">
          <table:table-cell office:value-type="string" calcext:value-type="string">
            <text:p>Eva1_Mat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2;01.06</text:p>
          </table:table-cell>
          <table:table-cell table:formula="of:=LEFT([.E72];SEARCH(&quot;;&quot;;[.E72])-1)" office:value-type="string" office:string-value="2" calcext:value-type="string">
            <text:p>2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*CHI: nous prendrons l' avion avec la petite Hélène (...) {0x15}367238_373550{0x15}</text:p>
          </table:table-cell>
          <table:table-cell office:value-type="string" calcext:value-type="string">
            <text:p>%mor: pro:subj|nous v|prendre-FUT det|le/la n|avion prep|avec det|la n|petit n:prop|Hélène</text:p>
          </table:table-cell>
        </table:table-row>
        <table:table-row table:style-name="ro1">
          <table:table-cell office:value-type="string" calcext:value-type="string">
            <text:p>Eva1_Mat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2;01.06</text:p>
          </table:table-cell>
          <table:table-cell table:formula="of:=LEFT([.E73];SEARCH(&quot;;&quot;;[.E73])-1)" office:value-type="string" office:string-value="2" calcext:value-type="string">
            <text:p>2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*CHI: qui verra {0x15}374831_375581{0x15}</text:p>
          </table:table-cell>
          <table:table-cell office:value-type="string" calcext:value-type="string">
            <text:p>%mor: pro:int|qui v|voir&amp;FUT</text:p>
          </table:table-cell>
        </table:table-row>
        <table:table-row table:style-name="ro1">
          <table:table-cell office:value-type="string" calcext:value-type="string">
            <text:p>Eva1_Mat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2;01.06</text:p>
          </table:table-cell>
          <table:table-cell table:formula="of:=LEFT([.E74];SEARCH(&quot;;&quot;;[.E74])-1)" office:value-type="string" office:string-value="2" calcext:value-type="string">
            <text:p>2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*CHI: euh des bougies je on /fera , verra/ on on /fera , verra/ le maquillage {0x15}459278_463185{0x15}</text:p>
          </table:table-cell>
          <table:table-cell office:value-type="string" calcext:value-type="string">
            <text:p>%mor: co|euh det|des n|bougie pro:subj|je pro:subj|on v:mdl|faire-FUT ?| , v|voir&amp;FUT pro:subj|on pro:subj|on v:mdl|faire-FUT ?| , v|voir&amp;FUT det|le n|maquillage</text:p>
          </table:table-cell>
        </table:table-row>
        <table:table-row table:style-name="ro1">
          <table:table-cell office:value-type="string" calcext:value-type="string">
            <text:p>Eva1_Mat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2;01.06</text:p>
          </table:table-cell>
          <table:table-cell table:formula="of:=LEFT([.E75];SEARCH(&quot;;&quot;;[.E75])-1)" office:value-type="string" office:string-value="2" calcext:value-type="string">
            <text:p>2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*CHI: il y aura [=!yoRa /previous/PHO] des ballons des des déguisements et on fera des maquillages [=!b /previous/N] {0x15}463185_467440{0x15}</text:p>
          </table:table-cell>
          <table:table-cell office:value-type="string" calcext:value-type="string">
            <text:p>%mor: pro:subj|il pro:y|y v:poss|avoir&amp;FUT det|des n|ballon det|des det|des n|déguisement conj|et pro:subj|on v:mdllex|faire-FUT det|des n|maquillage</text:p>
          </table:table-cell>
        </table:table-row>
        <table:table-row table:style-name="ro1">
          <table:table-cell office:value-type="string" calcext:value-type="string">
            <text:p>lisa1_rhe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2;01.09</text:p>
          </table:table-cell>
          <table:table-cell table:formula="of:=LEFT([.E76];SEARCH(&quot;;&quot;;[.E76])-1)" office:value-type="string" office:string-value="2" calcext:value-type="string">
            <text:p>2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*CHI: tu m' aideras [=!mEdRa /previous/PHO] après à faire mon dessin moi {0x15}267896_269797{0x15}</text:p>
          </table:table-cell>
          <table:table-cell office:value-type="string" calcext:value-type="string">
            <text:p>%mor: pro:subj|tu pro:refl|me v|aider-FUT adv:place|après prep|à v:mdllex|faire-INF det:poss|mon n|dessin pro|moi</text:p>
          </table:table-cell>
        </table:table-row>
        <table:table-row table:style-name="ro1">
          <table:table-cell office:value-type="string" calcext:value-type="string">
            <text:p>marion1_gui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2;09.17</text:p>
          </table:table-cell>
          <table:table-cell table:formula="of:=LEFT([.E77];SEARCH(&quot;;&quot;;[.E77])-1)" office:value-type="string" office:string-value="2" calcext:value-type="string">
            <text:p>2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*CHI: après je pourrai regarder "Cendrillon" {0x15}349894_353289{0x15}</text:p>
          </table:table-cell>
          <table:table-cell office:value-type="string" calcext:value-type="string">
            <text:p>%mor: adv:place|après pro:subj|je v:mdl|pouvoir&amp;FUT v|regarder-INF ?|"Cendrillon"</text:p>
          </table:table-cell>
        </table:table-row>
        <table:table-row table:style-name="ro1">
          <table:table-cell office:value-type="string" calcext:value-type="string">
            <text:p>garance1_sow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7.05</text:p>
          </table:table-cell>
          <table:table-cell table:formula="of:=LEFT([.E78];SEARCH(&quot;;&quot;;[.E78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*CHI: et la [=!ja /previous/PHO] maîtresse sera fâchée {0x15}420712_422060{0x15}</text:p>
          </table:table-cell>
          <table:table-cell office:value-type="string" calcext:value-type="string">
            <text:p>%mor: conj|et det|la n|maîtresse v:exist|être&amp;FUT v|fâcher-PP</text:p>
          </table:table-cell>
        </table:table-row>
        <table:table-row table:style-name="ro1">
          <table:table-cell office:value-type="string" calcext:value-type="string">
            <text:p>hugo1_b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8.11</text:p>
          </table:table-cell>
          <table:table-cell table:formula="of:=LEFT([.E79];SEARCH(&quot;;&quot;;[.E79])-1)" office:value-type="string" office:string-value="3" calcext:value-type="string">
            <text:p>3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*CHI: et ben il [=!i /previous/PHO] pourra jouer avec l' autre [=!lOt /previous/PHO] loup {0x15}1111765_1115561{0x15}</text:p>
          </table:table-cell>
          <table:table-cell office:value-type="string" calcext:value-type="string">
            <text:p>%mor: conj|et co|ben pro:subj|il v:mdl|pouvoir&amp;FUT v|jouer-INF prep|avec det|le/la adj|autre n|loup</text:p>
          </table:table-cell>
        </table:table-row>
        <table:table-row table:style-name="ro1">
          <table:table-cell office:value-type="string" calcext:value-type="string">
            <text:p>hugo2_b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10.23</text:p>
          </table:table-cell>
          <table:table-cell table:formula="of:=LEFT([.E80];SEARCH(&quot;;&quot;;[.E80])-1)" office:value-type="string" office:string-value="3" calcext:value-type="string">
            <text:p>3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*CHI: * sinon elle pourra pas elle va se cogner [=!skOJe /previous/PHO] {0x15}618668_621485{0x15}</text:p>
          </table:table-cell>
          <table:table-cell office:value-type="string" calcext:value-type="string">
            <text:p>%mor: ?|* conj|sinon pro:subj|elle v:mdl|pouvoir&amp;FUT adv:neg|pas pro:subj|elle v:mdl|aller pro:refl|se v|cogner-INF</text:p>
          </table:table-cell>
        </table:table-row>
        <table:table-row table:style-name="ro1">
          <table:table-cell office:value-type="string" calcext:value-type="string">
            <text:p>hugo2_b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10.23</text:p>
          </table:table-cell>
          <table:table-cell table:formula="of:=LEFT([.E81];SEARCH(&quot;;&quot;;[.E81])-1)" office:value-type="string" office:string-value="3" calcext:value-type="string">
            <text:p>3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*CHI: ouais ouais écraser il [=!i /previous/PHO] pourra plus [=!py /previous/PHO] sortir {0x15}1007665_1011118{0x15}</text:p>
          </table:table-cell>
          <table:table-cell office:value-type="string" calcext:value-type="string">
            <text:p>%mor: adv:yn|ouais adv:yn|ouais v|écraser-INF pro:subj|il v:mdl|pouvoir&amp;FUT adv:neg|plus v|sortir&amp;INF</text:p>
          </table:table-cell>
        </table:table-row>
        <table:table-row table:style-name="ro1">
          <table:table-cell office:value-type="string" calcext:value-type="string">
            <text:p>hugo2_b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10.23</text:p>
          </table:table-cell>
          <table:table-cell table:formula="of:=LEFT([.E82];SEARCH(&quot;;&quot;;[.E82])-1)" office:value-type="string" office:string-value="3" calcext:value-type="string">
            <text:p>3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*CHI: [=!b /next/N] il [=!i /previous/PHO] pourra plus [=!py /previous/PHO] il [=!i /previous/PHO] pou- c'est lourd en+plus il [=!i /previous/PHO] pourra pas le pousser [=!lpuse /previous/PHO] comme ça {0x15}1011900_1017657{0x15}</text:p>
          </table:table-cell>
          <table:table-cell office:value-type="string" calcext:value-type="string">
            <text:p>%mor: pro:subj|il v:mdl|pouvoir&amp;FUT adv:neg|plus pro:subj|il ?|pou– v:exist|c'est adj|lourd adv|en+plus pro:subj|il v:mdl|pouvoir&amp;FUT adv:neg|pas pro:obj|le v|pousser-INF prep|comme pro:dem|ça</text:p>
          </table:table-cell>
        </table:table-row>
        <table:table-row table:style-name="ro1">
          <table:table-cell office:value-type="string" calcext:value-type="string">
            <text:p>hugo3_gre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1.06</text:p>
          </table:table-cell>
          <table:table-cell table:formula="of:=LEFT([.E83];SEARCH(&quot;;&quot;;[.E83])-1)" office:value-type="string" office:string-value="3" calcext:value-type="string">
            <text:p>3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*CHI: eh ben si ils [=!i /previous/PHO] dorment tous les deux il [=!i /previous/PHO] sera triste {0x15}550667_553479{0x15}</text:p>
          </table:table-cell>
          <table:table-cell office:value-type="string" calcext:value-type="string">
            <text:p>%mor: co|eh co|ben adv|si pro:subj|ils v|dormir det:gen|tous det|les num|deux pro:subj|il v:exist|être&amp;FUT adj|triste</text:p>
          </table:table-cell>
        </table:table-row>
        <table:table-row table:style-name="ro1">
          <table:table-cell office:value-type="string" calcext:value-type="string">
            <text:p>hugo3_gre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1.06</text:p>
          </table:table-cell>
          <table:table-cell table:formula="of:=LEFT([.E84];SEARCH(&quot;;&quot;;[.E84])-1)" office:value-type="string" office:string-value="3" calcext:value-type="string">
            <text:p>3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*CHI: ouais quand il aura peur {0x15}1653948_1655463{0x15}</text:p>
          </table:table-cell>
          <table:table-cell office:value-type="string" calcext:value-type="string">
            <text:p>%mor: adv:yn|ouais conj|quand pro:subj|il v:poss|avoir&amp;FUT n|peur</text:p>
          </table:table-cell>
        </table:table-row>
        <table:table-row table:style-name="ro1">
          <table:table-cell office:value-type="string" calcext:value-type="string">
            <text:p>hugo3_gre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1.06</text:p>
          </table:table-cell>
          <table:table-cell table:formula="of:=LEFT([.E85];SEARCH(&quot;;&quot;;[.E85])-1)" office:value-type="string" office:string-value="3" calcext:value-type="string">
            <text:p>3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*CHI: eh ben on verra bien {0x15}1915685_1917625{0x15}</text:p>
          </table:table-cell>
          <table:table-cell office:value-type="string" calcext:value-type="string">
            <text:p>%mor: co|eh co|ben pro:subj|on v|voir&amp;FUT adv|bien</text:p>
          </table:table-cell>
        </table:table-row>
        <table:table-row table:style-name="ro1">
          <table:table-cell office:value-type="string" calcext:value-type="string">
            <text:p>hugo3_gre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1.06</text:p>
          </table:table-cell>
          <table:table-cell table:formula="of:=LEFT([.E86];SEARCH(&quot;;&quot;;[.E86])-1)" office:value-type="string" office:string-value="3" calcext:value-type="string">
            <text:p>3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*CHI: on /verra bien , fera mien/ {0x15}1918779_1920375{0x15}</text:p>
          </table:table-cell>
          <table:table-cell office:value-type="string" calcext:value-type="string">
            <text:p>%mor: pro:subj|on v|voir&amp;FUT adv|bien ?| , v:mdl|faire-FUT pro|mien</text:p>
          </table:table-cell>
        </table:table-row>
        <table:table-row table:style-name="ro1">
          <table:table-cell office:value-type="string" calcext:value-type="string">
            <text:p>india2_bru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3.17</text:p>
          </table:table-cell>
          <table:table-cell table:formula="of:=LEFT([.E87];SEARCH(&quot;;&quot;;[.E87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*CHI: oui mais demain elle sera regarde {0x15}253112_257174{0x15}</text:p>
          </table:table-cell>
          <table:table-cell office:value-type="string" calcext:value-type="string">
            <text:p>%mor: adv:yn|oui conj|mais adv|demain pro:subj|elle v:aux|être&amp;FUT v|regarder</text:p>
          </table:table-cell>
        </table:table-row>
        <table:table-row table:style-name="ro1">
          <table:table-cell office:value-type="string" calcext:value-type="string">
            <text:p>india2_bru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3.17</text:p>
          </table:table-cell>
          <table:table-cell table:formula="of:=LEFT([.E88];SEARCH(&quot;;&quot;;[.E88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*CHI: elle sera grande demain {0x15}258643_260502{0x15}</text:p>
          </table:table-cell>
          <table:table-cell office:value-type="string" calcext:value-type="string">
            <text:p>%mor: pro:subj|elle v:exist|être&amp;FUT adj|grand n|demain</text:p>
          </table:table-cell>
        </table:table-row>
        <table:table-row table:style-name="ro1">
          <table:table-cell office:value-type="string" calcext:value-type="string">
            <text:p>Adelphe1_Per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9.17</text:p>
          </table:table-cell>
          <table:table-cell table:formula="of:=LEFT([.E89];SEARCH(&quot;;&quot;;[.E89])-1)" office:value-type="string" office:string-value="3" calcext:value-type="string">
            <text:p>3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*CHI: non parce [=!pas /previous/PHO] que aussi il y aura [=!joRa /previous/PHO] un loup après {0x15}159063_165557{0x15}</text:p>
          </table:table-cell>
          <table:table-cell office:value-type="string" calcext:value-type="string">
            <text:p>%mor: adv:yn|non conj|parce conj|que conj|aussi pro:subj|il pro:y|y v:poss|avoir&amp;FUT det|un n|loup adv:place|après</text:p>
          </table:table-cell>
        </table:table-row>
        <table:table-row table:style-name="ro1">
          <table:table-cell office:value-type="string" calcext:value-type="string">
            <text:p>Jeanne1_Dre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10.23</text:p>
          </table:table-cell>
          <table:table-cell table:formula="of:=LEFT([.E90];SEARCH(&quot;;&quot;;[.E90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*CHI: Mathilde [=!mati /previous/PHO] ce sera aussi bientôt son anniversaire {0x15}171111_174272{0x15}</text:p>
          </table:table-cell>
          <table:table-cell office:value-type="string" calcext:value-type="string">
            <text:p>%mor: n:prop|Mathilde det:dem|ce v:exist|être&amp;FUT adv|aussi adv|bientôt det:poss|son n|anniversaire</text:p>
          </table:table-cell>
        </table:table-row>
        <table:table-row table:style-name="ro1">
          <table:table-cell office:value-type="string" calcext:value-type="string">
            <text:p>Jeanne1_Dre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10.23</text:p>
          </table:table-cell>
          <table:table-cell table:formula="of:=LEFT([.E91];SEARCH(&quot;;&quot;;[.E91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*CHI: quand moi ça sera mon anniversaire Mathilde [=!matid /previous/PHO] [=!i /instantaneous/N] {0x15}174272_177165{0x15}</text:p>
          </table:table-cell>
          <table:table-cell office:value-type="string" calcext:value-type="string">
            <text:p>%mor: conj|quand pro|moi pro:dem|ça v:exist|être&amp;FUT det:poss|mon n|anniversaire n:prop|Mathilde</text:p>
          </table:table-cell>
        </table:table-row>
        <table:table-row table:style-name="ro1">
          <table:table-cell office:value-type="string" calcext:value-type="string">
            <text:p>Jeanne1_Dre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10.23</text:p>
          </table:table-cell>
          <table:table-cell table:formula="of:=LEFT([.E92];SEARCH(&quot;;&quot;;[.E92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*CHI: elle [=!Ej /previous/PHO] aura deux ans {0x15}177165_180013{0x15}</text:p>
          </table:table-cell>
          <table:table-cell office:value-type="string" calcext:value-type="string">
            <text:p>%mor: pro:subj|elle v:poss|avoir&amp;FUT num|deux n|an</text:p>
          </table:table-cell>
        </table:table-row>
        <table:table-row table:style-name="ro1">
          <table:table-cell office:value-type="string" calcext:value-type="string">
            <text:p>Jeanne1_Dre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10.23</text:p>
          </table:table-cell>
          <table:table-cell table:formula="of:=LEFT([.E93];SEARCH(&quot;;&quot;;[.E93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*CHI: bientôt j' aurai {0x15}191983_193537{0x15}</text:p>
          </table:table-cell>
          <table:table-cell office:value-type="string" calcext:value-type="string">
            <text:p>%mor: adv|bientôt pro:subj|je v:aux|avoir&amp;FUT</text:p>
          </table:table-cell>
        </table:table-row>
        <table:table-row table:style-name="ro1">
          <table:table-cell office:value-type="string" calcext:value-type="string">
            <text:p>Jeanne1_Dre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10.23</text:p>
          </table:table-cell>
          <table:table-cell table:formula="of:=LEFT([.E94];SEARCH(&quot;;&quot;;[.E94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*CHI: après quatre ans j' aurai six ans et après comme ça [=!l'enfant fait six avec ses doigts /previous/COM] {0x15}193537_196844{0x15}</text:p>
          </table:table-cell>
          <table:table-cell office:value-type="string" calcext:value-type="string">
            <text:p>%mor: adv:place|après n|quatre n|an pro:subj|je v:poss|avoir&amp;FUT num|six n|an conj|et adv:place|après prep|comme pro:dem|ça</text:p>
          </table:table-cell>
        </table:table-row>
        <table:table-row table:style-name="ro1">
          <table:table-cell office:value-type="string" calcext:value-type="string">
            <text:p>Jeanne1_Dre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10.23</text:p>
          </table:table-cell>
          <table:table-cell table:formula="of:=LEFT([.E95];SEARCH(&quot;;&quot;;[.E95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*CHI: peut- peut-être que quand je serai plus [=!pjy /previous/PHO] grande {0x15}354446_356818{0x15}</text:p>
          </table:table-cell>
          <table:table-cell office:value-type="string" calcext:value-type="string">
            <text:p>%mor: ?|peut– ?|peut–être conj|que conj|quand pro:subj|je v:exist|être&amp;FUT adv:neg|plus adj|grand</text:p>
          </table:table-cell>
        </table:table-row>
        <table:table-row table:style-name="ro1">
          <table:table-cell office:value-type="string" calcext:value-type="string">
            <text:p>Jeanne1_Dre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10.23</text:p>
          </table:table-cell>
          <table:table-cell table:formula="of:=LEFT([.E96];SEARCH(&quot;;&quot;;[.E96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*CHI: [=!i /instantaneous/N] et moi je serai maman parce+que [=!pask /previous/PHO] (.) {0x15}961005_966672{0x15}</text:p>
          </table:table-cell>
          <table:table-cell office:value-type="string" calcext:value-type="string">
            <text:p>%mor: conj|et pro|moi pro:subj|je v:exist|être&amp;FUT n|maman conj|parce+que</text:p>
          </table:table-cell>
        </table:table-row>
        <table:table-row table:style-name="ro1">
          <table:table-cell office:value-type="string" calcext:value-type="string">
            <text:p>Jeanne1_Dre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10.23</text:p>
          </table:table-cell>
          <table:table-cell table:formula="of:=LEFT([.E97];SEARCH(&quot;;&quot;;[.E97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*CHI: et toi Anthony tu seras papa {0x15}971473_973897{0x15}</text:p>
          </table:table-cell>
          <table:table-cell office:value-type="string" calcext:value-type="string">
            <text:p>%mor: conj|et pro|toi n:prop|Anthony pro:subj|tu v:exist|être&amp;FUT n:prop|papa</text:p>
          </table:table-cell>
        </table:table-row>
        <table:table-row table:style-name="ro1">
          <table:table-cell office:value-type="string" calcext:value-type="string">
            <text:p>andrea1_uri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1.06</text:p>
          </table:table-cell>
          <table:table-cell table:formula="of:=LEFT([.E98];SEARCH(&quot;;&quot;;[.E98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*CHI: bah plus [=!pjy /previous/PHO] tard plus [=!pjy /previous/PHO] tard quand /je , j' / sera grand plus [=!pjy /previous/PHO] tard {0x15}177584_183783{0x15}</text:p>
          </table:table-cell>
          <table:table-cell office:value-type="string" calcext:value-type="string">
            <text:p>%mor: co|bah adv|plus adv|tard conj|plus adv|tard conj|quand pro:subj|je ?| , pro:subj|je v:exist|être&amp;FUT adj|grand adv|plus adv|tard</text:p>
          </table:table-cell>
        </table:table-row>
        <table:table-row table:style-name="ro1">
          <table:table-cell office:value-type="string" calcext:value-type="string">
            <text:p>andrea1_uri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1.06</text:p>
          </table:table-cell>
          <table:table-cell table:formula="of:=LEFT([.E99];SEARCH(&quot;;&quot;;[.E99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*CHI: (.) euh oui tout+à+fait j' ai j' ai-je j' ai j' ai dé- j' ai déjà vu quand je sera euh ** c'est c' - c' - c'est c'est un camionette *** c'est un camionette [=!kamjiomEt /previous/PHO] {0x15}393066_415213{0x15}</text:p>
          </table:table-cell>
          <table:table-cell office:value-type="string" calcext:value-type="string">
            <text:p>%mor: co|euh adv:yn|oui adv|tout+à+fait pro:subj|je v:aux|avoir pro:subj|je ?|ai–je pro:subj|je v:aux|avoir pro:subj|je v:aux|avoir ?|dé– pro:subj|je v:aux|avoir adv|déjà v|voir&amp;PP conj|quand pro:subj|je v:exist|être&amp;FUT co|euh ?|** v:exist|c'est pro:dem|ce/ces pro:dem|ce/ces v:exist|c'est v:exist|c'est det|un ?|camionette ?|*** v:exist|c'est det|un ?|camionette</text:p>
          </table:table-cell>
        </table:table-row>
        <table:table-row table:style-name="ro1">
          <table:table-cell office:value-type="string" calcext:value-type="string">
            <text:p>armelle1_del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8.11</text:p>
          </table:table-cell>
          <table:table-cell table:formula="of:=LEFT([.E100];SEARCH(&quot;;&quot;;[.E100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CHI: [=!b /begin/N] et si je suis pas un monsieur [=!i /instantaneous/N] je serai [=!sRe /previous/PHO] pas en papier {0x15}0_4118{0x15}</text:p>
          </table:table-cell>
          <table:table-cell office:value-type="string" calcext:value-type="string">
            <text:p>%mor: conj|et conj|si pro:subj|je v:exist|être adv:neg|pas det|un n|monsieur pro:subj|je v:exist|être&amp;FUT adv:neg|pas prep:art|en n|papier</text:p>
          </table:table-cell>
        </table:table-row>
        <table:table-row table:style-name="ro1">
          <table:table-cell office:value-type="string" calcext:value-type="string">
            <text:p>armelle1_del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8.11</text:p>
          </table:table-cell>
          <table:table-cell table:formula="of:=LEFT([.E101];SEARCH(&quot;;&quot;;[.E101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CHI: [=!i /instantaneous/N] et je tomberai [=!to~bRe /previous/PHO] pas par la fenêtre {0x15}4118_8038{0x15}</text:p>
          </table:table-cell>
          <table:table-cell office:value-type="string" calcext:value-type="string">
            <text:p>%mor: conj|et pro:subj|je v|tomber-FUT adv:neg|pas prep|par det|la n|fenêtre</text:p>
          </table:table-cell>
        </table:table-row>
        <table:table-row table:style-name="ro1">
          <table:table-cell office:value-type="string" calcext:value-type="string">
            <text:p>awen1_ci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3.17</text:p>
          </table:table-cell>
          <table:table-cell table:formula="of:=LEFT([.E102];SEARCH(&quot;;&quot;;[.E102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*CHI: alors tu m- alors tu me liras [=!mliRa /previous/PHO] demain ça {0x15}197298_199809{0x15}</text:p>
          </table:table-cell>
          <table:table-cell office:value-type="string" calcext:value-type="string">
            <text:p>%mor: conj|alors pro:subj|tu ?|m– adv|alors pro:subj|tu pro:refl|me v|lire-FUT adv|demain pro:dem|ça</text:p>
          </table:table-cell>
        </table:table-row>
        <table:table-row table:style-name="ro1">
          <table:table-cell office:value-type="string" calcext:value-type="string">
            <text:p>awen1_ci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3.17</text:p>
          </table:table-cell>
          <table:table-cell table:formula="of:=LEFT([.E103];SEARCH(&quot;;&quot;;[.E103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*CHI: celui qui rira aura une tapette [=!ch /end/N] {0x15}488724_492599{0x15}</text:p>
          </table:table-cell>
          <table:table-cell office:value-type="string" calcext:value-type="string">
            <text:p>%mor: pro:dem|celui pro:rel|qui v|rire&amp;FUT v:poss|avoir&amp;FUT det|une n|tapette</text:p>
          </table:table-cell>
        </table:table-row>
        <table:table-row table:style-name="ro1">
          <table:table-cell office:value-type="string" calcext:value-type="string">
            <text:p>awen1_ci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3.17</text:p>
          </table:table-cell>
          <table:table-cell table:formula="of:=LEFT([.E104];SEARCH(&quot;;&quot;;[.E104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*CHI: et suis la petite quille do- ça il faudra qu' on le voit [=!lvwa /previous/PHO] demain chez moi [=!conv /begin/N] {0x15}789971_795582{0x15}</text:p>
          </table:table-cell>
          <table:table-cell office:value-type="string" calcext:value-type="string">
            <text:p>%mor: conj|et v:exist|être det|la adj|petit n|quille ?|do– pro:dem|ça pro:subj|il v:mdl|falloir&amp;FUT conj|qu' pro:subj|on pro:obj|le v|voir adv|demain prep|chez pro|moi</text:p>
          </table:table-cell>
        </table:table-row>
        <table:table-row table:style-name="ro1">
          <table:table-cell office:value-type="string" calcext:value-type="string">
            <text:p>baptiste1_zie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1.09</text:p>
          </table:table-cell>
          <table:table-cell table:formula="of:=LEFT([.E105];SEARCH(&quot;;&quot;;[.E105])-1)" office:value-type="string" office:string-value="3" calcext:value-type="string">
            <text:p>3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*CHI: et il [=!i /previous/PHO] reviendra [=!Rvje~dRa /previous/PHO] jusqu'à *** {0x15}307075_311502{0x15}</text:p>
          </table:table-cell>
          <table:table-cell office:value-type="string" calcext:value-type="string">
            <text:p>%mor: conj|et pro:subj|il v|revenir-FUT prep|jusqu'à ?|***</text:p>
          </table:table-cell>
        </table:table-row>
        <table:table-row table:style-name="ro1">
          <table:table-cell office:value-type="string" calcext:value-type="string">
            <text:p>baptiste1_zie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1.09</text:p>
          </table:table-cell>
          <table:table-cell table:formula="of:=LEFT([.E106];SEARCH(&quot;;&quot;;[.E106])-1)" office:value-type="string" office:string-value="3" calcext:value-type="string">
            <text:p>3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*CHI: il [=!i /previous/PHO] viendra et il avait vu plein de neige plein *** {0x15}311502_316395{0x15}</text:p>
          </table:table-cell>
          <table:table-cell office:value-type="string" calcext:value-type="string">
            <text:p>%mor: pro:subj|il v:mdl|venir-FUT conj|et pro:subj|il v:aux|avoir&amp;IMPF v|voir&amp;PP adv|plein prep:art|de n|neige adv|plein ?|***</text:p>
          </table:table-cell>
        </table:table-row>
        <table:table-row table:style-name="ro1">
          <table:table-cell office:value-type="string" calcext:value-type="string">
            <text:p>cecile1_da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1.09</text:p>
          </table:table-cell>
          <table:table-cell table:formula="of:=LEFT([.E107];SEARCH(&quot;;&quot;;[.E107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*CHI: quand j' aurai finis {0x15}23072_24274{0x15}</text:p>
          </table:table-cell>
          <table:table-cell office:value-type="string" calcext:value-type="string">
            <text:p>%mor: conj|quand pro:subj|je v:aux|avoir&amp;FUT v|finir-PP</text:p>
          </table:table-cell>
        </table:table-row>
        <table:table-row table:style-name="ro1">
          <table:table-cell office:value-type="string" calcext:value-type="string">
            <text:p>clara1_dum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1.06</text:p>
          </table:table-cell>
          <table:table-cell table:formula="of:=LEFT([.E108];SEARCH(&quot;;&quot;;[.E108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*CHI: après ça sera les chiens {0x15}1464317_1466854{0x15}</text:p>
          </table:table-cell>
          <table:table-cell office:value-type="string" calcext:value-type="string">
            <text:p>%mor: adv:place|après pro:dem|ça v:exist|être&amp;FUT det|les n|chien</text:p>
          </table:table-cell>
        </table:table-row>
        <table:table-row table:style-name="ro1">
          <table:table-cell office:value-type="string" calcext:value-type="string">
            <text:p>clemence1_hal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2.12</text:p>
          </table:table-cell>
          <table:table-cell table:formula="of:=LEFT([.E109];SEARCH(&quot;;&quot;;[.E109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CHI: [=!i /instantaneous/N] quand je sera [=!frwa /previous/PHO] [=!sic /previous/COM] grande {0x15}14926_17004{0x15}</text:p>
          </table:table-cell>
          <table:table-cell office:value-type="string" calcext:value-type="string">
            <text:p>%mor: conj|quand pro:subj|je v:exist|être&amp;FUT adj|grand</text:p>
          </table:table-cell>
        </table:table-row>
        <table:table-row table:style-name="ro1">
          <table:table-cell office:value-type="string" calcext:value-type="string">
            <text:p>clemence1_hal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2.12</text:p>
          </table:table-cell>
          <table:table-cell table:formula="of:=LEFT([.E110];SEARCH(&quot;;&quot;;[.E110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CHI: quand je sera [=!sic /previous/COM] hum euh hum hum que que je mangeais des cacahuètes {0x15}19857_28680{0x15}</text:p>
          </table:table-cell>
          <table:table-cell office:value-type="string" calcext:value-type="string">
            <text:p>%mor: conj|quand pro:subj|je v:exist|être&amp;FUT co|hum co|euh co|hum co|hum conj|que conj|que pro:subj|je v|manger-IMPF det|des n|cacahuète</text:p>
          </table:table-cell>
        </table:table-row>
        <table:table-row table:style-name="ro1">
          <table:table-cell office:value-type="string" calcext:value-type="string">
            <text:p>clementine1_bas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10.23</text:p>
          </table:table-cell>
          <table:table-cell table:formula="of:=LEFT([.E111];SEARCH(&quot;;&quot;;[.E111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*CHI: non [=!na~ /previous/PHO] ce sera le mercredi [=!maRkR2di /previous/PHO] peut-être [=!ptEt /previous/PHO] (.) {0x15}131703_135065{0x15}</text:p>
          </table:table-cell>
          <table:table-cell office:value-type="string" calcext:value-type="string">
            <text:p>%mor: adv:yn|non det:dem|ce v:exist|être&amp;FUT det|le n|mercredi ?|peut–être</text:p>
          </table:table-cell>
        </table:table-row>
        <table:table-row table:style-name="ro1">
          <table:table-cell office:value-type="string" calcext:value-type="string">
            <text:p>clementine1_bas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10.23</text:p>
          </table:table-cell>
          <table:table-cell table:formula="of:=LEFT([.E112];SEARCH(&quot;;&quot;;[.E112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*CHI: tu sais [=!tsE /previous/PHO] quoi même (.) tu seras [=!sRa /previous/PHO] plus grande hein (.) peut-être [=!ptEt /previous/PHO] (.) {0x15}377083_388232{0x15}</text:p>
          </table:table-cell>
          <table:table-cell office:value-type="string" calcext:value-type="string">
            <text:p>%mor: pro:subj|tu v:mdl|savoir pro:rel|quoi conj|même pro:subj|tu v:exist|être&amp;FUT adv:neg|plus adj|grand co|hein ?|peut–être</text:p>
          </table:table-cell>
        </table:table-row>
        <table:table-row table:style-name="ro1">
          <table:table-cell office:value-type="string" calcext:value-type="string">
            <text:p>constance1_sch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1.06</text:p>
          </table:table-cell>
          <table:table-cell table:formula="of:=LEFT([.E113];SEARCH(&quot;;&quot;;[.E113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*CHI: [=!bb /previous/N] ** on fera [=!fRa /previous/PHO] on fera [=!fRa /previous/PHO] {0x15}2162726_2166678{0x15}</text:p>
          </table:table-cell>
          <table:table-cell office:value-type="string" calcext:value-type="string">
            <text:p>%mor: ?|** pro:subj|on v:mdl|faire-FUT pro:subj|on v:mdl|faire-FUT</text:p>
          </table:table-cell>
        </table:table-row>
        <table:table-row table:style-name="ro1">
          <table:table-cell office:value-type="string" calcext:value-type="string">
            <text:p>constance1_sch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1.06</text:p>
          </table:table-cell>
          <table:table-cell table:formula="of:=LEFT([.E114];SEARCH(&quot;;&quot;;[.E114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938" calcext:value-type="float">
            <text:p>2938</text:p>
          </table:table-cell>
          <table:table-cell office:value-type="string" calcext:value-type="string">
            <text:p>*CHI: ouais on on va on va leur donner des bonbons quand quand ils reviendrons [=!Rvje~dRa /previous/PHO] {0x15}2479139_2485450{0x15}</text:p>
          </table:table-cell>
          <table:table-cell office:value-type="string" calcext:value-type="string">
            <text:p>%mor: adv:yn|ouais pro:subj|on pro:subj|on v:mdl|aller pro:subj|on v:mdl|aller pro|leur v|donner-INF det|des n|bonbon conj|quand conj|quand pro:subj|ils v|revenir-FUT</text:p>
          </table:table-cell>
        </table:table-row>
        <table:table-row table:style-name="ro1">
          <table:table-cell office:value-type="string" calcext:value-type="string">
            <text:p>constance1_sch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1.06</text:p>
          </table:table-cell>
          <table:table-cell table:formula="of:=LEFT([.E115];SEARCH(&quot;;&quot;;[.E115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*CHI: elle elle en achètera [=!aSte /previous/PHO] demain {0x15}2550477_2552812{0x15}</text:p>
          </table:table-cell>
          <table:table-cell office:value-type="string" calcext:value-type="string">
            <text:p>%mor: pro:subj|elle pro:subj|elle pro:y|en v|acheter-FUT adv|demain</text:p>
          </table:table-cell>
        </table:table-row>
        <table:table-row table:style-name="ro1">
          <table:table-cell office:value-type="string" calcext:value-type="string">
            <text:p>constance1_sch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1.06</text:p>
          </table:table-cell>
          <table:table-cell table:formula="of:=LEFT([.E116];SEARCH(&quot;;&quot;;[.E116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*CHI: ouais i- ils seront [=!so~ /previous/PHO] contents maintenant {0x15}2565166_2568213{0x15}</text:p>
          </table:table-cell>
          <table:table-cell office:value-type="string" calcext:value-type="string">
            <text:p>%mor: adv:yn|ouais ?|i– pro:subj|ils v:exist|être&amp;FUT adj|content adv|maintenant</text:p>
          </table:table-cell>
        </table:table-row>
        <table:table-row table:style-name="ro1">
          <table:table-cell office:value-type="string" calcext:value-type="string">
            <text:p>jonathan1_fra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1.09</text:p>
          </table:table-cell>
          <table:table-cell table:formula="of:=LEFT([.E117];SEARCH(&quot;;&quot;;[.E117])-1)" office:value-type="string" office:string-value="3" calcext:value-type="string">
            <text:p>3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CHI: non c'est dès+que je [=!kZ2 /previous/PHO] serai grand {0x15}61718_63984{0x15}</text:p>
          </table:table-cell>
          <table:table-cell office:value-type="string" calcext:value-type="string">
            <text:p>%mor: adv:yn|non v:exist|c'est conj|dès+que pro:subj|je v:exist|être&amp;FUT adj|grand</text:p>
          </table:table-cell>
        </table:table-row>
        <table:table-row table:style-name="ro1">
          <table:table-cell office:value-type="string" calcext:value-type="string">
            <text:p>jonathan1_fra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1.09</text:p>
          </table:table-cell>
          <table:table-cell table:formula="of:=LEFT([.E118];SEARCH(&quot;;&quot;;[.E118])-1)" office:value-type="string" office:string-value="3" calcext:value-type="string">
            <text:p>3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*CHI: c'est dès+que je [=!kZ2 /previous/PHO] serai grand comme p- [=!i /instantaneous/N] mon père (.) {0x15}65203_69187{0x15}</text:p>
          </table:table-cell>
          <table:table-cell office:value-type="string" calcext:value-type="string">
            <text:p>%mor: v:exist|c'est conj|dès+que pro:subj|je v:exist|être&amp;FUT adj|grand prep|comme ?|p– det:poss|mon n|père</text:p>
          </table:table-cell>
        </table:table-row>
        <table:table-row table:style-name="ro1">
          <table:table-cell office:value-type="string" calcext:value-type="string">
            <text:p>jonathan1_fra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1.09</text:p>
          </table:table-cell>
          <table:table-cell table:formula="of:=LEFT([.E119];SEARCH(&quot;;&quot;;[.E119])-1)" office:value-type="string" office:string-value="3" calcext:value-type="string">
            <text:p>3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*CHI: il [=!i /previous/PHO] me dépasse [=!mdemas /previous/PHO] mais dès+que je [=!kZ2 /previous/PHO] serai grand [=!i /instantaneous/N] {0x15}77062_79718{0x15}</text:p>
          </table:table-cell>
          <table:table-cell office:value-type="string" calcext:value-type="string">
            <text:p>%mor: pro:subj|il pro:refl|me v|dépasser adv|mais conj|dès+que pro:subj|je v:exist|être&amp;FUT adj|grand</text:p>
          </table:table-cell>
        </table:table-row>
        <table:table-row table:style-name="ro1">
          <table:table-cell office:value-type="string" calcext:value-type="string">
            <text:p>leo1_rom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8.11</text:p>
          </table:table-cell>
          <table:table-cell table:formula="of:=LEFT([.E120];SEARCH(&quot;;&quot;;[.E120])-1)" office:value-type="string" office:string-value="3" calcext:value-type="string">
            <text:p>3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*CHI: on fera [=!ka /instantaneous/PHO] [=!interprétation = quoi /previous/COM] ? {0x15}1238728_1240235{0x15}</text:p>
          </table:table-cell>
          <table:table-cell office:value-type="string" calcext:value-type="string">
            <text:p>%mor: pro:subj|on v:mdl|faire-FUT ?</text:p>
          </table:table-cell>
        </table:table-row>
        <table:table-row table:style-name="ro1">
          <table:table-cell office:value-type="string" calcext:value-type="string">
            <text:p>leo1_rom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8.11</text:p>
          </table:table-cell>
          <table:table-cell table:formula="of:=LEFT([.E121];SEARCH(&quot;;&quot;;[.E121])-1)" office:value-type="string" office:string-value="3" calcext:value-type="string">
            <text:p>3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*CHI: bah là elle mangera tout+à+l'heure si elle a faim {0x15}1389616_1392024{0x15}</text:p>
          </table:table-cell>
          <table:table-cell office:value-type="string" calcext:value-type="string">
            <text:p>%mor: co|bah adv:place|là pro:subj|elle v|manger-FUT adv|tout+à+l'heure conj|si pro:subj|elle v:poss|avoir n|faim</text:p>
          </table:table-cell>
        </table:table-row>
        <table:table-row table:style-name="ro1">
          <table:table-cell office:value-type="string" calcext:value-type="string">
            <text:p>loris1_peu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3.17</text:p>
          </table:table-cell>
          <table:table-cell table:formula="of:=LEFT([.E122];SEARCH(&quot;;&quot;;[.E122])-1)" office:value-type="string" office:string-value="3" calcext:value-type="string">
            <text:p>3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*CHI: dimanche je viendrai [=!Zvje~dRE /previous/PHO] avec toi dimanche {0x15}550801_553908{0x15}</text:p>
          </table:table-cell>
          <table:table-cell office:value-type="string" calcext:value-type="string">
            <text:p>%mor: n|dimanche pro:subj|je v:mdllex|venir-FUT prep|avec pro|toi n|dimanche</text:p>
          </table:table-cell>
        </table:table-row>
        <table:table-row table:style-name="ro1">
          <table:table-cell office:value-type="string" calcext:value-type="string">
            <text:p>loris1_peu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3.17</text:p>
          </table:table-cell>
          <table:table-cell table:formula="of:=LEFT([.E123];SEARCH(&quot;;&quot;;[.E123])-1)" office:value-type="string" office:string-value="3" calcext:value-type="string">
            <text:p>3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*CHI: [=!b /next/N] quand je serai [=!sRE /previous/PHO] plus [=!py /previous/PHO] grand d'accord ? {0x15}557190_559096{0x15}</text:p>
          </table:table-cell>
          <table:table-cell office:value-type="string" calcext:value-type="string">
            <text:p>%mor: conj|quand pro:subj|je v:exist|être&amp;FUT adv|plus adj|grand adv|d'accord ?</text:p>
          </table:table-cell>
        </table:table-row>
        <table:table-row table:style-name="ro1">
          <table:table-cell office:value-type="string" calcext:value-type="string">
            <text:p>lucie1_vic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7.05</text:p>
          </table:table-cell>
          <table:table-cell table:formula="of:=LEFT([.E124];SEARCH(&quot;;&quot;;[.E124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*CHI: après on fera chacun poser une chose [=!soz /previous/PHO] {0x15}85193_89032{0x15}</text:p>
          </table:table-cell>
          <table:table-cell office:value-type="string" calcext:value-type="string">
            <text:p>%mor: adv:place|après pro:subj|on v:mdl|faire-FUT pro|chacun v|poser-INF det|une n|chose</text:p>
          </table:table-cell>
        </table:table-row>
        <table:table-row table:style-name="ro1">
          <table:table-cell office:value-type="string" calcext:value-type="string">
            <text:p>lucie1_vic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7.05</text:p>
          </table:table-cell>
          <table:table-cell table:formula="of:=LEFT([.E125];SEARCH(&quot;;&quot;;[.E125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*CHI: /un coup , parce+que/ ça sera moi un coup [=!tu /previous/PHO] ça sera toi {0x15}90105_92214{0x15}</text:p>
          </table:table-cell>
          <table:table-cell office:value-type="string" calcext:value-type="string">
            <text:p>%mor: det|un n|coup ?| , conj|parce+que pro:dem|ça v:exist|être&amp;FUT pro|moi det|un n|coup pro:dem|ça v:exist|être&amp;FUT pro|toi</text:p>
          </table:table-cell>
        </table:table-row>
        <table:table-row table:style-name="ro1">
          <table:table-cell office:value-type="string" calcext:value-type="string">
            <text:p>lucie1_vic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7.05</text:p>
          </table:table-cell>
          <table:table-cell table:formula="of:=LEFT([.E126];SEARCH(&quot;;&quot;;[.E126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*CHI: parce+que sinon on pourra pas hein {0x15}93921_96263{0x15}</text:p>
          </table:table-cell>
          <table:table-cell office:value-type="string" calcext:value-type="string">
            <text:p>%mor: conj|parce+que conj|sinon pro:subj|on v:mdl|pouvoir&amp;FUT adv:neg|pas co|hein</text:p>
          </table:table-cell>
        </table:table-row>
        <table:table-row table:style-name="ro1">
          <table:table-cell office:value-type="string" calcext:value-type="string">
            <text:p>lucie1_vic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7.05</text:p>
          </table:table-cell>
          <table:table-cell table:formula="of:=LEFT([.E127];SEARCH(&quot;;&quot;;[.E127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*CHI: bah toi tu auras [=!toRa /previous/PHO] la plus petite j' aurais ça * {0x15}273271_276141{0x15}</text:p>
          </table:table-cell>
          <table:table-cell office:value-type="string" calcext:value-type="string">
            <text:p>%mor: co|bah pro|toi pro:subj|tu v:poss|avoir&amp;FUT det|la adv|plus adj|petit pro:subj|je v:aux|avoir&amp;COND pro:dem|ça ?|*</text:p>
          </table:table-cell>
        </table:table-row>
        <table:table-row table:style-name="ro1">
          <table:table-cell office:value-type="string" calcext:value-type="string">
            <text:p>lucie1_vic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7.05</text:p>
          </table:table-cell>
          <table:table-cell table:formula="of:=LEFT([.E128];SEARCH(&quot;;&quot;;[.E128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*CHI: tu [=!t /previous/PHO] enlèveras ton {0x15}833812_835171{0x15}</text:p>
          </table:table-cell>
          <table:table-cell office:value-type="string" calcext:value-type="string">
            <text:p>%mor: pro:subj|tu v|enlever-FUT det:poss|ton</text:p>
          </table:table-cell>
        </table:table-row>
        <table:table-row table:style-name="ro1">
          <table:table-cell office:value-type="string" calcext:value-type="string">
            <text:p>lucie1_vic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7.05</text:p>
          </table:table-cell>
          <table:table-cell table:formula="of:=LEFT([.E129];SEARCH(&quot;;&quot;;[.E129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*CHI: comme ça tu me diras [=!b /previous/N] (...) [=!b /previous/N] {0x15}1111899_1118749{0x15}</text:p>
          </table:table-cell>
          <table:table-cell office:value-type="string" calcext:value-type="string">
            <text:p>%mor: prep|comme pro:dem|ça pro:subj|tu pro:refl|me v|dire-FUT</text:p>
          </table:table-cell>
        </table:table-row>
        <table:table-row table:style-name="ro1">
          <table:table-cell office:value-type="string" calcext:value-type="string">
            <text:p>lucie1_vic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7.05</text:p>
          </table:table-cell>
          <table:table-cell table:formula="of:=LEFT([.E130];SEARCH(&quot;;&quot;;[.E130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*CHI: mais il [=!i /previous/PHO] pleurera [=!p9kR2Ra /previous/PHO] encore *** [=!b /previous/N] des vitamines {0x15}1251879_1258563{0x15}</text:p>
          </table:table-cell>
          <table:table-cell office:value-type="string" calcext:value-type="string">
            <text:p>%mor: conj|mais pro:subj|il v|pleurer-FUT adv|encore ?|*** det|des n|vitamine</text:p>
          </table:table-cell>
        </table:table-row>
        <table:table-row table:style-name="ro1">
          <table:table-cell office:value-type="string" calcext:value-type="string">
            <text:p>lucie1_vic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7.05</text:p>
          </table:table-cell>
          <table:table-cell table:formula="of:=LEFT([.E131];SEARCH(&quot;;&quot;;[.E131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*CHI: après on continuera {0x15}1334366_1336256{0x15}</text:p>
          </table:table-cell>
          <table:table-cell office:value-type="string" calcext:value-type="string">
            <text:p>%mor: adv:place|après pro:subj|on v|continuer-FUT</text:p>
          </table:table-cell>
        </table:table-row>
        <table:table-row table:style-name="ro1">
          <table:table-cell office:value-type="string" calcext:value-type="string">
            <text:p>lucie1_vic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7.05</text:p>
          </table:table-cell>
          <table:table-cell table:formula="of:=LEFT([.E132];SEARCH(&quot;;&quot;;[.E132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*CHI: mais il [=!i /previous/PHO] mettra tout ça {0x15}1434925_1436734{0x15}</text:p>
          </table:table-cell>
          <table:table-cell office:value-type="string" calcext:value-type="string">
            <text:p>%mor: conj|mais pro:subj|il v|mettre-FUT det:gen|tout pro:dem|ça</text:p>
          </table:table-cell>
        </table:table-row>
        <table:table-row table:style-name="ro1">
          <table:table-cell office:value-type="string" calcext:value-type="string">
            <text:p>lucie1_vic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7.05</text:p>
          </table:table-cell>
          <table:table-cell table:formula="of:=LEFT([.E133];SEARCH(&quot;;&quot;;[.E133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*CHI: non c'était moi qui remettra {0x15}1619305_1621158{0x15}</text:p>
          </table:table-cell>
          <table:table-cell office:value-type="string" calcext:value-type="string">
            <text:p>%mor: adv:yn|non v:exist|c'est&amp;IMPF pro|moi pro:rel|qui v|remettre-FUT</text:p>
          </table:table-cell>
        </table:table-row>
        <table:table-row table:style-name="ro1">
          <table:table-cell office:value-type="string" calcext:value-type="string">
            <text:p>lucie1_vic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7.05</text:p>
          </table:table-cell>
          <table:table-cell table:formula="of:=LEFT([.E134];SEARCH(&quot;;&quot;;[.E134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*CHI: il faudra [=!ts2ra~lve /previous/PHO] [=!interprétation = s'enlever /previous/COM] chaussures [=!sosyR /previous/PHO] (.) *** {0x15}1641959_1646220{0x15}</text:p>
          </table:table-cell>
          <table:table-cell office:value-type="string" calcext:value-type="string">
            <text:p>%mor: pro:subj|il v:mdllex|falloir&amp;FUT n|chaussure ?|***</text:p>
          </table:table-cell>
        </table:table-row>
        <table:table-row table:style-name="ro1">
          <table:table-cell office:value-type="string" calcext:value-type="string">
            <text:p>lucie1_vic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7.05</text:p>
          </table:table-cell>
          <table:table-cell table:formula="of:=LEFT([.E135];SEARCH(&quot;;&quot;;[.E135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*CHI: ce sera des roses [=!b /previous/N] {0x15}1649113_1650300{0x15}</text:p>
          </table:table-cell>
          <table:table-cell office:value-type="string" calcext:value-type="string">
            <text:p>%mor: det:dem|ce v:exist|être&amp;FUT det|des adj|rose</text:p>
          </table:table-cell>
        </table:table-row>
        <table:table-row table:style-name="ro1">
          <table:table-cell office:value-type="string" calcext:value-type="string">
            <text:p>lucie1_vic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7.05</text:p>
          </table:table-cell>
          <table:table-cell table:formula="of:=LEFT([.E136];SEARCH(&quot;;&quot;;[.E136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*CHI: et elle [=!b /previous/N] on lui fera elle * c'est aussi des petits points {0x15}1691824_1696049{0x15}</text:p>
          </table:table-cell>
          <table:table-cell office:value-type="string" calcext:value-type="string">
            <text:p>%mor: conj|et pro:subj|elle pro:subj|on pro|lui v:mdllex|faire-FUT pro:subj|elle ?|* v:exist|c'est conj|aussi det|des adj|petit n|point^n|pointeur</text:p>
          </table:table-cell>
        </table:table-row>
        <table:table-row table:style-name="ro1">
          <table:table-cell office:value-type="string" calcext:value-type="string">
            <text:p>lucie1_vic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7.05</text:p>
          </table:table-cell>
          <table:table-cell table:formula="of:=LEFT([.E137];SEARCH(&quot;;&quot;;[.E137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*CHI: toi tu prends celle-ci et moi je prendrai tous les autres {0x15}1805490_1808912{0x15}</text:p>
          </table:table-cell>
          <table:table-cell office:value-type="string" calcext:value-type="string">
            <text:p>%mor: pro|toi pro:subj|tu v|prendre ?|celle–ci conj|et pro|moi pro:subj|je v|prendre-FUT det:gen|tous det|les pro|autres</text:p>
          </table:table-cell>
        </table:table-row>
        <table:table-row table:style-name="ro1">
          <table:table-cell office:value-type="string" calcext:value-type="string">
            <text:p>lucie1_vic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7.05</text:p>
          </table:table-cell>
          <table:table-cell table:formula="of:=LEFT([.E138];SEARCH(&quot;;&quot;;[.E138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*CHI: [=!b /previous/N] *** après on pourra jouer à ça si tu veux en fait {0x15}2712179_2720143{0x15}</text:p>
          </table:table-cell>
          <table:table-cell office:value-type="string" calcext:value-type="string">
            <text:p>%mor: ?|*** adv:place|après pro:subj|on v:mdl|pouvoir&amp;FUT v|jouer-INF prep|à pro:dem|ça conj|si pro:subj|tu v:mdllex|vouloir prep:art|en n|fait</text:p>
          </table:table-cell>
        </table:table-row>
        <table:table-row table:style-name="ro1">
          <table:table-cell office:value-type="string" calcext:value-type="string">
            <text:p>lucie1_vic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7.05</text:p>
          </table:table-cell>
          <table:table-cell table:formula="of:=LEFT([.E139];SEARCH(&quot;;&quot;;[.E139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819" calcext:value-type="float">
            <text:p>2819</text:p>
          </table:table-cell>
          <table:table-cell office:value-type="string" calcext:value-type="string">
            <text:p>*CHI: [=!sif /instantaneous/N] (.) et tu pourras alors *** [=!r /instantaneous/N] {0x15}2850980_2855926{0x15}</text:p>
          </table:table-cell>
          <table:table-cell office:value-type="string" calcext:value-type="string">
            <text:p>%mor: conj|et pro:subj|tu v:mdl|pouvoir&amp;FUT adv|alors ?|***</text:p>
          </table:table-cell>
        </table:table-row>
        <table:table-row table:style-name="ro1">
          <table:table-cell office:value-type="string" calcext:value-type="string">
            <text:p>lucie1_vic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7.05</text:p>
          </table:table-cell>
          <table:table-cell table:formula="of:=LEFT([.E140];SEARCH(&quot;;&quot;;[.E140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062" calcext:value-type="float">
            <text:p>3062</text:p>
          </table:table-cell>
          <table:table-cell office:value-type="string" calcext:value-type="string">
            <text:p>*CHI: on le fera après l' ordi (.) {0x15}3157755_3160195{0x15}</text:p>
          </table:table-cell>
          <table:table-cell office:value-type="string" calcext:value-type="string">
            <text:p>%mor: pro:subj|on pro:obj|le v:mdllex|faire-FUT prep|après det|le/la ?|ordi</text:p>
          </table:table-cell>
        </table:table-row>
        <table:table-row table:style-name="ro1">
          <table:table-cell office:value-type="string" calcext:value-type="string">
            <text:p>lucie1_vic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7.05</text:p>
          </table:table-cell>
          <table:table-cell table:formula="of:=LEFT([.E141];SEARCH(&quot;;&quot;;[.E141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*CHI: ce sera [=!sra /previous/PHO] {0x15}3180053_3180917{0x15}</text:p>
          </table:table-cell>
          <table:table-cell office:value-type="string" calcext:value-type="string">
            <text:p>%mor: det:dem|ce v:exist|être&amp;FUT</text:p>
          </table:table-cell>
        </table:table-row>
        <table:table-row table:style-name="ro1">
          <table:table-cell office:value-type="string" calcext:value-type="string">
            <text:p>lucie1_vic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7.05</text:p>
          </table:table-cell>
          <table:table-cell table:formula="of:=LEFT([.E142];SEARCH(&quot;;&quot;;[.E142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*CHI: ce sera [=!sRa /previous/PHO] [=!b /previous/N] (.) il y [=!ja /previous/PHO] a les * et+puis [=!pi /previous/PHO] [=!b /instantaneous/N] {0x15}3180917_3190219{0x15}</text:p>
          </table:table-cell>
          <table:table-cell office:value-type="string" calcext:value-type="string">
            <text:p>%mor: det:dem|ce v:exist|être&amp;FUT pro:subj|il pro:y|y v:poss|avoir det|les ?|* conj|et+puis</text:p>
          </table:table-cell>
        </table:table-row>
        <table:table-row table:style-name="ro1">
          <table:table-cell office:value-type="string" calcext:value-type="string">
            <text:p>lucie1_vic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7.05</text:p>
          </table:table-cell>
          <table:table-cell table:formula="of:=LEFT([.E143];SEARCH(&quot;;&quot;;[.E143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160" calcext:value-type="float">
            <text:p>3160</text:p>
          </table:table-cell>
          <table:table-cell office:value-type="string" calcext:value-type="string">
            <text:p>*CHI: pour ça tu me [=!m /previous/PHO] le feras *** (.) {0x15}3283575_3287392{0x15}</text:p>
          </table:table-cell>
          <table:table-cell office:value-type="string" calcext:value-type="string">
            <text:p>%mor: prep|pour pro:dem|ça pro:subj|tu pro:refl|me pro:obj|le v:mdl|faire-FUT ?|***</text:p>
          </table:table-cell>
        </table:table-row>
        <table:table-row table:style-name="ro1">
          <table:table-cell office:value-type="string" calcext:value-type="string">
            <text:p>lucie1_vic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7.05</text:p>
          </table:table-cell>
          <table:table-cell table:formula="of:=LEFT([.E144];SEARCH(&quot;;&quot;;[.E144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*CHI: et je vais dire le sac hé bah j' appuierai [=!zapyiRe /previous/PHO] {0x15}3549336_3552596{0x15}</text:p>
          </table:table-cell>
          <table:table-cell office:value-type="string" calcext:value-type="string">
            <text:p>%mor: conj|et pro:subj|je v:mdl|aller v|dire-INF det|le n|sac co|hé co|bah pro:subj|je v|appuyer-FUT</text:p>
          </table:table-cell>
        </table:table-row>
        <table:table-row table:style-name="ro1">
          <table:table-cell office:value-type="string" calcext:value-type="string">
            <text:p>lucie1_vic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7.05</text:p>
          </table:table-cell>
          <table:table-cell table:formula="of:=LEFT([.E145];SEARCH(&quot;;&quot;;[.E145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402" calcext:value-type="float">
            <text:p>3402</text:p>
          </table:table-cell>
          <table:table-cell office:value-type="string" calcext:value-type="string">
            <text:p>*CHI: [=!musique et voix du jeu /next/N] tu feras *** parce+que c'est un+petit+peu (.) {0x15}3646031_3648782{0x15}</text:p>
          </table:table-cell>
          <table:table-cell office:value-type="string" calcext:value-type="string">
            <text:p>%mor: pro:subj|tu v:mdllex|faire-FUT ?|*** conj|parce+que v:exist|c'est adv|un+petit+peu</text:p>
          </table:table-cell>
        </table:table-row>
        <table:table-row table:style-name="ro1">
          <table:table-cell office:value-type="string" calcext:value-type="string">
            <text:p>lucie1_vic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7.05</text:p>
          </table:table-cell>
          <table:table-cell table:formula="of:=LEFT([.E146];SEARCH(&quot;;&quot;;[.E146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*CHI: on fera d'abord celui-là [=!sHila /previous/PHO] {0x15}4011294_4012769{0x15}</text:p>
          </table:table-cell>
          <table:table-cell office:value-type="string" calcext:value-type="string">
            <text:p>%mor: pro:subj|on v:mdl|faire-FUT adv|d'abord ?|celui–là</text:p>
          </table:table-cell>
        </table:table-row>
        <table:table-row table:style-name="ro1">
          <table:table-cell office:value-type="string" calcext:value-type="string">
            <text:p>lucie1_vic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7.05</text:p>
          </table:table-cell>
          <table:table-cell table:formula="of:=LEFT([.E147];SEARCH(&quot;;&quot;;[.E147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663" calcext:value-type="float">
            <text:p>3663</text:p>
          </table:table-cell>
          <table:table-cell office:value-type="string" calcext:value-type="string">
            <text:p>*CHI: *** m' énerve hé bah on fera ici [=!voix du jeu /previous/N] {0x15}4014691_4017553{0x15}</text:p>
          </table:table-cell>
          <table:table-cell office:value-type="string" calcext:value-type="string">
            <text:p>%mor: ?|*** pro:refl|me v|énerver co|hé co|bah pro:subj|on v:mdllex|faire-FUT adv:place|ici</text:p>
          </table:table-cell>
        </table:table-row>
        <table:table-row table:style-name="ro1">
          <table:table-cell office:value-type="string" calcext:value-type="string">
            <text:p>lucile1_flo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</text:p>
          </table:table-cell>
          <table:table-cell table:formula="of:=LEFT([.E148];SEARCH(&quot;;&quot;;[.E148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*CHI: après je pou- [=!Sp2 /previous/PHO] après je pourrai [=!Sp2Re /previous/PHO] plus [=!py /previous/PHO] retrouver mon Rapido {0x15}339556_344058{0x15}</text:p>
          </table:table-cell>
          <table:table-cell office:value-type="string" calcext:value-type="string">
            <text:p>%mor: adv:place|après pro:subj|je ?|pou– adv:place|après pro:subj|je v:mdl|pouvoir&amp;FUT adv:neg|plus v|retrouver-INF det:poss|mon n:prop|Rapido</text:p>
          </table:table-cell>
        </table:table-row>
        <table:table-row table:style-name="ro1">
          <table:table-cell office:value-type="string" calcext:value-type="string">
            <text:p>naomi1_sli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3.17</text:p>
          </table:table-cell>
          <table:table-cell table:formula="of:=LEFT([.E149];SEARCH(&quot;;&quot;;[.E149])-1)" office:value-type="string" office:string-value="3" calcext:value-type="string">
            <text:p>3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*CHI: mon petit nain-nain je je prêterai mon petit frère il [=!i /previous/PHO] dort {0x15}1187520_1191826{0x15}</text:p>
          </table:table-cell>
          <table:table-cell office:value-type="string" calcext:value-type="string">
            <text:p>%mor: det:poss|mon adj|petit ?|nain–nain pro:subj|je pro:subj|je v|prêter-FUT det:poss|mon adj|petit n|frère pro:subj|il v|dormir</text:p>
          </table:table-cell>
        </table:table-row>
        <table:table-row table:style-name="ro1">
          <table:table-cell office:value-type="string" calcext:value-type="string">
            <text:p>nathan1_mai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3.17</text:p>
          </table:table-cell>
          <table:table-cell table:formula="of:=LEFT([.E150];SEARCH(&quot;;&quot;;[.E150])-1)" office:value-type="string" office:string-value="3" calcext:value-type="string">
            <text:p>3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*CHI: après on regardera [=!R2Ra /previous/PHO] les autres {0x15}1165992_1168218{0x15}</text:p>
          </table:table-cell>
          <table:table-cell office:value-type="string" calcext:value-type="string">
            <text:p>%mor: adv:place|après pro:subj|on v|regarder-FUT det|les pro|autres</text:p>
          </table:table-cell>
        </table:table-row>
        <table:table-row table:style-name="ro1">
          <table:table-cell office:value-type="string" calcext:value-type="string">
            <text:p>thibault1_lev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10.23</text:p>
          </table:table-cell>
          <table:table-cell table:formula="of:=LEFT([.E151];SEARCH(&quot;;&quot;;[.E151])-1)" office:value-type="string" office:string-value="3" calcext:value-type="string">
            <text:p>3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*CHI: ouais mais quand je serai [=!sRe /previous/PHO] en C . P . [=!Sigle = Cours Préparatoire /previous/COM] {0x15}244581_246737{0x15}</text:p>
          </table:table-cell>
          <table:table-cell office:value-type="string" calcext:value-type="string">
            <text:p>%mor: adv:yn|ouais conj|mais conj|quand pro:subj|je v:exist|être&amp;FUT prep|en n:prop|C . n:prop|P .</text:p>
          </table:table-cell>
        </table:table-row>
        <table:table-row table:style-name="ro1">
          <table:table-cell office:value-type="string" calcext:value-type="string">
            <text:p>yassine1_nic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1.06</text:p>
          </table:table-cell>
          <table:table-cell table:formula="of:=LEFT([.E152];SEARCH(&quot;;&quot;;[.E152])-1)" office:value-type="string" office:string-value="3" calcext:value-type="string">
            <text:p>3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*CHI: [=!avec une voix théatrale /previous/COM] et là il [=!i /previous/PHO] parle je te reverrai [=!R2vwaje /previous/PHO] comme une personnage [=!sic /previous/COM]   [=!paRsonaZ /previous/PHO] {0x15}1123424_1130847{0x15}</text:p>
          </table:table-cell>
          <table:table-cell office:value-type="string" calcext:value-type="string">
            <text:p>%mor: conj|et adv:place|là pro:subj|il v|parler pro:subj|je pro:refl|te v|revoir&amp;FUT prep|comme det|une n|personnage ?| </text:p>
          </table:table-cell>
        </table:table-row>
        <table:table-row table:style-name="ro1">
          <table:table-cell office:value-type="string" calcext:value-type="string">
            <text:p>yassine1_nic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1.06</text:p>
          </table:table-cell>
          <table:table-cell table:formula="of:=LEFT([.E153];SEARCH(&quot;;&quot;;[.E153])-1)" office:value-type="string" office:string-value="3" calcext:value-type="string">
            <text:p>3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*CHI: mais il [=!i /previous/PHO] aura p- {0x15}1332712_1334321{0x15}</text:p>
          </table:table-cell>
          <table:table-cell office:value-type="string" calcext:value-type="string">
            <text:p>%mor: conj|mais pro:subj|il v:aux|avoir&amp;FUT ?|p–</text:p>
          </table:table-cell>
        </table:table-row>
        <table:table-row table:style-name="ro1">
          <table:table-cell office:value-type="string" calcext:value-type="string">
            <text:p>yassine1_nic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;01.06</text:p>
          </table:table-cell>
          <table:table-cell table:formula="of:=LEFT([.E154];SEARCH(&quot;;&quot;;[.E154])-1)" office:value-type="string" office:string-value="3" calcext:value-type="string">
            <text:p>3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*CHI: mais parce [=!pask /previous/PHO] que mais parce+qu' il [=!pask /previous/PHO] en a une *** il [=!i /previous/PHO] sera triste {0x15}1370497_1376351{0x15}</text:p>
          </table:table-cell>
          <table:table-cell office:value-type="string" calcext:value-type="string">
            <text:p>%mor: conj|mais adv|parce conj|que adv|mais conj|parce+que pro:subj|il pro:y|en v:poss|avoir ?|une *** pro:subj|il v:exist|être&amp;FUT adj|triste</text:p>
          </table:table-cell>
        </table:table-row>
        <table:table-row table:style-name="ro1">
          <table:table-cell office:value-type="string" calcext:value-type="string">
            <text:p>nesrine1_sed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4.24</text:p>
          </table:table-cell>
          <table:table-cell table:formula="of:=LEFT([.E155];SEARCH(&quot;;&quot;;[.E155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*CHI: comme ça se sera Noël demain {0x15}87106_89696{0x15}</text:p>
          </table:table-cell>
          <table:table-cell office:value-type="string" calcext:value-type="string">
            <text:p>%mor: conj|comme pro:dem|ça pro:refl|se v:aux|être&amp;FUT n:prop|Noël adv|demain</text:p>
          </table:table-cell>
        </table:table-row>
        <table:table-row table:style-name="ro1">
          <table:table-cell office:value-type="string" calcext:value-type="string">
            <text:p>nesrine1_sed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4.24</text:p>
          </table:table-cell>
          <table:table-cell table:formula="of:=LEFT([.E156];SEARCH(&quot;;&quot;;[.E156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*CHI: ouais demain j' aura [=!ZoRa /previous/PHO] maquillage [=!malkijaZ /previous/PHO] {0x15}90346_93268{0x15}</text:p>
          </table:table-cell>
          <table:table-cell office:value-type="string" calcext:value-type="string">
            <text:p>%mor: adv:yn|ouais adv|demain pro:subj|je v:poss|avoir&amp;FUT n|maquillage</text:p>
          </table:table-cell>
        </table:table-row>
        <table:table-row table:style-name="ro1">
          <table:table-cell office:value-type="string" calcext:value-type="string">
            <text:p>nesrine1_sed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4.24</text:p>
          </table:table-cell>
          <table:table-cell table:formula="of:=LEFT([.E157];SEARCH(&quot;;&quot;;[.E157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*CHI: hum je le [=!Zl@ /previous/PHO] [=!sic /previous/COM] mettra dans mon sapin {0x15}97749_100311{0x15}</text:p>
          </table:table-cell>
          <table:table-cell office:value-type="string" calcext:value-type="string">
            <text:p>%mor: co|hum pro:subj|je pro:obj|le v|mettre-FUT prep|dans det:poss|mon n|sapin</text:p>
          </table:table-cell>
        </table:table-row>
        <table:table-row table:style-name="ro1">
          <table:table-cell office:value-type="string" calcext:value-type="string">
            <text:p>celia7_ca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7.05</text:p>
          </table:table-cell>
          <table:table-cell table:formula="of:=LEFT([.E158];SEARCH(&quot;;&quot;;[.E158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*CHI: elle dit miam miam ce sera le dessert (.) de Bébé-Leïla [=!laila /previous/PHO] {0x15}468795_477896{0x15}</text:p>
          </table:table-cell>
          <table:table-cell office:value-type="string" calcext:value-type="string">
            <text:p>%mor: pro:subj|elle v|dire^v|dire-PASS on|miam on|miam det:dem|ce v:exist|être&amp;FUT det|le n|dessert prep|de n:prop|Bébé–Leïla</text:p>
          </table:table-cell>
        </table:table-row>
        <table:table-row table:style-name="ro1">
          <table:table-cell office:value-type="string" calcext:value-type="string">
            <text:p>celia7_ca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7.05</text:p>
          </table:table-cell>
          <table:table-cell table:formula="of:=LEFT([.E159];SEARCH(&quot;;&quot;;[.E159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*CHI: ce sera le dessert de Bébé-Leïla [=!laila /previous/PHO] {0x15}494240_497650{0x15}</text:p>
          </table:table-cell>
          <table:table-cell office:value-type="string" calcext:value-type="string">
            <text:p>%mor: det:dem|ce v:exist|être&amp;FUT det|le n|dessert prep|de n:prop|Bébé–Leïla</text:p>
          </table:table-cell>
        </table:table-row>
        <table:table-row table:style-name="ro1">
          <table:table-cell office:value-type="string" calcext:value-type="string">
            <text:p>hugo3_b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1.05</text:p>
          </table:table-cell>
          <table:table-cell table:formula="of:=LEFT([.E160];SEARCH(&quot;;&quot;;[.E160])-1)" office:value-type="string" office:string-value="4" calcext:value-type="string">
            <text:p>4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*CHI: alors euh je pourrai [=!ZpuRE /previous/PHO] p- a- si mais s- si je redescends [=!ZR@desa~  /previous/PHO] {0x15}281030_284749{0x15}</text:p>
          </table:table-cell>
          <table:table-cell office:value-type="string" calcext:value-type="string">
            <text:p>%mor: conj|alors co|euh pro:subj|je v:mdllex|pouvoir&amp;FUT ?|p– ?|a– adv|si adv|mais ?|s– adv|si pro:subj|je v|redescendre</text:p>
          </table:table-cell>
        </table:table-row>
        <table:table-row table:style-name="ro1">
          <table:table-cell office:value-type="string" calcext:value-type="string">
            <text:p>hugo3_b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1.05</text:p>
          </table:table-cell>
          <table:table-cell table:formula="of:=LEFT([.E161];SEARCH(&quot;;&quot;;[.E161])-1)" office:value-type="string" office:string-value="4" calcext:value-type="string">
            <text:p>4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*CHI: le chien il [=!i /previous/PHO] pourra pas redescendre {0x15}284749_286796{0x15}</text:p>
          </table:table-cell>
          <table:table-cell office:value-type="string" calcext:value-type="string">
            <text:p>%mor: det|le n|chien pro:subj|il v:mdl|pouvoir&amp;FUT adv:neg|pas v|redescendre-INF</text:p>
          </table:table-cell>
        </table:table-row>
        <table:table-row table:style-name="ro1">
          <table:table-cell office:value-type="string" calcext:value-type="string">
            <text:p>hugo3_b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1.05</text:p>
          </table:table-cell>
          <table:table-cell table:formula="of:=LEFT([.E162];SEARCH(&quot;;&quot;;[.E162])-1)" office:value-type="string" office:string-value="4" calcext:value-type="string">
            <text:p>4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*CHI: oui mais quand+même si je remonte [=!ZR@mo~t /previous/PHO] il [=!i /previous/PHO] pourra pas remonter {0x15}295686_299827{0x15}</text:p>
          </table:table-cell>
          <table:table-cell office:value-type="string" calcext:value-type="string">
            <text:p>%mor: adv:yn|oui conj|mais adv|quand+même conj|si pro:subj|je v|remonter pro:subj|il v:mdl|pouvoir&amp;FUT adv:neg|pas v|remonter-INF</text:p>
          </table:table-cell>
        </table:table-row>
        <table:table-row table:style-name="ro1">
          <table:table-cell office:value-type="string" calcext:value-type="string">
            <text:p>hugo3_b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1.05</text:p>
          </table:table-cell>
          <table:table-cell table:formula="of:=LEFT([.E163];SEARCH(&quot;;&quot;;[.E163])-1)" office:value-type="string" office:string-value="4" calcext:value-type="string">
            <text:p>4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*CHI: ah ben non * sinon il sera [=!sic /previous/COM] un géant {0x15}947295_950576{0x15}</text:p>
          </table:table-cell>
          <table:table-cell office:value-type="string" calcext:value-type="string">
            <text:p>%mor: co|ah co|ben adv:yn|non ?|* conj|sinon pro:subj|il v:exist|être&amp;FUT det|un n|géant</text:p>
          </table:table-cell>
        </table:table-row>
        <table:table-row table:style-name="ro1">
          <table:table-cell office:value-type="string" calcext:value-type="string">
            <text:p>hugo3_b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1.05</text:p>
          </table:table-cell>
          <table:table-cell table:formula="of:=LEFT([.E164];SEARCH(&quot;;&quot;;[.E164])-1)" office:value-type="string" office:string-value="4" calcext:value-type="string">
            <text:p>4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*CHI: je peux pas si si je saute eh ben je pourrai [=!ZpuRE /previous/PHO] mais je saute pas {0x15}1128402_1132965{0x15}</text:p>
          </table:table-cell>
          <table:table-cell office:value-type="string" calcext:value-type="string">
            <text:p>%mor: pro:subj|je v:mdl|pouvoir adv:neg|pas adv|si conj|si pro:subj|je v|sauter co|eh co|ben pro:subj|je v:mdl|pouvoir&amp;FUT conj|mais pro:subj|je v|sauter adv:neg|pas</text:p>
          </table:table-cell>
        </table:table-row>
        <table:table-row table:style-name="ro1">
          <table:table-cell office:value-type="string" calcext:value-type="string">
            <text:p>hugo3_b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1.05</text:p>
          </table:table-cell>
          <table:table-cell table:formula="of:=LEFT([.E165];SEARCH(&quot;;&quot;;[.E165])-1)" office:value-type="string" office:string-value="4" calcext:value-type="string">
            <text:p>4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*CHI: * on pourra plus [=!py /previous/PHO] se lever [=!sl@ve /previous/PHO] {0x15}1174184_1176341{0x15}</text:p>
          </table:table-cell>
          <table:table-cell office:value-type="string" calcext:value-type="string">
            <text:p>%mor: ?|* pro:subj|on v:mdl|pouvoir&amp;FUT adv:neg|plus pro:refl|se v|lever-INF</text:p>
          </table:table-cell>
        </table:table-row>
        <table:table-row table:style-name="ro1">
          <table:table-cell office:value-type="string" calcext:value-type="string">
            <text:p>hugo3_b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1.05</text:p>
          </table:table-cell>
          <table:table-cell table:formula="of:=LEFT([.E166];SEARCH(&quot;;&quot;;[.E166])-1)" office:value-type="string" office:string-value="4" calcext:value-type="string">
            <text:p>4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*CHI: ah oui mais si si si quand je serai grand je vais [=!ZvE /previous/PHO] essayer de le [=!dl@ /previous/PHO] tirer un petit [=!pti /previous/PHO] peu {0x15}1524620_1530385{0x15}</text:p>
          </table:table-cell>
          <table:table-cell office:value-type="string" calcext:value-type="string">
            <text:p>%mor: co|ah adv:yn|oui conj|mais conj|si conj|si conj|si conj|quand pro:subj|je v:exist|être&amp;FUT adj|grand pro:subj|je v:mdl|aller v|essayer-INF prep|de pro:obj|le v|tirer-INF det|un adj|petit adv|peu^adv|peu+</text:p>
          </table:table-cell>
        </table:table-row>
        <table:table-row table:style-name="ro1">
          <table:table-cell office:value-type="string" calcext:value-type="string">
            <text:p>hugo3_b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1.05</text:p>
          </table:table-cell>
          <table:table-cell table:formula="of:=LEFT([.E167];SEARCH(&quot;;&quot;;[.E167])-1)" office:value-type="string" office:string-value="4" calcext:value-type="string">
            <text:p>4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*CHI: et bah là elle pourra tomber parce+que [=!pask9 /previous/PHO] si je mets un gros trou là bing {0x15}1603528_1608885{0x15}</text:p>
          </table:table-cell>
          <table:table-cell office:value-type="string" calcext:value-type="string">
            <text:p>%mor: conj|et co|bah adv:place|là pro:subj|elle v:mdl|pouvoir&amp;FUT v|tomber-INF conj|parce+que conj|si pro:subj|je v|mettre det|un adj|gros n|trou adv:place|là on|bing</text:p>
          </table:table-cell>
        </table:table-row>
        <table:table-row table:style-name="ro1">
          <table:table-cell office:value-type="string" calcext:value-type="string">
            <text:p>hugo3_b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1.05</text:p>
          </table:table-cell>
          <table:table-cell table:formula="of:=LEFT([.E168];SEARCH(&quot;;&quot;;[.E168])-1)" office:value-type="string" office:string-value="4" calcext:value-type="string">
            <text:p>4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*CHI: sinon il y aura [=!jORa /previous/PHO] une flèche qui va aller en+bas une flèche partout {0x15}1656807_1660061{0x15}</text:p>
          </table:table-cell>
          <table:table-cell office:value-type="string" calcext:value-type="string">
            <text:p>%mor: conj|sinon pro:subj|il pro:y|y v:poss|avoir&amp;FUT det|une n|flèche pro:rel|qui v:mdl|aller v:mdllex|aller&amp;INF adv:place|en+bas det|une n|flèche adv|partout</text:p>
          </table:table-cell>
        </table:table-row>
        <table:table-row table:style-name="ro1">
          <table:table-cell office:value-type="string" calcext:value-type="string">
            <text:p>sarah1_ca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10.23</text:p>
          </table:table-cell>
          <table:table-cell table:formula="of:=LEFT([.E169];SEARCH(&quot;;&quot;;[.E169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*CHI: *** il+y+a [=!ia /previous/PHO] un yaourt rouge * pend- pour- ce sera [=!sra /previous/PHO] le dessert de Leïla {0x15}251845_261049{0x15}</text:p>
          </table:table-cell>
          <table:table-cell office:value-type="string" calcext:value-type="string">
            <text:p>%mor: ?|*** v:exist|il+y+a det|un n|yaourt adj|rouge ?|* ?|pend– ?|pour– det:dem|ce v:exist|être&amp;FUT det|le n|dessert prep|de n:prop|Leïla</text:p>
          </table:table-cell>
        </table:table-row>
        <table:table-row table:style-name="ro1">
          <table:table-cell office:value-type="string" calcext:value-type="string">
            <text:p>sarah2_ca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1.05</text:p>
          </table:table-cell>
          <table:table-cell table:formula="of:=LEFT([.E170];SEARCH(&quot;;&quot;;[.E170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*CHI: ce sera [=!sra /previous/PHO] le le dessert de Bébé-Leïla {0x15}241693_245031{0x15}</text:p>
          </table:table-cell>
          <table:table-cell office:value-type="string" calcext:value-type="string">
            <text:p>%mor: det:dem|ce v:exist|être&amp;FUT det|le det|le n|dessert prep|de n:prop|Bébé–Leïla</text:p>
          </table:table-cell>
        </table:table-row>
        <table:table-row table:style-name="ro1">
          <table:table-cell office:value-type="string" calcext:value-type="string">
            <text:p>Alicia1_Bre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1.05</text:p>
          </table:table-cell>
          <table:table-cell table:formula="of:=LEFT([.E171];SEARCH(&quot;;&quot;;[.E171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*CHI: ouais elle pourra plus manger et boire {0x15}219774_222385{0x15}</text:p>
          </table:table-cell>
          <table:table-cell office:value-type="string" calcext:value-type="string">
            <text:p>%mor: adv:yn|ouais pro:subj|elle v:mdl|pouvoir&amp;FUT adv:neg|plus v|manger-INF conj|et v|boire&amp;INF</text:p>
          </table:table-cell>
        </table:table-row>
        <table:table-row table:style-name="ro1">
          <table:table-cell office:value-type="string" calcext:value-type="string">
            <text:p>Claire1_Kam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5.30</text:p>
          </table:table-cell>
          <table:table-cell table:formula="of:=LEFT([.E172];SEARCH(&quot;;&quot;;[.E172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CHI: tu voudras dessiner aussi ? {0x15}38057_40232{0x15}</text:p>
          </table:table-cell>
          <table:table-cell office:value-type="string" calcext:value-type="string">
            <text:p>%mor: pro:subj|tu v:mdl|vouloir&amp;FUT v|dessiner-INF adv|aussi ?</text:p>
          </table:table-cell>
        </table:table-row>
        <table:table-row table:style-name="ro1">
          <table:table-cell office:value-type="string" calcext:value-type="string">
            <text:p>Cloe1_Tsc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5.30</text:p>
          </table:table-cell>
          <table:table-cell table:formula="of:=LEFT([.E173];SEARCH(&quot;;&quot;;[.E173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*CHI: mais le lapin il fera rien {0x15}470992_472409{0x15}</text:p>
          </table:table-cell>
          <table:table-cell office:value-type="string" calcext:value-type="string">
            <text:p>%mor: conj|mais det|le n|lapin pro:subj|il v:mdl|faire-FUT adv|rien</text:p>
          </table:table-cell>
        </table:table-row>
        <table:table-row table:style-name="ro1">
          <table:table-cell office:value-type="string" calcext:value-type="string">
            <text:p>Coralie1_Arn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4.24</text:p>
          </table:table-cell>
          <table:table-cell table:formula="of:=LEFT([.E174];SEARCH(&quot;;&quot;;[.E174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*CHI: il [=!i /previous/PHO] passera pas {0x15}630728_632243{0x15}</text:p>
          </table:table-cell>
          <table:table-cell office:value-type="string" calcext:value-type="string">
            <text:p>%mor: pro:subj|il v|passer-FUT adv:neg|pas</text:p>
          </table:table-cell>
        </table:table-row>
        <table:table-row table:style-name="ro1">
          <table:table-cell office:value-type="string" calcext:value-type="string">
            <text:p>Coralie1_Arn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4.24</text:p>
          </table:table-cell>
          <table:table-cell table:formula="of:=LEFT([.E175];SEARCH(&quot;;&quot;;[.E175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*CHI: oui (.) on le rangera après le chapeau (.) {0x15}663650_671181{0x15}</text:p>
          </table:table-cell>
          <table:table-cell office:value-type="string" calcext:value-type="string">
            <text:p>%mor: adv:yn|oui pro:subj|on pro:obj|le v|ranger-FUT prep|après det|le n|chapeau</text:p>
          </table:table-cell>
        </table:table-row>
        <table:table-row table:style-name="ro1">
          <table:table-cell office:value-type="string" calcext:value-type="string">
            <text:p>Coralie1_Arn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4.24</text:p>
          </table:table-cell>
          <table:table-cell table:formula="of:=LEFT([.E176];SEARCH(&quot;;&quot;;[.E176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CHI: han tu auras [=!toRa /previous/PHO] gagné [=!b /end/N] {0x15}1875078_1876657{0x15}</text:p>
          </table:table-cell>
          <table:table-cell office:value-type="string" calcext:value-type="string">
            <text:p>%mor: ?|han pro:subj|tu v:aux|avoir&amp;FUT v|gagner-PP</text:p>
          </table:table-cell>
        </table:table-row>
        <table:table-row table:style-name="ro1">
          <table:table-cell office:value-type="string" calcext:value-type="string">
            <text:p>Coralie1_Arn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4.24</text:p>
          </table:table-cell>
          <table:table-cell table:formula="of:=LEFT([.E177];SEARCH(&quot;;&quot;;[.E177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*CHI: [=!b /begin/N] t' en auras pas plus comme moi hein [=!b /end/N] {0x15}2138141_2140645{0x15}</text:p>
          </table:table-cell>
          <table:table-cell office:value-type="string" calcext:value-type="string">
            <text:p>%mor: pro:refl|te pro:y|en v:poss|avoir&amp;FUT adv:neg|pas n|plus prep|comme pro|moi co|hein</text:p>
          </table:table-cell>
        </table:table-row>
        <table:table-row table:style-name="ro1">
          <table:table-cell office:value-type="string" calcext:value-type="string">
            <text:p>Coralie1_Arn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4.24</text:p>
          </table:table-cell>
          <table:table-cell table:formula="of:=LEFT([.E178];SEARCH(&quot;;&quot;;[.E178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495" calcext:value-type="float">
            <text:p>2495</text:p>
          </table:table-cell>
          <table:table-cell office:value-type="string" calcext:value-type="string">
            <text:p>*CHI: mais maintenant après on fera encore [=!cocore /previous/PHO] un {0x15}2363931_2366326{0x15}</text:p>
          </table:table-cell>
          <table:table-cell office:value-type="string" calcext:value-type="string">
            <text:p>%mor: conj|mais adv|maintenant prep|après pro:subj|on v:mdl|faire-FUT adv|encore pro|un</text:p>
          </table:table-cell>
        </table:table-row>
        <table:table-row table:style-name="ro1">
          <table:table-cell office:value-type="string" calcext:value-type="string">
            <text:p>Corentin1_Ber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1.05</text:p>
          </table:table-cell>
          <table:table-cell table:formula="of:=LEFT([.E179];SEARCH(&quot;;&quot;;[.E179])-1)" office:value-type="string" office:string-value="4" calcext:value-type="string">
            <text:p>4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*CHI: bah elle pourra la faire {0x15}1258328_1260019{0x15}</text:p>
          </table:table-cell>
          <table:table-cell office:value-type="string" calcext:value-type="string">
            <text:p>%mor: co|bah pro:subj|elle v:mdl|pouvoir&amp;FUT pro:obj|la v:mdl|faire-INF</text:p>
          </table:table-cell>
        </table:table-row>
        <table:table-row table:style-name="ro1">
          <table:table-cell office:value-type="string" calcext:value-type="string">
            <text:p>Elif1_Ber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10.23</text:p>
          </table:table-cell>
          <table:table-cell table:formula="of:=LEFT([.E180];SEARCH(&quot;;&quot;;[.E180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*CHI: si tu verras [=!pap /instantaneous/N] à la f- (.) {0x15}514662_521062{0x15}</text:p>
          </table:table-cell>
          <table:table-cell office:value-type="string" calcext:value-type="string">
            <text:p>%mor: conj|si pro:subj|tu v|voir&amp;FUT prep|à det|la ?|f–</text:p>
          </table:table-cell>
        </table:table-row>
        <table:table-row table:style-name="ro1">
          <table:table-cell office:value-type="string" calcext:value-type="string">
            <text:p>alice1_co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1.05</text:p>
          </table:table-cell>
          <table:table-cell table:formula="of:=LEFT([.E181];SEARCH(&quot;;&quot;;[.E181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CHI: quand elle sera [=!sRa /previous/PHO] {0x15}28987_29361{0x15}</text:p>
          </table:table-cell>
          <table:table-cell office:value-type="string" calcext:value-type="string">
            <text:p>%mor: conj|quand pro:subj|elle v:exist|être&amp;FUT</text:p>
          </table:table-cell>
        </table:table-row>
        <table:table-row table:style-name="ro1">
          <table:table-cell office:value-type="string" calcext:value-type="string">
            <text:p>aline1_r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9.17</text:p>
          </table:table-cell>
          <table:table-cell table:formula="of:=LEFT([.E182];SEARCH(&quot;;&quot;;[.E182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*CHI: faudra que tu [=!kty /previous/PHO] racontes l' histoire {0x15}573287_575397{0x15}</text:p>
          </table:table-cell>
          <table:table-cell office:value-type="string" calcext:value-type="string">
            <text:p>%mor: v:mdllex|falloir&amp;FUT conj|que pro:subj|tu v|raconter det|le/la n|histoire</text:p>
          </table:table-cell>
        </table:table-row>
        <table:table-row table:style-name="ro1">
          <table:table-cell office:value-type="string" calcext:value-type="string">
            <text:p>baptiste1_gri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10.23</text:p>
          </table:table-cell>
          <table:table-cell table:formula="of:=LEFT([.E183];SEARCH(&quot;;&quot;;[.E183])-1)" office:value-type="string" office:string-value="4" calcext:value-type="string">
            <text:p>4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*CHI: on devra [=!dvra /instantaneous/PHO] en partager {0x15}825223_827073{0x15}</text:p>
          </table:table-cell>
          <table:table-cell office:value-type="string" calcext:value-type="string">
            <text:p>%mor: pro:subj|on v:mdl|devoir&amp;FUT pro:y|en v|partager-INF</text:p>
          </table:table-cell>
        </table:table-row>
        <table:table-row table:style-name="ro1">
          <table:table-cell office:value-type="string" calcext:value-type="string">
            <text:p>baptiste1_gri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10.23</text:p>
          </table:table-cell>
          <table:table-cell table:formula="of:=LEFT([.E184];SEARCH(&quot;;&quot;;[.E184])-1)" office:value-type="string" office:string-value="4" calcext:value-type="string">
            <text:p>4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*CHI: on pourra [=!pra /instantaneous/PHO] {0x15}828391_828942{0x15}</text:p>
          </table:table-cell>
          <table:table-cell office:value-type="string" calcext:value-type="string">
            <text:p>%mor: pro:subj|on v:mdl|pouvoir&amp;FUT</text:p>
          </table:table-cell>
        </table:table-row>
        <table:table-row table:style-name="ro1">
          <table:table-cell office:value-type="string" calcext:value-type="string">
            <text:p>baptiste1_gri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10.23</text:p>
          </table:table-cell>
          <table:table-cell table:formula="of:=LEFT([.E185];SEARCH(&quot;;&quot;;[.E185])-1)" office:value-type="string" office:string-value="4" calcext:value-type="string">
            <text:p>4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215" calcext:value-type="float">
            <text:p>2215</text:p>
          </table:table-cell>
          <table:table-cell office:value-type="string" calcext:value-type="string">
            <text:p>*CHI: (...) vous regarderez chez vous {0x15}2319898_2324862{0x15}</text:p>
          </table:table-cell>
          <table:table-cell office:value-type="string" calcext:value-type="string">
            <text:p>%mor: pro:subj|vous v|regarder-FUT prep|chez pro:subj|vous</text:p>
          </table:table-cell>
        </table:table-row>
        <table:table-row table:style-name="ro1">
          <table:table-cell office:value-type="string" calcext:value-type="string">
            <text:p>baptiste1_gri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10.23</text:p>
          </table:table-cell>
          <table:table-cell table:formula="of:=LEFT([.E186];SEARCH(&quot;;&quot;;[.E186])-1)" office:value-type="string" office:string-value="4" calcext:value-type="string">
            <text:p>4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219" calcext:value-type="float">
            <text:p>2219</text:p>
          </table:table-cell>
          <table:table-cell office:value-type="string" calcext:value-type="string">
            <text:p>*CHI: ce+que [=!sk@ /instantaneous/PHO] ce sera [=!sRa /instantaneous/PHO] comme message {0x15}2325802_2328307{0x15}</text:p>
          </table:table-cell>
          <table:table-cell office:value-type="string" calcext:value-type="string">
            <text:p>%mor: pro:int|ce+que det:dem|ce v:exist|être&amp;FUT prep|comme n|message</text:p>
          </table:table-cell>
        </table:table-row>
        <table:table-row table:style-name="ro1">
          <table:table-cell office:value-type="string" calcext:value-type="string">
            <text:p>baptiste1_gri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10.23</text:p>
          </table:table-cell>
          <table:table-cell table:formula="of:=LEFT([.E187];SEARCH(&quot;;&quot;;[.E187])-1)" office:value-type="string" office:string-value="4" calcext:value-type="string">
            <text:p>4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*CHI: il y aura [=!joRa /instantaneous/PHO] plus de piles [=!dpil /instantaneous/PHO] hein {0x15}2362086_2363378{0x15}</text:p>
          </table:table-cell>
          <table:table-cell office:value-type="string" calcext:value-type="string">
            <text:p>%mor: pro:subj|il pro:y|y v:poss|avoir&amp;FUT adv:neg|plus prep:art|de n|pile co|hein</text:p>
          </table:table-cell>
        </table:table-row>
        <table:table-row table:style-name="ro1">
          <table:table-cell office:value-type="string" calcext:value-type="string">
            <text:p>baptiste1_gri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10.23</text:p>
          </table:table-cell>
          <table:table-cell table:formula="of:=LEFT([.E188];SEARCH(&quot;;&quot;;[.E188])-1)" office:value-type="string" office:string-value="4" calcext:value-type="string">
            <text:p>4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*CHI: et+puis [=!pi /instantaneous/PHO] ça sera cassé {0x15}2363378_2364997{0x15}</text:p>
          </table:table-cell>
          <table:table-cell office:value-type="string" calcext:value-type="string">
            <text:p>%mor: conj|et+puis pro:dem|ça v:exist|être&amp;FUT v|casser-PP</text:p>
          </table:table-cell>
        </table:table-row>
        <table:table-row table:style-name="ro1">
          <table:table-cell office:value-type="string" calcext:value-type="string">
            <text:p>benedicte1_let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3.17</text:p>
          </table:table-cell>
          <table:table-cell table:formula="of:=LEFT([.E189];SEARCH(&quot;;&quot;;[.E189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*CHI: dans l' eau [=!i /instantaneous/N] ça fera un escargot [=!bb /instantaneous/N] tout chaud [=!i /instantaneous/N] {0x15}76695_81588{0x15}</text:p>
          </table:table-cell>
          <table:table-cell office:value-type="string" calcext:value-type="string">
            <text:p>%mor: prep|dans det|le/la n|eau pro:dem|ça v:mdllex|faire-FUT det|un n|escargot det:gen|tout adj|chaud</text:p>
          </table:table-cell>
        </table:table-row>
        <table:table-row table:style-name="ro1">
          <table:table-cell office:value-type="string" calcext:value-type="string">
            <text:p>benedicte1_let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3.17</text:p>
          </table:table-cell>
          <table:table-cell table:formula="of:=LEFT([.E190];SEARCH(&quot;;&quot;;[.E190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*CHI: est-ce que [=!sk2 /previous/PHO] tu pourras m' inviter à dormir chez toi ? {0x15}929284_932672{0x15}</text:p>
          </table:table-cell>
          <table:table-cell office:value-type="string" calcext:value-type="string">
            <text:p>%mor: ?|est–ce conj|que pro:subj|tu v:mdl|pouvoir&amp;FUT pro:refl|me v|inviter-INF prep|à v|dormir-INF prep|chez pro|toi ?</text:p>
          </table:table-cell>
        </table:table-row>
        <table:table-row table:style-name="ro1">
          <table:table-cell office:value-type="string" calcext:value-type="string">
            <text:p>celene1_be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</text:p>
          </table:table-cell>
          <table:table-cell table:formula="of:=LEFT([.E191];SEARCH(&quot;;&quot;;[.E191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*CHI: bah on mettra un marque-page [=!pause entre les syllabes /previous/COM] {0x15}796466_798578{0x15}</text:p>
          </table:table-cell>
          <table:table-cell office:value-type="string" calcext:value-type="string">
            <text:p>%mor: co|bah pro:subj|on v|mettre-FUT det|un ?|marque–page</text:p>
          </table:table-cell>
        </table:table-row>
        <table:table-row table:style-name="ro1">
          <table:table-cell office:value-type="string" calcext:value-type="string">
            <text:p>celene1_be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</text:p>
          </table:table-cell>
          <table:table-cell table:formula="of:=LEFT([.E192];SEARCH(&quot;;&quot;;[.E192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*CHI: on saura [=!s2Ra /previous/PHO] où est-ce qu' il [=!Eski /previous/PHO] * [=!u /previous/PHO] {0x15}1034098_1035858{0x15}</text:p>
          </table:table-cell>
          <table:table-cell office:value-type="string" calcext:value-type="string">
            <text:p>%mor: pro:subj|on v:mdl|savoir&amp;FUT pro:rel|où ?|est–ce conj|qu' pro:subj|il ?|*</text:p>
          </table:table-cell>
        </table:table-row>
        <table:table-row table:style-name="ro1">
          <table:table-cell office:value-type="string" calcext:value-type="string">
            <text:p>celene1_be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</text:p>
          </table:table-cell>
          <table:table-cell table:formula="of:=LEFT([.E193];SEARCH(&quot;;&quot;;[.E193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*CHI: on [=!a~ /previous/PHO] verra (...) {0x15}1041050_1050325{0x15}</text:p>
          </table:table-cell>
          <table:table-cell office:value-type="string" calcext:value-type="string">
            <text:p>%mor: pro:subj|on v|voir&amp;FUT</text:p>
          </table:table-cell>
        </table:table-row>
        <table:table-row table:style-name="ro1">
          <table:table-cell office:value-type="string" calcext:value-type="string">
            <text:p>celene1_be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</text:p>
          </table:table-cell>
          <table:table-cell table:formula="of:=LEFT([.E194];SEARCH(&quot;;&quot;;[.E194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*CHI: [=!i /instantaneous/N] tu vas le mettre [=!lmEt /previous/PHO] dans le sapin [=!sape~ /previous/PHO] quand ce sera Noël {0x15}1092077_1095993{0x15}</text:p>
          </table:table-cell>
          <table:table-cell office:value-type="string" calcext:value-type="string">
            <text:p>%mor: pro:subj|tu v:mdl|aller pro:obj|le v|mettre-INF prep|dans det|le n|sapin adv|quand det:dem|ce v:exist|être&amp;FUT n:prop|Noël</text:p>
          </table:table-cell>
        </table:table-row>
        <table:table-row table:style-name="ro1">
          <table:table-cell office:value-type="string" calcext:value-type="string">
            <text:p>celene1_be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</text:p>
          </table:table-cell>
          <table:table-cell table:formula="of:=LEFT([.E195];SEARCH(&quot;;&quot;;[.E195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*CHI: oui on comme ça =t= on pourra faire des petites gommes {0x15}2045786_2048902{0x15}</text:p>
          </table:table-cell>
          <table:table-cell office:value-type="string" calcext:value-type="string">
            <text:p>%mor: adv:yn|oui pro:subj|on conj|comme pro:dem|ça ? pro:subj|on v:mdl|pouvoir&amp;FUT v:mdllex|faire-INF det|des adj|petit n|gomme</text:p>
          </table:table-cell>
        </table:table-row>
        <table:table-row table:style-name="ro1">
          <table:table-cell office:value-type="string" calcext:value-type="string">
            <text:p>celene1_be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</text:p>
          </table:table-cell>
          <table:table-cell table:formula="of:=LEFT([.E196];SEARCH(&quot;;&quot;;[.E196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138" calcext:value-type="float">
            <text:p>2138</text:p>
          </table:table-cell>
          <table:table-cell office:value-type="string" calcext:value-type="string">
            <text:p>*CHI: et on pourra plus [=!py /previous/PHO] faire {0x15}2147229_2148202{0x15}</text:p>
          </table:table-cell>
          <table:table-cell office:value-type="string" calcext:value-type="string">
            <text:p>%mor: conj|et pro:subj|on v:mdl|pouvoir&amp;FUT adv:neg|plus v:mdllex|faire-INF</text:p>
          </table:table-cell>
        </table:table-row>
        <table:table-row table:style-name="ro1">
          <table:table-cell office:value-type="string" calcext:value-type="string">
            <text:p>celene1_be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</text:p>
          </table:table-cell>
          <table:table-cell table:formula="of:=LEFT([.E197];SEARCH(&quot;;&quot;;[.E197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444" calcext:value-type="float">
            <text:p>2444</text:p>
          </table:table-cell>
          <table:table-cell office:value-type="string" calcext:value-type="string">
            <text:p>*CHI: qu' on pourra pas tout lire {0x15}2412127_2413933{0x15}</text:p>
          </table:table-cell>
          <table:table-cell office:value-type="string" calcext:value-type="string">
            <text:p>%mor: pro:rel|qu' pro:subj|on v:mdl|pouvoir&amp;FUT adv:neg|pas pro|tout v|lire-INF</text:p>
          </table:table-cell>
        </table:table-row>
        <table:table-row table:style-name="ro1">
          <table:table-cell office:value-type="string" calcext:value-type="string">
            <text:p>chloe1_fau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2.12</text:p>
          </table:table-cell>
          <table:table-cell table:formula="of:=LEFT([.E198];SEARCH(&quot;;&quot;;[.E198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CHI: tu donneras ça à Mathilde {0x15}61700_63233{0x15}</text:p>
          </table:table-cell>
          <table:table-cell office:value-type="string" calcext:value-type="string">
            <text:p>%mor: pro:subj|tu v|donner-FUT pro:dem|ça prep|à n:prop|Mathilde</text:p>
          </table:table-cell>
        </table:table-row>
        <table:table-row table:style-name="ro1">
          <table:table-cell office:value-type="string" calcext:value-type="string">
            <text:p>chloe1_fau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2.12</text:p>
          </table:table-cell>
          <table:table-cell table:formula="of:=LEFT([.E199];SEARCH(&quot;;&quot;;[.E199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*CHI: tu seras arrivée {0x15}64941_65791{0x15}</text:p>
          </table:table-cell>
          <table:table-cell office:value-type="string" calcext:value-type="string">
            <text:p>%mor: pro:subj|tu v:exist|être&amp;FUT v|arriver-PP</text:p>
          </table:table-cell>
        </table:table-row>
        <table:table-row table:style-name="ro1">
          <table:table-cell office:value-type="string" calcext:value-type="string">
            <text:p>chloe1_fau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2.12</text:p>
          </table:table-cell>
          <table:table-cell table:formula="of:=LEFT([.E200];SEARCH(&quot;;&quot;;[.E200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*CHI: et je te fera [=!sic /previous/COM] un petit cadeau {0x15}76733_78900{0x15}</text:p>
          </table:table-cell>
          <table:table-cell office:value-type="string" calcext:value-type="string">
            <text:p>%mor: conj|et pro:subj|je pro:refl|te v:mdllex|faire-FUT det|un adj|petit n|cadeau</text:p>
          </table:table-cell>
        </table:table-row>
        <table:table-row table:style-name="ro1">
          <table:table-cell office:value-type="string" calcext:value-type="string">
            <text:p>chloe1_fau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2.12</text:p>
          </table:table-cell>
          <table:table-cell table:formula="of:=LEFT([.E201];SEARCH(&quot;;&quot;;[.E201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*CHI: et quand quand Mathilde se- euh sera faudra sera euh saura euh {0x15}457673_470590{0x15}</text:p>
          </table:table-cell>
          <table:table-cell office:value-type="string" calcext:value-type="string">
            <text:p>%mor: conj|et conj|quand conj|quand n:prop|Mathilde ?|se– co|euh v:exist|être&amp;FUT v:mdl|falloir&amp;FUT v:exist|être&amp;FUT co|euh v:mdl|savoir&amp;FUT co|euh</text:p>
          </table:table-cell>
        </table:table-row>
        <table:table-row table:style-name="ro1">
          <table:table-cell office:value-type="string" calcext:value-type="string">
            <text:p>chloe1_fau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2.12</text:p>
          </table:table-cell>
          <table:table-cell table:formula="of:=LEFT([.E202];SEARCH(&quot;;&quot;;[.E202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*CHI: et quand elle sera sortie de l' école tu la donneras tout+de+suite {0x15}470590_474390{0x15}</text:p>
          </table:table-cell>
          <table:table-cell office:value-type="string" calcext:value-type="string">
            <text:p>%mor: conj|et conj|quand pro:subj|elle v:exist|être&amp;FUT n|sortie prep|de det|le/la n|école pro:subj|tu pro:obj|la v|donner-FUT adv|tout+de+suite</text:p>
          </table:table-cell>
        </table:table-row>
        <table:table-row table:style-name="ro1">
          <table:table-cell office:value-type="string" calcext:value-type="string">
            <text:p>chloe1_fau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2.12</text:p>
          </table:table-cell>
          <table:table-cell table:formula="of:=LEFT([.E203];SEARCH(&quot;;&quot;;[.E203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*CHI: après moi je dessinera [=!sic /previous/COM] un ver {0x15}903114_906579{0x15}</text:p>
          </table:table-cell>
          <table:table-cell office:value-type="string" calcext:value-type="string">
            <text:p>%mor: adv:place|après pro|moi pro:subj|je v|dessiner-FUT det|un n|ver</text:p>
          </table:table-cell>
        </table:table-row>
        <table:table-row table:style-name="ro1">
          <table:table-cell office:value-type="string" calcext:value-type="string">
            <text:p>chloe1_fau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2.12</text:p>
          </table:table-cell>
          <table:table-cell table:formula="of:=LEFT([.E204];SEARCH(&quot;;&quot;;[.E204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*CHI: he bah après tout+à+l'heure quand tu seras partie {0x15}1083831_1087600{0x15}</text:p>
          </table:table-cell>
          <table:table-cell office:value-type="string" calcext:value-type="string">
            <text:p>%mor: ?|he co|bah adv:place|après adv|tout+à+l'heure conj|quand pro:subj|tu v:exist|être&amp;FUT v|partir-PP</text:p>
          </table:table-cell>
        </table:table-row>
        <table:table-row table:style-name="ro1">
          <table:table-cell office:value-type="string" calcext:value-type="string">
            <text:p>corentin1_boi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9.17</text:p>
          </table:table-cell>
          <table:table-cell table:formula="of:=LEFT([.E205];SEARCH(&quot;;&quot;;[.E205])-1)" office:value-type="string" office:string-value="4" calcext:value-type="string">
            <text:p>4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*CHI: tu sais je commanderai [=!Skoma~dre /instantaneous/PHO] quoi ? {0x15}2720374_2722402{0x15}</text:p>
          </table:table-cell>
          <table:table-cell office:value-type="string" calcext:value-type="string">
            <text:p>%mor: pro:subj|tu v:mdl|savoir pro:subj|je v|commander-FUT pro:int|quoi ?</text:p>
          </table:table-cell>
        </table:table-row>
        <table:table-row table:style-name="ro1">
          <table:table-cell office:value-type="string" calcext:value-type="string">
            <text:p>corentin1_boi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9.17</text:p>
          </table:table-cell>
          <table:table-cell table:formula="of:=LEFT([.E206];SEARCH(&quot;;&quot;;[.E206])-1)" office:value-type="string" office:string-value="4" calcext:value-type="string">
            <text:p>4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436" calcext:value-type="float">
            <text:p>3436</text:p>
          </table:table-cell>
          <table:table-cell office:value-type="string" calcext:value-type="string">
            <text:p>*CHI: je te montrerai une fois {0x15}3389783_3392073{0x15}</text:p>
          </table:table-cell>
          <table:table-cell office:value-type="string" calcext:value-type="string">
            <text:p>%mor: pro:subj|je pro:refl|te v|montrer-FUT det|une n|fo^n|fois</text:p>
          </table:table-cell>
        </table:table-row>
        <table:table-row table:style-name="ro1">
          <table:table-cell office:value-type="string" calcext:value-type="string">
            <text:p>corentin1_boi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9.17</text:p>
          </table:table-cell>
          <table:table-cell table:formula="of:=LEFT([.E207];SEARCH(&quot;;&quot;;[.E207])-1)" office:value-type="string" office:string-value="4" calcext:value-type="string">
            <text:p>4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710" calcext:value-type="float">
            <text:p>3710</text:p>
          </table:table-cell>
          <table:table-cell office:value-type="string" calcext:value-type="string">
            <text:p>*CHI: pas de [=!d /previous/PHO] problème on ira le [=!l /previous/PHO] voir tout+à+l'heure {0x15}3675991_3679026{0x15}</text:p>
          </table:table-cell>
          <table:table-cell office:value-type="string" calcext:value-type="string">
            <text:p>%mor: adv:neg|pas prep:art|de n|problème pro:subj|on v:mdl|aller&amp;FUT pro:obj|le v|voir&amp;INF adv|tout+à+l'heure</text:p>
          </table:table-cell>
        </table:table-row>
        <table:table-row table:style-name="ro1">
          <table:table-cell office:value-type="string" calcext:value-type="string">
            <text:p>corentin1_boi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9.17</text:p>
          </table:table-cell>
          <table:table-cell table:formula="of:=LEFT([.E208];SEARCH(&quot;;&quot;;[.E208])-1)" office:value-type="string" office:string-value="4" calcext:value-type="string">
            <text:p>4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811" calcext:value-type="float">
            <text:p>3811</text:p>
          </table:table-cell>
          <table:table-cell office:value-type="string" calcext:value-type="string">
            <text:p>*CHI: tu pourras me [=!m /previous/PHO] faire essayer de [=!d /previous/PHO] faire un bonhomme {0x15}3849966_3855518{0x15}</text:p>
          </table:table-cell>
          <table:table-cell office:value-type="string" calcext:value-type="string">
            <text:p>%mor: pro:subj|tu v:mdl|pouvoir&amp;FUT pro:refl|me v:mdl|faire-INF v|essayer-INF prep|de v:mdllex|faire-INF det|un n|bonhomme</text:p>
          </table:table-cell>
        </table:table-row>
        <table:table-row table:style-name="ro1">
          <table:table-cell office:value-type="string" calcext:value-type="string">
            <text:p>corentin1_boi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9.17</text:p>
          </table:table-cell>
          <table:table-cell table:formula="of:=LEFT([.E209];SEARCH(&quot;;&quot;;[.E209])-1)" office:value-type="string" office:string-value="4" calcext:value-type="string">
            <text:p>4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230" calcext:value-type="float">
            <text:p>4230</text:p>
          </table:table-cell>
          <table:table-cell office:value-type="string" calcext:value-type="string">
            <text:p>*CHI: tu verras ma ma ma marraine {0x15}4287074_4289589{0x15}</text:p>
          </table:table-cell>
          <table:table-cell office:value-type="string" calcext:value-type="string">
            <text:p>%mor: pro:subj|tu v|voir&amp;FUT det:poss|ma det:poss|ma det:poss|ma n|marraine</text:p>
          </table:table-cell>
        </table:table-row>
        <table:table-row table:style-name="ro1">
          <table:table-cell office:value-type="string" calcext:value-type="string">
            <text:p>corentin1_boi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9.17</text:p>
          </table:table-cell>
          <table:table-cell table:formula="of:=LEFT([.E210];SEARCH(&quot;;&quot;;[.E210])-1)" office:value-type="string" office:string-value="4" calcext:value-type="string">
            <text:p>4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312" calcext:value-type="float">
            <text:p>4312</text:p>
          </table:table-cell>
          <table:table-cell office:value-type="string" calcext:value-type="string">
            <text:p>*CHI: quand je serai plus grand {0x15}4379540_4380876{0x15}</text:p>
          </table:table-cell>
          <table:table-cell office:value-type="string" calcext:value-type="string">
            <text:p>%mor: conj|quand pro:subj|je v:exist|être&amp;FUT adv|plus adj|grand</text:p>
          </table:table-cell>
        </table:table-row>
        <table:table-row table:style-name="ro1">
          <table:table-cell office:value-type="string" calcext:value-type="string">
            <text:p>corentin1_boi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9.17</text:p>
          </table:table-cell>
          <table:table-cell table:formula="of:=LEFT([.E211];SEARCH(&quot;;&quot;;[.E211])-1)" office:value-type="string" office:string-value="4" calcext:value-type="string">
            <text:p>4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314" calcext:value-type="float">
            <text:p>4314</text:p>
          </table:table-cell>
          <table:table-cell office:value-type="string" calcext:value-type="string">
            <text:p>*CHI: j' essayerai [=!ZesEre /previous/PHO] (.) j' essayerai de faire du tir {0x15}4380876_4385846{0x15}</text:p>
          </table:table-cell>
          <table:table-cell office:value-type="string" calcext:value-type="string">
            <text:p>%mor: pro:subj|je v|essayer-FUT pro:subj|je v|essayer-FUT prep|de v:mdllex|faire-INF det|du n|tir</text:p>
          </table:table-cell>
        </table:table-row>
        <table:table-row table:style-name="ro1">
          <table:table-cell office:value-type="string" calcext:value-type="string">
            <text:p>elea1_cu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4.24</text:p>
          </table:table-cell>
          <table:table-cell table:formula="of:=LEFT([.E212];SEARCH(&quot;;&quot;;[.E212])-1)" office:value-type="string" office:string-value="4" calcext:value-type="string">
            <text:p>4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*CHI: mais quand je serai [=!sre /previous/PHO] une maman {0x15}190056_191713{0x15}</text:p>
          </table:table-cell>
          <table:table-cell office:value-type="string" calcext:value-type="string">
            <text:p>%mor: conj|mais conj|quand pro:subj|je v:exist|être&amp;FUT det|une n|maman</text:p>
          </table:table-cell>
        </table:table-row>
        <table:table-row table:style-name="ro1">
          <table:table-cell office:value-type="string" calcext:value-type="string">
            <text:p>elea1_cu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4.24</text:p>
          </table:table-cell>
          <table:table-cell table:formula="of:=LEFT([.E213];SEARCH(&quot;;&quot;;[.E213])-1)" office:value-type="string" office:string-value="4" calcext:value-type="string">
            <text:p>4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*CHI: j' aurai un chéri et+puis j' habiterai dans une autre [=!ot /previous/PHO] maison {0x15}191713_196591{0x15}</text:p>
          </table:table-cell>
          <table:table-cell office:value-type="string" calcext:value-type="string">
            <text:p>%mor: pro:subj|je v:poss|avoir&amp;FUT det|un n|chéri conj|et+puis pro:subj|je v|habiter-FUT prep|dans det|une adj|autre n|maison</text:p>
          </table:table-cell>
        </table:table-row>
        <table:table-row table:style-name="ro1">
          <table:table-cell office:value-type="string" calcext:value-type="string">
            <text:p>elea1_cu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4.24</text:p>
          </table:table-cell>
          <table:table-cell table:formula="of:=LEFT([.E214];SEARCH(&quot;;&quot;;[.E214])-1)" office:value-type="string" office:string-value="4" calcext:value-type="string">
            <text:p>4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*CHI: oui moi je [=!z2 /previous/PHO] serai [=!srE /previous/PHO] à+côté {0x15}200866_203920{0x15}</text:p>
          </table:table-cell>
          <table:table-cell office:value-type="string" calcext:value-type="string">
            <text:p>%mor: adv:yn|oui pro|moi pro:subj|je v:exist|être&amp;FUT prep|à+côté</text:p>
          </table:table-cell>
        </table:table-row>
        <table:table-row table:style-name="ro1">
          <table:table-cell office:value-type="string" calcext:value-type="string">
            <text:p>gaelle1_bou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1.05</text:p>
          </table:table-cell>
          <table:table-cell table:formula="of:=LEFT([.E215];SEARCH(&quot;;&quot;;[.E215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*CHI: il est sale * j' en j' en mettrai un autre [=!not /previous/PHO] tout+à+l'heure {0x15}637365_642319{0x15}</text:p>
          </table:table-cell>
          <table:table-cell office:value-type="string" calcext:value-type="string">
            <text:p>%mor: pro:subj|il v:exist|être adj|sale ?|* pro:subj|je pro:y|en pro:subj|je pro:y|en v|mettre-FUT det|un pro|autre adv|tout+à+l'heure</text:p>
          </table:table-cell>
        </table:table-row>
        <table:table-row table:style-name="ro1">
          <table:table-cell office:value-type="string" calcext:value-type="string">
            <text:p>gaelle1_bou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1.05</text:p>
          </table:table-cell>
          <table:table-cell table:formula="of:=LEFT([.E216];SEARCH(&quot;;&quot;;[.E216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*CHI: on la finira tout à [=!ta /previous/PHO] l' heure {0x15}659281_660902{0x15}</text:p>
          </table:table-cell>
          <table:table-cell office:value-type="string" calcext:value-type="string">
            <text:p>%mor: pro:subj|on pro:obj|la v|finir-FUT pro|tout prep|à det|le/la n|heure</text:p>
          </table:table-cell>
        </table:table-row>
        <table:table-row table:style-name="ro1">
          <table:table-cell office:value-type="string" calcext:value-type="string">
            <text:p>laura1_bah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7.05</text:p>
          </table:table-cell>
          <table:table-cell table:formula="of:=LEFT([.E217];SEARCH(&quot;;&quot;;[.E217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*CHI: je je je * [=!s /previous/PHO] je v- j' irai à la maison de la [=!dla /previous/PHO] mer {0x15}71503_75503{0x15}</text:p>
          </table:table-cell>
          <table:table-cell office:value-type="string" calcext:value-type="string">
            <text:p>%mor: pro:subj|je pro:subj|je pro:subj|je ?|* pro:subj|je ?|v– pro:subj|je v:mdllex|aller&amp;FUT prep|à det|la n|maison prep|de det|la n|me</text:p>
          </table:table-cell>
        </table:table-row>
        <table:table-row table:style-name="ro1">
          <table:table-cell office:value-type="string" calcext:value-type="string">
            <text:p>laura1_bah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7.05</text:p>
          </table:table-cell>
          <table:table-cell table:formula="of:=LEFT([.E218];SEARCH(&quot;;&quot;;[.E218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*CHI: oui mais un jour elle m' emmènera [=!a~mEnRa /previous/PHO] mais pas tout pas [=!i /instantaneous/N] {0x15}218306_222306{0x15}</text:p>
          </table:table-cell>
          <table:table-cell office:value-type="string" calcext:value-type="string">
            <text:p>%mor: adv:yn|oui adv|mais det|un n|jour pro:subj|elle pro:refl|me v|emmener-FUT conj|mais n|pas adv|tout adv:neg|pas</text:p>
          </table:table-cell>
        </table:table-row>
        <table:table-row table:style-name="ro1">
          <table:table-cell office:value-type="string" calcext:value-type="string">
            <text:p>laureen1_gud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1.09</text:p>
          </table:table-cell>
          <table:table-cell table:formula="of:=LEFT([.E219];SEARCH(&quot;;&quot;;[.E219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*CHI: non je le [=!Zl2 /previous/PHO] tuerai {0x15}122324_123496{0x15}</text:p>
          </table:table-cell>
          <table:table-cell office:value-type="string" calcext:value-type="string">
            <text:p>%mor: adv:yn|non pro:subj|je pro:obj|le v|tuer-FUT</text:p>
          </table:table-cell>
        </table:table-row>
        <table:table-row table:style-name="ro1">
          <table:table-cell office:value-type="string" calcext:value-type="string">
            <text:p>laureen1_gud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1.09</text:p>
          </table:table-cell>
          <table:table-cell table:formula="of:=LEFT([.E220];SEARCH(&quot;;&quot;;[.E220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*CHI: on jouera après ? {0x15}127427_128910{0x15}</text:p>
          </table:table-cell>
          <table:table-cell office:value-type="string" calcext:value-type="string">
            <text:p>%mor: pro:subj|on v|jouer-FUT adv:place|après ?</text:p>
          </table:table-cell>
        </table:table-row>
        <table:table-row table:style-name="ro1">
          <table:table-cell office:value-type="string" calcext:value-type="string">
            <text:p>laureen1_gud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1.09</text:p>
          </table:table-cell>
          <table:table-cell table:formula="of:=LEFT([.E221];SEARCH(&quot;;&quot;;[.E221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*CHI: on jouera après ? {0x15}129407_130173{0x15}</text:p>
          </table:table-cell>
          <table:table-cell office:value-type="string" calcext:value-type="string">
            <text:p>%mor: pro:subj|on v|jouer-FUT adv:place|après ?</text:p>
          </table:table-cell>
        </table:table-row>
        <table:table-row table:style-name="ro1">
          <table:table-cell office:value-type="string" calcext:value-type="string">
            <text:p>laureen1_gud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1.09</text:p>
          </table:table-cell>
          <table:table-cell table:formula="of:=LEFT([.E222];SEARCH(&quot;;&quot;;[.E222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*CHI: et ben pour aller à l' école je te [=!St@ /previous/PHO] reverrai plus [=!py /previous/PHO] {0x15}385341_389138{0x15}</text:p>
          </table:table-cell>
          <table:table-cell office:value-type="string" calcext:value-type="string">
            <text:p>%mor: conj|et co|ben prep|pour v:mdllex|aller&amp;INF prep|à det|le/la n|école pro:subj|je pro:refl|te v|revoir&amp;FUT adv:neg|plus</text:p>
          </table:table-cell>
        </table:table-row>
        <table:table-row table:style-name="ro1">
          <table:table-cell office:value-type="string" calcext:value-type="string">
            <text:p>laureen1_gud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1.09</text:p>
          </table:table-cell>
          <table:table-cell table:formula="of:=LEFT([.E223];SEARCH(&quot;;&quot;;[.E223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*CHI: tu pourras pas {0x15}402401_403198{0x15}</text:p>
          </table:table-cell>
          <table:table-cell office:value-type="string" calcext:value-type="string">
            <text:p>%mor: pro:subj|tu v:mdl|pouvoir&amp;FUT adv:neg|pas</text:p>
          </table:table-cell>
        </table:table-row>
        <table:table-row table:style-name="ro1">
          <table:table-cell office:value-type="string" calcext:value-type="string">
            <text:p>laureen1_gud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1.09</text:p>
          </table:table-cell>
          <table:table-cell table:formula="of:=LEFT([.E224];SEARCH(&quot;;&quot;;[.E224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*CHI: tu vois je [=!sic /previous/COM] dormira [=!ZdORmiRa /previous/PHO] cinq jours là-bas {0x15}405331_409581{0x15}</text:p>
          </table:table-cell>
          <table:table-cell office:value-type="string" calcext:value-type="string">
            <text:p>%mor: pro:subj|tu v|voir pro:subj|je v|dormir-FUT num|cinq n|jour ?|là–bas</text:p>
          </table:table-cell>
        </table:table-row>
        <table:table-row table:style-name="ro1">
          <table:table-cell office:value-type="string" calcext:value-type="string">
            <text:p>laureen1_gud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1.09</text:p>
          </table:table-cell>
          <table:table-cell table:formula="of:=LEFT([.E225];SEARCH(&quot;;&quot;;[.E225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*CHI: hum hum et ce sera [=!sRa /previous/PHO] très long {0x15}411628_415206{0x15}</text:p>
          </table:table-cell>
          <table:table-cell office:value-type="string" calcext:value-type="string">
            <text:p>%mor: co|hum co|hum conj|et det:dem|ce v:exist|être&amp;FUT adv|très adj|long</text:p>
          </table:table-cell>
        </table:table-row>
        <table:table-row table:style-name="ro1">
          <table:table-cell office:value-type="string" calcext:value-type="string">
            <text:p>laureen1_gud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1.09</text:p>
          </table:table-cell>
          <table:table-cell table:formula="of:=LEFT([.E226];SEARCH(&quot;;&quot;;[.E226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*CHI: il [=!i /previous/PHO] faudra marcher marcher marcher ça sera [=!sRa /previous/PHO] long loin {0x15}426298_431461{0x15}</text:p>
          </table:table-cell>
          <table:table-cell office:value-type="string" calcext:value-type="string">
            <text:p>%mor: pro:subj|il v:mdl|falloir&amp;FUT v|marcher-INF v|marcher-INF v|marcher-INF pro:dem|ça v:exist|être&amp;FUT adv|long adv:place|loin</text:p>
          </table:table-cell>
        </table:table-row>
        <table:table-row table:style-name="ro1">
          <table:table-cell office:value-type="string" calcext:value-type="string">
            <text:p>louis1_cas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9.17</text:p>
          </table:table-cell>
          <table:table-cell table:formula="of:=LEFT([.E227];SEARCH(&quot;;&quot;;[.E227])-1)" office:value-type="string" office:string-value="4" calcext:value-type="string">
            <text:p>4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*CHI: et ben il ira pas au barrage et si *** il ira au barrage {0x15}496986_501372{0x15}</text:p>
          </table:table-cell>
          <table:table-cell office:value-type="string" calcext:value-type="string">
            <text:p>%mor: conj|et co|ben pro:subj|il v:mdl|aller&amp;FUT adv:neg|pas prep:art|au n|barrage conj|et conj|si ?|*** pro:subj|il v:mdllex|aller&amp;FUT prep:art|au n|barrage</text:p>
          </table:table-cell>
        </table:table-row>
        <table:table-row table:style-name="ro1">
          <table:table-cell office:value-type="string" calcext:value-type="string">
            <text:p>louis1_lho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4.24</text:p>
          </table:table-cell>
          <table:table-cell table:formula="of:=LEFT([.E228];SEARCH(&quot;;&quot;;[.E228])-1)" office:value-type="string" office:string-value="4" calcext:value-type="string">
            <text:p>4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*CHI: hé tu pourras {0x15}269610_270360{0x15}</text:p>
          </table:table-cell>
          <table:table-cell office:value-type="string" calcext:value-type="string">
            <text:p>%mor: co|hé pro:subj|tu v:mdl|pouvoir&amp;FUT</text:p>
          </table:table-cell>
        </table:table-row>
        <table:table-row table:style-name="ro1">
          <table:table-cell office:value-type="string" calcext:value-type="string">
            <text:p>louis1_lho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4.24</text:p>
          </table:table-cell>
          <table:table-cell table:formula="of:=LEFT([.E229];SEARCH(&quot;;&quot;;[.E229])-1)" office:value-type="string" office:string-value="4" calcext:value-type="string">
            <text:p>4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*CHI: tu pourras m' acheter [=!maSte /previous/PHO] ça ? {0x15}478283_479496{0x15}</text:p>
          </table:table-cell>
          <table:table-cell office:value-type="string" calcext:value-type="string">
            <text:p>%mor: pro:subj|tu v:mdl|pouvoir&amp;FUT pro:refl|me v|acheter-INF pro:dem|ça ?</text:p>
          </table:table-cell>
        </table:table-row>
        <table:table-row table:style-name="ro1">
          <table:table-cell office:value-type="string" calcext:value-type="string">
            <text:p>louise1_geo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1.05</text:p>
          </table:table-cell>
          <table:table-cell table:formula="of:=LEFT([.E230];SEARCH(&quot;;&quot;;[.E230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*CHI: quand ils l' auront lâché par+terre là {0x15}668053_672739{0x15}</text:p>
          </table:table-cell>
          <table:table-cell office:value-type="string" calcext:value-type="string">
            <text:p>%mor: conj|quand pro:subj|ils pro:obj|le/la v:aux|avoir&amp;FUT v|lâcher-PP adv:place|par+terre adv:place|là</text:p>
          </table:table-cell>
        </table:table-row>
        <table:table-row table:style-name="ro1">
          <table:table-cell office:value-type="string" calcext:value-type="string">
            <text:p>luana1_alb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1.05</text:p>
          </table:table-cell>
          <table:table-cell table:formula="of:=LEFT([.E231];SEARCH(&quot;;&quot;;[.E231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*CHI: mais si après je vais [=!Zve /previous/PHO] avoir un [=!i /instantaneous/N] je serai [=!SRe /previous/PHO] encore malade {0x15}472122_478450{0x15}</text:p>
          </table:table-cell>
          <table:table-cell office:value-type="string" calcext:value-type="string">
            <text:p>%mor: conj|mais conj|si adv:place|après pro:subj|je v:mdl|aller v:poss|avoir&amp;INF det|un pro:subj|je v:exist|être&amp;FUT adv|encore adj|malade</text:p>
          </table:table-cell>
        </table:table-row>
        <table:table-row table:style-name="ro1">
          <table:table-cell office:value-type="string" calcext:value-type="string">
            <text:p>lucie1_led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3.17</text:p>
          </table:table-cell>
          <table:table-cell table:formula="of:=LEFT([.E232];SEARCH(&quot;;&quot;;[.E232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*CHI: avec [=!bb /instantaneous/N] ferai du noir [=!b /previous/N] {0x15}1138130_1141777{0x15}</text:p>
          </table:table-cell>
          <table:table-cell office:value-type="string" calcext:value-type="string">
            <text:p>%mor: prep|avec v:mdllex|faire-FUT det|du n|noir</text:p>
          </table:table-cell>
        </table:table-row>
        <table:table-row table:style-name="ro1">
          <table:table-cell office:value-type="string" calcext:value-type="string">
            <text:p>manon1_er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7.05</text:p>
          </table:table-cell>
          <table:table-cell table:formula="of:=LEFT([.E233];SEARCH(&quot;;&quot;;[.E233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CHI: papa il [=!i /previous/PHO] me dira parce+que je sais pas *** {0x15}0_2838{0x15}</text:p>
          </table:table-cell>
          <table:table-cell office:value-type="string" calcext:value-type="string">
            <text:p>%mor: n|papa pro:subj|il pro:refl|me v|dire-FUT conj|parce+que pro:subj|je v:mdl|savoir adv:neg|pas ?|***</text:p>
          </table:table-cell>
        </table:table-row>
        <table:table-row table:style-name="ro1">
          <table:table-cell office:value-type="string" calcext:value-type="string">
            <text:p>manon1_er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7.05</text:p>
          </table:table-cell>
          <table:table-cell table:formula="of:=LEFT([.E234];SEARCH(&quot;;&quot;;[.E234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*CHI: ben ben si regarde tu auras [=!toRa /previous/PHO] peut+être [=!ptEt /previous/PHO] un un {0x15}390132_393130{0x15}</text:p>
          </table:table-cell>
          <table:table-cell office:value-type="string" calcext:value-type="string">
            <text:p>%mor: co|ben co|ben adv|si v|regarder pro:subj|tu v:aux|avoir&amp;FUT adv|peut+être det|un num|un</text:p>
          </table:table-cell>
        </table:table-row>
        <table:table-row table:style-name="ro1">
          <table:table-cell office:value-type="string" calcext:value-type="string">
            <text:p>manon1_er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7.05</text:p>
          </table:table-cell>
          <table:table-cell table:formula="of:=LEFT([.E235];SEARCH(&quot;;&quot;;[.E235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*CHI: ben si des fois moi j' ai un un ou toi tu as [=!ta /previous/PHO] un un ça veut dire que que on aura gagné {0x15}394809_401546{0x15}</text:p>
          </table:table-cell>
          <table:table-cell office:value-type="string" calcext:value-type="string">
            <text:p>%mor: adv|ben adv|si det|des n|fo^n|fois pro|moi pro:subj|je v:poss|avoir det|un det|un conj|ou pro|toi pro:subj|tu v:poss|avoir det|un det|un pro:dem|ça v:mdl|vouloir v|dire-INF conj|que conj|que pro:subj|on v:aux|avoir&amp;FUT v|gagner-PP</text:p>
          </table:table-cell>
        </table:table-row>
        <table:table-row table:style-name="ro1">
          <table:table-cell office:value-type="string" calcext:value-type="string">
            <text:p>manon1_er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7.05</text:p>
          </table:table-cell>
          <table:table-cell table:formula="of:=LEFT([.E236];SEARCH(&quot;;&quot;;[.E236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*CHI: puis [=!pi /previous/PHO] après *** te rattraperai {0x15}563979_567760{0x15}</text:p>
          </table:table-cell>
          <table:table-cell office:value-type="string" calcext:value-type="string">
            <text:p>%mor: conj|puis adv:place|après ?|*** pro:refl|te v|rattraper-FUT</text:p>
          </table:table-cell>
        </table:table-row>
        <table:table-row table:style-name="ro1">
          <table:table-cell office:value-type="string" calcext:value-type="string">
            <text:p>manon1_er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7.05</text:p>
          </table:table-cell>
          <table:table-cell table:formula="of:=LEFT([.E237];SEARCH(&quot;;&quot;;[.E237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*CHI: on verra hein {0x15}666012_668674{0x15}</text:p>
          </table:table-cell>
          <table:table-cell office:value-type="string" calcext:value-type="string">
            <text:p>%mor: pro:subj|on v|voir&amp;FUT co|hein</text:p>
          </table:table-cell>
        </table:table-row>
        <table:table-row table:style-name="ro1">
          <table:table-cell office:value-type="string" calcext:value-type="string">
            <text:p>manon1_er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7.05</text:p>
          </table:table-cell>
          <table:table-cell table:formula="of:=LEFT([.E238];SEARCH(&quot;;&quot;;[.E238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*CHI: donc si des fois j' ai un un je prends un cochon et je fais le six après et+puis après je retourne celui+là et on dira j' ai un six {0x15}692688_702046{0x15}</text:p>
          </table:table-cell>
          <table:table-cell office:value-type="string" calcext:value-type="string">
            <text:p>%mor: conj|donc conj|si det|des n|fo^n|fois pro:subj|je v:aux|avoir pro|un det|un pro:subj|je v|prendre det|un n|cochon conj|et pro:subj|je v:mdllex|faire det|le num|six adv:place|après conj|et+puis adv:place|après pro:subj|je v|retourner pro:dem|celui+là conj|et pro:subj|on v|dire-FUT pro:subj|je v:poss|avoir det|un n|six</text:p>
          </table:table-cell>
        </table:table-row>
        <table:table-row table:style-name="ro1">
          <table:table-cell office:value-type="string" calcext:value-type="string">
            <text:p>manon1_er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7.05</text:p>
          </table:table-cell>
          <table:table-cell table:formula="of:=LEFT([.E239];SEARCH(&quot;;&quot;;[.E239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*CHI: j' arriverai jamais à gagner moi {0x15}787254_793745{0x15}</text:p>
          </table:table-cell>
          <table:table-cell office:value-type="string" calcext:value-type="string">
            <text:p>%mor: pro:subj|je v|arriver-FUT adv:neg|jamais prep|à v|gagner-INF pro|moi</text:p>
          </table:table-cell>
        </table:table-row>
        <table:table-row table:style-name="ro1">
          <table:table-cell office:value-type="string" calcext:value-type="string">
            <text:p>manon1_er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7.05</text:p>
          </table:table-cell>
          <table:table-cell table:formula="of:=LEFT([.E240];SEARCH(&quot;;&quot;;[.E240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*CHI: après tu après t- tu prendras celui+là {0x15}890113_898536{0x15}</text:p>
          </table:table-cell>
          <table:table-cell office:value-type="string" calcext:value-type="string">
            <text:p>%mor: adv:place|après pro:subj|tu adv:place|après ?|t– pro:subj|tu v|prendre-FUT pro:dem|celui+là</text:p>
          </table:table-cell>
        </table:table-row>
        <table:table-row table:style-name="ro1">
          <table:table-cell office:value-type="string" calcext:value-type="string">
            <text:p>manon1_er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7.05</text:p>
          </table:table-cell>
          <table:table-cell table:formula="of:=LEFT([.E241];SEARCH(&quot;;&quot;;[.E241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*CHI: parce+que bon toi tu seras toujours comme ça tu seras euh {0x15}1007412_1010946{0x15}</text:p>
          </table:table-cell>
          <table:table-cell office:value-type="string" calcext:value-type="string">
            <text:p>%mor: conj|parce+que adv|bon pro|toi pro:subj|tu v:exist|être&amp;FUT adv|toujours prep|comme pro:dem|ça pro:subj|tu v:exist|être&amp;FUT co|euh</text:p>
          </table:table-cell>
        </table:table-row>
        <table:table-row table:style-name="ro1">
          <table:table-cell office:value-type="string" calcext:value-type="string">
            <text:p>manon1_er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7.05</text:p>
          </table:table-cell>
          <table:table-cell table:formula="of:=LEFT([.E242];SEARCH(&quot;;&quot;;[.E242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*CHI: tu seras toujours comme ça si des fois tu as [=!ta /previous/PHO] pas des yeux à mettre {0x15}1010946_1014833{0x15}</text:p>
          </table:table-cell>
          <table:table-cell office:value-type="string" calcext:value-type="string">
            <text:p>%mor: pro:subj|tu v:exist|être&amp;FUT adv|toujours prep|comme pro:dem|ça conj|si det|des n|fo^n|fois pro:subj|tu v:aux|avoir adv:neg|pas det|des n|oeil prep|à v|mettre-INF</text:p>
          </table:table-cell>
        </table:table-row>
        <table:table-row table:style-name="ro1">
          <table:table-cell office:value-type="string" calcext:value-type="string">
            <text:p>manon1_er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7.05</text:p>
          </table:table-cell>
          <table:table-cell table:formula="of:=LEFT([.E243];SEARCH(&quot;;&quot;;[.E243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*CHI: on fait encore un un et après on fera que c'est moi qui commencera {0x15}1100809_1106933{0x15}</text:p>
          </table:table-cell>
          <table:table-cell office:value-type="string" calcext:value-type="string">
            <text:p>%mor: pro:subj|on v:mdllex|faire adv|encore pro|un det|un conj|et adv:place|après pro:subj|on v:mdl|faire-FUT conj|que v:exist|c'est pro|moi pro:rel|qui v|commencer-FUT</text:p>
          </table:table-cell>
        </table:table-row>
        <table:table-row table:style-name="ro1">
          <table:table-cell office:value-type="string" calcext:value-type="string">
            <text:p>manon1_er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7.05</text:p>
          </table:table-cell>
          <table:table-cell table:formula="of:=LEFT([.E244];SEARCH(&quot;;&quot;;[.E244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*CHI: ben on dira que moi aussi je gagne {0x15}1121354_1123156{0x15}</text:p>
          </table:table-cell>
          <table:table-cell office:value-type="string" calcext:value-type="string">
            <text:p>%mor: co|ben pro:subj|on v|dire-FUT conj|que pro|moi adv|aussi pro:subj|je v|gagner</text:p>
          </table:table-cell>
        </table:table-row>
        <table:table-row table:style-name="ro1">
          <table:table-cell office:value-type="string" calcext:value-type="string">
            <text:p>manon1_er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7.05</text:p>
          </table:table-cell>
          <table:table-cell table:formula="of:=LEFT([.E245];SEARCH(&quot;;&quot;;[.E245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*CHI: oui parce+qu' on dira c'est moi aussi qui a eu le un {0x15}1124822_1128683{0x15}</text:p>
          </table:table-cell>
          <table:table-cell office:value-type="string" calcext:value-type="string">
            <text:p>%mor: adv:yn|oui conj|parce+que pro:subj|on v|dire-FUT v:exist|c'est pro|moi adv|aussi pro:rel|qui v:aux|avoir v:poss|avoir&amp;PP det|le pro|un</text:p>
          </table:table-cell>
        </table:table-row>
        <table:table-row table:style-name="ro1">
          <table:table-cell office:value-type="string" calcext:value-type="string">
            <text:p>morgane1_m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1.05</text:p>
          </table:table-cell>
          <table:table-cell table:formula="of:=LEFT([.E246];SEARCH(&quot;;&quot;;[.E246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*CHI: et+puis après je [=!ze /previous/PHO] ferai les gugus {0x15}91552_94253{0x15}</text:p>
          </table:table-cell>
          <table:table-cell office:value-type="string" calcext:value-type="string">
            <text:p>%mor: conj|et+puis adv:place|après pro:subj|je v:mdllex|faire-FUT det|les ?|gugus</text:p>
          </table:table-cell>
        </table:table-row>
        <table:table-row table:style-name="ro1">
          <table:table-cell office:value-type="string" calcext:value-type="string">
            <text:p>morgane1_m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1.05</text:p>
          </table:table-cell>
          <table:table-cell table:formula="of:=LEFT([.E247];SEARCH(&quot;;&quot;;[.E247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*CHI: tu pourras mettre en {0x15}156432_157062{0x15}</text:p>
          </table:table-cell>
          <table:table-cell office:value-type="string" calcext:value-type="string">
            <text:p>%mor: pro:subj|tu v:mdl|pouvoir&amp;FUT v|mettre-INF prep:art|en</text:p>
          </table:table-cell>
        </table:table-row>
        <table:table-row table:style-name="ro1">
          <table:table-cell office:value-type="string" calcext:value-type="string">
            <text:p>morgane1_m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1.05</text:p>
          </table:table-cell>
          <table:table-cell table:formula="of:=LEFT([.E248];SEARCH(&quot;;&quot;;[.E248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*CHI: ben toi tu feras le [=!l /previous/PHO] bébé {0x15}407524_408432{0x15}</text:p>
          </table:table-cell>
          <table:table-cell office:value-type="string" calcext:value-type="string">
            <text:p>%mor: co|ben pro|toi pro:subj|tu v:mdllex|faire-FUT det|le n|bébé</text:p>
          </table:table-cell>
        </table:table-row>
        <table:table-row table:style-name="ro1">
          <table:table-cell office:value-type="string" calcext:value-type="string">
            <text:p>morgane1_m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1.05</text:p>
          </table:table-cell>
          <table:table-cell table:formula="of:=LEFT([.E249];SEARCH(&quot;;&quot;;[.E249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*CHI: et moi je [=!Z /previous/PHO] ferai la maman et le bé et le papa d'accord ? {0x15}408432_412060{0x15}</text:p>
          </table:table-cell>
          <table:table-cell office:value-type="string" calcext:value-type="string">
            <text:p>%mor: conj|et pro|moi pro:subj|je v:mdllex|faire-FUT det|la n|maman conj|et det|le ?|bé conj|et det|le n|papa adv|d'accord ?</text:p>
          </table:table-cell>
        </table:table-row>
        <table:table-row table:style-name="ro1">
          <table:table-cell office:value-type="string" calcext:value-type="string">
            <text:p>morgane1_m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1.05</text:p>
          </table:table-cell>
          <table:table-cell table:formula="of:=LEFT([.E250];SEARCH(&quot;;&quot;;[.E250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*CHI: je [=!z /previous/PHO] te le dirai quand on z- quand on jouera [=!zurA /previous/PHO] hein ? {0x15}980518_983197{0x15}</text:p>
          </table:table-cell>
          <table:table-cell office:value-type="string" calcext:value-type="string">
            <text:p>%mor: pro:subj|je pro:refl|te pro:obj|le v|dire-FUT conj|quand pro:subj|on ?|z– conj|quand pro:subj|on v|jouer-FUT co|hein ?</text:p>
          </table:table-cell>
        </table:table-row>
        <table:table-row table:style-name="ro1">
          <table:table-cell office:value-type="string" calcext:value-type="string">
            <text:p>pauline1_ma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7.05</text:p>
          </table:table-cell>
          <table:table-cell table:formula="of:=LEFT([.E251];SEARCH(&quot;;&quot;;[.E251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*CHI: dans les poissons et+puis [=!pi /previous/PHO] il [=!i /previous/PHO] pourra pas l' attraper {0x15}546495_548870{0x15}</text:p>
          </table:table-cell>
          <table:table-cell office:value-type="string" calcext:value-type="string">
            <text:p>%mor: prep|dans det|les n|poisson conj|et+puis pro:subj|il v:mdl|pouvoir&amp;FUT adv:neg|pas pro:obj|le/la v|attraper-INF</text:p>
          </table:table-cell>
        </table:table-row>
        <table:table-row table:style-name="ro1">
          <table:table-cell office:value-type="string" calcext:value-type="string">
            <text:p>pauline1_ma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7.05</text:p>
          </table:table-cell>
          <table:table-cell table:formula="of:=LEFT([.E252];SEARCH(&quot;;&quot;;[.E252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*CHI: et ben [=!i /instantaneous/N] il [=!i /previous/PHO] sera [=!sRa /previous/PHO] déjà mort le le poisson {0x15}557184_560082{0x15}</text:p>
          </table:table-cell>
          <table:table-cell office:value-type="string" calcext:value-type="string">
            <text:p>%mor: conj|et co|ben pro:subj|il v:exist|être&amp;FUT adv|déjà v|mourir&amp;PP det|le det|le n|poisson</text:p>
          </table:table-cell>
        </table:table-row>
        <table:table-row table:style-name="ro1">
          <table:table-cell office:value-type="string" calcext:value-type="string">
            <text:p>pauline1_ma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4;07.05</text:p>
          </table:table-cell>
          <table:table-cell table:formula="of:=LEFT([.E253];SEARCH(&quot;;&quot;;[.E253])-1)" office:value-type="string" office:string-value="4" calcext:value-type="string">
            <text:p>4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*CHI: ils [=!i /previous/PHO] seront déjà morts mes poissons {0x15}564498_567214{0x15}</text:p>
          </table:table-cell>
          <table:table-cell office:value-type="string" calcext:value-type="string">
            <text:p>%mor: pro:subj|ils v:exist|être&amp;FUT adv|déjà v|mourir&amp;PP det:poss|mes n|poisson</text:p>
          </table:table-cell>
        </table:table-row>
        <table:table-row table:style-name="ro1">
          <table:table-cell office:value-type="string" calcext:value-type="string">
            <text:p>hector2_aub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1.05</text:p>
          </table:table-cell>
          <table:table-cell table:formula="of:=LEFT([.E254];SEARCH(&quot;;&quot;;[.E254])-1)" office:value-type="string" office:string-value="5" calcext:value-type="string">
            <text:p>5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*CHI: [=!pap /instantaneous/N] (...) [=!b /next/N] et peut-être [=!p9tEt /previous/PHO] qu' il sera {0x15}122503_131628{0x15}</text:p>
          </table:table-cell>
          <table:table-cell office:value-type="string" calcext:value-type="string">
            <text:p>%mor: conj|et ?|peut–être conj|qu' pro:subj|il v:exist|être&amp;FUT</text:p>
          </table:table-cell>
        </table:table-row>
        <table:table-row table:style-name="ro1">
          <table:table-cell office:value-type="string" calcext:value-type="string">
            <text:p>lionel6_ca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255];SEARCH(&quot;;&quot;;[.E255])-1)" office:value-type="string" office:string-value="5" calcext:value-type="string">
            <text:p>5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*CHI: je ferai un dessin {0x15}255083_256088{0x15}</text:p>
          </table:table-cell>
          <table:table-cell office:value-type="string" calcext:value-type="string">
            <text:p>%mor: pro:subj|je v:mdllex|faire-FUT det|un n|dessin</text:p>
          </table:table-cell>
        </table:table-row>
        <table:table-row table:style-name="ro1">
          <table:table-cell office:value-type="string" calcext:value-type="string">
            <text:p>lionel6_ca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256];SEARCH(&quot;;&quot;;[.E256])-1)" office:value-type="string" office:string-value="5" calcext:value-type="string">
            <text:p>5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*CHI: si au dessert il n' y aura pas du gâteau {0x15}592549_596298{0x15}</text:p>
          </table:table-cell>
          <table:table-cell office:value-type="string" calcext:value-type="string">
            <text:p>%mor: adv|si prep:art|au n|dessert pro:subj|il adv:neg|ne pro:y|y v:poss|avoir&amp;FUT adv:neg|pas det|du n|gâteau</text:p>
          </table:table-cell>
        </table:table-row>
        <table:table-row table:style-name="ro1">
          <table:table-cell office:value-type="string" calcext:value-type="string">
            <text:p>lionel6_ca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257];SEARCH(&quot;;&quot;;[.E257])-1)" office:value-type="string" office:string-value="5" calcext:value-type="string">
            <text:p>5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*CHI: elle se demanda si il [=!i /previous/PHO] y aura du gâteau [=!bb /instantaneous/N] {0x15}742360_746589{0x15}</text:p>
          </table:table-cell>
          <table:table-cell office:value-type="string" calcext:value-type="string">
            <text:p>%mor: pro:subj|elle pro:refl|se v|demander-PASS conj|si pro:subj|il pro:y|y v:poss|avoir&amp;FUT det|du n|gâteau</text:p>
          </table:table-cell>
        </table:table-row>
        <table:table-row table:style-name="ro1">
          <table:table-cell office:value-type="string" calcext:value-type="string">
            <text:p>lionel8_ca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10.23</text:p>
          </table:table-cell>
          <table:table-cell table:formula="of:=LEFT([.E258];SEARCH(&quot;;&quot;;[.E258])-1)" office:value-type="string" office:string-value="5" calcext:value-type="string">
            <text:p>5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*CHI: il lui disa [=!sic /previous/COM] fau- faudra que vous restierez [=!sic /previous/COM] {0x15}555046_559607{0x15}</text:p>
          </table:table-cell>
          <table:table-cell office:value-type="string" calcext:value-type="string">
            <text:p>%mor: pro:subj|il pro|lui v|dire ?|fau– v:mdl|falloir&amp;FUT conj|que pro:subj|vous ?|restierez</text:p>
          </table:table-cell>
        </table:table-row>
        <table:table-row table:style-name="ro1">
          <table:table-cell office:value-type="string" calcext:value-type="string">
            <text:p>lionel8_ca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10.23</text:p>
          </table:table-cell>
          <table:table-cell table:formula="of:=LEFT([.E259];SEARCH(&quot;;&quot;;[.E259])-1)" office:value-type="string" office:string-value="5" calcext:value-type="string">
            <text:p>5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*CHI: il dit vous devrez rester trois jours à la maison {0x15}594440_598940{0x15}</text:p>
          </table:table-cell>
          <table:table-cell office:value-type="string" calcext:value-type="string">
            <text:p>%mor: pro:subj|il v|dire^v|dire-PASS pro:subj|vous v:mdl|devoir&amp;FUT v|rester-INF num|trois n|jour prep|à det|la n|maison</text:p>
          </table:table-cell>
        </table:table-row>
        <table:table-row table:style-name="ro1">
          <table:table-cell office:value-type="string" calcext:value-type="string">
            <text:p>lucie1_ca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3.17</text:p>
          </table:table-cell>
          <table:table-cell table:formula="of:=LEFT([.E260];SEARCH(&quot;;&quot;;[.E260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*CHI: il demande aux poules est-ce que vous aurez [=!sic /previous/COM] vu mon chat ? {0x15}578270_581781{0x15}</text:p>
          </table:table-cell>
          <table:table-cell office:value-type="string" calcext:value-type="string">
            <text:p>%mor: pro:subj|il v|demander det|aux n|poule ?|est–ce conj|que pro:subj|vous v:aux|avoir&amp;FUT v|voir&amp;PP det:poss|mon n|chat ?</text:p>
          </table:table-cell>
        </table:table-row>
        <table:table-row table:style-name="ro1">
          <table:table-cell office:value-type="string" calcext:value-type="string">
            <text:p>lucie5_ca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7.05</text:p>
          </table:table-cell>
          <table:table-cell table:formula="of:=LEFT([.E261];SEARCH(&quot;;&quot;;[.E261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*CHI: promet qu' elle dit qu' elle sera sage comme une image {0x15}240529_243240{0x15}</text:p>
          </table:table-cell>
          <table:table-cell office:value-type="string" calcext:value-type="string">
            <text:p>%mor: v|promettre conj|qu' pro:subj|elle v|dire^v|dire-PASS conj|qu' pro:subj|elle v:exist|être&amp;FUT adj|sage prep|comme det|une n|image</text:p>
          </table:table-cell>
        </table:table-row>
        <table:table-row table:style-name="ro1">
          <table:table-cell office:value-type="string" calcext:value-type="string">
            <text:p>lucille2_cha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5.30</text:p>
          </table:table-cell>
          <table:table-cell table:formula="of:=LEFT([.E262];SEARCH(&quot;;&quot;;[.E262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*CHI: qu' il aura pas le temps [=!lta~ /previous/PHO] {0x15}486163_487321{0x15}</text:p>
          </table:table-cell>
          <table:table-cell office:value-type="string" calcext:value-type="string">
            <text:p>%mor: pro:rel|qu' pro:subj|il v:poss|avoir&amp;FUT adv:neg|pas det|le n|temps</text:p>
          </table:table-cell>
        </table:table-row>
        <table:table-row table:style-name="ro1">
          <table:table-cell office:value-type="string" calcext:value-type="string">
            <text:p>maelle1_rou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7.05</text:p>
          </table:table-cell>
          <table:table-cell table:formula="of:=LEFT([.E263];SEARCH(&quot;;&quot;;[.E263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*CHI: et il [=!i /previous/PHO] dit après l' école tu pourras {0x15}461133_465406{0x15}</text:p>
          </table:table-cell>
          <table:table-cell office:value-type="string" calcext:value-type="string">
            <text:p>%mor: conj|et pro:subj|il v|dire^v|dire-PASS adv|après det|le/la n|école pro:subj|tu v:mdl|pouvoir&amp;FUT</text:p>
          </table:table-cell>
        </table:table-row>
        <table:table-row table:style-name="ro1">
          <table:table-cell office:value-type="string" calcext:value-type="string">
            <text:p>maelle1_rou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7.05</text:p>
          </table:table-cell>
          <table:table-cell table:formula="of:=LEFT([.E264];SEARCH(&quot;;&quot;;[.E264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*CHI: tu pourras aller avec moi manger une crêpe ? {0x15}465406_469449{0x15}</text:p>
          </table:table-cell>
          <table:table-cell office:value-type="string" calcext:value-type="string">
            <text:p>%mor: pro:subj|tu v:mdl|pouvoir&amp;FUT v:mdllex|aller&amp;INF prep|avec pro|moi v|manger-INF det|une n|crêpe ?</text:p>
          </table:table-cell>
        </table:table-row>
        <table:table-row table:style-name="ro1">
          <table:table-cell office:value-type="string" calcext:value-type="string">
            <text:p>maelle2_rou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1.05</text:p>
          </table:table-cell>
          <table:table-cell table:formula="of:=LEFT([.E265];SEARCH(&quot;;&quot;;[.E265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*CHI: il [=!i /previous/PHO] sera s- il [=!i /previous/PHO] sentira très très bon {0x15}501352_505683{0x15}</text:p>
          </table:table-cell>
          <table:table-cell office:value-type="string" calcext:value-type="string">
            <text:p>%mor: pro:subj|il v:exist|être&amp;FUT ?|s– pro:subj|il v|sentir-FUT adv|très adv|très n|bon</text:p>
          </table:table-cell>
        </table:table-row>
        <table:table-row table:style-name="ro1">
          <table:table-cell office:value-type="string" calcext:value-type="string">
            <text:p>marie2_gue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</text:p>
          </table:table-cell>
          <table:table-cell table:formula="of:=LEFT([.E266];SEARCH(&quot;;&quot;;[.E266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*CHI: ah c'est bon j' aurai * j' aurai le temps [=!lta~  /previous/PHO] {0x15}390366_394851{0x15}</text:p>
          </table:table-cell>
          <table:table-cell office:value-type="string" calcext:value-type="string">
            <text:p>%mor: co|ah v:exist|c'est adj|bon pro:subj|je v:poss|avoir&amp;FUT ?|* pro:subj|je v:poss|avoir&amp;FUT det|le n|temps</text:p>
          </table:table-cell>
        </table:table-row>
        <table:table-row table:style-name="ro1">
          <table:table-cell office:value-type="string" calcext:value-type="string">
            <text:p>sarah6_ca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1.05</text:p>
          </table:table-cell>
          <table:table-cell table:formula="of:=LEFT([.E267];SEARCH(&quot;;&quot;;[.E267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CHI: on pourra pas {0x15}16908_18229{0x15}</text:p>
          </table:table-cell>
          <table:table-cell office:value-type="string" calcext:value-type="string">
            <text:p>%mor: pro:subj|on v:mdl|pouvoir&amp;FUT adv:neg|pas</text:p>
          </table:table-cell>
        </table:table-row>
        <table:table-row table:style-name="ro1">
          <table:table-cell office:value-type="string" calcext:value-type="string">
            <text:p>sarah7_ca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1.05</text:p>
          </table:table-cell>
          <table:table-cell table:formula="of:=LEFT([.E268];SEARCH(&quot;;&quot;;[.E268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HI: on pourra pas euh écouter {0x15}13307_17932{0x15}</text:p>
          </table:table-cell>
          <table:table-cell office:value-type="string" calcext:value-type="string">
            <text:p>%mor: pro:subj|on v:mdl|pouvoir&amp;FUT adv:neg|pas co|euh v|écouter-INF</text:p>
          </table:table-cell>
        </table:table-row>
        <table:table-row table:style-name="ro1">
          <table:table-cell office:value-type="string" calcext:value-type="string">
            <text:p>valentine1_sow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5.30</text:p>
          </table:table-cell>
          <table:table-cell table:formula="of:=LEFT([.E269];SEARCH(&quot;;&quot;;[.E269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*CHI: je te [=!St9 /previous/PHO] raconterai une histoire {0x15}377077_378726{0x15}</text:p>
          </table:table-cell>
          <table:table-cell office:value-type="string" calcext:value-type="string">
            <text:p>%mor: pro:subj|je pro:refl|te v|raconter-FUT det|une n|histoire</text:p>
          </table:table-cell>
        </table:table-row>
        <table:table-row table:style-name="ro1">
          <table:table-cell office:value-type="string" calcext:value-type="string">
            <text:p>valentine1_sow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5.30</text:p>
          </table:table-cell>
          <table:table-cell table:formula="of:=LEFT([.E270];SEARCH(&quot;;&quot;;[.E270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*CHI: là c'est un [=!b /previous/N] yaourt rose qui sera pour le bébé {0x15}434194_437180{0x15}</text:p>
          </table:table-cell>
          <table:table-cell office:value-type="string" calcext:value-type="string">
            <text:p>%mor: adv:place|là v:exist|c'est det|un n|yaourt adj|rose pro:rel|qui v:exist|être&amp;FUT prep|pour det|le n|bébé</text:p>
          </table:table-cell>
        </table:table-row>
        <table:table-row table:style-name="ro1">
          <table:table-cell office:value-type="string" calcext:value-type="string">
            <text:p>valentine2_sow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7.05</text:p>
          </table:table-cell>
          <table:table-cell table:formula="of:=LEFT([.E271];SEARCH(&quot;;&quot;;[.E271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*CHI: et ben je te [=!St9 /previous/PHO] raconterai une histoire {0x15}416737_418467{0x15}</text:p>
          </table:table-cell>
          <table:table-cell office:value-type="string" calcext:value-type="string">
            <text:p>%mor: conj|et co|ben pro:subj|je pro:refl|te v|raconter-FUT det|une n|histoire</text:p>
          </table:table-cell>
        </table:table-row>
        <table:table-row table:style-name="ro1">
          <table:table-cell office:value-type="string" calcext:value-type="string">
            <text:p>valentine2_sow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7.05</text:p>
          </table:table-cell>
          <table:table-cell table:formula="of:=LEFT([.E272];SEARCH(&quot;;&quot;;[.E272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*CHI: un yaourt rose ce sera pour le dessert de Bébé-Leïla {0x15}524774_528808{0x15}</text:p>
          </table:table-cell>
          <table:table-cell office:value-type="string" calcext:value-type="string">
            <text:p>%mor: det|un n|yaourt adj|rose det:dem|ce v:exist|être&amp;FUT prep|pour det|le n|dessert prep|de n:prop|Bébé–Leïla</text:p>
          </table:table-cell>
        </table:table-row>
        <table:table-row table:style-name="ro1">
          <table:table-cell office:value-type="string" calcext:value-type="string">
            <text:p>valentine3_sow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7.05</text:p>
          </table:table-cell>
          <table:table-cell table:formula="of:=LEFT([.E273];SEARCH(&quot;;&quot;;[.E273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*CHI: [=!i /instantaneous/N] si tu manges bien ta viande [=!i /instantaneous/N] je [=!b /begin/N] te [=!Zt9 /previous/PHO] raconterai une histoire [=!b /end/N] {0x15}219285_222970{0x15}</text:p>
          </table:table-cell>
          <table:table-cell office:value-type="string" calcext:value-type="string">
            <text:p>%mor: conj|si pro:subj|tu v|manger conj|bien det:poss|ta n|viande pro:subj|je pro:refl|te v|raconter-FUT det|une n|histoire</text:p>
          </table:table-cell>
        </table:table-row>
        <table:table-row table:style-name="ro1">
          <table:table-cell office:value-type="string" calcext:value-type="string">
            <text:p>valentine3_sow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7.05</text:p>
          </table:table-cell>
          <table:table-cell table:formula="of:=LEFT([.E274];SEARCH(&quot;;&quot;;[.E274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*CHI: avec un yaourt rose euh [=!i /instantaneous/N] dans le panier ça sera [=!i /instantaneous/N] le dessert de Bébé-Leïla {0x15}300398_305243{0x15}</text:p>
          </table:table-cell>
          <table:table-cell office:value-type="string" calcext:value-type="string">
            <text:p>%mor: prep|avec det|un n|yaourt adj|rose co|euh prep|dans det|le n|panier pro:dem|ça v:exist|être&amp;FUT det|le n|dessert prep|de n:prop|Bébé–Leïla</text:p>
          </table:table-cell>
        </table:table-row>
        <table:table-row table:style-name="ro1">
          <table:table-cell office:value-type="string" calcext:value-type="string">
            <text:p>valentine4_sow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7.05</text:p>
          </table:table-cell>
          <table:table-cell table:formula="of:=LEFT([.E275];SEARCH(&quot;;&quot;;[.E275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*CHI: [=!i /instantaneous/N] on ira tous dans la forêt avec Bébé-Leïla et euh {0x15}1006384_1010285{0x15}</text:p>
          </table:table-cell>
          <table:table-cell office:value-type="string" calcext:value-type="string">
            <text:p>%mor: pro:subj|on v:mdl|aller&amp;FUT pro|tous prep|dans det|la n|forêt prep|avec n:prop|Bébé–Leïla conj|et co|euh</text:p>
          </table:table-cell>
        </table:table-row>
        <table:table-row table:style-name="ro1">
          <table:table-cell office:value-type="string" calcext:value-type="string">
            <text:p>valentine5_sow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7.05</text:p>
          </table:table-cell>
          <table:table-cell table:formula="of:=LEFT([.E276];SEARCH(&quot;;&quot;;[.E276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*CHI: [=!i /instantaneous/N] (.) la prochaine fois on ira tous ensemble euh dans les bois {0x15}883593_888054{0x15}</text:p>
          </table:table-cell>
          <table:table-cell office:value-type="string" calcext:value-type="string">
            <text:p>%mor: det|la adj|prochain n|fo^n|fois pro:subj|on v:mdllex|aller&amp;FUT det:gen|tous adv|ensemble co|euh prep|dans det|les n|bois</text:p>
          </table:table-cell>
        </table:table-row>
        <table:table-row table:style-name="ro1">
          <table:table-cell office:value-type="string" calcext:value-type="string">
            <text:p>Antonin1_Jer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5.30</text:p>
          </table:table-cell>
          <table:table-cell table:formula="of:=LEFT([.E277];SEARCH(&quot;;&quot;;[.E277])-1)" office:value-type="string" office:string-value="5" calcext:value-type="string">
            <text:p>5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*CHI: ce sera un+petit+peu trop beaucoup là je crois {0x15}564052_567140{0x15}</text:p>
          </table:table-cell>
          <table:table-cell office:value-type="string" calcext:value-type="string">
            <text:p>%mor: det:dem|ce v:exist|être&amp;FUT adv|un+petit+peu adv|trop adv|beaucoup adv:place|là pro:subj|je v|croire</text:p>
          </table:table-cell>
        </table:table-row>
        <table:table-row table:style-name="ro1">
          <table:table-cell office:value-type="string" calcext:value-type="string">
            <text:p>Eliott1_Chi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1.05</text:p>
          </table:table-cell>
          <table:table-cell table:formula="of:=LEFT([.E278];SEARCH(&quot;;&quot;;[.E278])-1)" office:value-type="string" office:string-value="5" calcext:value-type="string">
            <text:p>5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*CHI: j' aimerai [=!ZEREm /previous/PHO] bien avoir aller dans ce bateau là {0x15}204986_207990{0x15}</text:p>
          </table:table-cell>
          <table:table-cell office:value-type="string" calcext:value-type="string">
            <text:p>%mor: pro:subj|je v|aimer-FUT adv|bien v:poss|avoir&amp;INF v:mdllex|aller&amp;INF prep|dans det:dem|ce n|bateau adv:place|là</text:p>
          </table:table-cell>
        </table:table-row>
        <table:table-row table:style-name="ro1">
          <table:table-cell office:value-type="string" calcext:value-type="string">
            <text:p>Elise1_Hel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10.23</text:p>
          </table:table-cell>
          <table:table-cell table:formula="of:=LEFT([.E279];SEARCH(&quot;;&quot;;[.E279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*CHI: (...) [=!pap /instantaneous/N] [=!aboiements /instantaneous/N] j' avais vu ça mais on en a de trop maman voudra cer- tainement pas qu' on l' achète {0x15}545195_553891{0x15}</text:p>
          </table:table-cell>
          <table:table-cell office:value-type="string" calcext:value-type="string">
            <text:p>%mor: pro:subj|je v:aux|avoir&amp;IMPF v|voir&amp;PP pro:dem|ça conj|mais pro:subj|on pro:y|en v:poss|avoir prep|de adv|trop n:prop|maman v:mdl|vouloir&amp;FUT ?|cer– ?|tainement n|pas conj|qu' pro:subj|on pro:obj|le/la v|acheter</text:p>
          </table:table-cell>
        </table:table-row>
        <table:table-row table:style-name="ro1">
          <table:table-cell office:value-type="string" calcext:value-type="string">
            <text:p>Elise1_Hel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10.23</text:p>
          </table:table-cell>
          <table:table-cell table:formula="of:=LEFT([.E280];SEARCH(&quot;;&quot;;[.E280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*CHI: je verrai plus ma copine [=!SarlEy /previous/PHO] [=!interprétation: Charlène /previous/COM] {0x15}572688_575665{0x15}</text:p>
          </table:table-cell>
          <table:table-cell office:value-type="string" calcext:value-type="string">
            <text:p>%mor: pro:subj|je v|voir&amp;FUT adv:neg|plus det:poss|ma n|copine</text:p>
          </table:table-cell>
        </table:table-row>
        <table:table-row table:style-name="ro1">
          <table:table-cell office:value-type="string" calcext:value-type="string">
            <text:p>Elise1_Hel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10.23</text:p>
          </table:table-cell>
          <table:table-cell table:formula="of:=LEFT([.E281];SEARCH(&quot;;&quot;;[.E281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*CHI: (.) quand il sera plus grand aussi j' ai pas envie [=!pap /previous/N] qu' il [=!ki /previous/PHO] casse tout {0x15}645730_649541{0x15}</text:p>
          </table:table-cell>
          <table:table-cell office:value-type="string" calcext:value-type="string">
            <text:p>%mor: conj|quand pro:subj|il v:exist|être&amp;FUT adv|plus adj|grand adv|aussi pro:subj|je v:aux|avoir adv:neg|pas n|envie conj|qu' pro:subj|il v|casser pro|tout</text:p>
          </table:table-cell>
        </table:table-row>
        <table:table-row table:style-name="ro1">
          <table:table-cell office:value-type="string" calcext:value-type="string">
            <text:p>Elise1_Hel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10.23</text:p>
          </table:table-cell>
          <table:table-cell table:formula="of:=LEFT([.E282];SEARCH(&quot;;&quot;;[.E282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*CHI: à part peut+être [=!ptEt /previous/PHO] qu' un jour elle a dit la maitresse elle viendra nous rendre visite {0x15}664453_668570{0x15}</text:p>
          </table:table-cell>
          <table:table-cell office:value-type="string" calcext:value-type="string">
            <text:p>%mor: prep:art|à n|part adv|peut+être conj|qu' det|un n|jour pro:subj|elle v:aux|avoir v|dire-PP det|la ?|maitresse pro:subj|elle v:mdl|venir-FUT pro:subj|nous v|rendre-INF n|visite</text:p>
          </table:table-cell>
        </table:table-row>
        <table:table-row table:style-name="ro1">
          <table:table-cell office:value-type="string" calcext:value-type="string">
            <text:p>Elise1_Hel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10.23</text:p>
          </table:table-cell>
          <table:table-cell table:formula="of:=LEFT([.E283];SEARCH(&quot;;&quot;;[.E283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*CHI: on mettra celui-là [=!sHila /previous/PHO] devant on en mettra encore un autre devant {0x15}712000_717382{0x15}</text:p>
          </table:table-cell>
          <table:table-cell office:value-type="string" calcext:value-type="string">
            <text:p>%mor: pro:subj|on v|mettre-FUT ?|celui–là n|devant pro:subj|on pro:y|en v|mettre-FUT adv|encore det|un adj|autre adv:place|devant</text:p>
          </table:table-cell>
        </table:table-row>
        <table:table-row table:style-name="ro1">
          <table:table-cell office:value-type="string" calcext:value-type="string">
            <text:p>Elise1_Hel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10.23</text:p>
          </table:table-cell>
          <table:table-cell table:formula="of:=LEFT([.E284];SEARCH(&quot;;&quot;;[.E284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*CHI: enfin [=!fe~ /previous/PHO] on mettra déjà celui-là [=!sHila /previous/PHO] devant {0x15}717382_718966{0x15}</text:p>
          </table:table-cell>
          <table:table-cell office:value-type="string" calcext:value-type="string">
            <text:p>%mor: adv|enfin pro:subj|on v|mettre-FUT adv|déjà ?|celui–là adv:place|devant</text:p>
          </table:table-cell>
        </table:table-row>
        <table:table-row table:style-name="ro1">
          <table:table-cell office:value-type="string" calcext:value-type="string">
            <text:p>Elise1_Hel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10.23</text:p>
          </table:table-cell>
          <table:table-cell table:formula="of:=LEFT([.E285];SEARCH(&quot;;&quot;;[.E285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*CHI: [=!aboiement /instantaneous/N] un autre devant et+puis d- une remorque ici [=!aboiement /begin/N] et+puis on peut plus mettre après comme ça on sera trois [=!aboiement /end/N] {0x15}719918_727014{0x15}</text:p>
          </table:table-cell>
          <table:table-cell office:value-type="string" calcext:value-type="string">
            <text:p>%mor: det|un adj|autre n|devant conj|et+puis ?|d– det|une n|remorque adv:place|ici conj|et+puis pro:subj|on v:mdl|pouvoir adv:neg|plus v|mettre-INF adv:place|après prep|comme pro:dem|ça pro:subj|on v:exist|être&amp;FUT num|trois</text:p>
          </table:table-cell>
        </table:table-row>
        <table:table-row table:style-name="ro1">
          <table:table-cell office:value-type="string" calcext:value-type="string">
            <text:p>Elise1_Hel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10.23</text:p>
          </table:table-cell>
          <table:table-cell table:formula="of:=LEFT([.E286];SEARCH(&quot;;&quot;;[.E286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*CHI: il pourra aller quand+même derrière hein {0x15}730781_734515{0x15}</text:p>
          </table:table-cell>
          <table:table-cell office:value-type="string" calcext:value-type="string">
            <text:p>%mor: pro:subj|il v:mdl|pouvoir&amp;FUT v:mdllex|aller&amp;INF adv|quand+même adv:place|derrière co|hein</text:p>
          </table:table-cell>
        </table:table-row>
        <table:table-row table:style-name="ro1">
          <table:table-cell office:value-type="string" calcext:value-type="string">
            <text:p>Elise1_Hel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10.23</text:p>
          </table:table-cell>
          <table:table-cell table:formula="of:=LEFT([.E287];SEARCH(&quot;;&quot;;[.E287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*CHI: quand il aura deux ans ou trois {0x15}734922_736675{0x15}</text:p>
          </table:table-cell>
          <table:table-cell office:value-type="string" calcext:value-type="string">
            <text:p>%mor: conj|quand pro:subj|il v:poss|avoir&amp;FUT num|deux n|an conj|ou num|trois</text:p>
          </table:table-cell>
        </table:table-row>
        <table:table-row table:style-name="ro1">
          <table:table-cell office:value-type="string" calcext:value-type="string">
            <text:p>Ester1_Zeh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</text:p>
          </table:table-cell>
          <table:table-cell table:formula="of:=LEFT([.E288];SEARCH(&quot;;&quot;;[.E288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*CHI: mais après ils [=!i /previous/PHO] resteront ensemble {0x15}304275_306575{0x15}</text:p>
          </table:table-cell>
          <table:table-cell office:value-type="string" calcext:value-type="string">
            <text:p>%mor: conj|mais adv:place|après pro:subj|ils v|rester-FUT adv|ensemble</text:p>
          </table:table-cell>
        </table:table-row>
        <table:table-row table:style-name="ro1">
          <table:table-cell office:value-type="string" calcext:value-type="string">
            <text:p>Ester1_Zeh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</text:p>
          </table:table-cell>
          <table:table-cell table:formula="of:=LEFT([.E289];SEARCH(&quot;;&quot;;[.E289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*CHI: *** je me débrouillerai tout seul pour sauver Kevin {0x15}747829_753482{0x15}</text:p>
          </table:table-cell>
          <table:table-cell office:value-type="string" calcext:value-type="string">
            <text:p>%mor: ?|*** pro:subj|je pro:refl|me v|débrouiller-FUT adv|tout adv|seul prep|pour v|sauver-INF n:prop|Kevin</text:p>
          </table:table-cell>
        </table:table-row>
        <table:table-row table:style-name="ro1">
          <table:table-cell office:value-type="string" calcext:value-type="string">
            <text:p>Joachim1_Alt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1.05</text:p>
          </table:table-cell>
          <table:table-cell table:formula="of:=LEFT([.E290];SEARCH(&quot;;&quot;;[.E290])-1)" office:value-type="string" office:string-value="5" calcext:value-type="string">
            <text:p>5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CHI: oui [=!tx /previous/N] pourquoi *** moi j' aimerai [=!zEmRE /previous/PHO] ça {0x15}66368_71533{0x15}</text:p>
          </table:table-cell>
          <table:table-cell office:value-type="string" calcext:value-type="string">
            <text:p>%mor: adv:yn|oui n|pourquoi ?|*** n|moi pro:subj|je v|aimer-FUT pro:dem|ça</text:p>
          </table:table-cell>
        </table:table-row>
        <table:table-row table:style-name="ro1">
          <table:table-cell office:value-type="string" calcext:value-type="string">
            <text:p>andrea1_c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2.12</text:p>
          </table:table-cell>
          <table:table-cell table:formula="of:=LEFT([.E291];SEARCH(&quot;;&quot;;[.E291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*CHI: quand j- quand /il , y/ aura l' âge des tous petits j- je fêterai [=!fetRe /previous/PHO] toujours ma fête euh {0x15}165479_174901{0x15}</text:p>
          </table:table-cell>
          <table:table-cell office:value-type="string" calcext:value-type="string">
            <text:p>%mor: conj|quand ?|j– conj|quand pro:subj|il ?| , pro:y|y v:poss|avoir&amp;FUT det|le/la n|âge det|des det:gen|tous adj|petit ?|j– pro:subj|je v|fêter-FUT adv|toujours det:poss|ma n|fête co|euh</text:p>
          </table:table-cell>
        </table:table-row>
        <table:table-row table:style-name="ro1">
          <table:table-cell office:value-type="string" calcext:value-type="string">
            <text:p>andrea1_c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2.12</text:p>
          </table:table-cell>
          <table:table-cell table:formula="of:=LEFT([.E292];SEARCH(&quot;;&quot;;[.E292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*CHI: la fête de ¤T1¤ et+puis [=!pi /previous/PHO] puis [=!pi /previous/PHO] quand hum [=!b /instantaneous/N] quand j- quand j' aura [=!sic /previous/COM] l' âge [=!b /instantaneous/N] grande [=!b /instantaneous/N] {0x15}174901_185083{0x15}</text:p>
          </table:table-cell>
          <table:table-cell office:value-type="string" calcext:value-type="string">
            <text:p>%mor: det|la n|fête prep:art|de ?|¤T1¤ conj|et+puis conj|puis conj|quand co|hum conj|quand ?|j– conj|quand pro:subj|je v:poss|avoir&amp;FUT det|le/la n|âge adj|grand</text:p>
          </table:table-cell>
        </table:table-row>
        <table:table-row table:style-name="ro1">
          <table:table-cell office:value-type="string" calcext:value-type="string">
            <text:p>andrea1_c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2.12</text:p>
          </table:table-cell>
          <table:table-cell table:formula="of:=LEFT([.E293];SEARCH(&quot;;&quot;;[.E293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*CHI: bah bah j- bah on ira dans un dans dans une salle grande {0x15}185583_190768{0x15}</text:p>
          </table:table-cell>
          <table:table-cell office:value-type="string" calcext:value-type="string">
            <text:p>%mor: co|bah co|bah ?|j– co|bah pro:subj|on v:mdllex|aller&amp;FUT prep|dans det|un prep|dans prep|dans det|une n|salle adj|grand</text:p>
          </table:table-cell>
        </table:table-row>
        <table:table-row table:style-name="ro1">
          <table:table-cell office:value-type="string" calcext:value-type="string">
            <text:p>clemence1_bra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9.17</text:p>
          </table:table-cell>
          <table:table-cell table:formula="of:=LEFT([.E294];SEARCH(&quot;;&quot;;[.E294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*CHI: montrerai {0x15}113789_114211{0x15}</text:p>
          </table:table-cell>
          <table:table-cell office:value-type="string" calcext:value-type="string">
            <text:p>%mor: v|montrer-FUT</text:p>
          </table:table-cell>
        </table:table-row>
        <table:table-row table:style-name="ro1">
          <table:table-cell office:value-type="string" calcext:value-type="string">
            <text:p>cleophee1_pie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</text:p>
          </table:table-cell>
          <table:table-cell table:formula="of:=LEFT([.E295];SEARCH(&quot;;&quot;;[.E295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*CHI: et ben on ira après {0x15}264845_268974{0x15}</text:p>
          </table:table-cell>
          <table:table-cell office:value-type="string" calcext:value-type="string">
            <text:p>%mor: conj|et co|ben pro:subj|on v:mdllex|aller&amp;FUT adv:place|après</text:p>
          </table:table-cell>
        </table:table-row>
        <table:table-row table:style-name="ro1">
          <table:table-cell office:value-type="string" calcext:value-type="string">
            <text:p>cleophee1_pie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</text:p>
          </table:table-cell>
          <table:table-cell table:formula="of:=LEFT([.E296];SEARCH(&quot;;&quot;;[.E296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*CHI: oui t' avais qu' à re je te [=!St2 /previous/PHO] le donnerai [=!ldOnRe /previous/PHO] hein {0x15}433414_436342{0x15}</text:p>
          </table:table-cell>
          <table:table-cell office:value-type="string" calcext:value-type="string">
            <text:p>%mor: adv:yn|oui pro:refl|te v:aux|avoir&amp;IMPF conj|qu' prep|à ?|re pro:subj|je pro:refl|te pro:obj|le v|donner-FUT co|hein</text:p>
          </table:table-cell>
        </table:table-row>
        <table:table-row table:style-name="ro1">
          <table:table-cell office:value-type="string" calcext:value-type="string">
            <text:p>cleophee1_pie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</text:p>
          </table:table-cell>
          <table:table-cell table:formula="of:=LEFT([.E297];SEARCH(&quot;;&quot;;[.E297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*CHI: comme ça tu y [=!ti /previous/PHO] arriveras c'est ça ce+que [=!sk2 /previous/PHO] tu veux dire ? {0x15}490130_495130{0x15}</text:p>
          </table:table-cell>
          <table:table-cell office:value-type="string" calcext:value-type="string">
            <text:p>%mor: prep|comme pro:dem|ça pro:subj|tu pro:y|y v|arriver-FUT v:exist|c'est pro:dem|ça pro:int|ce+que pro:subj|tu v:mdl|vouloir v|dire-INF ?</text:p>
          </table:table-cell>
        </table:table-row>
        <table:table-row table:style-name="ro1">
          <table:table-cell office:value-type="string" calcext:value-type="string">
            <text:p>cleophee1_pie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</text:p>
          </table:table-cell>
          <table:table-cell table:formula="of:=LEFT([.E298];SEARCH(&quot;;&quot;;[.E298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*CHI: comme ça tu y [=!ti /previous/PHO] arriveras c'est ça ce [=!s /previous/PHO] que tu veux dire ? {0x15}496157_500263{0x15}</text:p>
          </table:table-cell>
          <table:table-cell office:value-type="string" calcext:value-type="string">
            <text:p>%mor: prep|comme pro:dem|ça pro:subj|tu pro:y|y v|arriver-FUT v:exist|c'est pro:dem|ça pro:dem|ce conj|que pro:subj|tu v:mdl|vouloir v|dire-INF ?</text:p>
          </table:table-cell>
        </table:table-row>
        <table:table-row table:style-name="ro1">
          <table:table-cell office:value-type="string" calcext:value-type="string">
            <text:p>cleophee1_pie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</text:p>
          </table:table-cell>
          <table:table-cell table:formula="of:=LEFT([.E299];SEARCH(&quot;;&quot;;[.E299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*CHI: après quand on l' aura fini ce sera [=!sRa /previous/PHO] l' heure ? {0x15}537533_541183{0x15}</text:p>
          </table:table-cell>
          <table:table-cell office:value-type="string" calcext:value-type="string">
            <text:p>%mor: adv:place|après conj|quand pro:subj|on pro:obj|le/la v:aux|avoir&amp;FUT v|finir-PP det:dem|ce v:exist|être&amp;FUT det|le/la n|heure ?</text:p>
          </table:table-cell>
        </table:table-row>
        <table:table-row table:style-name="ro1">
          <table:table-cell office:value-type="string" calcext:value-type="string">
            <text:p>cleophee1_pie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</text:p>
          </table:table-cell>
          <table:table-cell table:formula="of:=LEFT([.E300];SEARCH(&quot;;&quot;;[.E300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*CHI: et ben vous ferez [=!fRe /previous/PHO] encore mieux {0x15}603814_606479{0x15}</text:p>
          </table:table-cell>
          <table:table-cell office:value-type="string" calcext:value-type="string">
            <text:p>%mor: conj|et co|ben pro:subj|vous v:mdl|faire-FUT adv|encore adv|mieux</text:p>
          </table:table-cell>
        </table:table-row>
        <table:table-row table:style-name="ro1">
          <table:table-cell office:value-type="string" calcext:value-type="string">
            <text:p>cleophee1_pie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</text:p>
          </table:table-cell>
          <table:table-cell table:formula="of:=LEFT([.E301];SEARCH(&quot;;&quot;;[.E301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*CHI: en fait on sera [=!sRa /previous/PHO] {0x15}614826_617472{0x15}</text:p>
          </table:table-cell>
          <table:table-cell office:value-type="string" calcext:value-type="string">
            <text:p>%mor: pro:y|en v:mdllex|faire pro:subj|on v:exist|être&amp;FUT</text:p>
          </table:table-cell>
        </table:table-row>
        <table:table-row table:style-name="ro1">
          <table:table-cell office:value-type="string" calcext:value-type="string">
            <text:p>cleophee1_pie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</text:p>
          </table:table-cell>
          <table:table-cell table:formula="of:=LEFT([.E302];SEARCH(&quot;;&quot;;[.E302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*CHI: en fait on sera [=!sRa /previous/PHO] tout [=!sic /previous/COM] les deux euh {0x15}617472_620442{0x15}</text:p>
          </table:table-cell>
          <table:table-cell office:value-type="string" calcext:value-type="string">
            <text:p>%mor: pro:y|en v:mdllex|faire pro:subj|on v:exist|être&amp;FUT det:gen|tout det|les num|deux co|euh</text:p>
          </table:table-cell>
        </table:table-row>
        <table:table-row table:style-name="ro1">
          <table:table-cell office:value-type="string" calcext:value-type="string">
            <text:p>cleophee1_pie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</text:p>
          </table:table-cell>
          <table:table-cell table:formula="of:=LEFT([.E303];SEARCH(&quot;;&quot;;[.E303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*CHI: d'accord on le fera tout+à+l'heure {0x15}662484_668701{0x15}</text:p>
          </table:table-cell>
          <table:table-cell office:value-type="string" calcext:value-type="string">
            <text:p>%mor: adv|d'accord pro:subj|on pro:obj|le v:mdl|faire-FUT adv|tout+à+l'heure</text:p>
          </table:table-cell>
        </table:table-row>
        <table:table-row table:style-name="ro1">
          <table:table-cell office:value-type="string" calcext:value-type="string">
            <text:p>cleophee1_pie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</text:p>
          </table:table-cell>
          <table:table-cell table:formula="of:=LEFT([.E304];SEARCH(&quot;;&quot;;[.E304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*CHI: quand j' aurai fini après on doit faire un truc tranquille [=!kRa~kil /previous/PHO] (.) {0x15}1063462_1069025{0x15}</text:p>
          </table:table-cell>
          <table:table-cell office:value-type="string" calcext:value-type="string">
            <text:p>%mor: conj|quand pro:subj|je v:aux|avoir&amp;FUT v|finir-PP adv:place|après pro:subj|on v:mdl|devoir v:mdllex|faire-INF det|un n|truc adj|tranquille</text:p>
          </table:table-cell>
        </table:table-row>
        <table:table-row table:style-name="ro1">
          <table:table-cell office:value-type="string" calcext:value-type="string">
            <text:p>cleophee1_pie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</text:p>
          </table:table-cell>
          <table:table-cell table:formula="of:=LEFT([.E305];SEARCH(&quot;;&quot;;[.E305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*CHI: quand j' aurai fini mon /mot , bout/ au Clouclown [=!kluku /previous/PHO] le clown Clouclown [=!kul /previous/PHO] le clown Clouclown [=!klukluklun /previous/PHO] {0x15}1074678_1084360{0x15}</text:p>
          </table:table-cell>
          <table:table-cell office:value-type="string" calcext:value-type="string">
            <text:p>%mor: conj|quand pro:subj|je v:aux|avoir&amp;FUT v|finir-PP det:poss|mon n|mot ?| , n|bout prep:art|au n:prop|Clouclown det|le n|clown n:prop|Clouclown det|le n|clown n:prop|Clouclown</text:p>
          </table:table-cell>
        </table:table-row>
        <table:table-row table:style-name="ro1">
          <table:table-cell office:value-type="string" calcext:value-type="string">
            <text:p>hibraime1_be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9.17</text:p>
          </table:table-cell>
          <table:table-cell table:formula="of:=LEFT([.E306];SEARCH(&quot;;&quot;;[.E306])-1)" office:value-type="string" office:string-value="5" calcext:value-type="string">
            <text:p>5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*CHI: hum et moi j' aurai des {/begin/LG:en} Action Man {/end/LG:en} qui volent {0x15}181987_186107{0x15}</text:p>
          </table:table-cell>
          <table:table-cell office:value-type="string" calcext:value-type="string">
            <text:p>%mor: co|hum conj|et pro|moi pro:subj|je v:poss|avoir&amp;FUT det|des ?|{beginLGen} n:prop|Action n:prop|Man ?|{endLGen} pro:rel|qui v|voler</text:p>
          </table:table-cell>
        </table:table-row>
        <table:table-row table:style-name="ro1">
          <table:table-cell office:value-type="string" calcext:value-type="string">
            <text:p>ines1_ho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1.05</text:p>
          </table:table-cell>
          <table:table-cell table:formula="of:=LEFT([.E307];SEARCH(&quot;;&quot;;[.E307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*CHI: oui bah regarde [=!ch /instantaneous/PHO] (.) et et il(s) [=!i /previous/PHO] il(s) [=!i /previous/PHO] celui qui vaincra [=!vo~kRa /previous/PHO] l-l' oiseau (.) {0x15}120883_133567{0x15}</text:p>
          </table:table-cell>
          <table:table-cell office:value-type="string" calcext:value-type="string">
            <text:p>%mor: adv:yn|oui co|bah v|regarder conj|et conj|et pro:subj|ils pro:subj|ils pro:dem|celui pro:rel|qui v|vaincre&amp;FUT ?|l–l' n|oiseau</text:p>
          </table:table-cell>
        </table:table-row>
        <table:table-row table:style-name="ro1">
          <table:table-cell office:value-type="string" calcext:value-type="string">
            <text:p>ines1_ho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1.05</text:p>
          </table:table-cell>
          <table:table-cell table:formula="of:=LEFT([.E308];SEARCH(&quot;;&quot;;[.E308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*CHI: celui qui vaincra le lion rouge {0x15}138607_141306{0x15}</text:p>
          </table:table-cell>
          <table:table-cell office:value-type="string" calcext:value-type="string">
            <text:p>%mor: pro:dem|celui pro:rel|qui v|vaincre&amp;FUT det|le n|lion adj|rouge</text:p>
          </table:table-cell>
        </table:table-row>
        <table:table-row table:style-name="ro1">
          <table:table-cell office:value-type="string" calcext:value-type="string">
            <text:p>ines1_ho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1.05</text:p>
          </table:table-cell>
          <table:table-cell table:formula="of:=LEFT([.E309];SEARCH(&quot;;&quot;;[.E309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*CHI: et le celui qui /est , et/ battra l' oiseau Saïmour [=!problème dans la bande son /previous/COM] {0x15}144778_150580{0x15}</text:p>
          </table:table-cell>
          <table:table-cell office:value-type="string" calcext:value-type="string">
            <text:p>%mor: conj|et det|le pro:dem|celui pro:rel|qui v:exist|être ?| , conj|et v|battre-FUT det|le/la n|oiseau n:prop|Saïmour</text:p>
          </table:table-cell>
        </table:table-row>
        <table:table-row table:style-name="ro1">
          <table:table-cell office:value-type="string" calcext:value-type="string">
            <text:p>ines1_ho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1.05</text:p>
          </table:table-cell>
          <table:table-cell table:formula="of:=LEFT([.E310];SEARCH(&quot;;&quot;;[.E310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*CHI: [=!tx /instantaneous/N] trouvera [=!tuRuvR2Ra /previous/PHO] la sort- la il faudra trouver la falaise noire là où il+y+a [=!tx /instantaneous/N] une porte noire {0x15}150896_165082{0x15}</text:p>
          </table:table-cell>
          <table:table-cell office:value-type="string" calcext:value-type="string">
            <text:p>%mor: v|trouver-FUT det|la ?|sort– det|la pro:subj|il v:mdl|falloir&amp;FUT v|trouver-INF det|la n|falaise adj|noir adv:place|là pro:rel|où v:exist|il+y+a det|une n|port adj|noir</text:p>
          </table:table-cell>
        </table:table-row>
        <table:table-row table:style-name="ro1">
          <table:table-cell office:value-type="string" calcext:value-type="string">
            <text:p>ines1_ho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1.05</text:p>
          </table:table-cell>
          <table:table-cell table:formula="of:=LEFT([.E311];SEARCH(&quot;;&quot;;[.E311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*CHI: puis après il y aura les trois épreuves il vous il vous faudra (.) euh [=!tx /instantaneous/N] (.) [=!ch /next/PHO] il [=!i /previous/PHO] faudra {0x15}167543_181699{0x15}</text:p>
          </table:table-cell>
          <table:table-cell office:value-type="string" calcext:value-type="string">
            <text:p>%mor: conj|puis adv:place|après pro:subj|il pro:y|y v:poss|avoir&amp;FUT det|les num|trois n|épreuve pro:subj|il pro:subj|vous pro:subj|il pro:subj|vous v:mdl|falloir&amp;FUT co|euh pro:subj|il v:mdl|falloir&amp;FUT</text:p>
          </table:table-cell>
        </table:table-row>
        <table:table-row table:style-name="ro1">
          <table:table-cell office:value-type="string" calcext:value-type="string">
            <text:p>ines1_ho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1.05</text:p>
          </table:table-cell>
          <table:table-cell table:formula="of:=LEFT([.E312];SEARCH(&quot;;&quot;;[.E312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*CHI: [=!i /instantaneous/N] un cours de danse (.) et il dormira seul dans sa chambre (.) {0x15}196118_204615{0x15}</text:p>
          </table:table-cell>
          <table:table-cell office:value-type="string" calcext:value-type="string">
            <text:p>%mor: det|un n|cour^n|coureur^n|cours prep:art|de n|danse conj|et pro:subj|il v|dormir-FUT adj|seul prep|dans det:poss|sa n|chambre</text:p>
          </table:table-cell>
        </table:table-row>
        <table:table-row table:style-name="ro1">
          <table:table-cell office:value-type="string" calcext:value-type="string">
            <text:p>ines1_ho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1.05</text:p>
          </table:table-cell>
          <table:table-cell table:formula="of:=LEFT([.E313];SEARCH(&quot;;&quot;;[.E313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*CHI: il le guidera {0x15}534850_536371{0x15}</text:p>
          </table:table-cell>
          <table:table-cell office:value-type="string" calcext:value-type="string">
            <text:p>%mor: pro:subj|il pro:obj|le v|guider-FUT</text:p>
          </table:table-cell>
        </table:table-row>
        <table:table-row table:style-name="ro1">
          <table:table-cell office:value-type="string" calcext:value-type="string">
            <text:p>ines1_ho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1.05</text:p>
          </table:table-cell>
          <table:table-cell table:formula="of:=LEFT([.E314];SEARCH(&quot;;&quot;;[.E314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*CHI: ouais faudra pas est-ce que tu pourras venir demain ? {0x15}1138424_1144025{0x15}</text:p>
          </table:table-cell>
          <table:table-cell office:value-type="string" calcext:value-type="string">
            <text:p>%mor: adv:yn|ouais v:mdl|falloir&amp;FUT adv:neg|pas ?|est–ce conj|que pro:subj|tu v:mdl|pouvoir&amp;FUT v:mdllex|venir-INF adv|demain ?</text:p>
          </table:table-cell>
        </table:table-row>
        <table:table-row table:style-name="ro1">
          <table:table-cell office:value-type="string" calcext:value-type="string">
            <text:p>jeanne1_hil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315];SEARCH(&quot;;&quot;;[.E315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*CHI: il aura beaucoup de cadeaux de Jeanne {0x15}129437_132004{0x15}</text:p>
          </table:table-cell>
          <table:table-cell office:value-type="string" calcext:value-type="string">
            <text:p>%mor: pro:subj|il v:poss|avoir&amp;FUT adv|beaucoup prep:art|de n|cadeau prep|de n:prop|Jeanne</text:p>
          </table:table-cell>
        </table:table-row>
        <table:table-row table:style-name="ro1">
          <table:table-cell office:value-type="string" calcext:value-type="string">
            <text:p>jeanne1_hil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316];SEARCH(&quot;;&quot;;[.E316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*CHI: de Jeanne il y aura [=!joRa /instantaneous/N] b- treize si il [=!sic /previous/COM] met tout ce+que je veux {0x15}132004_136750{0x15}</text:p>
          </table:table-cell>
          <table:table-cell office:value-type="string" calcext:value-type="string">
            <text:p>%mor: prep|de n:prop|Jeanne pro:subj|il pro:y|y v:poss|avoir&amp;FUT ?|b– n|treize conj|si pro:subj|il v|mettre det:gen|tout pro:rel|ce+que pro:subj|je v:mdl|vouloir</text:p>
          </table:table-cell>
        </table:table-row>
        <table:table-row table:style-name="ro1">
          <table:table-cell office:value-type="string" calcext:value-type="string">
            <text:p>jeanne1_hil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317];SEARCH(&quot;;&quot;;[.E317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*CHI: et après le livre on prendra le bébé [=!pap /end/N] {0x15}577440_581190{0x15}</text:p>
          </table:table-cell>
          <table:table-cell office:value-type="string" calcext:value-type="string">
            <text:p>%mor: conj|et prep|après det|le n|livre pro:subj|on v|prendre-FUT det|le n|bébé</text:p>
          </table:table-cell>
        </table:table-row>
        <table:table-row table:style-name="ro1">
          <table:table-cell office:value-type="string" calcext:value-type="string">
            <text:p>laurine1_c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318];SEARCH(&quot;;&quot;;[.E318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*CHI: après on pourra refaire plus [=!pap /instantaneous/N] {0x15}508146_510445{0x15}</text:p>
          </table:table-cell>
          <table:table-cell office:value-type="string" calcext:value-type="string">
            <text:p>%mor: adv:place|après pro:subj|on v:mdl|pouvoir&amp;FUT v:mdllex|refaire-INF adv|plus</text:p>
          </table:table-cell>
        </table:table-row>
        <table:table-row table:style-name="ro1">
          <table:table-cell office:value-type="string" calcext:value-type="string">
            <text:p>laurine1_c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319];SEARCH(&quot;;&quot;;[.E319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*CHI: on les mettra après les trésors {0x15}680067_682666{0x15}</text:p>
          </table:table-cell>
          <table:table-cell office:value-type="string" calcext:value-type="string">
            <text:p>%mor: pro:subj|on pro:obj|les v|mettre-FUT prep|après det|les n|trésor</text:p>
          </table:table-cell>
        </table:table-row>
        <table:table-row table:style-name="ro1">
          <table:table-cell office:value-type="string" calcext:value-type="string">
            <text:p>laurine1_c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320];SEARCH(&quot;;&quot;;[.E320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*CHI: ça sera [=!sRa /previous/PHO] déjà [=!dZa /previous/PHO] bien (.) {0x15}684397_688134{0x15}</text:p>
          </table:table-cell>
          <table:table-cell office:value-type="string" calcext:value-type="string">
            <text:p>%mor: pro:dem|ça v:exist|être&amp;FUT adv|déjà adv|bien</text:p>
          </table:table-cell>
        </table:table-row>
        <table:table-row table:style-name="ro1">
          <table:table-cell office:value-type="string" calcext:value-type="string">
            <text:p>laurine1_c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321];SEARCH(&quot;;&quot;;[.E321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*CHI: on on en refera [=!Rf2Ra /previous/PHO] après {0x15}1367201_1369022{0x15}</text:p>
          </table:table-cell>
          <table:table-cell office:value-type="string" calcext:value-type="string">
            <text:p>%mor: pro:subj|on pro:subj|on pro:y|en v:mdllex|refaire-FUT adv:place|après</text:p>
          </table:table-cell>
        </table:table-row>
        <table:table-row table:style-name="ro1">
          <table:table-cell office:value-type="string" calcext:value-type="string">
            <text:p>laurine1_c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322];SEARCH(&quot;;&quot;;[.E322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*CHI: pourra refaire celui-là ? {0x15}1595178_1596729{0x15}</text:p>
          </table:table-cell>
          <table:table-cell office:value-type="string" calcext:value-type="string">
            <text:p>%mor: v:mdl|pouvoir&amp;FUT v:mdllex|refaire-INF ?|celui–là ?</text:p>
          </table:table-cell>
        </table:table-row>
        <table:table-row table:style-name="ro1">
          <table:table-cell office:value-type="string" calcext:value-type="string">
            <text:p>laurine1_gil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</text:p>
          </table:table-cell>
          <table:table-cell table:formula="of:=LEFT([.E323];SEARCH(&quot;;&quot;;[.E323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*CHI: prêterai [=!pREtRe /previous/PHO] même si il s' il le veut ben je lui prêterai [=!pREtRe /previous/PHO] {0x15}361324_365323{0x15}</text:p>
          </table:table-cell>
          <table:table-cell office:value-type="string" calcext:value-type="string">
            <text:p>%mor: v|prêter-FUT adv|même adv|si pro:subj|il pro:refl|se pro:subj|il pro:obj|le v:mdl|vouloir adv|ben pro:subj|je pro|lui v|prêter-FUT</text:p>
          </table:table-cell>
        </table:table-row>
        <table:table-row table:style-name="ro1">
          <table:table-cell office:value-type="string" calcext:value-type="string">
            <text:p>laurine1_gil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</text:p>
          </table:table-cell>
          <table:table-cell table:formula="of:=LEFT([.E324];SEARCH(&quot;;&quot;;[.E324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*CHI: ouais une autre [=!not /previous/PHO] fois je te [=!St9 /previous/PHO] le dirai [=!ldiRe /previous/PHO] {0x15}569457_571557{0x15}</text:p>
          </table:table-cell>
          <table:table-cell office:value-type="string" calcext:value-type="string">
            <text:p>%mor: adv:yn|ouais det|une adj|autre n|fo^n|fois pro:subj|je pro:refl|te pro:obj|le v|dire-FUT</text:p>
          </table:table-cell>
        </table:table-row>
        <table:table-row table:style-name="ro1">
          <table:table-cell office:value-type="string" calcext:value-type="string">
            <text:p>laurine2_c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325];SEARCH(&quot;;&quot;;[.E325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*CHI: et ça ça fera le eux deux [=!sic /previous/COM] {0x15}176658_178808{0x15}</text:p>
          </table:table-cell>
          <table:table-cell office:value-type="string" calcext:value-type="string">
            <text:p>%mor: conj|et pro:dem|ça pro:dem|ça v:mdllex|faire-FUT det|le pro|eux num|deux</text:p>
          </table:table-cell>
        </table:table-row>
        <table:table-row table:style-name="ro1">
          <table:table-cell office:value-type="string" calcext:value-type="string">
            <text:p>laurine2_c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326];SEARCH(&quot;;&quot;;[.E326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*CHI: après on le refera ? {0x15}270313_272798{0x15}</text:p>
          </table:table-cell>
          <table:table-cell office:value-type="string" calcext:value-type="string">
            <text:p>%mor: adv:place|après pro:subj|on pro:obj|le v:mdl|refaire-FUT ?</text:p>
          </table:table-cell>
        </table:table-row>
        <table:table-row table:style-name="ro1">
          <table:table-cell office:value-type="string" calcext:value-type="string">
            <text:p>laurine2_c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327];SEARCH(&quot;;&quot;;[.E327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*CHI: ah non [=!na~ /previous/PHO] le gâteau je pourrai pas le mettre [=!lmEt /previous/PHO] {0x15}520164_522110{0x15}</text:p>
          </table:table-cell>
          <table:table-cell office:value-type="string" calcext:value-type="string">
            <text:p>%mor: co|ah adv:yn|non det|le n|gâteau pro:subj|je v:mdl|pouvoir&amp;FUT adv:neg|pas pro:obj|le v|mettre-INF</text:p>
          </table:table-cell>
        </table:table-row>
        <table:table-row table:style-name="ro1">
          <table:table-cell office:value-type="string" calcext:value-type="string">
            <text:p>laurine2_c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328];SEARCH(&quot;;&quot;;[.E328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*CHI: après ils [=!iz /previous/PHO] auront tout les * {0x15}803833_805869{0x15}</text:p>
          </table:table-cell>
          <table:table-cell office:value-type="string" calcext:value-type="string">
            <text:p>%mor: adv:place|après pro:subj|ils v:aux|avoir&amp;FUT adv|tout det|les ?|*</text:p>
          </table:table-cell>
        </table:table-row>
        <table:table-row table:style-name="ro1">
          <table:table-cell office:value-type="string" calcext:value-type="string">
            <text:p>laurine2_c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329];SEARCH(&quot;;&quot;;[.E329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*CHI: après on fera ça {0x15}1070405_1072395{0x15}</text:p>
          </table:table-cell>
          <table:table-cell office:value-type="string" calcext:value-type="string">
            <text:p>%mor: adv:place|après pro:subj|on v:mdl|faire-FUT pro:dem|ça</text:p>
          </table:table-cell>
        </table:table-row>
        <table:table-row table:style-name="ro1">
          <table:table-cell office:value-type="string" calcext:value-type="string">
            <text:p>laurine2_c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330];SEARCH(&quot;;&quot;;[.E330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*CHI: on les mettra quelque+part {0x15}1153548_1156958{0x15}</text:p>
          </table:table-cell>
          <table:table-cell office:value-type="string" calcext:value-type="string">
            <text:p>%mor: pro:subj|on pro:obj|les v|mettre-FUT adv:place|quelque+part</text:p>
          </table:table-cell>
        </table:table-row>
        <table:table-row table:style-name="ro1">
          <table:table-cell office:value-type="string" calcext:value-type="string">
            <text:p>laurine2_c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331];SEARCH(&quot;;&quot;;[.E331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*CHI: [=!tx de la mère /instantaneous/N] ah oui mais comme ça tu auras [=!tora /instantaneous/PHO] plus de [=!d /previous/PHO] doigts {0x15}1286042_1288442{0x15}</text:p>
          </table:table-cell>
          <table:table-cell office:value-type="string" calcext:value-type="string">
            <text:p>%mor: co|ah adv:yn|oui conj|mais prep|comme pro:dem|ça pro:subj|tu v:poss|avoir&amp;FUT adv:neg|plus prep:art|de n|doigt</text:p>
          </table:table-cell>
        </table:table-row>
        <table:table-row table:style-name="ro1">
          <table:table-cell office:value-type="string" calcext:value-type="string">
            <text:p>laurine2_c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332];SEARCH(&quot;;&quot;;[.E332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*CHI: tu en [=!ta~ /instantaneous/PHO] auras plus que {0x15}1290052_1291702{0x15}</text:p>
          </table:table-cell>
          <table:table-cell office:value-type="string" calcext:value-type="string">
            <text:p>%mor: pro:subj|tu pro:y|en v:poss|avoir&amp;FUT adv:neg|plus conj|que</text:p>
          </table:table-cell>
        </table:table-row>
        <table:table-row table:style-name="ro1">
          <table:table-cell office:value-type="string" calcext:value-type="string">
            <text:p>laurine2_c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333];SEARCH(&quot;;&quot;;[.E333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*CHI: comme ça la sorcière je [=!S /previous/PHO] pourrai la donner hal- à Halloween {0x15}1495327_1498807{0x15}</text:p>
          </table:table-cell>
          <table:table-cell office:value-type="string" calcext:value-type="string">
            <text:p>%mor: prep|comme pro:dem|ça det|la n|sorcier pro:subj|je v:mdl|pouvoir&amp;FUT pro:obj|la v|donner-INF ?|hal– prep|à n:prop|Halloween</text:p>
          </table:table-cell>
        </table:table-row>
        <table:table-row table:style-name="ro1">
          <table:table-cell office:value-type="string" calcext:value-type="string">
            <text:p>laurine2_c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334];SEARCH(&quot;;&quot;;[.E334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353" calcext:value-type="float">
            <text:p>2353</text:p>
          </table:table-cell>
          <table:table-cell office:value-type="string" calcext:value-type="string">
            <text:p>*CHI: alors [=!aOr /previous/PHO] je construis le bateau ah non je construirai tout+à+l'heure {0x15}1761407_1766748{0x15}</text:p>
          </table:table-cell>
          <table:table-cell office:value-type="string" calcext:value-type="string">
            <text:p>%mor: conj|alors pro:subj|je v|construire^v|construire-PASS det|le n|bateau co|ah adv:yn|non pro:subj|je v|construire-FUT adv|tout+à+l'heure</text:p>
          </table:table-cell>
        </table:table-row>
        <table:table-row table:style-name="ro1">
          <table:table-cell office:value-type="string" calcext:value-type="string">
            <text:p>laurine2_c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335];SEARCH(&quot;;&quot;;[.E335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453" calcext:value-type="float">
            <text:p>2453</text:p>
          </table:table-cell>
          <table:table-cell office:value-type="string" calcext:value-type="string">
            <text:p>*CHI: oh mais on le [=!l /previous/PHO] fera après {0x15}1860865_1863576{0x15}</text:p>
          </table:table-cell>
          <table:table-cell office:value-type="string" calcext:value-type="string">
            <text:p>%mor: co|oh conj|mais pro:subj|on pro:obj|le v:mdllex|faire-FUT adv:place|après</text:p>
          </table:table-cell>
        </table:table-row>
        <table:table-row table:style-name="ro1">
          <table:table-cell office:value-type="string" calcext:value-type="string">
            <text:p>laurine2_c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336];SEARCH(&quot;;&quot;;[.E336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*CHI: mm mm (.) ah non [=!na~ /previous/PHO] je [=!Z /previous/PHO] pourrai pas le faire {0x15}1867577_1872792{0x15}</text:p>
          </table:table-cell>
          <table:table-cell office:value-type="string" calcext:value-type="string">
            <text:p>%mor: on|mm on|mm co|ah adv:yn|non pro:subj|je v:mdl|pouvoir&amp;FUT adv:neg|pas pro:obj|le v:mdl|faire-INF</text:p>
          </table:table-cell>
        </table:table-row>
        <table:table-row table:style-name="ro1">
          <table:table-cell office:value-type="string" calcext:value-type="string">
            <text:p>laurine2_c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337];SEARCH(&quot;;&quot;;[.E337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467" calcext:value-type="float">
            <text:p>2467</text:p>
          </table:table-cell>
          <table:table-cell office:value-type="string" calcext:value-type="string">
            <text:p>*CHI: euh l- le crocodile il aura plus [=!ilorapy /previous/PHO] de [=!d /previous/PHO] place [=!tx de la mère /instantaneous/N] et le gilet de sauvetage ? {0x15}1875339_1881193{0x15}</text:p>
          </table:table-cell>
          <table:table-cell office:value-type="string" calcext:value-type="string">
            <text:p>%mor: co|euh ?|l– det|le n|crocodile pro:subj|il v:poss|avoir&amp;FUT adv:neg|plus prep:art|de n|place conj|et det|le n|gilet prep:art|de n|sauvetage ?</text:p>
          </table:table-cell>
        </table:table-row>
        <table:table-row table:style-name="ro1">
          <table:table-cell office:value-type="string" calcext:value-type="string">
            <text:p>laurine2_c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338];SEARCH(&quot;;&quot;;[.E338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*CHI: mm mm ça lui ira [=!ara /previous/PHO] jamais {0x15}1900187_1904237{0x15}</text:p>
          </table:table-cell>
          <table:table-cell office:value-type="string" calcext:value-type="string">
            <text:p>%mor: on|mm on|mm pro:dem|ça pro|lui v:mdl|aller&amp;FUT adv:neg|jamais</text:p>
          </table:table-cell>
        </table:table-row>
        <table:table-row table:style-name="ro1">
          <table:table-cell office:value-type="string" calcext:value-type="string">
            <text:p>laurine2_c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339];SEARCH(&quot;;&quot;;[.E339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*CHI: tu en [=!ta~ /previous/PHO] rachèteras un ? {0x15}1965448_1967428{0x15}</text:p>
          </table:table-cell>
          <table:table-cell office:value-type="string" calcext:value-type="string">
            <text:p>%mor: pro:subj|tu pro:y|en v|racheter-FUT det|un ?</text:p>
          </table:table-cell>
        </table:table-row>
        <table:table-row table:style-name="ro1">
          <table:table-cell office:value-type="string" calcext:value-type="string">
            <text:p>laurine2_c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340];SEARCH(&quot;;&quot;;[.E340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*CHI: on ne [=!n /previous/PHO] pourra pas (.) {0x15}2024742_2028722{0x15}</text:p>
          </table:table-cell>
          <table:table-cell office:value-type="string" calcext:value-type="string">
            <text:p>%mor: pro:subj|on adv:neg|ne v:mdl|pouvoir&amp;FUT adv:neg|pas</text:p>
          </table:table-cell>
        </table:table-row>
        <table:table-row table:style-name="ro1">
          <table:table-cell office:value-type="string" calcext:value-type="string">
            <text:p>laurine2_c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341];SEARCH(&quot;;&quot;;[.E341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*CHI: elle ti- elle t' ira pas {0x15}2045343_2047233{0x15}</text:p>
          </table:table-cell>
          <table:table-cell office:value-type="string" calcext:value-type="string">
            <text:p>%mor: pro:subj|elle ?|ti– pro|elle pro:subj|tu v:mdl|aller&amp;FUT adv:neg|pas</text:p>
          </table:table-cell>
        </table:table-row>
        <table:table-row table:style-name="ro1">
          <table:table-cell office:value-type="string" calcext:value-type="string">
            <text:p>laurine2_c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342];SEARCH(&quot;;&quot;;[.E342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*CHI: alors [=!aOr /previous/PHO] là tu auras [=!tOra /previous/PHO] plus de [=!d /previous/PHO] doigts {0x15}2067572_2069412{0x15}</text:p>
          </table:table-cell>
          <table:table-cell office:value-type="string" calcext:value-type="string">
            <text:p>%mor: conj|alors adv:place|là pro:subj|tu v:poss|avoir&amp;FUT adv:neg|plus prep:art|de n|doigt</text:p>
          </table:table-cell>
        </table:table-row>
        <table:table-row table:style-name="ro1">
          <table:table-cell office:value-type="string" calcext:value-type="string">
            <text:p>laurine2_c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343];SEARCH(&quot;;&quot;;[.E343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716" calcext:value-type="float">
            <text:p>2716</text:p>
          </table:table-cell>
          <table:table-cell office:value-type="string" calcext:value-type="string">
            <text:p>*CHI: il [=!i /previous/PHO] t' en restera trois {0x15}2071872_2073931{0x15}</text:p>
          </table:table-cell>
          <table:table-cell office:value-type="string" calcext:value-type="string">
            <text:p>%mor: pro:subj|il pro:refl|te pro:y|en v|rester-FUT num|trois</text:p>
          </table:table-cell>
        </table:table-row>
        <table:table-row table:style-name="ro1">
          <table:table-cell office:value-type="string" calcext:value-type="string">
            <text:p>laurine2_c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344];SEARCH(&quot;;&quot;;[.E344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*CHI: on fera après [=!mic /instantaneous/N] {0x15}2158713_2162314{0x15}</text:p>
          </table:table-cell>
          <table:table-cell office:value-type="string" calcext:value-type="string">
            <text:p>%mor: pro:subj|on v:mdllex|faire-FUT adv:place|après</text:p>
          </table:table-cell>
        </table:table-row>
        <table:table-row table:style-name="ro1">
          <table:table-cell office:value-type="string" calcext:value-type="string">
            <text:p>laurine2_c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345];SEARCH(&quot;;&quot;;[.E345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822" calcext:value-type="float">
            <text:p>2822</text:p>
          </table:table-cell>
          <table:table-cell office:value-type="string" calcext:value-type="string">
            <text:p>*CHI: *** le machin là on refera [=!RfRa /previous/PHO] après {0x15}2162314_2165275{0x15}</text:p>
          </table:table-cell>
          <table:table-cell office:value-type="string" calcext:value-type="string">
            <text:p>%mor: ?|*** det|le n|machin adv:place|là pro:subj|on v:mdllex|refaire-FUT adv:place|après</text:p>
          </table:table-cell>
        </table:table-row>
        <table:table-row table:style-name="ro1">
          <table:table-cell office:value-type="string" calcext:value-type="string">
            <text:p>leo1_p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7.05</text:p>
          </table:table-cell>
          <table:table-cell table:formula="of:=LEFT([.E346];SEARCH(&quot;;&quot;;[.E346])-1)" office:value-type="string" office:string-value="5" calcext:value-type="string">
            <text:p>5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*CHI: et là ils seront ils sont très contents {0x15}332575_335054{0x15}</text:p>
          </table:table-cell>
          <table:table-cell office:value-type="string" calcext:value-type="string">
            <text:p>%mor: conj|et adv:place|là pro:subj|ils v:exist|être&amp;FUT pro:subj|ils v:exist|être adv|très adj|content</text:p>
          </table:table-cell>
        </table:table-row>
        <table:table-row table:style-name="ro1">
          <table:table-cell office:value-type="string" calcext:value-type="string">
            <text:p>leo1_p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7.05</text:p>
          </table:table-cell>
          <table:table-cell table:formula="of:=LEFT([.E347];SEARCH(&quot;;&quot;;[.E347])-1)" office:value-type="string" office:string-value="5" calcext:value-type="string">
            <text:p>5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298" calcext:value-type="float">
            <text:p>1298</text:p>
          </table:table-cell>
          <table:table-cell office:value-type="string" calcext:value-type="string">
            <text:p>*CHI: tu auras plus d- {0x15}762161_763246{0x15}</text:p>
          </table:table-cell>
          <table:table-cell office:value-type="string" calcext:value-type="string">
            <text:p>%mor: pro:subj|tu v:poss|avoir&amp;FUT adv:neg|plus ?|d–</text:p>
          </table:table-cell>
        </table:table-row>
        <table:table-row table:style-name="ro1">
          <table:table-cell office:value-type="string" calcext:value-type="string">
            <text:p>lilou1_hua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4.24</text:p>
          </table:table-cell>
          <table:table-cell table:formula="of:=LEFT([.E348];SEARCH(&quot;;&quot;;[.E348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*CHI: je pourrai [=!SpuRe /previous/PHO] pas faire le Père Noël {0x15}315837_317930{0x15}</text:p>
          </table:table-cell>
          <table:table-cell office:value-type="string" calcext:value-type="string">
            <text:p>%mor: pro:subj|je v:mdl|pouvoir&amp;FUT adv:neg|pas v:mdllex|faire-INF det|le n:prop|Père n:prop|Noël</text:p>
          </table:table-cell>
        </table:table-row>
        <table:table-row table:style-name="ro1">
          <table:table-cell office:value-type="string" calcext:value-type="string">
            <text:p>lilou1_hua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4.24</text:p>
          </table:table-cell>
          <table:table-cell table:formula="of:=LEFT([.E349];SEARCH(&quot;;&quot;;[.E349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*CHI: je pourrai [=!SpuRe /previous/PHO] pas le faire [=!lfER /previous/PHO] trop gros {0x15}345977_348540{0x15}</text:p>
          </table:table-cell>
          <table:table-cell office:value-type="string" calcext:value-type="string">
            <text:p>%mor: pro:subj|je v:mdl|pouvoir&amp;FUT adv:neg|pas pro:obj|le v:mdllex|faire-INF adv|trop adj|gros</text:p>
          </table:table-cell>
        </table:table-row>
        <table:table-row table:style-name="ro1">
          <table:table-cell office:value-type="string" calcext:value-type="string">
            <text:p>luca1_b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4.24</text:p>
          </table:table-cell>
          <table:table-cell table:formula="of:=LEFT([.E350];SEARCH(&quot;;&quot;;[.E350])-1)" office:value-type="string" office:string-value="5" calcext:value-type="string">
            <text:p>5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*CHI: attend on le [=!l /previous/PHO] met comme ça on verra mieux {0x15}2308318_2310078{0x15}</text:p>
          </table:table-cell>
          <table:table-cell office:value-type="string" calcext:value-type="string">
            <text:p>%mor: v|attendre pro:subj|on pro:obj|le v|mettre prep|comme pro:dem|ça pro:subj|on v|voir&amp;FUT adv|mieux</text:p>
          </table:table-cell>
        </table:table-row>
        <table:table-row table:style-name="ro1">
          <table:table-cell office:value-type="string" calcext:value-type="string">
            <text:p>luca1_bar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4.24</text:p>
          </table:table-cell>
          <table:table-cell table:formula="of:=LEFT([.E351];SEARCH(&quot;;&quot;;[.E351])-1)" office:value-type="string" office:string-value="5" calcext:value-type="string">
            <text:p>5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459" calcext:value-type="float">
            <text:p>2459</text:p>
          </table:table-cell>
          <table:table-cell office:value-type="string" calcext:value-type="string">
            <text:p>*CHI: et ici tu [=!t /previous/PHO] auras le trésor (.) {0x15}3093448_3096274{0x15}</text:p>
          </table:table-cell>
          <table:table-cell office:value-type="string" calcext:value-type="string">
            <text:p>%mor: conj|et adv:place|ici pro:subj|tu v:poss|avoir&amp;FUT det|le n|trésor</text:p>
          </table:table-cell>
        </table:table-row>
        <table:table-row table:style-name="ro1">
          <table:table-cell office:value-type="string" calcext:value-type="string">
            <text:p>maelle1_pap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4.24</text:p>
          </table:table-cell>
          <table:table-cell table:formula="of:=LEFT([.E352];SEARCH(&quot;;&quot;;[.E352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*CHI: et euh et quand ça sera [=!sRa /previous/PHO] à ton tour tu pourras la reposer [=!Rpoze /previous/PHO] {0x15}737072_739720{0x15}</text:p>
          </table:table-cell>
          <table:table-cell office:value-type="string" calcext:value-type="string">
            <text:p>%mor: conj|et co|euh conj|et conj|quand pro:dem|ça v:exist|être&amp;FUT prep|à det:poss|ton n|tour pro:subj|tu v:mdl|pouvoir&amp;FUT pro:obj|la v|reposer-INF</text:p>
          </table:table-cell>
        </table:table-row>
        <table:table-row table:style-name="ro1">
          <table:table-cell office:value-type="string" calcext:value-type="string">
            <text:p>maelle1_pap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4.24</text:p>
          </table:table-cell>
          <table:table-cell table:formula="of:=LEFT([.E353];SEARCH(&quot;;&quot;;[.E353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*CHI: euh on pourra faire les deux ? [=!mic /instantaneous/N] {0x15}1729301_1731519{0x15}</text:p>
          </table:table-cell>
          <table:table-cell office:value-type="string" calcext:value-type="string">
            <text:p>%mor: co|euh pro:subj|on v:mdl|pouvoir&amp;FUT v:mdllex|faire-INF det|les num|deux ?</text:p>
          </table:table-cell>
        </table:table-row>
        <table:table-row table:style-name="ro1">
          <table:table-cell office:value-type="string" calcext:value-type="string">
            <text:p>maelle1_pap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4.24</text:p>
          </table:table-cell>
          <table:table-cell table:formula="of:=LEFT([.E354];SEARCH(&quot;;&quot;;[.E354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691" calcext:value-type="float">
            <text:p>3691</text:p>
          </table:table-cell>
          <table:table-cell office:value-type="string" calcext:value-type="string">
            <text:p>*CHI: et là après tu diras quelque+chose là {0x15}2400400_2403265{0x15}</text:p>
          </table:table-cell>
          <table:table-cell office:value-type="string" calcext:value-type="string">
            <text:p>%mor: conj|et adv:place|là adv:place|après pro:subj|tu v|dire-FUT pro|quelque+chose adv:place|là</text:p>
          </table:table-cell>
        </table:table-row>
        <table:table-row table:style-name="ro1">
          <table:table-cell office:value-type="string" calcext:value-type="string">
            <text:p>maelle1_pap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4.24</text:p>
          </table:table-cell>
          <table:table-cell table:formula="of:=LEFT([.E355];SEARCH(&quot;;&quot;;[.E355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764" calcext:value-type="float">
            <text:p>3764</text:p>
          </table:table-cell>
          <table:table-cell office:value-type="string" calcext:value-type="string">
            <text:p>*CHI: on fera [=!fRa /previous/PHO] {0x15}2454990_2455749{0x15}</text:p>
          </table:table-cell>
          <table:table-cell office:value-type="string" calcext:value-type="string">
            <text:p>%mor: pro:subj|on v:mdl|faire-FUT</text:p>
          </table:table-cell>
        </table:table-row>
        <table:table-row table:style-name="ro1">
          <table:table-cell office:value-type="string" calcext:value-type="string">
            <text:p>maelle1_pap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4.24</text:p>
          </table:table-cell>
          <table:table-cell table:formula="of:=LEFT([.E356];SEARCH(&quot;;&quot;;[.E356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*CHI: que l- dira au Père Noël si il [=!i /previous/PHO] peut m' acheter celui-ci et celui-ci {0x15}2630902_2635848{0x15}</text:p>
          </table:table-cell>
          <table:table-cell office:value-type="string" calcext:value-type="string">
            <text:p>%mor: conj|que ?|l– v|dire-FUT prep:art|au n:prop|Père n:prop|Noël conj|si pro:subj|il v:mdl|pouvoir pro:refl|me v|acheter-INF ?|celui–ci conj|et ?|celui–ci</text:p>
          </table:table-cell>
        </table:table-row>
        <table:table-row table:style-name="ro1">
          <table:table-cell office:value-type="string" calcext:value-type="string">
            <text:p>manon1_kho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3.17</text:p>
          </table:table-cell>
          <table:table-cell table:formula="of:=LEFT([.E357];SEARCH(&quot;;&quot;;[.E357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*CHI: elle va boire tout [=!sic /previous/COM] l' eau et elles auront plus d' eau {0x15}71769_74151{0x15}</text:p>
          </table:table-cell>
          <table:table-cell office:value-type="string" calcext:value-type="string">
            <text:p>%mor: pro:subj|elle v:mdl|aller v|boire&amp;INF det:gen|tout det|le/la n|eau conj|et pro:subj|elles v:poss|avoir&amp;FUT adv:neg|plus prep:art|de n|eau</text:p>
          </table:table-cell>
        </table:table-row>
        <table:table-row table:style-name="ro1">
          <table:table-cell office:value-type="string" calcext:value-type="string">
            <text:p>manon1_lag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358];SEARCH(&quot;;&quot;;[.E358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*CHI: fais dodo tu auras [=!toRa /previous/PHO] du [=!lolo /instantaneous/PHO] [=!ch /end/N] {0x15}77202_79959{0x15}</text:p>
          </table:table-cell>
          <table:table-cell office:value-type="string" calcext:value-type="string">
            <text:p>%mor: v:mdl|faire co|dodo pro:subj|tu v:poss|avoir&amp;FUT det|du</text:p>
          </table:table-cell>
        </table:table-row>
        <table:table-row table:style-name="ro1">
          <table:table-cell office:value-type="string" calcext:value-type="string">
            <text:p>mathilde1_ric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8.11</text:p>
          </table:table-cell>
          <table:table-cell table:formula="of:=LEFT([.E359];SEARCH(&quot;;&quot;;[.E359])-1)" office:value-type="string" office:string-value="5" calcext:value-type="string">
            <text:p>5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*CHI: après je quand je trouverai [=!tRuvRe /previous/PHO] une autre page {0x15}200097_203414{0x15}</text:p>
          </table:table-cell>
          <table:table-cell office:value-type="string" calcext:value-type="string">
            <text:p>%mor: adv:place|après pro:subj|je conj|quand pro:subj|je v|trouver-FUT det|une adj|autre n|page</text:p>
          </table:table-cell>
        </table:table-row>
        <table:table-row table:style-name="ro1">
          <table:table-cell office:value-type="string" calcext:value-type="string">
            <text:p>remi1_did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3.17</text:p>
          </table:table-cell>
          <table:table-cell table:formula="of:=LEFT([.E360];SEARCH(&quot;;&quot;;[.E360])-1)" office:value-type="string" office:string-value="5" calcext:value-type="string">
            <text:p>5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*CHI: ils iront [=!ziro~ /previous/PHO] là et+puis [=!pi /previous/PHO] poup poup oh la grosse pierre là et+puis [=!pi /previous/PHO] {0x15}1179027_1183372{0x15}</text:p>
          </table:table-cell>
          <table:table-cell office:value-type="string" calcext:value-type="string">
            <text:p>%mor: pro:subj|ils v:mdllex|aller&amp;FUT adv:place|là conj|et+puis ?|poup ?|poup co|oh det|la adj|gros n|pierre adv:place|là conj|et+puis</text:p>
          </table:table-cell>
        </table:table-row>
        <table:table-row table:style-name="ro1">
          <table:table-cell office:value-type="string" calcext:value-type="string">
            <text:p>samuel1_le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</text:p>
          </table:table-cell>
          <table:table-cell table:formula="of:=LEFT([.E361];SEARCH(&quot;;&quot;;[.E361])-1)" office:value-type="string" office:string-value="5" calcext:value-type="string">
            <text:p>5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*CHI: je te [=!St2 /previous/PHO] dis que je l' aurai [=!ZloRe /previous/PHO] (.) {0x15}70388_73263{0x15}</text:p>
          </table:table-cell>
          <table:table-cell office:value-type="string" calcext:value-type="string">
            <text:p>%mor: pro:subj|je pro:refl|te v|dire^v|dire-PASS conj|que pro:subj|je pro:obj|le/la v:aux|avoir&amp;FUT</text:p>
          </table:table-cell>
        </table:table-row>
        <table:table-row table:style-name="ro1">
          <table:table-cell office:value-type="string" calcext:value-type="string">
            <text:p>valentin1_la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1.05</text:p>
          </table:table-cell>
          <table:table-cell table:formula="of:=LEFT([.E362];SEARCH(&quot;;&quot;;[.E362])-1)" office:value-type="string" office:string-value="5" calcext:value-type="string">
            <text:p>5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*CHI: ouais (.) il [=!i /previous/PHO] sera *** il [=!i /previous/PHO] sera *** Ratus [=!ch /begin/PHO] eh regarde [=!R@ga /previous/PHO] [=!ch /end/PHO] {0x15}91050_101034{0x15}</text:p>
          </table:table-cell>
          <table:table-cell office:value-type="string" calcext:value-type="string">
            <text:p>%mor: adv:yn|ouais pro:subj|il v:exist|être&amp;FUT ?|*** pro:subj|il v:aux|être&amp;FUT ?|*** n:prop|Ratus co|eh v|regarder</text:p>
          </table:table-cell>
        </table:table-row>
        <table:table-row table:style-name="ro1">
          <table:table-cell office:value-type="string" calcext:value-type="string">
            <text:p>valentin1_la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1.05</text:p>
          </table:table-cell>
          <table:table-cell table:formula="of:=LEFT([.E363];SEARCH(&quot;;&quot;;[.E363])-1)" office:value-type="string" office:string-value="5" calcext:value-type="string">
            <text:p>5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*CHI: ouais il [=!i /previous/PHO] sera roi Ratus [=!pap /instantaneous/N] (.) {0x15}102913_111396{0x15}</text:p>
          </table:table-cell>
          <table:table-cell office:value-type="string" calcext:value-type="string">
            <text:p>%mor: adv:yn|ouais pro:subj|il v:exist|être&amp;FUT n|roi n:prop|Ratus</text:p>
          </table:table-cell>
        </table:table-row>
        <table:table-row table:style-name="ro1">
          <table:table-cell office:value-type="string" calcext:value-type="string">
            <text:p>valentin1_la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1.05</text:p>
          </table:table-cell>
          <table:table-cell table:formula="of:=LEFT([.E364];SEARCH(&quot;;&quot;;[.E364])-1)" office:value-type="string" office:string-value="5" calcext:value-type="string">
            <text:p>5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*CHI: et euh après il [=!i /previous/PHO] dit qu' il [=!ki /previous/PHO] sera * {0x15}111396_115715{0x15}</text:p>
          </table:table-cell>
          <table:table-cell office:value-type="string" calcext:value-type="string">
            <text:p>%mor: conj|et co|euh adv:place|après pro:subj|il v|dire^v|dire-PASS conj|qu' pro:subj|il v:exist|être&amp;FUT ?|*</text:p>
          </table:table-cell>
        </table:table-row>
        <table:table-row table:style-name="ro1">
          <table:table-cell office:value-type="string" calcext:value-type="string">
            <text:p>valentin1_la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5;01.05</text:p>
          </table:table-cell>
          <table:table-cell table:formula="of:=LEFT([.E365];SEARCH(&quot;;&quot;;[.E365])-1)" office:value-type="string" office:string-value="5" calcext:value-type="string">
            <text:p>5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*CHI: euh le chevalier et Bélo ça sera le roi [=!pap /instantaneous/N] (.) {0x15}138829_148080{0x15}</text:p>
          </table:table-cell>
          <table:table-cell office:value-type="string" calcext:value-type="string">
            <text:p>%mor: co|euh det|le n|chevalier conj|et n:prop|Bélo pro:dem|ça v:exist|être&amp;FUT det|le n|roi</text:p>
          </table:table-cell>
        </table:table-row>
        <table:table-row table:style-name="ro1">
          <table:table-cell office:value-type="string" calcext:value-type="string">
            <text:p>amel_ophelia_cp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6;07.05</text:p>
          </table:table-cell>
          <table:table-cell table:formula="of:=LEFT([.E366];SEARCH(&quot;;&quot;;[.E366])-1)" office:value-type="string" office:string-value="6" calcext:value-type="string">
            <text:p>6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*CHI3: tu auras [=!toRa /previous/PHO] des lunettes {0x15}168755_170209{0x15}</text:p>
          </table:table-cell>
          <table:table-cell office:value-type="string" calcext:value-type="string">
            <text:p>%mor: pro:subj|tu v:poss|avoir&amp;FUT det|des n|lunette</text:p>
          </table:table-cell>
        </table:table-row>
        <table:table-row table:style-name="ro1">
          <table:table-cell office:value-type="string" calcext:value-type="string">
            <text:p>amel_ophelia_cp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6;07.05</text:p>
          </table:table-cell>
          <table:table-cell table:formula="of:=LEFT([.E367];SEARCH(&quot;;&quot;;[.E367])-1)" office:value-type="string" office:string-value="6" calcext:value-type="string">
            <text:p>6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*CHI3: et mais [=!i /instantaneous/N] quand il aura trois ans et demi {0x15}267329_271079{0x15}</text:p>
          </table:table-cell>
          <table:table-cell office:value-type="string" calcext:value-type="string">
            <text:p>%mor: conj|et conj|mais conj|quand pro:subj|il v:poss|avoir&amp;FUT num|trois n|an conj|et n|demi</text:p>
          </table:table-cell>
        </table:table-row>
        <table:table-row table:style-name="ro1">
          <table:table-cell office:value-type="string" calcext:value-type="string">
            <text:p>aurelia_lea_cp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6;01.05</text:p>
          </table:table-cell>
          <table:table-cell table:formula="of:=LEFT([.E368];SEARCH(&quot;;&quot;;[.E368])-1)" office:value-type="string" office:string-value="6" calcext:value-type="string">
            <text:p>6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*CHI3: et on (n' ) aura pas la même tête {0x15}227230_229215{0x15}</text:p>
          </table:table-cell>
          <table:table-cell office:value-type="string" calcext:value-type="string">
            <text:p>%mor: conj|et pro:subj|on adv:neg|ne v:poss|avoir&amp;FUT adv:neg|pas det|la adv|même n|tête</text:p>
          </table:table-cell>
        </table:table-row>
        <table:table-row table:style-name="ro1">
          <table:table-cell office:value-type="string" calcext:value-type="string">
            <text:p>eva_kiyane_cp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6;09.17</text:p>
          </table:table-cell>
          <table:table-cell table:formula="of:=LEFT([.E369];SEARCH(&quot;;&quot;;[.E369])-1)" office:value-type="string" office:string-value="6" calcext:value-type="string">
            <text:p>6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*CHI3: et je m' appellerai [=!ZmapElRE /previous/PHO] pas Kiyane {0x15}83677_85005{0x15}</text:p>
          </table:table-cell>
          <table:table-cell office:value-type="string" calcext:value-type="string">
            <text:p>%mor: conj|et pro:subj|je pro:refl|me v|appeler-FUT adv:neg|pas n:prop|Kiyane</text:p>
          </table:table-cell>
        </table:table-row>
        <table:table-row table:style-name="ro1">
          <table:table-cell office:value-type="string" calcext:value-type="string">
            <text:p>eva_kiyane_cp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6;09.17</text:p>
          </table:table-cell>
          <table:table-cell table:formula="of:=LEFT([.E370];SEARCH(&quot;;&quot;;[.E370])-1)" office:value-type="string" office:string-value="6" calcext:value-type="string">
            <text:p>6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*CHI3: j' appellerai quelqu'un {0x15}85068_86443{0x15}</text:p>
          </table:table-cell>
          <table:table-cell office:value-type="string" calcext:value-type="string">
            <text:p>%mor: pro:subj|je v|appeler-FUT pro|quelqu'un</text:p>
          </table:table-cell>
        </table:table-row>
        <table:table-row table:style-name="ro1">
          <table:table-cell office:value-type="string" calcext:value-type="string">
            <text:p>eva_kiyane_cp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6;09.17</text:p>
          </table:table-cell>
          <table:table-cell table:formula="of:=LEFT([.E371];SEARCH(&quot;;&quot;;[.E371])-1)" office:value-type="string" office:string-value="6" calcext:value-type="string">
            <text:p>6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*CHI3: et ben euh [=!i /instantaneous/N] ils [=!i /previous/PHO] le diront [=!ldiRo~ /previous/PHO] pas et {0x15}275226_277554{0x15}</text:p>
          </table:table-cell>
          <table:table-cell office:value-type="string" calcext:value-type="string">
            <text:p>%mor: conj|et co|ben co|euh pro:subj|ils pro:obj|le v|dire-FUT adv:neg|pas conj|et</text:p>
          </table:table-cell>
        </table:table-row>
        <table:table-row table:style-name="ro1">
          <table:table-cell office:value-type="string" calcext:value-type="string">
            <text:p>jeremy_kilian_cp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6;01.09</text:p>
          </table:table-cell>
          <table:table-cell table:formula="of:=LEFT([.E372];SEARCH(&quot;;&quot;;[.E372])-1)" office:value-type="string" office:string-value="6" calcext:value-type="string">
            <text:p>6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*CHI3: co- comme ça tu verras tout &lt; [=!rire /instantaneous/N] {0x15}598785_600104{0x15}</text:p>
          </table:table-cell>
          <table:table-cell office:value-type="string" calcext:value-type="string">
            <text:p>%mor: ?|co– prep|comme pro:dem|ça pro:subj|tu v|voir&amp;FUT adv|tout</text:p>
          </table:table-cell>
        </table:table-row>
        <table:table-row table:style-name="ro1">
          <table:table-cell office:value-type="string" calcext:value-type="string">
            <text:p>melissa_capucine_cp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6;08.11</text:p>
          </table:table-cell>
          <table:table-cell table:formula="of:=LEFT([.E373];SEARCH(&quot;;&quot;;[.E373])-1)" office:value-type="string" office:string-value="6" calcext:value-type="string">
            <text:p>6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*CHI: [=!rire /instantaneous/N] elle va être [=!Et /previous/PHO] comme /sa maman , ça maintenant/ [=!me~ma~ /previous/PHO] elle sera [=!sRa /previous/PHO] grande &gt; comme ça {0x15}310951_315605{0x15}</text:p>
          </table:table-cell>
          <table:table-cell office:value-type="string" calcext:value-type="string">
            <text:p>%mor: pro:subj|elle v:mdl|aller v:exist|être&amp;INF prep|comme det:poss|sa n|maman ?| , pro:dem|ça adv|maintenant pro:subj|elle v:exist|être&amp;FUT n|grand prep|comme pro:dem|ça</text:p>
          </table:table-cell>
        </table:table-row>
        <table:table-row table:style-name="ro1">
          <table:table-cell office:value-type="string" calcext:value-type="string">
            <text:p>melissa_capucine_cp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6;08.11</text:p>
          </table:table-cell>
          <table:table-cell table:formula="of:=LEFT([.E374];SEARCH(&quot;;&quot;;[.E374])-1)" office:value-type="string" office:string-value="6" calcext:value-type="string">
            <text:p>6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*CHI: il [=!i /previous/PHO] pensera [=!pRa~sRa /previous/PHO] à {0x15}753881_754905{0x15}</text:p>
          </table:table-cell>
          <table:table-cell office:value-type="string" calcext:value-type="string">
            <text:p>%mor: pro:subj|il v|penser-FUT prep|à</text:p>
          </table:table-cell>
        </table:table-row>
        <table:table-row table:style-name="ro1">
          <table:table-cell office:value-type="string" calcext:value-type="string">
            <text:p>oceane_zoe_cp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6;01.09</text:p>
          </table:table-cell>
          <table:table-cell table:formula="of:=LEFT([.E375];SEARCH(&quot;;&quot;;[.E375])-1)" office:value-type="string" office:string-value="6" calcext:value-type="string">
            <text:p>6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*CHI3: mais elle aura [=!oa /previous/PHO] bientôt six ans {0x15}143080_145144{0x15}</text:p>
          </table:table-cell>
          <table:table-cell office:value-type="string" calcext:value-type="string">
            <text:p>%mor: conj|mais pro:subj|elle v:aux|avoir&amp;FUT adv|bientôt num|six n|an</text:p>
          </table:table-cell>
        </table:table-row>
        <table:table-row table:style-name="ro1">
          <table:table-cell office:value-type="string" calcext:value-type="string">
            <text:p>pauline_mani_cp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6;01.05</text:p>
          </table:table-cell>
          <table:table-cell table:formula="of:=LEFT([.E376];SEARCH(&quot;;&quot;;[.E376])-1)" office:value-type="string" office:string-value="6" calcext:value-type="string">
            <text:p>6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*CHI: mais je te [=!St2 /previous/PHO] dirai pas {0x15}137966_139560{0x15}</text:p>
          </table:table-cell>
          <table:table-cell office:value-type="string" calcext:value-type="string">
            <text:p>%mor: conj|mais pro:subj|je pro:refl|te v|dire-FUT adv:neg|pas</text:p>
          </table:table-cell>
        </table:table-row>
        <table:table-row table:style-name="ro1">
          <table:table-cell office:value-type="string" calcext:value-type="string">
            <text:p>pauline_mani_cp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6;07.05</text:p>
          </table:table-cell>
          <table:table-cell table:formula="of:=LEFT([.E377];SEARCH(&quot;;&quot;;[.E377])-1)" office:value-type="string" office:string-value="6" calcext:value-type="string">
            <text:p>6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*CHI3: c'est que tu auras [=!ktoRa /previous/PHO] pas {0x15}618682_619291{0x15}</text:p>
          </table:table-cell>
          <table:table-cell office:value-type="string" calcext:value-type="string">
            <text:p>%mor: v:exist|c'est conj|que pro:subj|tu v:aux|avoir&amp;FUT adv:neg|pas</text:p>
          </table:table-cell>
        </table:table-row>
        <table:table-row table:style-name="ro1">
          <table:table-cell office:value-type="string" calcext:value-type="string">
            <text:p>pauline_mani_cp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6;01.05</text:p>
          </table:table-cell>
          <table:table-cell table:formula="of:=LEFT([.E378];SEARCH(&quot;;&quot;;[.E378])-1)" office:value-type="string" office:string-value="6" calcext:value-type="string">
            <text:p>6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*CHI: tu auras [=!toRa /previous/PHO] pas le même *** &gt; {0x15}642738_643941{0x15}</text:p>
          </table:table-cell>
          <table:table-cell office:value-type="string" calcext:value-type="string">
            <text:p>%mor: pro:subj|tu v:aux|avoir&amp;FUT adv:neg|pas det|le adv|même ?|***</text:p>
          </table:table-cell>
        </table:table-row>
        <table:table-row table:style-name="ro1">
          <table:table-cell office:value-type="string" calcext:value-type="string">
            <text:p>pauline_mani_cp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6;01.05</text:p>
          </table:table-cell>
          <table:table-cell table:formula="of:=LEFT([.E379];SEARCH(&quot;;&quot;;[.E379])-1)" office:value-type="string" office:string-value="6" calcext:value-type="string">
            <text:p>6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*CHI: oh je le [=!Zl2 /previous/PHO] dirai pas {0x15}885954_886673{0x15}</text:p>
          </table:table-cell>
          <table:table-cell office:value-type="string" calcext:value-type="string">
            <text:p>%mor: co|oh pro:subj|je pro:obj|le v|dire-FUT adv:neg|pas</text:p>
          </table:table-cell>
        </table:table-row>
        <table:table-row table:style-name="ro1">
          <table:table-cell office:value-type="string" calcext:value-type="string">
            <text:p>pauline_mani_cp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6;01.05</text:p>
          </table:table-cell>
          <table:table-cell table:formula="of:=LEFT([.E380];SEARCH(&quot;;&quot;;[.E380])-1)" office:value-type="string" office:string-value="6" calcext:value-type="string">
            <text:p>6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*CHI: si tu es [=!St2 /previous/PHO] très très bon à l' école tu /le feras , pourras/ {0x15}1214018_1216827{0x15}</text:p>
          </table:table-cell>
          <table:table-cell office:value-type="string" calcext:value-type="string">
            <text:p>%mor: conj|si pro:subj|tu v:exist|être adv|très adv|très n|bon prep|à det|le/la n|école pro:subj|tu pro:obj|le v:mdllex|faire-FUT ?| , v:mdl|pouvoir&amp;FUT</text:p>
          </table:table-cell>
        </table:table-row>
        <table:table-row table:style-name="ro1">
          <table:table-cell office:value-type="string" calcext:value-type="string">
            <text:p>pauline_mani_cp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6;07.05</text:p>
          </table:table-cell>
          <table:table-cell table:formula="of:=LEFT([.E381];SEARCH(&quot;;&quot;;[.E381])-1)" office:value-type="string" office:string-value="6" calcext:value-type="string">
            <text:p>6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*CHI3: ou ce sera [=!sa /previous/PHO] mon deuxième boulot {0x15}1226273_1228581{0x15}</text:p>
          </table:table-cell>
          <table:table-cell office:value-type="string" calcext:value-type="string">
            <text:p>%mor: conj|ou det:dem|ce v:exist|être&amp;FUT det:poss|mon num|deuxième adj|boulot</text:p>
          </table:table-cell>
        </table:table-row>
        <table:table-row table:style-name="ro1">
          <table:table-cell office:value-type="string" calcext:value-type="string">
            <text:p>pauline_mani_cp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6;01.05</text:p>
          </table:table-cell>
          <table:table-cell table:formula="of:=LEFT([.E382];SEARCH(&quot;;&quot;;[.E382])-1)" office:value-type="string" office:string-value="6" calcext:value-type="string">
            <text:p>6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263" calcext:value-type="float">
            <text:p>2263</text:p>
          </table:table-cell>
          <table:table-cell office:value-type="string" calcext:value-type="string">
            <text:p>*CHI: que /ça , ce/ sera [=!sRa /previous/PHO] &lt; euh {0x15}1369703_1371264{0x15}</text:p>
          </table:table-cell>
          <table:table-cell office:value-type="string" calcext:value-type="string">
            <text:p>%mor: conj|que pro:dem|ça ?| , det:dem|ce v:exist|être&amp;FUT co|euh</text:p>
          </table:table-cell>
        </table:table-row>
        <table:table-row table:style-name="ro1">
          <table:table-cell office:value-type="string" calcext:value-type="string">
            <text:p>romain_mehdi_cp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6;07.05</text:p>
          </table:table-cell>
          <table:table-cell table:formula="of:=LEFT([.E383];SEARCH(&quot;;&quot;;[.E383])-1)" office:value-type="string" office:string-value="6" calcext:value-type="string">
            <text:p>6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*CHI: avant à nos aux enfants quand on sera grand {0x15}1035431_1037541{0x15}</text:p>
          </table:table-cell>
          <table:table-cell office:value-type="string" calcext:value-type="string">
            <text:p>%mor: adv|avant prep|à det:poss|nos prep:art|aux n|enfant conj|quand pro:subj|on v:exist|être&amp;FUT adj|grand</text:p>
          </table:table-cell>
        </table:table-row>
        <table:table-row table:style-name="ro1">
          <table:table-cell office:value-type="string" calcext:value-type="string">
            <text:p>Erwan1_Fer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6;</text:p>
          </table:table-cell>
          <table:table-cell table:formula="of:=LEFT([.E384];SEARCH(&quot;;&quot;;[.E384])-1)" office:value-type="string" office:string-value="6" calcext:value-type="string">
            <text:p>6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*CHI: ça fera dix-sept {0x15}584137_585544{0x15}</text:p>
          </table:table-cell>
          <table:table-cell office:value-type="string" calcext:value-type="string">
            <text:p>%mor: pro:dem|ça v:mdl|faire-FUT ?|dix–sept</text:p>
          </table:table-cell>
        </table:table-row>
        <table:table-row table:style-name="ro1">
          <table:table-cell office:value-type="string" calcext:value-type="string">
            <text:p>Erwan1_Fer_Anon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6;</text:p>
          </table:table-cell>
          <table:table-cell table:formula="of:=LEFT([.E385];SEARCH(&quot;;&quot;;[.E385])-1)" office:value-type="string" office:string-value="6" calcext:value-type="string">
            <text:p>6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*CHI: han [=!i /previous/N] on aura égalité {0x15}585544_587633{0x15}</text:p>
          </table:table-cell>
          <table:table-cell office:value-type="string" calcext:value-type="string">
            <text:p>%mor: ?|han pro:subj|on v:poss|avoir&amp;FUT n|égalité</text:p>
          </table:table-cell>
        </table:table-row>
        <table:table-row table:style-name="ro1">
          <table:table-cell office:value-type="string" calcext:value-type="string">
            <text:p>benjamin_valentin_ce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7;05.30</text:p>
          </table:table-cell>
          <table:table-cell table:formula="of:=LEFT([.E386];SEARCH(&quot;;&quot;;[.E386])-1)" office:value-type="string" office:string-value="7" calcext:value-type="string">
            <text:p>7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*CHI3: *** &gt; je pense qu' il y aura un *** parce+que Arthur et *** ils sont amoureux (.) {0x15}575236_580767{0x15}</text:p>
          </table:table-cell>
          <table:table-cell office:value-type="string" calcext:value-type="string">
            <text:p>%mor: ?|*** pro:subj|je v|penser conj|qu' pro:subj|il pro:y|y v:poss|avoir&amp;FUT det|un ?|*** conj|parce+que n:prop|Arthur conj|et ?|*** pro:subj|ils v:exist|être n|amoureux</text:p>
          </table:table-cell>
        </table:table-row>
        <table:table-row table:style-name="ro1">
          <table:table-cell office:value-type="string" calcext:value-type="string">
            <text:p>benjamin_valentin_ce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7;05.30</text:p>
          </table:table-cell>
          <table:table-cell table:formula="of:=LEFT([.E387];SEARCH(&quot;;&quot;;[.E387])-1)" office:value-type="string" office:string-value="7" calcext:value-type="string">
            <text:p>7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*CHI3: [=!i /instantaneous/N] en classe hum euh ben [=!i /instantaneous/N] je pense que /0 , il/ y aura des maths [=!Abréviation de mathématiques /previous/COM] {0x15}790580_794849{0x15}</text:p>
          </table:table-cell>
          <table:table-cell office:value-type="string" calcext:value-type="string">
            <text:p>%mor: prep:art|en n|classe co|hum co|euh co|ben pro:subj|je v|penser conj|que ?| , pro:subj|il pro:y|y v:poss|avoir&amp;FUT det|des n|math</text:p>
          </table:table-cell>
        </table:table-row>
        <table:table-row table:style-name="ro1">
          <table:table-cell office:value-type="string" calcext:value-type="string">
            <text:p>benjamin_valentin_ce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7;05.30</text:p>
          </table:table-cell>
          <table:table-cell table:formula="of:=LEFT([.E388];SEARCH(&quot;;&quot;;[.E388])-1)" office:value-type="string" office:string-value="7" calcext:value-type="string">
            <text:p>7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*CHI3: *** il y aura de la dictée &lt; *** {0x15}794849_797716{0x15}</text:p>
          </table:table-cell>
          <table:table-cell office:value-type="string" calcext:value-type="string">
            <text:p>%mor: ?|*** pro:subj|il pro:y|y v:poss|avoir&amp;FUT prep|de det|la n|dictée ?|***</text:p>
          </table:table-cell>
        </table:table-row>
        <table:table-row table:style-name="ro1">
          <table:table-cell office:value-type="string" calcext:value-type="string">
            <text:p>benjamin_valentin_ce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7;05.30</text:p>
          </table:table-cell>
          <table:table-cell table:formula="of:=LEFT([.E389];SEARCH(&quot;;&quot;;[.E389])-1)" office:value-type="string" office:string-value="7" calcext:value-type="string">
            <text:p>7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*CHI3: qu' est-ce qu' ils disent et on fera (.) {0x15}843781_845866{0x15}</text:p>
          </table:table-cell>
          <table:table-cell office:value-type="string" calcext:value-type="string">
            <text:p>%mor: pro:rel|qu' ?|est–ce conj|qu' pro:subj|ils v|dire conj|et pro:subj|on v:mdl|faire-FUT</text:p>
          </table:table-cell>
        </table:table-row>
        <table:table-row table:style-name="ro1">
          <table:table-cell office:value-type="string" calcext:value-type="string">
            <text:p>benjamin_valentin_ce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7;05.30</text:p>
          </table:table-cell>
          <table:table-cell table:formula="of:=LEFT([.E390];SEARCH(&quot;;&quot;;[.E390])-1)" office:value-type="string" office:string-value="7" calcext:value-type="string">
            <text:p>7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*CHI3: [=!i /instantaneous/N] on écoute bien ce+qu' ils [=!ski /previous/PHO] disent et on fera (.) {0x15}846585_849645{0x15}</text:p>
          </table:table-cell>
          <table:table-cell office:value-type="string" calcext:value-type="string">
            <text:p>%mor: pro:subj|on v|écouter adv|bien pro:int|ce+que pro:subj|ils v|dire conj|et pro:subj|on v:mdl|faire-FUT</text:p>
          </table:table-cell>
        </table:table-row>
        <table:table-row table:style-name="ro1">
          <table:table-cell office:value-type="string" calcext:value-type="string">
            <text:p>loic_theo_ce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7;</text:p>
          </table:table-cell>
          <table:table-cell table:formula="of:=LEFT([.E391];SEARCH(&quot;;&quot;;[.E391])-1)" office:value-type="string" office:string-value="7" calcext:value-type="string">
            <text:p>7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*CHI3: nous &gt; on le dira [=!ldiRa /previous/PHO] là {0x15}187274_188898{0x15}</text:p>
          </table:table-cell>
          <table:table-cell office:value-type="string" calcext:value-type="string">
            <text:p>%mor: pro:subj|nous pro:subj|on pro:obj|le v|dire-FUT adv:place|là</text:p>
          </table:table-cell>
        </table:table-row>
        <table:table-row table:style-name="ro1">
          <table:table-cell office:value-type="string" calcext:value-type="string">
            <text:p>loic_theo_ce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7;</text:p>
          </table:table-cell>
          <table:table-cell table:formula="of:=LEFT([.E392];SEARCH(&quot;;&quot;;[.E392])-1)" office:value-type="string" office:string-value="7" calcext:value-type="string">
            <text:p>7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*CHI: euh si &gt; je le [=!Zl2 /previous/PHO] dirai à moi {0x15}1235216_1238260{0x15}</text:p>
          </table:table-cell>
          <table:table-cell office:value-type="string" calcext:value-type="string">
            <text:p>%mor: co|euh conj|si pro:subj|je pro:obj|le v|dire-FUT prep|à pro|moi</text:p>
          </table:table-cell>
        </table:table-row>
        <table:table-row table:style-name="ro1">
          <table:table-cell office:value-type="string" calcext:value-type="string">
            <text:p>robin_thibaut_cp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7;</text:p>
          </table:table-cell>
          <table:table-cell table:formula="of:=LEFT([.E393];SEARCH(&quot;;&quot;;[.E393])-1)" office:value-type="string" office:string-value="7" calcext:value-type="string">
            <text:p>7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*CHI3: et ben moi je dirai [=!ZdiRe /previous/PHO] qu' elle existe {0x15}453415_455415{0x15}</text:p>
          </table:table-cell>
          <table:table-cell office:value-type="string" calcext:value-type="string">
            <text:p>%mor: conj|et co|ben pro|moi pro:subj|je v|dire-FUT conj|qu' pro:subj|elle v|exister</text:p>
          </table:table-cell>
        </table:table-row>
        <table:table-row table:style-name="ro1">
          <table:table-cell office:value-type="string" calcext:value-type="string">
            <text:p>robin_thibaut_cp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7;02.12</text:p>
          </table:table-cell>
          <table:table-cell table:formula="of:=LEFT([.E394];SEARCH(&quot;;&quot;;[.E394])-1)" office:value-type="string" office:string-value="7" calcext:value-type="string">
            <text:p>7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*CHI: on va partir en vacances [=!i /instantaneous/N] &lt; et après on reviendra {0x15}729794_731682{0x15}</text:p>
          </table:table-cell>
          <table:table-cell office:value-type="string" calcext:value-type="string">
            <text:p>%mor: pro:subj|on v:mdl|aller v|partir-INF prep:art|en n|vacance conj|et adv:place|après pro:subj|on v|revenir-FUT</text:p>
          </table:table-cell>
        </table:table-row>
        <table:table-row table:style-name="ro1">
          <table:table-cell office:value-type="string" calcext:value-type="string">
            <text:p>serena_fabien_ce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7;01.09</text:p>
          </table:table-cell>
          <table:table-cell table:formula="of:=LEFT([.E395];SEARCH(&quot;;&quot;;[.E395])-1)" office:value-type="string" office:string-value="7" calcext:value-type="string">
            <text:p>7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*CHI: ah elle nous dira &gt; {0x15}361009_361551{0x15}</text:p>
          </table:table-cell>
          <table:table-cell office:value-type="string" calcext:value-type="string">
            <text:p>%mor: co|ah pro:subj|elle pro:subj|nous v|dire-FUT</text:p>
          </table:table-cell>
        </table:table-row>
        <table:table-row table:style-name="ro1">
          <table:table-cell office:value-type="string" calcext:value-type="string">
            <text:p>thomas_allan_cp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7;05.30</text:p>
          </table:table-cell>
          <table:table-cell table:formula="of:=LEFT([.E396];SEARCH(&quot;;&quot;;[.E396])-1)" office:value-type="string" office:string-value="7" calcext:value-type="string">
            <text:p>7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*CHI3: faut faudra le voir [=!lvwaR /previous/PHO] {0x15}534419_535750{0x15}</text:p>
          </table:table-cell>
          <table:table-cell office:value-type="string" calcext:value-type="string">
            <text:p>%mor: v:mdl|falloir v:mdl|falloir&amp;FUT pro:obj|le v|voir&amp;INF</text:p>
          </table:table-cell>
        </table:table-row>
        <table:table-row table:style-name="ro1">
          <table:table-cell office:value-type="string" calcext:value-type="string">
            <text:p>thomas_allan_cp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7;05.30</text:p>
          </table:table-cell>
          <table:table-cell table:formula="of:=LEFT([.E397];SEARCH(&quot;;&quot;;[.E397])-1)" office:value-type="string" office:string-value="7" calcext:value-type="string">
            <text:p>7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*CHI3: ils [=!Interprétation = elles /previous/COM] resteront normal [=!sic /previous/COM] {0x15}834428_835673{0x15}</text:p>
          </table:table-cell>
          <table:table-cell office:value-type="string" calcext:value-type="string">
            <text:p>%mor: pro:subj|ils v|rester-FUT n|normal</text:p>
          </table:table-cell>
        </table:table-row>
        <table:table-row table:style-name="ro1">
          <table:table-cell office:value-type="string" calcext:value-type="string">
            <text:p>yaelle_elena_cp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7;</text:p>
          </table:table-cell>
          <table:table-cell table:formula="of:=LEFT([.E398];SEARCH(&quot;;&quot;;[.E398])-1)" office:value-type="string" office:string-value="7" calcext:value-type="string">
            <text:p>7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*CHI: qui aura *** &lt; et {0x15}60135_61932{0x15}</text:p>
          </table:table-cell>
          <table:table-cell office:value-type="string" calcext:value-type="string">
            <text:p>%mor: pro:int|qui v:poss|avoir&amp;FUT ?|*** conj|et</text:p>
          </table:table-cell>
        </table:table-row>
        <table:table-row table:style-name="ro1">
          <table:table-cell office:value-type="string" calcext:value-type="string">
            <text:p>cassiope_anais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8;09.17</text:p>
          </table:table-cell>
          <table:table-cell table:formula="of:=LEFT([.E399];SEARCH(&quot;;&quot;;[.E399])-1)" office:value-type="string" office:string-value="8" calcext:value-type="string">
            <text:p>8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*CHI3: euh ma soeur et mon frère [=!i /instantaneous/N] ils [=!i /previous/PHO] joueront (.) {0x15}1133913_1137228{0x15}</text:p>
          </table:table-cell>
          <table:table-cell office:value-type="string" calcext:value-type="string">
            <text:p>%mor: co|euh det:poss|ma n|soeur conj|et det:poss|mon n|frère pro:subj|ils v|jouer-FUT</text:p>
          </table:table-cell>
        </table:table-row>
        <table:table-row table:style-name="ro1">
          <table:table-cell office:value-type="string" calcext:value-type="string">
            <text:p>clemence_marine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8;07.05</text:p>
          </table:table-cell>
          <table:table-cell table:formula="of:=LEFT([.E400];SEARCH(&quot;;&quot;;[.E400])-1)" office:value-type="string" office:string-value="8" calcext:value-type="string">
            <text:p>8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*CHI3: tu seras toujours pareille ou &lt; si {0x15}128149_129571{0x15}</text:p>
          </table:table-cell>
          <table:table-cell office:value-type="string" calcext:value-type="string">
            <text:p>%mor: pro:subj|tu v:exist|être&amp;FUT adv|toujours adj|pareil^adj|pareille conj|ou adv|si</text:p>
          </table:table-cell>
        </table:table-row>
        <table:table-row table:style-name="ro1">
          <table:table-cell office:value-type="string" calcext:value-type="string">
            <text:p>clemence_marine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8;07.05</text:p>
          </table:table-cell>
          <table:table-cell table:formula="of:=LEFT([.E401];SEARCH(&quot;;&quot;;[.E401])-1)" office:value-type="string" office:string-value="8" calcext:value-type="string">
            <text:p>8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*CHI: ce+qu' on [=!sko~ /previous/PHO] fera [=!fRa /previous/PHO] {0x15}601673_602220{0x15}</text:p>
          </table:table-cell>
          <table:table-cell office:value-type="string" calcext:value-type="string">
            <text:p>%mor: pro:int|ce+que pro:subj|on v:mdl|faire-FUT</text:p>
          </table:table-cell>
        </table:table-row>
        <table:table-row table:style-name="ro1">
          <table:table-cell office:value-type="string" calcext:value-type="string">
            <text:p>clemence_marine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8;07.05</text:p>
          </table:table-cell>
          <table:table-cell table:formula="of:=LEFT([.E402];SEARCH(&quot;;&quot;;[.E402])-1)" office:value-type="string" office:string-value="8" calcext:value-type="string">
            <text:p>8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*CHI: aujourd'hui [=!i /instantaneous/N] on saura pas {0x15}602220_605360{0x15}</text:p>
          </table:table-cell>
          <table:table-cell office:value-type="string" calcext:value-type="string">
            <text:p>%mor: adv|aujourd'hui pro:subj|on v:mdl|savoir&amp;FUT adv:neg|pas</text:p>
          </table:table-cell>
        </table:table-row>
        <table:table-row table:style-name="ro1">
          <table:table-cell office:value-type="string" calcext:value-type="string">
            <text:p>kenza_gabrielle_ce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8;</text:p>
          </table:table-cell>
          <table:table-cell table:formula="of:=LEFT([.E403];SEARCH(&quot;;&quot;;[.E403])-1)" office:value-type="string" office:string-value="8" calcext:value-type="string">
            <text:p>8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*CHI3: quand on plante les clous (.) il pensera à essayer de enlever une branche {0x15}748482_752522{0x15}</text:p>
          </table:table-cell>
          <table:table-cell office:value-type="string" calcext:value-type="string">
            <text:p>%mor: conj|quand pro:subj|on v|planter det|les n|clou pro:subj|il v|penser-FUT prep|à v|essayer-INF prep|de v|enlever-INF det|une n|branche</text:p>
          </table:table-cell>
        </table:table-row>
        <table:table-row table:style-name="ro1">
          <table:table-cell office:value-type="string" calcext:value-type="string">
            <text:p>leandro_lucas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8;09.17</text:p>
          </table:table-cell>
          <table:table-cell table:formula="of:=LEFT([.E404];SEARCH(&quot;;&quot;;[.E404])-1)" office:value-type="string" office:string-value="8" calcext:value-type="string">
            <text:p>8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*CHI: peut-être n' existe peut-être pas [=!i /instantaneous/N] ils n' existeront pas dans ma vie peut-être alors &lt; je verrais {0x15}79294_83622{0x15}</text:p>
          </table:table-cell>
          <table:table-cell office:value-type="string" calcext:value-type="string">
            <text:p>%mor: ?|peut–être adv:neg|ne v|exister ?|peut–être n|pas pro:subj|ils adv:neg|ne v|exister-FUT adv:neg|pas prep|dans det:poss|ma n|vie ?|peut–être conj|alors pro:subj|je v|voir&amp;COND</text:p>
          </table:table-cell>
        </table:table-row>
        <table:table-row table:style-name="ro1">
          <table:table-cell office:value-type="string" calcext:value-type="string">
            <text:p>leandro_lucas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8;09.17</text:p>
          </table:table-cell>
          <table:table-cell table:formula="of:=LEFT([.E405];SEARCH(&quot;;&quot;;[.E405])-1)" office:value-type="string" office:string-value="8" calcext:value-type="string">
            <text:p>8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*CHI: ben si ils existeront mais [=!i /instantaneous/N] mais bon après faut voir faut voir euh si j' ai bien travaillé [=!i /instantaneous/N] {0x15}91646_97081{0x15}</text:p>
          </table:table-cell>
          <table:table-cell office:value-type="string" calcext:value-type="string">
            <text:p>%mor: co|ben adv|si pro:subj|ils v|exister-FUT conj|mais conj|mais adv|bon adv:place|après v:mdl|falloir v|voir&amp;INF v:mdl|falloir v|voir&amp;INF co|euh conj|si pro:subj|je v:aux|avoir adv|bien v|travailler-PP</text:p>
          </table:table-cell>
        </table:table-row>
        <table:table-row table:style-name="ro1">
          <table:table-cell office:value-type="string" calcext:value-type="string">
            <text:p>leandro_lucas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8;09.17</text:p>
          </table:table-cell>
          <table:table-cell table:formula="of:=LEFT([.E406];SEARCH(&quot;;&quot;;[.E406])-1)" office:value-type="string" office:string-value="8" calcext:value-type="string">
            <text:p>8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*CHI: je le [=!Zl2 /previous/PHO] dirai pas à n'importe+qui par exemple par exemple si il+y+a [=!ja /previous/PHO] [=!i /instantaneous/N] {0x15}234645_237803{0x15}</text:p>
          </table:table-cell>
          <table:table-cell office:value-type="string" calcext:value-type="string">
            <text:p>%mor: pro:subj|je pro:obj|le v|dire-FUT adv:neg|pas prep|à pro|n'importe+qui prep:art|par n|exemple prep:art|par n|exemple conj|si v:exist|il+y+a</text:p>
          </table:table-cell>
        </table:table-row>
        <table:table-row table:style-name="ro1">
          <table:table-cell office:value-type="string" calcext:value-type="string">
            <text:p>leandro_lucas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8;09.17</text:p>
          </table:table-cell>
          <table:table-cell table:formula="of:=LEFT([.E407];SEARCH(&quot;;&quot;;[.E407])-1)" office:value-type="string" office:string-value="8" calcext:value-type="string">
            <text:p>8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*CHI: avec des lunettes noires et habillé tout en noir ça je le [=!Zl2 /previous/PHO] dirai pas {0x15}240865_244503{0x15}</text:p>
          </table:table-cell>
          <table:table-cell office:value-type="string" calcext:value-type="string">
            <text:p>%mor: prep|avec det|des n|lunette adj|noir conj|et v|habiller-PP det:gen|tout prep:art|en n|noir pro:dem|ça pro:subj|je pro:obj|le v|dire-FUT adv:neg|pas</text:p>
          </table:table-cell>
        </table:table-row>
        <table:table-row table:style-name="ro1">
          <table:table-cell office:value-type="string" calcext:value-type="string">
            <text:p>leandro_lucas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8;09.17</text:p>
          </table:table-cell>
          <table:table-cell table:formula="of:=LEFT([.E408];SEARCH(&quot;;&quot;;[.E408])-1)" office:value-type="string" office:string-value="8" calcext:value-type="string">
            <text:p>8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*CHI: ben oui quand tu seras grand &lt; *** {0x15}1151652_1153261{0x15}</text:p>
          </table:table-cell>
          <table:table-cell office:value-type="string" calcext:value-type="string">
            <text:p>%mor: co|ben adv:yn|oui conj|quand pro:subj|tu v:exist|être&amp;FUT adj|grand ?|***</text:p>
          </table:table-cell>
        </table:table-row>
        <table:table-row table:style-name="ro1">
          <table:table-cell office:value-type="string" calcext:value-type="string">
            <text:p>marina_margaux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8;01.09</text:p>
          </table:table-cell>
          <table:table-cell table:formula="of:=LEFT([.E409];SEARCH(&quot;;&quot;;[.E409])-1)" office:value-type="string" office:string-value="8" calcext:value-type="string">
            <text:p>8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*CHI3: moi je pense [=!Spa~s /previous/PHO] hein ? je pense [=!Spa~s /previous/PHO] quand quand je serai [=!SRe /previous/PHO] grande {0x15}263028_266264{0x15}</text:p>
          </table:table-cell>
          <table:table-cell office:value-type="string" calcext:value-type="string">
            <text:p>%mor: pro|moi pro:subj|je v|penser co|hein ? pro:subj|je v|penser conj|quand conj|quand pro:subj|je v:exist|être&amp;FUT n|grand</text:p>
          </table:table-cell>
        </table:table-row>
        <table:table-row table:style-name="ro1">
          <table:table-cell office:value-type="string" calcext:value-type="string">
            <text:p>mathieu_nicolas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8;08.11</text:p>
          </table:table-cell>
          <table:table-cell table:formula="of:=LEFT([.E410];SEARCH(&quot;;&quot;;[.E410])-1)" office:value-type="string" office:string-value="8" calcext:value-type="string">
            <text:p>8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*CHI3: ben [=!i /instantaneous/N] est-ce qu' il y aura [=!kjoRa /previous/PHO] dans le fu- (.) [=!i /instantaneous/N] est-ce qu' il y aura [=!kiljoRa /previous/PHO] une nouvelle race d' animaux découverts [=!sic /previous/COM] {0x15}436779_442167{0x15}</text:p>
          </table:table-cell>
          <table:table-cell office:value-type="string" calcext:value-type="string">
            <text:p>%mor: co|ben ?|est–ce conj|qu' pro:subj|il pro:y|y v:poss|avoir&amp;FUT prep|dans det|le ?|fu– ?|est–ce conj|qu' pro:subj|il pro:y|y v:poss|avoir&amp;FUT det|une adj|nouveau^adj|nouvel n|race prep:art|de n|animal v|découvrir-PP</text:p>
          </table:table-cell>
        </table:table-row>
        <table:table-row table:style-name="ro1">
          <table:table-cell office:value-type="string" calcext:value-type="string">
            <text:p>mathieu_nicolas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8;09.17</text:p>
          </table:table-cell>
          <table:table-cell table:formula="of:=LEFT([.E411];SEARCH(&quot;;&quot;;[.E411])-1)" office:value-type="string" office:string-value="8" calcext:value-type="string">
            <text:p>8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*CHI: ça ça doit être dur [=!i /instantaneous/N] à nourrir un panda [=!i /instantaneous/N] /faudrait , faudra/ aller tous les jours en Chine {0x15}673980_678227{0x15}</text:p>
          </table:table-cell>
          <table:table-cell office:value-type="string" calcext:value-type="string">
            <text:p>%mor: pro:dem|ça pro:dem|ça v:mdl|devoir v:exist|être&amp;INF adj|dur prep|à v|nourrir-INF det|un ?|panda v:mdllex|falloir&amp;COND ?| , v:mdl|falloir&amp;FUT v:mdllex|aller&amp;INF det:gen|tous det|les n|jour prep|en n:prop|Chine</text:p>
          </table:table-cell>
        </table:table-row>
        <table:table-row table:style-name="ro1">
          <table:table-cell office:value-type="string" calcext:value-type="string">
            <text:p>mathieu_nicolas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8;09.17</text:p>
          </table:table-cell>
          <table:table-cell table:formula="of:=LEFT([.E412];SEARCH(&quot;;&quot;;[.E412])-1)" office:value-type="string" office:string-value="8" calcext:value-type="string">
            <text:p>8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*CHI: dans le futur pour le découvrir &lt; ça {0x15}875837_877605{0x15}</text:p>
          </table:table-cell>
          <table:table-cell office:value-type="string" calcext:value-type="string">
            <text:p>%mor: prep|dans det|le n|futur prep|pour pro:obj|le v|découvrir-INF pro:dem|ça</text:p>
          </table:table-cell>
        </table:table-row>
        <table:table-row table:style-name="ro1">
          <table:table-cell office:value-type="string" calcext:value-type="string">
            <text:p>mathieu_nicolas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8;08.11</text:p>
          </table:table-cell>
          <table:table-cell table:formula="of:=LEFT([.E413];SEARCH(&quot;;&quot;;[.E413])-1)" office:value-type="string" office:string-value="8" calcext:value-type="string">
            <text:p>8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*CHI3: parce+qu' elle veut y penser quand elle sera grande {0x15}1097831_1100199{0x15}</text:p>
          </table:table-cell>
          <table:table-cell office:value-type="string" calcext:value-type="string">
            <text:p>%mor: conj|parce+que pro:subj|elle v:mdl|vouloir pro:y|y v|penser-INF conj|quand pro:subj|elle v:exist|être&amp;FUT adj|grand</text:p>
          </table:table-cell>
        </table:table-row>
        <table:table-row table:style-name="ro1">
          <table:table-cell office:value-type="string" calcext:value-type="string">
            <text:p>mathieu_nicolas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8;09.17</text:p>
          </table:table-cell>
          <table:table-cell table:formula="of:=LEFT([.E414];SEARCH(&quot;;&quot;;[.E414])-1)" office:value-type="string" office:string-value="8" calcext:value-type="string">
            <text:p>8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*CHI: parce [=!pas /previous/PHO] que je pense [=!Spa~s /previous/PHO] que [=!i /instantaneous/N] à dix-neuf ans ou à dix-huit on sera encore à l' école &lt; je pense {0x15}1141532_1146729{0x15}</text:p>
          </table:table-cell>
          <table:table-cell office:value-type="string" calcext:value-type="string">
            <text:p>%mor: conj|parce conj|que pro:subj|je v|penser conj|que prep|à ?|dix–neuf n|an conj|ou prep:art|à ?|dix–huit pro:subj|on v:exist|être&amp;FUT adv|encore prep|à det|le/la n|école pro:subj|je v|penser</text:p>
          </table:table-cell>
        </table:table-row>
        <table:table-row table:style-name="ro1">
          <table:table-cell office:value-type="string" calcext:value-type="string">
            <text:p>mathieu_nicolas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8;09.17</text:p>
          </table:table-cell>
          <table:table-cell table:formula="of:=LEFT([.E415];SEARCH(&quot;;&quot;;[.E415])-1)" office:value-type="string" office:string-value="8" calcext:value-type="string">
            <text:p>8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*CHI: ben moi en deux mille cinquante [=!i /instantaneous/N] j' imagine pas comment ça comment ça sera euh {0x15}1232793_1237220{0x15}</text:p>
          </table:table-cell>
          <table:table-cell office:value-type="string" calcext:value-type="string">
            <text:p>%mor: co|ben pro|moi pro:y|en num|deux num|mille num|cinquante pro:subj|je v|imaginer adv:neg|pas adv:int|comment pro:dem|ça adv:int|comment pro:dem|ça v:exist|être&amp;FUT co|euh</text:p>
          </table:table-cell>
        </table:table-row>
        <table:table-row table:style-name="ro1">
          <table:table-cell office:value-type="string" calcext:value-type="string">
            <text:p>mathieu_nicolas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8;09.17</text:p>
          </table:table-cell>
          <table:table-cell table:formula="of:=LEFT([.E416];SEARCH(&quot;;&quot;;[.E416])-1)" office:value-type="string" office:string-value="8" calcext:value-type="string">
            <text:p>8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*CHI: oui comment je serai peut-être [=!ptEt /previous/PHO] que [=!i /instantaneous/N] le monde sera euh [=!i /instantaneous/N] peut-être [=!ptEt /previous/PHO] qu' il y aura [=!kjoRa /previous/PHO] {0x15}1238269_1242476{0x15}</text:p>
          </table:table-cell>
          <table:table-cell office:value-type="string" calcext:value-type="string">
            <text:p>%mor: adv:yn|oui adv|comment pro:subj|je v:exist|être&amp;FUT ?|peut–être conj|que det|le n|monde v:exist|être&amp;FUT co|euh ?|peut–être conj|qu' pro:subj|il adv|y n|aura</text:p>
          </table:table-cell>
        </table:table-row>
        <table:table-row table:style-name="ro1">
          <table:table-cell office:value-type="string" calcext:value-type="string">
            <text:p>mathieu_nicolas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8;08.11</text:p>
          </table:table-cell>
          <table:table-cell table:formula="of:=LEFT([.E417];SEARCH(&quot;;&quot;;[.E417])-1)" office:value-type="string" office:string-value="8" calcext:value-type="string">
            <text:p>8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*CHI3: ah oui on verra ce+qu' il y aura [=!i /instantaneous/N] dans le passé &lt; tout ça {0x15}1293751_1296941{0x15}</text:p>
          </table:table-cell>
          <table:table-cell office:value-type="string" calcext:value-type="string">
            <text:p>%mor: co|ah adv:yn|oui pro:subj|on v|voir&amp;FUT pro:int|ce+que pro:subj|il pro:y|y v:poss|avoir&amp;FUT prep|dans det|le n|passé pro|tout pro:dem|ça</text:p>
          </table:table-cell>
        </table:table-row>
        <table:table-row table:style-name="ro1">
          <table:table-cell office:value-type="string" calcext:value-type="string">
            <text:p>mathieu_nicolas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8;08.11</text:p>
          </table:table-cell>
          <table:table-cell table:formula="of:=LEFT([.E418];SEARCH(&quot;;&quot;;[.E418])-1)" office:value-type="string" office:string-value="8" calcext:value-type="string">
            <text:p>8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*CHI3: ben on sera encore un+peu dans les châteaux et tout ça {0x15}1335732_1338153{0x15}</text:p>
          </table:table-cell>
          <table:table-cell office:value-type="string" calcext:value-type="string">
            <text:p>%mor: co|ben pro:subj|on v:exist|être&amp;FUT adv|encore adv|un+peu prep|dans det|les n|château conj|et det:gen|tout pro:dem|ça</text:p>
          </table:table-cell>
        </table:table-row>
        <table:table-row table:style-name="ro1">
          <table:table-cell office:value-type="string" calcext:value-type="string">
            <text:p>mathieu_nicolas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8;09.17</text:p>
          </table:table-cell>
          <table:table-cell table:formula="of:=LEFT([.E419];SEARCH(&quot;;&quot;;[.E419])-1)" office:value-type="string" office:string-value="8" calcext:value-type="string">
            <text:p>8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*CHI: ouais mais si [=!i /instantaneous/N] &lt; mais nous on sera nous on sera dans un en fait {0x15}1372020_1373652{0x15}</text:p>
          </table:table-cell>
          <table:table-cell office:value-type="string" calcext:value-type="string">
            <text:p>%mor: adv:yn|ouais conj|mais conj|si conj|mais pro:subj|nous pro:subj|on v:exist|être&amp;FUT pro:subj|nous pro:subj|on v:exist|être&amp;FUT prep|dans det|un prep:art|en n|fait</text:p>
          </table:table-cell>
        </table:table-row>
        <table:table-row table:style-name="ro1">
          <table:table-cell office:value-type="string" calcext:value-type="string">
            <text:p>mathieu_nicolas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8;09.17</text:p>
          </table:table-cell>
          <table:table-cell table:formula="of:=LEFT([.E420];SEARCH(&quot;;&quot;;[.E420])-1)" office:value-type="string" office:string-value="8" calcext:value-type="string">
            <text:p>8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*CHI: et on verra en fait nous c'est * [=!k /previous/PHO] pas comme si on était vraiment dedans {0x15}1376606_1380115{0x15}</text:p>
          </table:table-cell>
          <table:table-cell office:value-type="string" calcext:value-type="string">
            <text:p>%mor: conj|et pro:subj|on v|voir&amp;FUT prep:art|en n|fait pro:subj|nous v:aux|c'est ?|* n|pas prep|comme adv|si pro:subj|on v:exist|être&amp;IMPF adv|vraiment adv:place|dedans</text:p>
          </table:table-cell>
        </table:table-row>
        <table:table-row table:style-name="ro1">
          <table:table-cell office:value-type="string" calcext:value-type="string">
            <text:p>mathieu_nicolas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8;09.17</text:p>
          </table:table-cell>
          <table:table-cell table:formula="of:=LEFT([.E421];SEARCH(&quot;;&quot;;[.E421])-1)" office:value-type="string" office:string-value="8" calcext:value-type="string">
            <text:p>8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*CHI: mais on quittera quand+même notre temps {0x15}1385306_1387804{0x15}</text:p>
          </table:table-cell>
          <table:table-cell office:value-type="string" calcext:value-type="string">
            <text:p>%mor: conj|mais pro:subj|on v|quitter-FUT adv|quand+même det:poss|notre n|temps</text:p>
          </table:table-cell>
        </table:table-row>
        <table:table-row table:style-name="ro1">
          <table:table-cell office:value-type="string" calcext:value-type="string">
            <text:p>ophlie_emel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8;07.05</text:p>
          </table:table-cell>
          <table:table-cell table:formula="of:=LEFT([.E422];SEARCH(&quot;;&quot;;[.E422])-1)" office:value-type="string" office:string-value="8" calcext:value-type="string">
            <text:p>8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*CHI: et que il+y+a [=!ja /previous/PHO] personne d' autre qui le sait ça il+y+a [=!ja /previous/PHO] personne d' autre &lt; qui pourra le {0x15}273629_276395{0x15}</text:p>
          </table:table-cell>
          <table:table-cell office:value-type="string" calcext:value-type="string">
            <text:p>%mor: conj|et conj|que v:exist|il+y+a n|personne prep:art|de pro|autre pro:rel|qui pro:obj|le v:mdl|savoir pro:dem|ça v:exist|il+y+a n|personne prep:art|de pro|autre pro:rel|qui v:mdllex|pouvoir&amp;FUT det|le</text:p>
          </table:table-cell>
        </table:table-row>
        <table:table-row table:style-name="ro1">
          <table:table-cell office:value-type="string" calcext:value-type="string">
            <text:p>sarah_julien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8;10.23</text:p>
          </table:table-cell>
          <table:table-cell table:formula="of:=LEFT([.E423];SEARCH(&quot;;&quot;;[.E423])-1)" office:value-type="string" office:string-value="8" calcext:value-type="string">
            <text:p>8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*CHI3: et ben ils [=!i /previous/PHO] [=!Interprétation = elles /previous/COM] seront pas pareilles {0x15}305409_307441{0x15}</text:p>
          </table:table-cell>
          <table:table-cell office:value-type="string" calcext:value-type="string">
            <text:p>%mor: conj|et co|ben pro:subj|ils v:exist|être&amp;FUT adv:neg|pas n|pareille</text:p>
          </table:table-cell>
        </table:table-row>
        <table:table-row table:style-name="ro1">
          <table:table-cell office:value-type="string" calcext:value-type="string">
            <text:p>serena_fabien_ce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8;04.24</text:p>
          </table:table-cell>
          <table:table-cell table:formula="of:=LEFT([.E424];SEARCH(&quot;;&quot;;[.E424])-1)" office:value-type="string" office:string-value="8" calcext:value-type="string">
            <text:p>8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*CHI3: on (n' ) aura pas le même le nom &lt; on (n' ) aura pas [=!i /instantaneous/N] {0x15}345138_346905{0x15}</text:p>
          </table:table-cell>
          <table:table-cell office:value-type="string" calcext:value-type="string">
            <text:p>%mor: pro:subj|on adv:neg|ne v:poss|avoir&amp;FUT adv:neg|pas det|le adv|même det|le n|nom pro:subj|on adv:neg|ne v:poss|avoir&amp;FUT adv:neg|pas</text:p>
          </table:table-cell>
        </table:table-row>
        <table:table-row table:style-name="ro1">
          <table:table-cell office:value-type="string" calcext:value-type="string">
            <text:p>serena_fabien_ce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8;04.24</text:p>
          </table:table-cell>
          <table:table-cell table:formula="of:=LEFT([.E425];SEARCH(&quot;;&quot;;[.E425])-1)" office:value-type="string" office:string-value="8" calcext:value-type="string">
            <text:p>8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*CHI3: hum le même nom on aura euh aussi euh (.) on aura aussi [=!i /instantaneous/N] (.) {0x15}348358_354704{0x15}</text:p>
          </table:table-cell>
          <table:table-cell office:value-type="string" calcext:value-type="string">
            <text:p>%mor: co|hum det|le adv|même n|nom pro:subj|on v:aux|avoir&amp;FUT co|euh conj|aussi co|euh pro:subj|on v:aux|avoir&amp;FUT adv|aussi</text:p>
          </table:table-cell>
        </table:table-row>
        <table:table-row table:style-name="ro1">
          <table:table-cell office:value-type="string" calcext:value-type="string">
            <text:p>serena_fabien_ce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8;04.24</text:p>
          </table:table-cell>
          <table:table-cell table:formula="of:=LEFT([.E426];SEARCH(&quot;;&quot;;[.E426])-1)" office:value-type="string" office:string-value="8" calcext:value-type="string">
            <text:p>8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*CHI3: elle nous ra- elle nous dira pas notre nom {0x15}356486_359363{0x15}</text:p>
          </table:table-cell>
          <table:table-cell office:value-type="string" calcext:value-type="string">
            <text:p>%mor: pro:subj|elle pro:subj|nous ?|ra– pro:subj|elle pro:subj|nous v|dire-FUT adv:neg|pas det:poss|notre n|nom</text:p>
          </table:table-cell>
        </table:table-row>
        <table:table-row table:style-name="ro1">
          <table:table-cell office:value-type="string" calcext:value-type="string">
            <text:p>valentin_manel_ce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8;04.24</text:p>
          </table:table-cell>
          <table:table-cell table:formula="of:=LEFT([.E427];SEARCH(&quot;;&quot;;[.E427])-1)" office:value-type="string" office:string-value="8" calcext:value-type="string">
            <text:p>8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*CHI3: non on sera pas pareils {0x15}195440_196097{0x15}</text:p>
          </table:table-cell>
          <table:table-cell office:value-type="string" calcext:value-type="string">
            <text:p>%mor: adv:yn|non pro:subj|on v:exist|être&amp;FUT adv:neg|pas adj|pareil</text:p>
          </table:table-cell>
        </table:table-row>
        <table:table-row table:style-name="ro1">
          <table:table-cell office:value-type="string" calcext:value-type="string">
            <text:p>valentin_manel_ce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8;</text:p>
          </table:table-cell>
          <table:table-cell table:formula="of:=LEFT([.E428];SEARCH(&quot;;&quot;;[.E428])-1)" office:value-type="string" office:string-value="8" calcext:value-type="string">
            <text:p>8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*CHI: que &lt; ça sera pas pareil {0x15}242152_242542{0x15}</text:p>
          </table:table-cell>
          <table:table-cell office:value-type="string" calcext:value-type="string">
            <text:p>%mor: conj|que pro:dem|ça v:exist|être&amp;FUT adv:neg|pas adj|pareil</text:p>
          </table:table-cell>
        </table:table-row>
        <table:table-row table:style-name="ro1">
          <table:table-cell office:value-type="string" calcext:value-type="string">
            <text:p>vincent_yvelise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8;</text:p>
          </table:table-cell>
          <table:table-cell table:formula="of:=LEFT([.E429];SEARCH(&quot;;&quot;;[.E429])-1)" office:value-type="string" office:string-value="8" calcext:value-type="string">
            <text:p>8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*CHI: ça fera &lt; des souvenirs {0x15}347927_348427{0x15}</text:p>
          </table:table-cell>
          <table:table-cell office:value-type="string" calcext:value-type="string">
            <text:p>%mor: pro:dem|ça v:mdllex|faire-FUT det|des n|souvenir</text:p>
          </table:table-cell>
        </table:table-row>
        <table:table-row table:style-name="ro1">
          <table:table-cell office:value-type="string" calcext:value-type="string">
            <text:p>vincent_yvelise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8;</text:p>
          </table:table-cell>
          <table:table-cell table:formula="of:=LEFT([.E430];SEARCH(&quot;;&quot;;[.E430])-1)" office:value-type="string" office:string-value="8" calcext:value-type="string">
            <text:p>8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*CHI: je serai [=!SRe /previous/PHO] d'accord ça {0x15}465334_466349{0x15}</text:p>
          </table:table-cell>
          <table:table-cell office:value-type="string" calcext:value-type="string">
            <text:p>%mor: pro:subj|je v:exist|être&amp;FUT adv|d'accord pro:dem|ça</text:p>
          </table:table-cell>
        </table:table-row>
        <table:table-row table:style-name="ro1">
          <table:table-cell office:value-type="string" calcext:value-type="string">
            <text:p>vincent_yvelise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8;09.17</text:p>
          </table:table-cell>
          <table:table-cell table:formula="of:=LEFT([.E431];SEARCH(&quot;;&quot;;[.E431])-1)" office:value-type="string" office:string-value="8" calcext:value-type="string">
            <text:p>8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*CHI3: non &gt; ce sera [=!sRa /previous/PHO] pas pareil &lt; [=!i /instantaneous/N] {0x15}532631_534224{0x15}</text:p>
          </table:table-cell>
          <table:table-cell office:value-type="string" calcext:value-type="string">
            <text:p>%mor: adv:yn|non det:dem|ce v:exist|être&amp;FUT adv:neg|pas n|pareil</text:p>
          </table:table-cell>
        </table:table-row>
        <table:table-row table:style-name="ro1">
          <table:table-cell office:value-type="string" calcext:value-type="string">
            <text:p>vincent_yvelise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8;</text:p>
          </table:table-cell>
          <table:table-cell table:formula="of:=LEFT([.E432];SEARCH(&quot;;&quot;;[.E432])-1)" office:value-type="string" office:string-value="8" calcext:value-type="string">
            <text:p>8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*CHI: dès+que &lt; je partirai {0x15}713790_714650{0x15}</text:p>
          </table:table-cell>
          <table:table-cell office:value-type="string" calcext:value-type="string">
            <text:p>%mor: conj|dès+que pro:subj|je v|partir-FUT</text:p>
          </table:table-cell>
        </table:table-row>
        <table:table-row table:style-name="ro1">
          <table:table-cell office:value-type="string" calcext:value-type="string">
            <text:p>vincent_yvelise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8;</text:p>
          </table:table-cell>
          <table:table-cell table:formula="of:=LEFT([.E433];SEARCH(&quot;;&quot;;[.E433])-1)" office:value-type="string" office:string-value="8" calcext:value-type="string">
            <text:p>8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*CHI: j' irai euh chercher euh hum [=!bb /instantaneous/N] {0x15}720994_723495{0x15}</text:p>
          </table:table-cell>
          <table:table-cell office:value-type="string" calcext:value-type="string">
            <text:p>%mor: pro:subj|je v:mdl|aller&amp;FUT co|euh v|chercher-INF co|euh co|hum</text:p>
          </table:table-cell>
        </table:table-row>
        <table:table-row table:style-name="ro1">
          <table:table-cell office:value-type="string" calcext:value-type="string">
            <text:p>walid_logan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8;01.09</text:p>
          </table:table-cell>
          <table:table-cell table:formula="of:=LEFT([.E434];SEARCH(&quot;;&quot;;[.E434])-1)" office:value-type="string" office:string-value="8" calcext:value-type="string">
            <text:p>8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*CHI: peut-être que tu auras [=!toRa /previous/PHO] pas les lunettes ? (.) &lt; parce+que {0x15}149744_152064{0x15}</text:p>
          </table:table-cell>
          <table:table-cell office:value-type="string" calcext:value-type="string">
            <text:p>%mor: ?|peut–être conj|que pro:subj|tu v:aux|avoir&amp;FUT adv:neg|pas det|les n|lunette ? conj|parce+que</text:p>
          </table:table-cell>
        </table:table-row>
        <table:table-row table:style-name="ro1">
          <table:table-cell office:value-type="string" calcext:value-type="string">
            <text:p>walid_logan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8;08.11</text:p>
          </table:table-cell>
          <table:table-cell table:formula="of:=LEFT([.E435];SEARCH(&quot;;&quot;;[.E435])-1)" office:value-type="string" office:string-value="8" calcext:value-type="string">
            <text:p>8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*CHI3: si est-ce qu' on comprendra pas leur [=!i /instantaneous/N] leur langage ? (.) {0x15}806023_809718{0x15}</text:p>
          </table:table-cell>
          <table:table-cell office:value-type="string" calcext:value-type="string">
            <text:p>%mor: conj|si ?|est–ce conj|qu' pro:subj|on v|comprendre-FUT adv:neg|pas pro|leur det:poss|leur n|langage ?</text:p>
          </table:table-cell>
        </table:table-row>
        <table:table-row table:style-name="ro1">
          <table:table-cell office:value-type="string" calcext:value-type="string">
            <text:p>walid_logan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8;08.11</text:p>
          </table:table-cell>
          <table:table-cell table:formula="of:=LEFT([.E436];SEARCH(&quot;;&quot;;[.E436])-1)" office:value-type="string" office:string-value="8" calcext:value-type="string">
            <text:p>8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*CHI3: sinon &gt; les animaux ils [=!i /previous/PHO] ils [=!i /previous/PHO] ex- sinon les animaux ils [=!i /previous/PHO] seront morts {0x15}1045511_1049907{0x15}</text:p>
          </table:table-cell>
          <table:table-cell office:value-type="string" calcext:value-type="string">
            <text:p>%mor: conj|sinon det|les n|animal pro:subj|ils pro:subj|ils ?|ex– conj|sinon det|les n|animal pro:subj|ils v:aux|être&amp;FUT v|mourir&amp;PP</text:p>
          </table:table-cell>
        </table:table-row>
        <table:table-row table:style-name="ro1">
          <table:table-cell office:value-type="string" calcext:value-type="string">
            <text:p>walid_logan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8;08.11</text:p>
          </table:table-cell>
          <table:table-cell table:formula="of:=LEFT([.E437];SEARCH(&quot;;&quot;;[.E437])-1)" office:value-type="string" office:string-value="8" calcext:value-type="string">
            <text:p>8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*CHI3: mais ils [=!Interprétation = elles /previous/COM] auront pas de cerveau [=!dsERvo /previous/PHO] ils [=!i /previous/PHO] pourront pas &lt; réfléchir {0x15}1057853_1059394{0x15}</text:p>
          </table:table-cell>
          <table:table-cell office:value-type="string" calcext:value-type="string">
            <text:p>%mor: conj|mais pro:subj|ils v:aux|avoir&amp;FUT adv:neg|pas prep:art|de n|cerveau pro:subj|ils v:mdl|pouvoir&amp;FUT adv:neg|pas v|réfléchir-INF</text:p>
          </table:table-cell>
        </table:table-row>
        <table:table-row table:style-name="ro1">
          <table:table-cell office:value-type="string" calcext:value-type="string">
            <text:p>alexandre_lorraine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2.11</text:p>
          </table:table-cell>
          <table:table-cell table:formula="of:=LEFT([.E438];SEARCH(&quot;;&quot;;[.E438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*CHI3: quand tu auras parlé ben tu /leur as dit , l' auras dit/ {0x15}959913_962134{0x15}</text:p>
          </table:table-cell>
          <table:table-cell office:value-type="string" calcext:value-type="string">
            <text:p>%mor: conj|quand pro:subj|tu v:aux|avoir&amp;FUT v|parler-PP co|ben pro:subj|tu pro|leur v:aux|avoir v|dire-PP ?| , pro:obj|le/la v:aux|avoir&amp;FUT v|dire-PP</text:p>
          </table:table-cell>
        </table:table-row>
        <table:table-row table:style-name="ro1">
          <table:table-cell office:value-type="string" calcext:value-type="string">
            <text:p>axel_adam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8.11</text:p>
          </table:table-cell>
          <table:table-cell table:formula="of:=LEFT([.E439];SEARCH(&quot;;&quot;;[.E439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*CHI3: puisqu' ils l' auront peut-être [=!ptEt /previous/PHO] toute leur vie {0x15}1565248_1566883{0x15}</text:p>
          </table:table-cell>
          <table:table-cell office:value-type="string" calcext:value-type="string">
            <text:p>%mor: conj|puisque pro:subj|ils pro:obj|le/la v:aux|avoir&amp;FUT ?|peut–être adv|toute det:poss|leur n|vie</text:p>
          </table:table-cell>
        </table:table-row>
        <table:table-row table:style-name="ro1">
          <table:table-cell office:value-type="string" calcext:value-type="string">
            <text:p>damien_benjamin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9;04.24</text:p>
          </table:table-cell>
          <table:table-cell table:formula="of:=LEFT([.E440];SEARCH(&quot;;&quot;;[.E440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*CHI: [=!i /instantaneous/N] ben après ben elle m' a dit on verra {0x15}101511_104027{0x15}</text:p>
          </table:table-cell>
          <table:table-cell office:value-type="string" calcext:value-type="string">
            <text:p>%mor: co|ben adv:place|après co|ben pro:subj|elle pro:refl|me v:aux|avoir v|dire-PP pro:subj|on v|voir&amp;FUT</text:p>
          </table:table-cell>
        </table:table-row>
        <table:table-row table:style-name="ro1">
          <table:table-cell office:value-type="string" calcext:value-type="string">
            <text:p>gaetan_corentin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1.05</text:p>
          </table:table-cell>
          <table:table-cell table:formula="of:=LEFT([.E441];SEARCH(&quot;;&quot;;[.E441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*CHI3: parce [=!pas /previous/PHO] &gt; que eux ils vivront toute la vie nous non {0x15}442856_445563{0x15}</text:p>
          </table:table-cell>
          <table:table-cell office:value-type="string" calcext:value-type="string">
            <text:p>%mor: conj|parce conj|que pro|eux pro:subj|ils v|vivre-FUT det:gen|toute det|la n|vie pro:subj|nous adv:yn|non</text:p>
          </table:table-cell>
        </table:table-row>
        <table:table-row table:style-name="ro1">
          <table:table-cell office:value-type="string" calcext:value-type="string">
            <text:p>gaetan_corentin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9;</text:p>
          </table:table-cell>
          <table:table-cell table:formula="of:=LEFT([.E442];SEARCH(&quot;;&quot;;[.E442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*CHI: ben non je [=!rire /next/N] ouais ils *** je veux [=!Zv2 /previous/PHO] dire ils [=!i /previous/PHO] s' arrêteront jamais {0x15}448812_453778{0x15}</text:p>
          </table:table-cell>
          <table:table-cell office:value-type="string" calcext:value-type="string">
            <text:p>%mor: co|ben adv:yn|non pro:subj|je adv:yn|ouais pro:subj|ils ?|*** pro:subj|je v:mdl|vouloir v|dire-INF pro:subj|ils pro:refl|se v|arrêter-FUT adv:neg|jamais</text:p>
          </table:table-cell>
        </table:table-row>
        <table:table-row table:style-name="ro1">
          <table:table-cell office:value-type="string" calcext:value-type="string">
            <text:p>gaetan_corentin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1.05</text:p>
          </table:table-cell>
          <table:table-cell table:formula="of:=LEFT([.E443];SEARCH(&quot;;&quot;;[.E443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*CHI3: ils [=!i /previous/PHO] continueront à être normal [=!sic /previous/COM] euh {0x15}454286_456242{0x15}</text:p>
          </table:table-cell>
          <table:table-cell office:value-type="string" calcext:value-type="string">
            <text:p>%mor: pro:subj|ils v|continuer-FUT prep|à v:exist|être&amp;INF adj|normal co|euh</text:p>
          </table:table-cell>
        </table:table-row>
        <table:table-row table:style-name="ro1">
          <table:table-cell office:value-type="string" calcext:value-type="string">
            <text:p>gaetan_corentin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1.05</text:p>
          </table:table-cell>
          <table:table-cell table:formula="of:=LEFT([.E444];SEARCH(&quot;;&quot;;[.E444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*CHI3: on aura vingt-trois ans vingt-cinq {0x15}938196_940006{0x15}</text:p>
          </table:table-cell>
          <table:table-cell office:value-type="string" calcext:value-type="string">
            <text:p>%mor: pro:subj|on v:poss|avoir&amp;FUT ?|vingt–trois n|an ?|vingt–cinq</text:p>
          </table:table-cell>
        </table:table-row>
        <table:table-row table:style-name="ro1">
          <table:table-cell office:value-type="string" calcext:value-type="string">
            <text:p>gaetan_corentin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1.05</text:p>
          </table:table-cell>
          <table:table-cell table:formula="of:=LEFT([.E445];SEARCH(&quot;;&quot;;[.E445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*CHI3: c'est que on aura on a {0x15}949873_949983{0x15}</text:p>
          </table:table-cell>
          <table:table-cell office:value-type="string" calcext:value-type="string">
            <text:p>%mor: v:exist|c'est conj|que pro:subj|on v:aux|avoir&amp;FUT pro:subj|on v:aux|avoir</text:p>
          </table:table-cell>
        </table:table-row>
        <table:table-row table:style-name="ro1">
          <table:table-cell office:value-type="string" calcext:value-type="string">
            <text:p>gaetan_corentin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1.05</text:p>
          </table:table-cell>
          <table:table-cell table:formula="of:=LEFT([.E446];SEARCH(&quot;;&quot;;[.E446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*CHI3: on &gt; aura une femme ou célibataire {0x15}959081_961043{0x15}</text:p>
          </table:table-cell>
          <table:table-cell office:value-type="string" calcext:value-type="string">
            <text:p>%mor: pro:subj|on v:poss|avoir&amp;FUT det|une n|femme conj|ou n|célibataire</text:p>
          </table:table-cell>
        </table:table-row>
        <table:table-row table:style-name="ro1">
          <table:table-cell office:value-type="string" calcext:value-type="string">
            <text:p>gaetan_corentin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1.05</text:p>
          </table:table-cell>
          <table:table-cell table:formula="of:=LEFT([.E447];SEARCH(&quot;;&quot;;[.E447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*CHI3: on aura une maison {0x15}961324_962373{0x15}</text:p>
          </table:table-cell>
          <table:table-cell office:value-type="string" calcext:value-type="string">
            <text:p>%mor: pro:subj|on v:poss|avoir&amp;FUT det|une n|maison</text:p>
          </table:table-cell>
        </table:table-row>
        <table:table-row table:style-name="ro1">
          <table:table-cell office:value-type="string" calcext:value-type="string">
            <text:p>gaetan_corentin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1.05</text:p>
          </table:table-cell>
          <table:table-cell table:formula="of:=LEFT([.E448];SEARCH(&quot;;&quot;;[.E448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*CHI3: on aura une femme avec des enfants &lt; *** {0x15}962951_964695{0x15}</text:p>
          </table:table-cell>
          <table:table-cell office:value-type="string" calcext:value-type="string">
            <text:p>%mor: pro:subj|on v:poss|avoir&amp;FUT det|une n|femme prep|avec det|des n|enfant ?|***</text:p>
          </table:table-cell>
        </table:table-row>
        <table:table-row table:style-name="ro1">
          <table:table-cell office:value-type="string" calcext:value-type="string">
            <text:p>gaetan_corentin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1.05</text:p>
          </table:table-cell>
          <table:table-cell table:formula="of:=LEFT([.E449];SEARCH(&quot;;&quot;;[.E449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*CHI3: non &lt; on sera {0x15}973885_974506{0x15}</text:p>
          </table:table-cell>
          <table:table-cell office:value-type="string" calcext:value-type="string">
            <text:p>%mor: adv:yn|non pro:subj|on v:exist|être&amp;FUT</text:p>
          </table:table-cell>
        </table:table-row>
        <table:table-row table:style-name="ro1">
          <table:table-cell office:value-type="string" calcext:value-type="string">
            <text:p>gaetan_corentin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1.05</text:p>
          </table:table-cell>
          <table:table-cell table:formula="of:=LEFT([.E450];SEARCH(&quot;;&quot;;[.E450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*CHI3: on sera plus grands déjà {0x15}975163_976801{0x15}</text:p>
          </table:table-cell>
          <table:table-cell office:value-type="string" calcext:value-type="string">
            <text:p>%mor: pro:subj|on v:exist|être&amp;FUT adv|plus adj|grand adv|déjà</text:p>
          </table:table-cell>
        </table:table-row>
        <table:table-row table:style-name="ro1">
          <table:table-cell office:value-type="string" calcext:value-type="string">
            <text:p>gaetan_corentin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9;</text:p>
          </table:table-cell>
          <table:table-cell table:formula="of:=LEFT([.E451];SEARCH(&quot;;&quot;;[.E451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*CHI: ce+que [=!sk2 /previous/PHO] ça veut dire et quand on descendra [=!i /instantaneous/N] et ben moi à neuf ans {0x15}1037386_1040504{0x15}</text:p>
          </table:table-cell>
          <table:table-cell office:value-type="string" calcext:value-type="string">
            <text:p>%mor: pro:int|ce+que pro:dem|ça v:mdl|vouloir v|dire-INF conj|et conj|quand pro:subj|on v|descendre-FUT conj|et co|ben pro|moi prep:art|à adj|neuf n|an</text:p>
          </table:table-cell>
        </table:table-row>
        <table:table-row table:style-name="ro1">
          <table:table-cell office:value-type="string" calcext:value-type="string">
            <text:p>gaetan_corentin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1.05</text:p>
          </table:table-cell>
          <table:table-cell table:formula="of:=LEFT([.E452];SEARCH(&quot;;&quot;;[.E452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*CHI3: ils en ont trop &gt; marre ils changeront d' école {0x15}1218204_1220205{0x15}</text:p>
          </table:table-cell>
          <table:table-cell office:value-type="string" calcext:value-type="string">
            <text:p>%mor: pro:subj|ils pro:y|en v:poss|avoir adv|trop adv|marre pro:subj|ils v|changer-FUT prep:art|de n|école</text:p>
          </table:table-cell>
        </table:table-row>
        <table:table-row table:style-name="ro1">
          <table:table-cell office:value-type="string" calcext:value-type="string">
            <text:p>gaetan_corentin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1.05</text:p>
          </table:table-cell>
          <table:table-cell table:formula="of:=LEFT([.E453];SEARCH(&quot;;&quot;;[.E453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*CHI3: après j' aurai plus [=!py /previous/PHO] de personnes [=!dpERsOn /previous/PHO] euh *** {0x15}1220705_1223006{0x15}</text:p>
          </table:table-cell>
          <table:table-cell office:value-type="string" calcext:value-type="string">
            <text:p>%mor: adv:place|après pro:subj|je v:poss|avoir&amp;FUT adv:neg|plus prep:art|de n|personne co|euh ?|***</text:p>
          </table:table-cell>
        </table:table-row>
        <table:table-row table:style-name="ro1">
          <table:table-cell office:value-type="string" calcext:value-type="string">
            <text:p>laura_logan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9;10.23</text:p>
          </table:table-cell>
          <table:table-cell table:formula="of:=LEFT([.E454];SEARCH(&quot;;&quot;;[.E454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*CHI: moi je dirai [=!ZdiRE /previous/PHO] plutôt quand elles les puces ça pense p- avec euh [=!i /instantaneous/N] les images {0x15}344837_351113{0x15}</text:p>
          </table:table-cell>
          <table:table-cell office:value-type="string" calcext:value-type="string">
            <text:p>%mor: pro|moi pro:subj|je v|dire-FUT adv|plutôt conj|quand pro:subj|elles det|les n|puce pro:dem|ça v|penser ?|p– conj|avec co|euh det|les n|image</text:p>
          </table:table-cell>
        </table:table-row>
        <table:table-row table:style-name="ro1">
          <table:table-cell office:value-type="string" calcext:value-type="string">
            <text:p>laura_logan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9;10.23</text:p>
          </table:table-cell>
          <table:table-cell table:formula="of:=LEFT([.E455];SEARCH(&quot;;&quot;;[.E455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*CHI: peut-être quand il aura trente-six ans exactement il fera du catch (.) {0x15}592571_596720{0x15}</text:p>
          </table:table-cell>
          <table:table-cell office:value-type="string" calcext:value-type="string">
            <text:p>%mor: ?|peut–être conj|quand pro:subj|il v:aux|avoir&amp;FUT ?|trente–six n|an adv|exactement pro:subj|il v:mdllex|faire-FUT det|du n|catch</text:p>
          </table:table-cell>
        </table:table-row>
        <table:table-row table:style-name="ro1">
          <table:table-cell office:value-type="string" calcext:value-type="string">
            <text:p>leandro_lucas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3.18</text:p>
          </table:table-cell>
          <table:table-cell table:formula="of:=LEFT([.E456];SEARCH(&quot;;&quot;;[.E456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*CHI3: euh je lui [=!ZlHi /previous/PHO] dirai pas ben tiens pourquoi tu as [=!ta /previous/PHO] ça ? {0x15}518296_520469{0x15}</text:p>
          </table:table-cell>
          <table:table-cell office:value-type="string" calcext:value-type="string">
            <text:p>%mor: co|euh pro:subj|je pro|lui v|dire-FUT adv:neg|pas adv|ben n|tien^n|tiens adv:int|pourquoi pro:subj|tu v:aux|avoir pro:dem|ça ?</text:p>
          </table:table-cell>
        </table:table-row>
        <table:table-row table:style-name="ro1">
          <table:table-cell office:value-type="string" calcext:value-type="string">
            <text:p>leandro_lucas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3.18</text:p>
          </table:table-cell>
          <table:table-cell table:formula="of:=LEFT([.E457];SEARCH(&quot;;&quot;;[.E457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*CHI3: [=!i /instantaneous/N] je lui [=!ZlHi /previous/PHO] dirai pas ben tiens pourquoi pourquoi pourquoi tu es [=!te /previous/PHO] malvoyant ? {0x15}612552_615856{0x15}</text:p>
          </table:table-cell>
          <table:table-cell office:value-type="string" calcext:value-type="string">
            <text:p>%mor: pro:subj|je pro|lui v|dire-FUT adv:neg|pas adv|ben adj|tien n|pourquoi conj|pourquoi adv:int|pourquoi pro:subj|tu v:exist|être ?|malvoyant ?</text:p>
          </table:table-cell>
        </table:table-row>
        <table:table-row table:style-name="ro1">
          <table:table-cell office:value-type="string" calcext:value-type="string">
            <text:p>leandro_lucas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3.18</text:p>
          </table:table-cell>
          <table:table-cell table:formula="of:=LEFT([.E458];SEARCH(&quot;;&quot;;[.E458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*CHI3: pourquoi tu es [=!te /previous/PHO] aveugle ? je lui [=!ZlHi /previous/PHO] dirai pas ça {0x15}615856_617873{0x15}</text:p>
          </table:table-cell>
          <table:table-cell office:value-type="string" calcext:value-type="string">
            <text:p>%mor: adv:int|pourquoi pro:subj|tu v:exist|être n|aveugle ? pro:subj|je pro|lui v|dire-FUT adv:neg|pas pro:dem|ça</text:p>
          </table:table-cell>
        </table:table-row>
        <table:table-row table:style-name="ro1">
          <table:table-cell office:value-type="string" calcext:value-type="string">
            <text:p>leandro_lucas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3.18</text:p>
          </table:table-cell>
          <table:table-cell table:formula="of:=LEFT([.E459];SEARCH(&quot;;&quot;;[.E459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*CHI3: quand tout+le+monde [=!lmo~d /previous/PHO] tout+le+monde [=!lmo~d /previous/PHO] tout+le+monde [=!lmo~d /previous/PHO] sera mort (.) &lt; *** {0x15}911387_914806{0x15}</text:p>
          </table:table-cell>
          <table:table-cell office:value-type="string" calcext:value-type="string">
            <text:p>%mor: conj|quand pro|tout+le+monde pro|tout+le+monde pro|tout+le+monde v:aux|être&amp;FUT adj|mort ?|***</text:p>
          </table:table-cell>
        </table:table-row>
        <table:table-row table:style-name="ro1">
          <table:table-cell office:value-type="string" calcext:value-type="string">
            <text:p>leandro_lucas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3.18</text:p>
          </table:table-cell>
          <table:table-cell table:formula="of:=LEFT([.E460];SEARCH(&quot;;&quot;;[.E460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*CHI3: se refera et on revit {0x15}915494_917092{0x15}</text:p>
          </table:table-cell>
          <table:table-cell office:value-type="string" calcext:value-type="string">
            <text:p>%mor: pro:refl|se v:mdl|refaire-FUT conj|et pro:subj|on v|revivre^v|revoir&amp;PASS</text:p>
          </table:table-cell>
        </table:table-row>
        <table:table-row table:style-name="ro1">
          <table:table-cell office:value-type="string" calcext:value-type="string">
            <text:p>lina_alexandre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9;05.30</text:p>
          </table:table-cell>
          <table:table-cell table:formula="of:=LEFT([.E461];SEARCH(&quot;;&quot;;[.E461])-1)" office:value-type="string" office:string-value="9" calcext:value-type="string">
            <text:p>9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*CHI: des questions mais vraiment euh (.) [=!i /instantaneous/N] on sait déjà qu' on (n' ) aura pas la réponse {0x15}262206_266456{0x15}</text:p>
          </table:table-cell>
          <table:table-cell office:value-type="string" calcext:value-type="string">
            <text:p>%mor: prep:art|des n|question conj|mais adv|vraiment co|euh pro:subj|on v:mdl|savoir adv|déjà conj|qu' pro:subj|on adv:neg|ne v:poss|avoir&amp;FUT adv:neg|pas det|la n|réponse</text:p>
          </table:table-cell>
        </table:table-row>
        <table:table-row table:style-name="ro1">
          <table:table-cell office:value-type="string" calcext:value-type="string">
            <text:p>lina_alexandre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9;05.30</text:p>
          </table:table-cell>
          <table:table-cell table:formula="of:=LEFT([.E462];SEARCH(&quot;;&quot;;[.E462])-1)" office:value-type="string" office:string-value="9" calcext:value-type="string">
            <text:p>9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*CHI: je sais déjà que il aura jamais la réponse [=!rire /previous/N] {0x15}293829_296087{0x15}</text:p>
          </table:table-cell>
          <table:table-cell office:value-type="string" calcext:value-type="string">
            <text:p>%mor: pro:subj|je v:mdl|savoir adv|déjà conj|que pro:subj|il v:aux|avoir&amp;FUT adv:neg|jamais det|la n|réponse</text:p>
          </table:table-cell>
        </table:table-row>
        <table:table-row table:style-name="ro1">
          <table:table-cell office:value-type="string" calcext:value-type="string">
            <text:p>lina_alexandre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9;05.30</text:p>
          </table:table-cell>
          <table:table-cell table:formula="of:=LEFT([.E463];SEARCH(&quot;;&quot;;[.E463])-1)" office:value-type="string" office:string-value="9" calcext:value-type="string">
            <text:p>9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*CHI: quand je serai [=!Ss2Re /previous/PHO] grande &lt; *** {0x15}810381_811350{0x15}</text:p>
          </table:table-cell>
          <table:table-cell office:value-type="string" calcext:value-type="string">
            <text:p>%mor: conj|quand pro:subj|je v:exist|être&amp;FUT adj|grand ?|***</text:p>
          </table:table-cell>
        </table:table-row>
        <table:table-row table:style-name="ro1">
          <table:table-cell office:value-type="string" calcext:value-type="string">
            <text:p>lina_alexandre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9;05.30</text:p>
          </table:table-cell>
          <table:table-cell table:formula="of:=LEFT([.E464];SEARCH(&quot;;&quot;;[.E464])-1)" office:value-type="string" office:string-value="9" calcext:value-type="string">
            <text:p>9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*CHI: où j' habiterai ? euh tout ça {0x15}812334_814423{0x15}</text:p>
          </table:table-cell>
          <table:table-cell office:value-type="string" calcext:value-type="string">
            <text:p>%mor: pro:int|où pro:subj|je v|habiter-FUT ? co|euh pro|tout pro:dem|ça</text:p>
          </table:table-cell>
        </table:table-row>
        <table:table-row table:style-name="ro1">
          <table:table-cell office:value-type="string" calcext:value-type="string">
            <text:p>lina_alexandre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9;05.30</text:p>
          </table:table-cell>
          <table:table-cell table:formula="of:=LEFT([.E465];SEARCH(&quot;;&quot;;[.E465])-1)" office:value-type="string" office:string-value="9" calcext:value-type="string">
            <text:p>9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*CHI: comment elle sera ma maison ? je me [=!Zm2 /previous/PHO] pose beaucoup de questions [=!dkestjo~ /previous/PHO] [=!rire /previous/N] {0x15}815838_818908{0x15}</text:p>
          </table:table-cell>
          <table:table-cell office:value-type="string" calcext:value-type="string">
            <text:p>%mor: adv:int|comment pro:subj|elle v:exist|être&amp;FUT det:poss|ma n|maison ? pro:subj|je pro:refl|me v|poser adv|beaucoup prep:art|de n|question</text:p>
          </table:table-cell>
        </table:table-row>
        <table:table-row table:style-name="ro1">
          <table:table-cell office:value-type="string" calcext:value-type="string">
            <text:p>lina_alexandre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7.05</text:p>
          </table:table-cell>
          <table:table-cell table:formula="of:=LEFT([.E466];SEARCH(&quot;;&quot;;[.E466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*CHI3: hum [=!b /instantaneous/N] ben aussi où j' habiterai euh [=!i /instantaneous/N] (.) combien j' aurai d' enfants euh (.) si (.) {0x15}822911_830726{0x15}</text:p>
          </table:table-cell>
          <table:table-cell office:value-type="string" calcext:value-type="string">
            <text:p>%mor: co|hum co|ben conj|aussi pro:int|où pro:subj|je v|habiter-FUT co|euh adv|combien pro:subj|je v:aux|avoir&amp;FUT prep:art|de n|enfant co|euh adv|si</text:p>
          </table:table-cell>
        </table:table-row>
        <table:table-row table:style-name="ro1">
          <table:table-cell office:value-type="string" calcext:value-type="string">
            <text:p>lina_alexandre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7.05</text:p>
          </table:table-cell>
          <table:table-cell table:formula="of:=LEFT([.E467];SEARCH(&quot;;&quot;;[.E467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*CHI3: ben plein de choses [=!dSoz /previous/PHO] euh [=!i /instantaneous/N] ou si j' habiterai toujours ici ou euh ou autre part dans un autre pays ou [=!i /instantaneous/N] (.) {0x15}830726_839658{0x15}</text:p>
          </table:table-cell>
          <table:table-cell office:value-type="string" calcext:value-type="string">
            <text:p>%mor: adv|ben adv|plein prep:art|de n|chose co|euh conj|ou conj|si pro:subj|je v|habiter-FUT adv|toujours adv:place|ici conj|ou co|euh conj|ou adj|autre n|part prep|dans det|un adj|autre n|payeur^n|pays conj|ou</text:p>
          </table:table-cell>
        </table:table-row>
        <table:table-row table:style-name="ro1">
          <table:table-cell office:value-type="string" calcext:value-type="string">
            <text:p>lina_alexandre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7.05</text:p>
          </table:table-cell>
          <table:table-cell table:formula="of:=LEFT([.E468];SEARCH(&quot;;&quot;;[.E468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*CHI3: si euh si je serai [=!SRe /previous/PHO] euh si j' aurai beaucoup d' argent ou un+petit+peu mais [=!i /instantaneous/N] (.) {0x15}839658_845724{0x15}</text:p>
          </table:table-cell>
          <table:table-cell office:value-type="string" calcext:value-type="string">
            <text:p>%mor: conj|si co|euh conj|si pro:subj|je v:exist|être&amp;FUT co|euh conj|si pro:subj|je v:aux|avoir&amp;FUT adv|beaucoup prep:art|de n|argent conj|ou adv|un+petit+peu adv|mais</text:p>
          </table:table-cell>
        </table:table-row>
        <table:table-row table:style-name="ro1">
          <table:table-cell office:value-type="string" calcext:value-type="string">
            <text:p>lina_alexandre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9;05.30</text:p>
          </table:table-cell>
          <table:table-cell table:formula="of:=LEFT([.E469];SEARCH(&quot;;&quot;;[.E469])-1)" office:value-type="string" office:string-value="9" calcext:value-type="string">
            <text:p>9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*CHI: de se poser un+peu de questions quand on sera plus grand [=!i /instantaneous/N] je trouve que c'est [=!kse /previous/PHO] intéressant des fois {0x15}921250_926721{0x15}</text:p>
          </table:table-cell>
          <table:table-cell office:value-type="string" calcext:value-type="string">
            <text:p>%mor: prep|de pro:refl|se v|poser-INF adv|un+peu prep:art|de n|question conj|quand pro:subj|on v:exist|être&amp;FUT adv|plus n|grand pro:subj|je v|trouver conj|que v:exist|c'est adj|intéressant det|des n|fo^n|fois</text:p>
          </table:table-cell>
        </table:table-row>
        <table:table-row table:style-name="ro1">
          <table:table-cell office:value-type="string" calcext:value-type="string">
            <text:p>lina_alexandre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7.05</text:p>
          </table:table-cell>
          <table:table-cell table:formula="of:=LEFT([.E470];SEARCH(&quot;;&quot;;[.E470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*CHI3: c'est d- c'est déjà bien parce+que euh hum [=!i /instantaneous/N] (.) sinon quand on sera plus grand c'est (.) {0x15}931235_937731{0x15}</text:p>
          </table:table-cell>
          <table:table-cell office:value-type="string" calcext:value-type="string">
            <text:p>%mor: v:exist|c'est ?|d– v:exist|c'est adv|déjà adv|bien conj|parce+que co|euh co|hum conj|sinon conj|quand pro:subj|on v:exist|être&amp;FUT adv|plus n|grand v:exist|c'est</text:p>
          </table:table-cell>
        </table:table-row>
        <table:table-row table:style-name="ro1">
          <table:table-cell office:value-type="string" calcext:value-type="string">
            <text:p>lina_alexandre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7.05</text:p>
          </table:table-cell>
          <table:table-cell table:formula="of:=LEFT([.E471];SEARCH(&quot;;&quot;;[.E471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*CHI3: on * [=!s /previous/PHO] on pourra pas euh hum [=!i /instantaneous/N] (.) euh se dire euh qu' est-ce que {0x15}937731_943874{0x15}</text:p>
          </table:table-cell>
          <table:table-cell office:value-type="string" calcext:value-type="string">
            <text:p>%mor: pro:subj|on ?|* pro:subj|on v:mdl|pouvoir&amp;FUT adv:neg|pas co|euh co|hum co|euh pro:refl|se v|dire-INF co|euh conj|qu' ?|est–ce conj|que</text:p>
          </table:table-cell>
        </table:table-row>
        <table:table-row table:style-name="ro1">
          <table:table-cell office:value-type="string" calcext:value-type="string">
            <text:p>lina_alexandre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9;05.30</text:p>
          </table:table-cell>
          <table:table-cell table:formula="of:=LEFT([.E472];SEARCH(&quot;;&quot;;[.E472])-1)" office:value-type="string" office:string-value="9" calcext:value-type="string">
            <text:p>9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*CHI: parce+que en fait peut-être que quand on sera grand on en [=!i /instantaneous/N] ça nous intéressera plutôt {0x15}954499_959951{0x15}</text:p>
          </table:table-cell>
          <table:table-cell office:value-type="string" calcext:value-type="string">
            <text:p>%mor: conj|parce+que pro:y|en v:mdllex|faire ?|peut–être conj|que conj|quand pro:subj|on v:exist|être&amp;FUT adj|grand pro:subj|on prep:art|en pro:dem|ça pro:subj|nous v|intéresser-FUT adv|plutôt</text:p>
          </table:table-cell>
        </table:table-row>
        <table:table-row table:style-name="ro1">
          <table:table-cell office:value-type="string" calcext:value-type="string">
            <text:p>lina_alexandre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9;05.30</text:p>
          </table:table-cell>
          <table:table-cell table:formula="of:=LEFT([.E473];SEARCH(&quot;;&quot;;[.E473])-1)" office:value-type="string" office:string-value="9" calcext:value-type="string">
            <text:p>9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*CHI: ça * [=!s /previous/PHO] quand on commencera à être plus grand [=!i /instantaneous/N] ça ne nous intéressera peut-être [=!ptEt /previous/PHO] plus [=!ply /previous/PHO] trop {0x15}959951_964423{0x15}</text:p>
          </table:table-cell>
          <table:table-cell office:value-type="string" calcext:value-type="string">
            <text:p>%mor: pro:dem|ça ?|* conj|quand pro:subj|on v|commencer-FUT prep|à v:aux|être&amp;INF adv|plus adj|grand pro:dem|ça adv:neg|ne pro:subj|nous v|intéresser-FUT ?|peut–être adv|plus adv|trop</text:p>
          </table:table-cell>
        </table:table-row>
        <table:table-row table:style-name="ro1">
          <table:table-cell office:value-type="string" calcext:value-type="string">
            <text:p>lina_alexandre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9;05.30</text:p>
          </table:table-cell>
          <table:table-cell table:formula="of:=LEFT([.E474];SEARCH(&quot;;&quot;;[.E474])-1)" office:value-type="string" office:string-value="9" calcext:value-type="string">
            <text:p>9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*CHI: à ce+qu' on [=!sko~ /previous/PHO] sera quand on sera plus [=!ply /previous/PHO] grand [=!i /instantaneous/N] {0x15}964423_966116{0x15}</text:p>
          </table:table-cell>
          <table:table-cell office:value-type="string" calcext:value-type="string">
            <text:p>%mor: prep|à pro:int|ce+que pro:subj|on v:exist|être&amp;FUT conj|quand pro:subj|on v:exist|être&amp;FUT adv|plus adj|grand</text:p>
          </table:table-cell>
        </table:table-row>
        <table:table-row table:style-name="ro1">
          <table:table-cell office:value-type="string" calcext:value-type="string">
            <text:p>lina_alexandre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9;05.30</text:p>
          </table:table-cell>
          <table:table-cell table:formula="of:=LEFT([.E475];SEARCH(&quot;;&quot;;[.E475])-1)" office:value-type="string" office:string-value="9" calcext:value-type="string">
            <text:p>9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*CHI: des fois on se dit euh ben quand on sera plus grand on saura quand on sera plus grand et+puis voilà {0x15}966335_970733{0x15}</text:p>
          </table:table-cell>
          <table:table-cell office:value-type="string" calcext:value-type="string">
            <text:p>%mor: prep:art|des n|fo^n|fois pro:subj|on pro:refl|se v|dire^v|dire-PASS co|euh co|ben conj|quand pro:subj|on v:exist|être&amp;FUT adv|plus adj|grand pro:subj|on v:mdl|savoir&amp;FUT conj|quand pro:subj|on v:exist|être&amp;FUT adv|plus adj|grand conj|et+puis adv:place|voilà</text:p>
          </table:table-cell>
        </table:table-row>
        <table:table-row table:style-name="ro1">
          <table:table-cell office:value-type="string" calcext:value-type="string">
            <text:p>lina_alexandre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7.05</text:p>
          </table:table-cell>
          <table:table-cell table:formula="of:=LEFT([.E476];SEARCH(&quot;;&quot;;[.E476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*CHI3: ben hum [=!i /instantaneous/N] (.) *** &lt; ça sera {0x15}974869_977511{0x15}</text:p>
          </table:table-cell>
          <table:table-cell office:value-type="string" calcext:value-type="string">
            <text:p>%mor: co|ben co|hum ?|*** pro:dem|ça v:exist|être&amp;FUT</text:p>
          </table:table-cell>
        </table:table-row>
        <table:table-row table:style-name="ro1">
          <table:table-cell office:value-type="string" calcext:value-type="string">
            <text:p>lina_alexandre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7.05</text:p>
          </table:table-cell>
          <table:table-cell table:formula="of:=LEFT([.E477];SEARCH(&quot;;&quot;;[.E477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*CHI3: s- si on fait c- (.) ce ce+qu' on [=!sko~ /previous/PHO] va faire quand on sera plus grand on peut dire [=!i /instantaneous/N] {0x15}1025339_1030845{0x15}</text:p>
          </table:table-cell>
          <table:table-cell office:value-type="string" calcext:value-type="string">
            <text:p>%mor: ?|s– adv|si pro:subj|on v:mdllex|faire ?|c– pro:dem|ce pro:int|ce+que pro:subj|on v:mdl|aller v:mdllex|faire-INF conj|quand pro:subj|on v:exist|être&amp;FUT adv|plus n|grand pro:subj|on v:mdl|pouvoir v|dire-INF</text:p>
          </table:table-cell>
        </table:table-row>
        <table:table-row table:style-name="ro1">
          <table:table-cell office:value-type="string" calcext:value-type="string">
            <text:p>lina_alexandre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7.05</text:p>
          </table:table-cell>
          <table:table-cell table:formula="of:=LEFT([.E478];SEARCH(&quot;;&quot;;[.E478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*CHI3: parce+qu' après on on devra se débrouiller tout seul en fait [=!rire /instantaneous/N] {0x15}1186584_1190333{0x15}</text:p>
          </table:table-cell>
          <table:table-cell office:value-type="string" calcext:value-type="string">
            <text:p>%mor: conj|parce+que adv:place|après pro:subj|on pro:subj|on v:mdl|devoir&amp;FUT pro:refl|se v|débrouiller-INF det:gen|tout adj|seul prep:art|en n|fait</text:p>
          </table:table-cell>
        </table:table-row>
        <table:table-row table:style-name="ro1">
          <table:table-cell office:value-type="string" calcext:value-type="string">
            <text:p>lina_alexandre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7.05</text:p>
          </table:table-cell>
          <table:table-cell table:formula="of:=LEFT([.E479];SEARCH(&quot;;&quot;;[.E479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*CHI3: *** ben (.) après hum on sera plus vieux euh on aura peut-être quelques problèmes euh [=!i /instantaneous/N] (.) {0x15}1190333_1197144{0x15}</text:p>
          </table:table-cell>
          <table:table-cell office:value-type="string" calcext:value-type="string">
            <text:p>%mor: ?|*** co|ben adv:place|après co|hum pro:subj|on v:exist|être&amp;FUT adv:neg|plus adj|vieux co|euh pro:subj|on v:aux|avoir&amp;FUT ?|peut–être det:gen|quelques n|problème co|euh</text:p>
          </table:table-cell>
        </table:table-row>
        <table:table-row table:style-name="ro1">
          <table:table-cell office:value-type="string" calcext:value-type="string">
            <text:p>lina_alexandre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9;05.30</text:p>
          </table:table-cell>
          <table:table-cell table:formula="of:=LEFT([.E480];SEARCH(&quot;;&quot;;[.E480])-1)" office:value-type="string" office:string-value="9" calcext:value-type="string">
            <text:p>9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*CHI: ouais &gt; *** et ouais parce [=!pas /previous/PHO] que on aura peut-être [=!ptEt /previous/PHO] [=!i /instantaneous/N] (.) {0x15}1199060_1201807{0x15}</text:p>
          </table:table-cell>
          <table:table-cell office:value-type="string" calcext:value-type="string">
            <text:p>%mor: adv:yn|ouais ?|*** conj|et adv:yn|ouais conj|parce conj|que pro:subj|on v:aux|avoir&amp;FUT ?|peut–être</text:p>
          </table:table-cell>
        </table:table-row>
        <table:table-row table:style-name="ro1">
          <table:table-cell office:value-type="string" calcext:value-type="string">
            <text:p>lina_alexandre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9;05.30</text:p>
          </table:table-cell>
          <table:table-cell table:formula="of:=LEFT([.E481];SEARCH(&quot;;&quot;;[.E481])-1)" office:value-type="string" office:string-value="9" calcext:value-type="string">
            <text:p>9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*CHI: ouais c'est vrai on aura beaucoup de problèmes peut-être &lt; peut-être qu' on (n' ) en aura {0x15}1201807_1204743{0x15}</text:p>
          </table:table-cell>
          <table:table-cell office:value-type="string" calcext:value-type="string">
            <text:p>%mor: adv:yn|ouais v:exist|c'est adj|vrai pro:subj|on v:poss|avoir&amp;FUT adv|beaucoup prep:art|de n|problème ?|peut–être ?|peut–être conj|qu' pro:subj|on adv:neg|ne adv|en n|aura</text:p>
          </table:table-cell>
        </table:table-row>
        <table:table-row table:style-name="ro1">
          <table:table-cell office:value-type="string" calcext:value-type="string">
            <text:p>lina_alexandre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9;05.30</text:p>
          </table:table-cell>
          <table:table-cell table:formula="of:=LEFT([.E482];SEARCH(&quot;;&quot;;[.E482])-1)" office:value-type="string" office:string-value="9" calcext:value-type="string">
            <text:p>9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*CHI: pas peut-être qu' on en aura beaucoup hein ? &lt; *** {0x15}1205681_1207486{0x15}</text:p>
          </table:table-cell>
          <table:table-cell office:value-type="string" calcext:value-type="string">
            <text:p>%mor: adv:neg|pas ?|peut–être conj|qu' pro:subj|on pro:y|en v:poss|avoir&amp;FUT adv|beaucoup co|hein ? ?|***</text:p>
          </table:table-cell>
        </table:table-row>
        <table:table-row table:style-name="ro1">
          <table:table-cell office:value-type="string" calcext:value-type="string">
            <text:p>lina_alexandre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9;05.30</text:p>
          </table:table-cell>
          <table:table-cell table:formula="of:=LEFT([.E483];SEARCH(&quot;;&quot;;[.E483])-1)" office:value-type="string" office:string-value="9" calcext:value-type="string">
            <text:p>9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*CHI: quand &gt; on sera plus grand je pense [=!Spa~s /previous/PHO] que ce sera mieux de se dire [=!sdiR /previous/PHO] euh [=!i /instantaneous/N] maintenant on peut faire {0x15}1272399_1276270{0x15}</text:p>
          </table:table-cell>
          <table:table-cell office:value-type="string" calcext:value-type="string">
            <text:p>%mor: conj|quand pro:subj|on v:exist|être&amp;FUT adv|plus n|grand pro:subj|je v|penser conj|que det:dem|ce v:exist|être&amp;FUT adv|mieux prep|de pro:refl|se v|dire-INF co|euh adv|maintenant pro:subj|on v:mdl|pouvoir v:mdllex|faire-INF</text:p>
          </table:table-cell>
        </table:table-row>
        <table:table-row table:style-name="ro1">
          <table:table-cell office:value-type="string" calcext:value-type="string">
            <text:p>lina_alexandre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7.05</text:p>
          </table:table-cell>
          <table:table-cell table:formula="of:=LEFT([.E484];SEARCH(&quot;;&quot;;[.E484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*CHI3: c- &gt; c'est bien maintenant (.) puis [=!pi /previous/PHO] ça sera [=!i /instantaneous/N] (.) ça sera mieux quand on sera plus grand {0x15}1281000_1287224{0x15}</text:p>
          </table:table-cell>
          <table:table-cell office:value-type="string" calcext:value-type="string">
            <text:p>%mor: ?|c– v:exist|c'est adv|bien adv|maintenant adv|puis pro:dem|ça v:exist|être&amp;FUT pro:dem|ça v:exist|être&amp;FUT adv|mieux conj|quand pro:subj|on v:exist|être&amp;FUT adv|plus n|grand</text:p>
          </table:table-cell>
        </table:table-row>
        <table:table-row table:style-name="ro1">
          <table:table-cell office:value-type="string" calcext:value-type="string">
            <text:p>lina_alexandre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7.05</text:p>
          </table:table-cell>
          <table:table-cell table:formula="of:=LEFT([.E485];SEARCH(&quot;;&quot;;[.E485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*CHI3: mais en fait quand on sera plus grand on va on se dit [=!sdi /previous/PHO] c'est mieux maintenant {0x15}1287224_1290283{0x15}</text:p>
          </table:table-cell>
          <table:table-cell office:value-type="string" calcext:value-type="string">
            <text:p>%mor: adv|mais prep:art|en n|fait conj|quand pro:subj|on v:exist|être&amp;FUT adv|plus n|grand pro:subj|on v:mdl|aller pro:subj|on pro:refl|se v|dire^v|dire-PASS v:exist|c'est adv|mieux adv|maintenant</text:p>
          </table:table-cell>
        </table:table-row>
        <table:table-row table:style-name="ro1">
          <table:table-cell office:value-type="string" calcext:value-type="string">
            <text:p>lina_alexandre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9;05.30</text:p>
          </table:table-cell>
          <table:table-cell table:formula="of:=LEFT([.E486];SEARCH(&quot;;&quot;;[.E486])-1)" office:value-type="string" office:string-value="9" calcext:value-type="string">
            <text:p>9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*CHI: on est bien on sera bien &gt; {0x15}1294920_1296389{0x15}</text:p>
          </table:table-cell>
          <table:table-cell office:value-type="string" calcext:value-type="string">
            <text:p>%mor: pro:subj|on v:exist|être adv|bien pro:subj|on v:exist|être&amp;FUT adv|bien</text:p>
          </table:table-cell>
        </table:table-row>
        <table:table-row table:style-name="ro1">
          <table:table-cell office:value-type="string" calcext:value-type="string">
            <text:p>lina_alexandre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9;05.30</text:p>
          </table:table-cell>
          <table:table-cell table:formula="of:=LEFT([.E487];SEARCH(&quot;;&quot;;[.E487])-1)" office:value-type="string" office:string-value="9" calcext:value-type="string">
            <text:p>9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*CHI: tout sera bien en fait [=!rire /instantaneous/N] {0x15}1297457_1298820{0x15}</text:p>
          </table:table-cell>
          <table:table-cell office:value-type="string" calcext:value-type="string">
            <text:p>%mor: adv|tout v:aux|être&amp;FUT adj|bien prep:art|en v:mdl|faire</text:p>
          </table:table-cell>
        </table:table-row>
        <table:table-row table:style-name="ro1">
          <table:table-cell office:value-type="string" calcext:value-type="string">
            <text:p>marina_margaux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9;03.18</text:p>
          </table:table-cell>
          <table:table-cell table:formula="of:=LEFT([.E488];SEARCH(&quot;;&quot;;[.E488])-1)" office:value-type="string" office:string-value="9" calcext:value-type="string">
            <text:p>9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*CHI: il y aura [=!joRa /previous/PHO] une maîtresse qui enseignera euh les maths [=!Abréviation de mathématiques /previous/COM] euh &lt; à {0x15}722077_724542{0x15}</text:p>
          </table:table-cell>
          <table:table-cell office:value-type="string" calcext:value-type="string">
            <text:p>%mor: pro:subj|il pro:y|y v:poss|avoir&amp;FUT det|une n|maîtresse pro:rel|qui v|enseigner-FUT co|euh det|les n|math co|euh prep|à</text:p>
          </table:table-cell>
        </table:table-row>
        <table:table-row table:style-name="ro1">
          <table:table-cell office:value-type="string" calcext:value-type="string">
            <text:p>marina_margaux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9;03.18</text:p>
          </table:table-cell>
          <table:table-cell table:formula="of:=LEFT([.E489];SEARCH(&quot;;&quot;;[.E489])-1)" office:value-type="string" office:string-value="9" calcext:value-type="string">
            <text:p>9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*CHI: [=!i /instantaneous/N] non bon quand la solution contre le cancer existera je crois qu' on aura la réponse (.) {0x15}793216_798851{0x15}</text:p>
          </table:table-cell>
          <table:table-cell office:value-type="string" calcext:value-type="string">
            <text:p>%mor: adv:yn|non adv|bon conj|quand det|la n|solution prep|contre det|le n|cancer v|exister-FUT pro:subj|je v|croire conj|qu' pro:subj|on v:poss|avoir&amp;FUT det|la n|réponse</text:p>
          </table:table-cell>
        </table:table-row>
        <table:table-row table:style-name="ro1">
          <table:table-cell office:value-type="string" calcext:value-type="string">
            <text:p>marina_margaux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9;03.18</text:p>
          </table:table-cell>
          <table:table-cell table:formula="of:=LEFT([.E490];SEARCH(&quot;;&quot;;[.E490])-1)" office:value-type="string" office:string-value="9" calcext:value-type="string">
            <text:p>9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*CHI: &lt; eh ben [=!rire /instantaneous/N] il faudra lui *** hum oui {0x15}878456_878519{0x15}</text:p>
          </table:table-cell>
          <table:table-cell office:value-type="string" calcext:value-type="string">
            <text:p>%mor: co|eh co|ben pro:subj|il v:mdl|falloir&amp;FUT pro|lui ?|*** co|hum adv:yn|oui</text:p>
          </table:table-cell>
        </table:table-row>
        <table:table-row table:style-name="ro1">
          <table:table-cell office:value-type="string" calcext:value-type="string">
            <text:p>marine_alicia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1.05</text:p>
          </table:table-cell>
          <table:table-cell table:formula="of:=LEFT([.E491];SEARCH(&quot;;&quot;;[.E491])-1)" office:value-type="string" office:string-value="9" calcext:value-type="string">
            <text:p>9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*CHI3: moi je me [=!Zm2 /previous/PHO] trouve- je me trouverai célibataire (.) {0x15}107243_110270{0x15}</text:p>
          </table:table-cell>
          <table:table-cell office:value-type="string" calcext:value-type="string">
            <text:p>%mor: pro|moi pro:subj|je pro:refl|me ?|trouve– pro:subj|je pro:refl|me v|trouver-FUT n|célibataire</text:p>
          </table:table-cell>
        </table:table-row>
        <table:table-row table:style-name="ro1">
          <table:table-cell office:value-type="string" calcext:value-type="string">
            <text:p>marine_alicia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9;04.24</text:p>
          </table:table-cell>
          <table:table-cell table:formula="of:=LEFT([.E492];SEARCH(&quot;;&quot;;[.E492])-1)" office:value-type="string" office:string-value="9" calcext:value-type="string">
            <text:p>9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*CHI: quand il y aura [=!joRa /previous/PHO] pas d' humains sans arbre [=!i /instantaneous/N] &lt; parce+que {0x15}1192020_1193816{0x15}</text:p>
          </table:table-cell>
          <table:table-cell office:value-type="string" calcext:value-type="string">
            <text:p>%mor: conj|quand pro:subj|il pro:y|y v:poss|avoir&amp;FUT adv:neg|pas prep:art|de n|humain prep:art|sans n|arbre conj|parce+que</text:p>
          </table:table-cell>
        </table:table-row>
        <table:table-row table:style-name="ro1">
          <table:table-cell office:value-type="string" calcext:value-type="string">
            <text:p>marine_alicia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9;04.24</text:p>
          </table:table-cell>
          <table:table-cell table:formula="of:=LEFT([.E493];SEARCH(&quot;;&quot;;[.E493])-1)" office:value-type="string" office:string-value="9" calcext:value-type="string">
            <text:p>9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*CHI: [=!i /instantaneous/N] sans les arai- sans les araignées (.) euh les araignées il y aura [=!joRa /previous/PHO] il y aura [=!joRa /previous/PHO] pas d' insecte {0x15}1194490_1200690{0x15}</text:p>
          </table:table-cell>
          <table:table-cell office:value-type="string" calcext:value-type="string">
            <text:p>%mor: prep|sans det|les ?|arai– prep|sans det|les n|araignée co|euh det|les n|araignée pro:subj|il pro:y|y v:poss|avoir&amp;FUT pro:subj|il pro:y|y v:poss|avoir&amp;FUT adv:neg|pas prep:art|de n|insecte</text:p>
          </table:table-cell>
        </table:table-row>
        <table:table-row table:style-name="ro1">
          <table:table-cell office:value-type="string" calcext:value-type="string">
            <text:p>marine_alicia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9;04.24</text:p>
          </table:table-cell>
          <table:table-cell table:formula="of:=LEFT([.E494];SEARCH(&quot;;&quot;;[.E494])-1)" office:value-type="string" office:string-value="9" calcext:value-type="string">
            <text:p>9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*CHI: un jour ou l' autre on (n' ) aura plus d' air on meurt tous (.) et sera peut-être de votre faute {0x15}1305755_1311272{0x15}</text:p>
          </table:table-cell>
          <table:table-cell office:value-type="string" calcext:value-type="string">
            <text:p>%mor: det|un n|jour conj|ou det|le/la pro|autre pro:subj|on adv:neg|ne v:poss|avoir&amp;FUT adv:neg|plus prep:art|de n|air pro:subj|on v|mourir pro|tous conj|et v:exist|être&amp;FUT ?|peut–être prep|de det:poss|votre n|faute</text:p>
          </table:table-cell>
        </table:table-row>
        <table:table-row table:style-name="ro1">
          <table:table-cell office:value-type="string" calcext:value-type="string">
            <text:p>marine_alicia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1.05</text:p>
          </table:table-cell>
          <table:table-cell table:formula="of:=LEFT([.E495];SEARCH(&quot;;&quot;;[.E495])-1)" office:value-type="string" office:string-value="9" calcext:value-type="string">
            <text:p>9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*CHI3: *** après *** &gt; après il y aura [=!joRa /previous/PHO] personne sur la nature {0x15}1333589_1337008{0x15}</text:p>
          </table:table-cell>
          <table:table-cell office:value-type="string" calcext:value-type="string">
            <text:p>%mor: ?|*** adv:place|après ?|*** adv:place|après pro:subj|il pro:y|y v:poss|avoir&amp;FUT n|personne prep|sur det|la n|nature</text:p>
          </table:table-cell>
        </table:table-row>
        <table:table-row table:style-name="ro1">
          <table:table-cell office:value-type="string" calcext:value-type="string">
            <text:p>marine_alicia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1.05</text:p>
          </table:table-cell>
          <table:table-cell table:formula="of:=LEFT([.E496];SEARCH(&quot;;&quot;;[.E496])-1)" office:value-type="string" office:string-value="9" calcext:value-type="string">
            <text:p>9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*CHI3: et la Terre elle sera déserte {0x15}1338933_1341181{0x15}</text:p>
          </table:table-cell>
          <table:table-cell office:value-type="string" calcext:value-type="string">
            <text:p>%mor: conj|et det|la n:prop|Terre pro:subj|elle v:exist|être&amp;FUT adj|désert</text:p>
          </table:table-cell>
        </table:table-row>
        <table:table-row table:style-name="ro1">
          <table:table-cell office:value-type="string" calcext:value-type="string">
            <text:p>maxime_cynthia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1.09</text:p>
          </table:table-cell>
          <table:table-cell table:formula="of:=LEFT([.E497];SEARCH(&quot;;&quot;;[.E497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CHI3: ben &gt; sinon je parlerai [=!SpaRlRe /previous/PHO] pas {0x15}41728_43380{0x15}</text:p>
          </table:table-cell>
          <table:table-cell office:value-type="string" calcext:value-type="string">
            <text:p>%mor: co|ben conj|sinon pro:subj|je v|parler-FUT adv:neg|pas</text:p>
          </table:table-cell>
        </table:table-row>
        <table:table-row table:style-name="ro1">
          <table:table-cell office:value-type="string" calcext:value-type="string">
            <text:p>maxime_cynthia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1.09</text:p>
          </table:table-cell>
          <table:table-cell table:formula="of:=LEFT([.E498];SEARCH(&quot;;&quot;;[.E498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*CHI3: mais ils avaient dit [=!i /instantaneous/N] que chaque seconde euh le cerveau il lui restera des milliards de données {0x15}260991_265603{0x15}</text:p>
          </table:table-cell>
          <table:table-cell office:value-type="string" calcext:value-type="string">
            <text:p>%mor: conj|mais pro:subj|ils v:aux|avoir&amp;IMPF v|dire-PP conj|que det:gen|chaque n|second co|euh det|le n|cerveau pro:subj|il pro|lui v|rester-FUT det|des num|milliard prep|de n|donné</text:p>
          </table:table-cell>
        </table:table-row>
        <table:table-row table:style-name="ro1">
          <table:table-cell office:value-type="string" calcext:value-type="string">
            <text:p>maxime_cynthia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1.09</text:p>
          </table:table-cell>
          <table:table-cell table:formula="of:=LEFT([.E499];SEARCH(&quot;;&quot;;[.E499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*CHI3: et le sol peut-être il me fera mal ? {0x15}459239_460770{0x15}</text:p>
          </table:table-cell>
          <table:table-cell office:value-type="string" calcext:value-type="string">
            <text:p>%mor: conj|et det|le n|sol ?|peut–être pro:subj|il pro:refl|me v:mdllex|faire-FUT adj|mal ?</text:p>
          </table:table-cell>
        </table:table-row>
        <table:table-row table:style-name="ro1">
          <table:table-cell office:value-type="string" calcext:value-type="string">
            <text:p>maxime_cynthia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1.09</text:p>
          </table:table-cell>
          <table:table-cell table:formula="of:=LEFT([.E500];SEARCH(&quot;;&quot;;[.E500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*CHI3: je sais déjà je sais déjà [=!i /instantaneous/N] le métier que je vais faire quand je serai [=!SsRe /previous/PHO] grand {0x15}965609_968194{0x15}</text:p>
          </table:table-cell>
          <table:table-cell office:value-type="string" calcext:value-type="string">
            <text:p>%mor: pro:subj|je v:mdl|savoir adv|déjà pro:subj|je v:mdl|savoir adv|déjà det|le n|métier conj|que pro:subj|je v:mdl|aller v:mdllex|faire-INF conj|quand pro:subj|je v:exist|être&amp;FUT adj|grand</text:p>
          </table:table-cell>
        </table:table-row>
        <table:table-row table:style-name="ro1">
          <table:table-cell office:value-type="string" calcext:value-type="string">
            <text:p>maxime_cynthia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1.09</text:p>
          </table:table-cell>
          <table:table-cell table:formula="of:=LEFT([.E501];SEARCH(&quot;;&quot;;[.E501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*CHI3: ben j' ai aucune idée *** quand je serai [=!SsRe /previous/PHO] grand moi hein ? {0x15}1050985_1053220{0x15}</text:p>
          </table:table-cell>
          <table:table-cell office:value-type="string" calcext:value-type="string">
            <text:p>%mor: co|ben pro:subj|je v:aux|avoir pro|aucune n|idée ?|*** conj|quand pro:subj|je v:exist|être&amp;FUT adj|grand pro|moi co|hein ?</text:p>
          </table:table-cell>
        </table:table-row>
        <table:table-row table:style-name="ro1">
          <table:table-cell office:value-type="string" calcext:value-type="string">
            <text:p>maxime_cynthia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1.09</text:p>
          </table:table-cell>
          <table:table-cell table:formula="of:=LEFT([.E502];SEARCH(&quot;;&quot;;[.E502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*CHI3: ben pas euh [=!i /instantaneous/N] *** &gt; ça veut dire que on le comportement il sera différent euh [=!i /instantaneous/N] {0x15}1092661_1098083{0x15}</text:p>
          </table:table-cell>
          <table:table-cell office:value-type="string" calcext:value-type="string">
            <text:p>%mor: adv|ben adv:neg|pas co|euh ?|*** pro:dem|ça v:mdl|vouloir v|dire-INF conj|que pro:subj|on det|le n|comportement pro:subj|il v:exist|être&amp;FUT adj|différent co|euh</text:p>
          </table:table-cell>
        </table:table-row>
        <table:table-row table:style-name="ro1">
          <table:table-cell office:value-type="string" calcext:value-type="string">
            <text:p>maxime_cynthia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1.09</text:p>
          </table:table-cell>
          <table:table-cell table:formula="of:=LEFT([.E503];SEARCH(&quot;;&quot;;[.E503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*CHI3: pas &gt; forcément [=!i /instantaneous/N] mais je veux [=!Zv2 /previous/PHO] dire que il y aura [=!joRa /previous/PHO] quand+même des changements qui sont obligés d' être {0x15}1108678_1112093{0x15}</text:p>
          </table:table-cell>
          <table:table-cell office:value-type="string" calcext:value-type="string">
            <text:p>%mor: adv:neg|pas adv|forcément conj|mais pro:subj|je v:mdl|vouloir v|dire-INF conj|que pro:subj|il pro:y|y v:poss|avoir&amp;FUT adv|quand+même det|des n|changement pro:rel|qui v:aux|être v|obliger-PP prep|de v:exist|être&amp;INF</text:p>
          </table:table-cell>
        </table:table-row>
        <table:table-row table:style-name="ro1">
          <table:table-cell office:value-type="string" calcext:value-type="string">
            <text:p>maxime_lucas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1.09</text:p>
          </table:table-cell>
          <table:table-cell table:formula="of:=LEFT([.E504];SEARCH(&quot;;&quot;;[.E504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*CHI3: [=!i /instantaneous/N] même pas à ce+qui [=!ski /previous/PHO] est ma soeur ou mes parents /non , moi/ je dirai [=!ZdiRE /previous/PHO] rien {0x15}410541_413707{0x15}</text:p>
          </table:table-cell>
          <table:table-cell office:value-type="string" calcext:value-type="string">
            <text:p>%mor: adv|même adv:neg|pas prep|à pro:rel|ce+qui v:exist|être det:poss|ma n|soeur conj|ou det:poss|mes adj|parent n|non ?| , n|moi pro:subj|je v|dire-FUT adv|rien</text:p>
          </table:table-cell>
        </table:table-row>
        <table:table-row table:style-name="ro1">
          <table:table-cell office:value-type="string" calcext:value-type="string">
            <text:p>maxime_lucas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1.09</text:p>
          </table:table-cell>
          <table:table-cell table:formula="of:=LEFT([.E505];SEARCH(&quot;;&quot;;[.E505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*CHI3: ben &gt; moi je je sais que je lui [=!ZlHi /previous/PHO] confierai plus [=!py /previous/PHO] de secret [=!ds2kRe /previous/PHO] {0x15}421300_423763{0x15}</text:p>
          </table:table-cell>
          <table:table-cell office:value-type="string" calcext:value-type="string">
            <text:p>%mor: co|ben pro|moi pro:subj|je pro:subj|je v:mdl|savoir conj|que pro:subj|je pro|lui v|confier-FUT adv:neg|plus prep:art|de adj|secret</text:p>
          </table:table-cell>
        </table:table-row>
        <table:table-row table:style-name="ro1">
          <table:table-cell office:value-type="string" calcext:value-type="string">
            <text:p>maxime_lucas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1.09</text:p>
          </table:table-cell>
          <table:table-cell table:formula="of:=LEFT([.E506];SEARCH(&quot;;&quot;;[.E506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*CHI3: des nouveaux métiers qui existent ben je regarderai et+puis peut-être que ça &lt; *** {0x15}1206132_1209006{0x15}</text:p>
          </table:table-cell>
          <table:table-cell office:value-type="string" calcext:value-type="string">
            <text:p>%mor: det|des adj|nouveau n|métier pro:rel|qui v|exister adv|ben pro:subj|je v|regarder-FUT conj|et+puis ?|peut–être conj|que pro:dem|ça ?|***</text:p>
          </table:table-cell>
        </table:table-row>
        <table:table-row table:style-name="ro1">
          <table:table-cell office:value-type="string" calcext:value-type="string">
            <text:p>maxime_lucas_cm1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01.09</text:p>
          </table:table-cell>
          <table:table-cell table:formula="of:=LEFT([.E507];SEARCH(&quot;;&quot;;[.E507])-1)" office:value-type="string" office:string-value="9" calcext:value-type="string">
            <text:p>9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*CHI: moi ça &gt; sera chanteur {0x15}1209006_1210376{0x15}</text:p>
          </table:table-cell>
          <table:table-cell office:value-type="string" calcext:value-type="string">
            <text:p>%mor: pro|moi pro:dem|ça v:exist|être&amp;FUT adj|chanteur</text:p>
          </table:table-cell>
        </table:table-row>
        <table:table-row table:style-name="ro1">
          <table:table-cell office:value-type="string" calcext:value-type="string">
            <text:p>ophlie_emel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</text:p>
          </table:table-cell>
          <table:table-cell table:formula="of:=LEFT([.E508];SEARCH(&quot;;&quot;;[.E508])-1)" office:value-type="string" office:string-value="9" calcext:value-type="string">
            <text:p>9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*CHI3: ouais &gt; qui &lt; pourra savoir {0x15}276395_277052{0x15}</text:p>
          </table:table-cell>
          <table:table-cell office:value-type="string" calcext:value-type="string">
            <text:p>%mor: adv:yn|ouais pro:rel|qui v:mdl|pouvoir&amp;FUT v:mdllex|savoir&amp;INF</text:p>
          </table:table-cell>
        </table:table-row>
        <table:table-row table:style-name="ro1">
          <table:table-cell office:value-type="string" calcext:value-type="string">
            <text:p>ophlie_emel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</text:p>
          </table:table-cell>
          <table:table-cell table:formula="of:=LEFT([.E509];SEARCH(&quot;;&quot;;[.E509])-1)" office:value-type="string" office:string-value="9" calcext:value-type="string">
            <text:p>9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*CHI3: et euh elle elle non elle sera pas stressée {0x15}695336_697318{0x15}</text:p>
          </table:table-cell>
          <table:table-cell office:value-type="string" calcext:value-type="string">
            <text:p>%mor: conj|et co|euh pro:subj|elle pro:subj|elle adv:yn|non pro:subj|elle v:exist|être&amp;FUT adv:neg|pas ?|stressée</text:p>
          </table:table-cell>
        </table:table-row>
        <table:table-row table:style-name="ro1">
          <table:table-cell office:value-type="string" calcext:value-type="string">
            <text:p>ophlie_emel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</text:p>
          </table:table-cell>
          <table:table-cell table:formula="of:=LEFT([.E510];SEARCH(&quot;;&quot;;[.E510])-1)" office:value-type="string" office:string-value="9" calcext:value-type="string">
            <text:p>9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*CHI3: elle sera un+peu énervée quoi {0x15}701978_703127{0x15}</text:p>
          </table:table-cell>
          <table:table-cell office:value-type="string" calcext:value-type="string">
            <text:p>%mor: pro:subj|elle v:exist|être&amp;FUT adv|un+peu v|énerver-PP pro:int|quoi</text:p>
          </table:table-cell>
        </table:table-row>
        <table:table-row table:style-name="ro1">
          <table:table-cell office:value-type="string" calcext:value-type="string">
            <text:p>ophlie_emel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</text:p>
          </table:table-cell>
          <table:table-cell table:formula="of:=LEFT([.E511];SEARCH(&quot;;&quot;;[.E511])-1)" office:value-type="string" office:string-value="9" calcext:value-type="string">
            <text:p>9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*CHI3: il y aura [=!joRa /previous/PHO] juste ça *** il veut avoir un autre prénom là &lt; *** {0x15}703784_707047{0x15}</text:p>
          </table:table-cell>
          <table:table-cell office:value-type="string" calcext:value-type="string">
            <text:p>%mor: pro:subj|il pro:y|y v:poss|avoir&amp;FUT adj|juste pro:dem|ça ?|*** pro:subj|il v:mdl|vouloir v:poss|avoir&amp;INF det|un adj|autre n|prénom adv:place|là ?|***</text:p>
          </table:table-cell>
        </table:table-row>
        <table:table-row table:style-name="ro1">
          <table:table-cell office:value-type="string" calcext:value-type="string">
            <text:p>ophlie_emel_ce2_proinf.tei_corpo2.cpn.ce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OF</text:p>
          </table:table-cell>
          <table:table-cell office:value-type="string" calcext:value-type="string">
            <text:p>CHI3</text:p>
          </table:table-cell>
          <table:table-cell office:value-type="string" calcext:value-type="string">
            <text:p>9;</text:p>
          </table:table-cell>
          <table:table-cell table:formula="of:=LEFT([.E512];SEARCH(&quot;;&quot;;[.E512])-1)" office:value-type="string" office:string-value="9" calcext:value-type="string">
            <text:p>9</text:p>
          </table:table-cell>
          <table:table-cell office:value-type="string" calcext:value-type="string">
            <text:p>fema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nidentifi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*CHI3: ben sinon euh ça sera on saura pas comment &lt; *** {0x15}818080_821100{0x15}</text:p>
          </table:table-cell>
          <table:table-cell office:value-type="string" calcext:value-type="string">
            <text:p>%mor: co|ben conj|sinon co|euh pro:dem|ça v:exist|être&amp;FUT pro:subj|on v:mdl|savoir&amp;FUT adv:neg|pas adv:int|comment ?|***</text:p>
          </table:table-cell>
        </table:table-row>
      </table:table>
      <table:named-expressions/>
      <table:database-ranges>
        <table:database-range table:name="__Anonymous_Sheet_DB__0" table:target-range-address="'sheet 1'.A1:'sheet 1'.P51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3-05T08:37:27.055000000</dc:date>
    <meta:editing-duration>PT13M8S</meta:editing-duration>
    <meta:editing-cycles>1</meta:editing-cycles>
    <meta:document-statistic meta:table-count="1" meta:cell-count="8192" meta:object-count="0"/>
    <meta:generator>LibreOffice/6.4.4.2$Windows_X86_64 LibreOffice_project/3d775be2011f3886db32dfd395a6a6d1ca2630ff</meta:generator>
  </office:meta>
</office:document-meta>
</file>